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data">
        <table:table-row>
          <table:table-cell office:value-type="string">
            <text:p>question0</text:p>
          </table:table-cell>
          <table:table-cell office:value-type="string">
            <text:p>question1</text:p>
          </table:table-cell>
          <table:table-cell office:value-type="string">
            <text:p>question2</text:p>
          </table:table-cell>
          <table:table-cell office:value-type="string">
            <text:p>question3</text:p>
          </table:table-cell>
          <table:table-cell office:value-type="string">
            <text:p>question4</text:p>
          </table:table-cell>
          <table:table-cell office:value-type="string">
            <text:p>question5</text:p>
          </table:table-cell>
          <table:table-cell office:value-type="string">
            <text:p>question6</text:p>
          </table:table-cell>
          <table:table-cell office:value-type="string">
            <text:p>question7</text:p>
          </table:table-cell>
          <table:table-cell office:value-type="string">
            <text:p>question8</text:p>
          </table:table-cell>
          <table:table-cell office:value-type="string">
            <text:p>question9</text:p>
          </table:table-cell>
          <table:table-cell office:value-type="string">
            <text:p>question10</text:p>
          </table:table-cell>
          <table:table-cell office:value-type="string">
            <text:p>question11</text:p>
          </table:table-cell>
          <table:table-cell office:value-type="string">
            <text:p>question12</text:p>
          </table:table-cell>
          <table:table-cell office:value-type="string">
            <text:p>question13</text:p>
          </table:table-cell>
          <table:table-cell office:value-type="string">
            <text:p>question14</text:p>
          </table:table-cell>
          <table:table-cell office:value-type="string">
            <text:p>question15</text:p>
          </table:table-cell>
          <table:table-cell office:value-type="string">
            <text:p>question16</text:p>
          </table:table-cell>
          <table:table-cell office:value-type="string">
            <text:p>question17</text:p>
          </table:table-cell>
          <table:table-cell office:value-type="string">
            <text:p>question18</text:p>
          </table:table-cell>
          <table:table-cell office:value-type="string">
            <text:p>question19</text:p>
          </table:table-cell>
          <table:table-cell office:value-type="string">
            <text:p>question20</text:p>
          </table:table-cell>
          <table:table-cell office:value-type="string">
            <text:p>question21</text:p>
          </table:table-cell>
          <table:table-cell office:value-type="string">
            <text:p>question22</text:p>
          </table:table-cell>
          <table:table-cell office:value-type="string">
            <text:p>question23</text:p>
          </table:table-cell>
          <table:table-cell office:value-type="string">
            <text:p>question24</text:p>
          </table:table-cell>
          <table:table-cell office:value-type="string">
            <text:p>question25</text:p>
          </table:table-cell>
          <table:table-cell office:value-type="string">
            <text:p>question26</text:p>
          </table:table-cell>
          <table:table-cell office:value-type="string">
            <text:p>question27</text:p>
          </table:table-cell>
          <table:table-cell office:value-type="string">
            <text:p>question28</text:p>
          </table:table-cell>
          <table:table-cell office:value-type="string">
            <text:p>question29</text:p>
          </table:table-cell>
          <table:table-cell office:value-type="string">
            <text:p>question30</text:p>
          </table:table-cell>
          <table:table-cell office:value-type="string">
            <text:p>question31</text:p>
          </table:table-cell>
          <table:table-cell office:value-type="string">
            <text:p>question32</text:p>
          </table:table-cell>
          <table:table-cell office:value-type="string">
            <text:p>question33</text:p>
          </table:table-cell>
          <table:table-cell office:value-type="string">
            <text:p>question34</text:p>
          </table:table-cell>
          <table:table-cell office:value-type="string">
            <text:p>question35</text:p>
          </table:table-cell>
          <table:table-cell office:value-type="string">
            <text:p>question36</text:p>
          </table:table-cell>
          <table:table-cell office:value-type="string">
            <text:p>question37</text:p>
          </table:table-cell>
          <table:table-cell office:value-type="string">
            <text:p>question38</text:p>
          </table:table-cell>
          <table:table-cell office:value-type="string">
            <text:p>question39</text:p>
          </table:table-cell>
          <table:table-cell office:value-type="string">
            <text:p>question40</text:p>
          </table:table-cell>
          <table:table-cell office:value-type="string">
            <text:p>question41</text:p>
          </table:table-cell>
          <table:table-cell office:value-type="string">
            <text:p>question42</text:p>
          </table:table-cell>
          <table:table-cell office:value-type="string">
            <text:p>question43</text:p>
          </table:table-cell>
          <table:table-cell office:value-type="string">
            <text:p>question44</text:p>
          </table:table-cell>
          <table:table-cell office:value-type="string">
            <text:p>question45</text:p>
          </table:table-cell>
          <table:table-cell office:value-type="string">
            <text:p>question46</text:p>
          </table:table-cell>
          <table:table-cell office:value-type="string">
            <text:p>question47</text:p>
          </table:table-cell>
          <table:table-cell office:value-type="string">
            <text:p>question48</text:p>
          </table:table-cell>
          <table:table-cell office:value-type="string">
            <text:p>question49</text:p>
          </table:table-cell>
          <table:table-cell office:value-type="string">
            <text:p>question50</text:p>
          </table:table-cell>
          <table:table-cell office:value-type="string">
            <text:p>question51</text:p>
          </table:table-cell>
          <table:table-cell office:value-type="string">
            <text:p>question52</text:p>
          </table:table-cell>
          <table:table-cell office:value-type="string">
            <text:p>question53</text:p>
          </table:table-cell>
          <table:table-cell office:value-type="string">
            <text:p>question54</text:p>
          </table:table-cell>
          <table:table-cell office:value-type="string">
            <text:p>question55</text:p>
          </table:table-cell>
          <table:table-cell office:value-type="string">
            <text:p>question56</text:p>
          </table:table-cell>
          <table:table-cell office:value-type="string">
            <text:p>question57</text:p>
          </table:table-cell>
          <table:table-cell office:value-type="string">
            <text:p>question58</text:p>
          </table:table-cell>
          <table:table-cell office:value-type="string">
            <text:p>question59</text:p>
          </table:table-cell>
          <table:table-cell office:value-type="string">
            <text:p>question60</text:p>
          </table:table-cell>
          <table:table-cell office:value-type="string">
            <text:p>question61</text:p>
          </table:table-cell>
          <table:table-cell office:value-type="string">
            <text:p>question62</text:p>
          </table:table-cell>
          <table:table-cell office:value-type="string">
            <text:p>question63</text:p>
          </table:table-cell>
          <table:table-cell office:value-type="string">
            <text:p>question64</text:p>
          </table:table-cell>
          <table:table-cell office:value-type="string">
            <text:p>question65</text:p>
          </table:table-cell>
          <table:table-cell office:value-type="string">
            <text:p>question66</text:p>
          </table:table-cell>
          <table:table-cell office:value-type="string">
            <text:p>question67</text:p>
          </table:table-cell>
          <table:table-cell office:value-type="string">
            <text:p>question68</text:p>
          </table:table-cell>
          <table:table-cell office:value-type="string">
            <text:p>question69</text:p>
          </table:table-cell>
          <table:table-cell office:value-type="string">
            <text:p>question70</text:p>
          </table:table-cell>
          <table:table-cell office:value-type="string">
            <text:p>question71</text:p>
          </table:table-cell>
          <table:table-cell office:value-type="string">
            <text:p>question72</text:p>
          </table:table-cell>
          <table:table-cell office:value-type="string">
            <text:p>question73</text:p>
          </table:table-cell>
          <table:table-cell office:value-type="string">
            <text:p>question74</text:p>
          </table:table-cell>
          <table:table-cell office:value-type="string">
            <text:p>question75</text:p>
          </table:table-cell>
          <table:table-cell office:value-type="string">
            <text:p>question76</text:p>
          </table:table-cell>
          <table:table-cell office:value-type="string">
            <text:p>question77</text:p>
          </table:table-cell>
          <table:table-cell office:value-type="string">
            <text:p>question78</text:p>
          </table:table-cell>
          <table:table-cell office:value-type="string">
            <text:p>question79</text:p>
          </table:table-cell>
          <table:table-cell office:value-type="string">
            <text:p>question80</text:p>
          </table:table-cell>
          <table:table-cell office:value-type="string">
            <text:p>question81</text:p>
          </table:table-cell>
          <table:table-cell office:value-type="string">
            <text:p>question82</text:p>
          </table:table-cell>
          <table:table-cell office:value-type="string">
            <text:p>question83</text:p>
          </table:table-cell>
          <table:table-cell office:value-type="string">
            <text:p>question84</text:p>
          </table:table-cell>
          <table:table-cell office:value-type="string">
            <text:p>question85</text:p>
          </table:table-cell>
          <table:table-cell office:value-type="string">
            <text:p>question86</text:p>
          </table:table-cell>
          <table:table-cell office:value-type="string">
            <text:p>question87</text:p>
          </table:table-cell>
          <table:table-cell office:value-type="string">
            <text:p>question88</text:p>
          </table:table-cell>
          <table:table-cell office:value-type="string">
            <text:p>question89</text:p>
          </table:table-cell>
          <table:table-cell office:value-type="string">
            <text:p>question90</text:p>
          </table:table-cell>
          <table:table-cell office:value-type="string">
            <text:p>question91</text:p>
          </table:table-cell>
          <table:table-cell office:value-type="string">
            <text:p>question92</text:p>
          </table:table-cell>
          <table:table-cell office:value-type="string">
            <text:p>question93</text:p>
          </table:table-cell>
          <table:table-cell office:value-type="string">
            <text:p>question94</text:p>
          </table:table-cell>
          <table:table-cell office:value-type="string">
            <text:p>question95</text:p>
          </table:table-cell>
          <table:table-cell office:value-type="string">
            <text:p>question96</text:p>
          </table:table-cell>
          <table:table-cell office:value-type="string">
            <text:p>question97</text:p>
          </table:table-cell>
          <table:table-cell office:value-type="string">
            <text:p>question98</text:p>
          </table:table-cell>
          <table:table-cell office:value-type="string">
            <text:p>question99</text:p>
          </table:table-cell>
          <table:table-cell office:value-type="string">
            <text:p>question100</text:p>
          </table:table-cell>
          <table:table-cell office:value-type="string">
            <text:p>question101</text:p>
          </table:table-cell>
          <table:table-cell office:value-type="string">
            <text:p>question102</text:p>
          </table:table-cell>
          <table:table-cell office:value-type="string">
            <text:p>question103</text:p>
          </table:table-cell>
          <table:table-cell office:value-type="string">
            <text:p>question104</text:p>
          </table:table-cell>
          <table:table-cell office:value-type="string">
            <text:p>question105</text:p>
          </table:table-cell>
          <table:table-cell office:value-type="string">
            <text:p>question106</text:p>
          </table:table-cell>
          <table:table-cell office:value-type="string">
            <text:p>question107</text:p>
          </table:table-cell>
          <table:table-cell office:value-type="string">
            <text:p>question108</text:p>
          </table:table-cell>
          <table:table-cell office:value-type="string">
            <text:p>question109</text:p>
          </table:table-cell>
          <table:table-cell office:value-type="string">
            <text:p>question110</text:p>
          </table:table-cell>
          <table:table-cell office:value-type="string">
            <text:p>question111</text:p>
          </table:table-cell>
          <table:table-cell office:value-type="string">
            <text:p>question112</text:p>
          </table:table-cell>
          <table:table-cell office:value-type="string">
            <text:p>question113</text:p>
          </table:table-cell>
          <table:table-cell office:value-type="string">
            <text:p>question114</text:p>
          </table:table-cell>
          <table:table-cell office:value-type="string">
            <text:p>question115</text:p>
          </table:table-cell>
          <table:table-cell office:value-type="string">
            <text:p>question116</text:p>
          </table:table-cell>
          <table:table-cell office:value-type="string">
            <text:p>question117</text:p>
          </table:table-cell>
          <table:table-cell office:value-type="string">
            <text:p>question118</text:p>
          </table:table-cell>
          <table:table-cell office:value-type="string">
            <text:p>question119</text:p>
          </table:table-cell>
          <table:table-cell office:value-type="string">
            <text:p>question120</text:p>
          </table:table-cell>
          <table:table-cell office:value-type="string">
            <text:p>question121</text:p>
          </table:table-cell>
          <table:table-cell office:value-type="string">
            <text:p>question122</text:p>
          </table:table-cell>
          <table:table-cell office:value-type="string">
            <text:p>question123</text:p>
          </table:table-cell>
          <table:table-cell office:value-type="string">
            <text:p>question124</text:p>
          </table:table-cell>
          <table:table-cell office:value-type="string">
            <text:p>question125</text:p>
          </table:table-cell>
          <table:table-cell office:value-type="string">
            <text:p>question126</text:p>
          </table:table-cell>
          <table:table-cell office:value-type="string">
            <text:p>question127</text:p>
          </table:table-cell>
          <table:table-cell office:value-type="string">
            <text:p>question128</text:p>
          </table:table-cell>
          <table:table-cell office:value-type="string">
            <text:p>question129</text:p>
          </table:table-cell>
          <table:table-cell office:value-type="string">
            <text:p>question130</text:p>
          </table:table-cell>
          <table:table-cell office:value-type="string">
            <text:p>question131</text:p>
          </table:table-cell>
          <table:table-cell office:value-type="string">
            <text:p>question132</text:p>
          </table:table-cell>
          <table:table-cell office:value-type="string">
            <text:p>question133</text:p>
          </table:table-cell>
          <table:table-cell office:value-type="string">
            <text:p>question134</text:p>
          </table:table-cell>
          <table:table-cell office:value-type="string">
            <text:p>question135</text:p>
          </table:table-cell>
          <table:table-cell office:value-type="string">
            <text:p>question136</text:p>
          </table:table-cell>
          <table:table-cell office:value-type="string">
            <text:p>question137</text:p>
          </table:table-cell>
          <table:table-cell office:value-type="string">
            <text:p>question138</text:p>
          </table:table-cell>
          <table:table-cell office:value-type="string">
            <text:p>question139</text:p>
          </table:table-cell>
          <table:table-cell office:value-type="string">
            <text:p>question140</text:p>
          </table:table-cell>
          <table:table-cell office:value-type="string">
            <text:p>question141</text:p>
          </table:table-cell>
          <table:table-cell office:value-type="string">
            <text:p>question142</text:p>
          </table:table-cell>
          <table:table-cell office:value-type="string">
            <text:p>question143</text:p>
          </table:table-cell>
          <table:table-cell office:value-type="string">
            <text:p>question144</text:p>
          </table:table-cell>
          <table:table-cell office:value-type="string">
            <text:p>question145</text:p>
          </table:table-cell>
          <table:table-cell office:value-type="string">
            <text:p>question146</text:p>
          </table:table-cell>
          <table:table-cell office:value-type="string">
            <text:p>question147</text:p>
          </table:table-cell>
          <table:table-cell office:value-type="string">
            <text:p>question148</text:p>
          </table:table-cell>
          <table:table-cell office:value-type="string">
            <text:p>question149</text:p>
          </table:table-cell>
          <table:table-cell office:value-type="string">
            <text:p>question150</text:p>
          </table:table-cell>
          <table:table-cell office:value-type="string">
            <text:p>question151</text:p>
          </table:table-cell>
          <table:table-cell office:value-type="string">
            <text:p>question152</text:p>
          </table:table-cell>
          <table:table-cell office:value-type="string">
            <text:p>question153</text:p>
          </table:table-cell>
          <table:table-cell office:value-type="string">
            <text:p>question154</text:p>
          </table:table-cell>
          <table:table-cell office:value-type="string">
            <text:p>question155</text:p>
          </table:table-cell>
          <table:table-cell office:value-type="string">
            <text:p>question156</text:p>
          </table:table-cell>
          <table:table-cell office:value-type="string">
            <text:p>question157</text:p>
          </table:table-cell>
          <table:table-cell office:value-type="string">
            <text:p>question158</text:p>
          </table:table-cell>
          <table:table-cell office:value-type="string">
            <text:p>question159</text:p>
          </table:table-cell>
          <table:table-cell office:value-type="string">
            <text:p>question160</text:p>
          </table:table-cell>
          <table:table-cell office:value-type="string">
            <text:p>question161</text:p>
          </table:table-cell>
          <table:table-cell office:value-type="string">
            <text:p>question162</text:p>
          </table:table-cell>
          <table:table-cell office:value-type="string">
            <text:p>question163</text:p>
          </table:table-cell>
          <table:table-cell office:value-type="string">
            <text:p>question164</text:p>
          </table:table-cell>
          <table:table-cell office:value-type="string">
            <text:p>question165</text:p>
          </table:table-cell>
          <table:table-cell office:value-type="string">
            <text:p>question166</text:p>
          </table:table-cell>
          <table:table-cell office:value-type="string">
            <text:p>question167</text:p>
          </table:table-cell>
          <table:table-cell office:value-type="string">
            <text:p>question168</text:p>
          </table:table-cell>
          <table:table-cell office:value-type="string">
            <text:p>question169</text:p>
          </table:table-cell>
          <table:table-cell office:value-type="string">
            <text:p>question170</text:p>
          </table:table-cell>
          <table:table-cell office:value-type="string">
            <text:p>question171</text:p>
          </table:table-cell>
          <table:table-cell office:value-type="string">
            <text:p>question172</text:p>
          </table:table-cell>
          <table:table-cell office:value-type="string">
            <text:p>question173</text:p>
          </table:table-cell>
          <table:table-cell office:value-type="string">
            <text:p>question174</text:p>
          </table:table-cell>
          <table:table-cell office:value-type="string">
            <text:p>question175</text:p>
          </table:table-cell>
          <table:table-cell office:value-type="string">
            <text:p>question176</text:p>
          </table:table-cell>
          <table:table-cell office:value-type="string">
            <text:p>question177</text:p>
          </table:table-cell>
          <table:table-cell office:value-type="string">
            <text:p>question178</text:p>
          </table:table-cell>
          <table:table-cell office:value-type="string">
            <text:p>question179</text:p>
          </table:table-cell>
          <table:table-cell office:value-type="string">
            <text:p>question180</text:p>
          </table:table-cell>
          <table:table-cell office:value-type="string">
            <text:p>question181</text:p>
          </table:table-cell>
          <table:table-cell office:value-type="string">
            <text:p>question182</text:p>
          </table:table-cell>
          <table:table-cell office:value-type="string">
            <text:p>question183</text:p>
          </table:table-cell>
          <table:table-cell office:value-type="string">
            <text:p>question184</text:p>
          </table:table-cell>
          <table:table-cell office:value-type="string">
            <text:p>question185</text:p>
          </table:table-cell>
          <table:table-cell office:value-type="string">
            <text:p>question186</text:p>
          </table:table-cell>
          <table:table-cell office:value-type="string">
            <text:p>question187</text:p>
          </table:table-cell>
          <table:table-cell office:value-type="string">
            <text:p>question188</text:p>
          </table:table-cell>
          <table:table-cell office:value-type="string">
            <text:p>question189</text:p>
          </table:table-cell>
          <table:table-cell office:value-type="string">
            <text:p>question190</text:p>
          </table:table-cell>
          <table:table-cell office:value-type="string">
            <text:p>question191</text:p>
          </table:table-cell>
          <table:table-cell office:value-type="string">
            <text:p>question192</text:p>
          </table:table-cell>
          <table:table-cell office:value-type="string">
            <text:p>question193</text:p>
          </table:table-cell>
          <table:table-cell office:value-type="string">
            <text:p>question194</text:p>
          </table:table-cell>
          <table:table-cell office:value-type="string">
            <text:p>question195</text:p>
          </table:table-cell>
          <table:table-cell office:value-type="string">
            <text:p>question196</text:p>
          </table:table-cell>
          <table:table-cell office:value-type="string">
            <text:p>question197</text:p>
          </table:table-cell>
          <table:table-cell office:value-type="string">
            <text:p>question198</text:p>
          </table:table-cell>
          <table:table-cell office:value-type="string">
            <text:p>question199</text:p>
          </table:table-cell>
          <table:table-cell office:value-type="string">
            <text:p>question200</text:p>
          </table:table-cell>
          <table:table-cell office:value-type="string">
            <text:p>question201</text:p>
          </table:table-cell>
          <table:table-cell office:value-type="string">
            <text:p>question202</text:p>
          </table:table-cell>
          <table:table-cell office:value-type="string">
            <text:p>question203</text:p>
          </table:table-cell>
          <table:table-cell office:value-type="string">
            <text:p>question204</text:p>
          </table:table-cell>
          <table:table-cell office:value-type="string">
            <text:p>question205</text:p>
          </table:table-cell>
          <table:table-cell office:value-type="string">
            <text:p>question206</text:p>
          </table:table-cell>
          <table:table-cell office:value-type="string">
            <text:p>question207</text:p>
          </table:table-cell>
          <table:table-cell office:value-type="string">
            <text:p>question208</text:p>
          </table:table-cell>
          <table:table-cell office:value-type="string">
            <text:p>question209</text:p>
          </table:table-cell>
          <table:table-cell office:value-type="string">
            <text:p>question210</text:p>
          </table:table-cell>
          <table:table-cell office:value-type="string">
            <text:p>question211</text:p>
          </table:table-cell>
          <table:table-cell office:value-type="string">
            <text:p>question212</text:p>
          </table:table-cell>
          <table:table-cell office:value-type="string">
            <text:p>question213</text:p>
          </table:table-cell>
          <table:table-cell office:value-type="string">
            <text:p>question214</text:p>
          </table:table-cell>
          <table:table-cell office:value-type="string">
            <text:p>question215</text:p>
          </table:table-cell>
          <table:table-cell office:value-type="string">
            <text:p>question216</text:p>
          </table:table-cell>
          <table:table-cell office:value-type="string">
            <text:p>question217</text:p>
          </table:table-cell>
          <table:table-cell office:value-type="string">
            <text:p>question218</text:p>
          </table:table-cell>
          <table:table-cell office:value-type="string">
            <text:p>question219</text:p>
          </table:table-cell>
          <table:table-cell office:value-type="string">
            <text:p>question220</text:p>
          </table:table-cell>
          <table:table-cell office:value-type="string">
            <text:p>question221</text:p>
          </table:table-cell>
          <table:table-cell office:value-type="string">
            <text:p>question222</text:p>
          </table:table-cell>
          <table:table-cell office:value-type="string">
            <text:p>question223</text:p>
          </table:table-cell>
          <table:table-cell office:value-type="string">
            <text:p>question224</text:p>
          </table:table-cell>
          <table:table-cell office:value-type="string">
            <text:p>question225</text:p>
          </table:table-cell>
          <table:table-cell office:value-type="string">
            <text:p>question226</text:p>
          </table:table-cell>
          <table:table-cell office:value-type="string">
            <text:p>question227</text:p>
          </table:table-cell>
          <table:table-cell office:value-type="string">
            <text:p>question228</text:p>
          </table:table-cell>
          <table:table-cell office:value-type="string">
            <text:p>question229</text:p>
          </table:table-cell>
          <table:table-cell office:value-type="string">
            <text:p>question230</text:p>
          </table:table-cell>
          <table:table-cell office:value-type="string">
            <text:p>question231</text:p>
          </table:table-cell>
          <table:table-cell office:value-type="string">
            <text:p>question232</text:p>
          </table:table-cell>
          <table:table-cell office:value-type="string">
            <text:p>question233</text:p>
          </table:table-cell>
          <table:table-cell office:value-type="string">
            <text:p>question234</text:p>
          </table:table-cell>
          <table:table-cell office:value-type="string">
            <text:p>question235</text:p>
          </table:table-cell>
          <table:table-cell office:value-type="string">
            <text:p>question236</text:p>
          </table:table-cell>
          <table:table-cell office:value-type="string">
            <text:p>question237</text:p>
          </table:table-cell>
          <table:table-cell office:value-type="string">
            <text:p>question238</text:p>
          </table:table-cell>
          <table:table-cell office:value-type="string">
            <text:p>question239</text:p>
          </table:table-cell>
          <table:table-cell office:value-type="string">
            <text:p>question240</text:p>
          </table:table-cell>
          <table:table-cell office:value-type="string">
            <text:p>question241</text:p>
          </table:table-cell>
          <table:table-cell office:value-type="string">
            <text:p>question242</text:p>
          </table:table-cell>
          <table:table-cell office:value-type="string">
            <text:p>question243</text:p>
          </table:table-cell>
          <table:table-cell office:value-type="string">
            <text:p>question244</text:p>
          </table:table-cell>
          <table:table-cell office:value-type="string">
            <text:p>question245</text:p>
          </table:table-cell>
          <table:table-cell office:value-type="string">
            <text:p>question246</text:p>
          </table:table-cell>
          <table:table-cell office:value-type="string">
            <text:p>question247</text:p>
          </table:table-cell>
          <table:table-cell office:value-type="string">
            <text:p>question248</text:p>
          </table:table-cell>
          <table:table-cell office:value-type="string">
            <text:p>question249</text:p>
          </table:table-cell>
          <table:table-cell office:value-type="string">
            <text:p>question250</text:p>
          </table:table-cell>
          <table:table-cell office:value-type="string">
            <text:p>question251</text:p>
          </table:table-cell>
          <table:table-cell office:value-type="string">
            <text:p>question252</text:p>
          </table:table-cell>
          <table:table-cell office:value-type="string">
            <text:p>question253</text:p>
          </table:table-cell>
          <table:table-cell office:value-type="string">
            <text:p>question254</text:p>
          </table:table-cell>
          <table:table-cell office:value-type="string">
            <text:p>question255</text:p>
          </table:table-cell>
          <table:table-cell office:value-type="string">
            <text:p>question256</text:p>
          </table:table-cell>
          <table:table-cell office:value-type="string">
            <text:p>question257</text:p>
          </table:table-cell>
          <table:table-cell office:value-type="string">
            <text:p>question258</text:p>
          </table:table-cell>
          <table:table-cell office:value-type="string">
            <text:p>question259</text:p>
          </table:table-cell>
          <table:table-cell office:value-type="string">
            <text:p>question260</text:p>
          </table:table-cell>
          <table:table-cell office:value-type="string">
            <text:p>question261</text:p>
          </table:table-cell>
          <table:table-cell office:value-type="string">
            <text:p>question262</text:p>
          </table:table-cell>
          <table:table-cell office:value-type="string">
            <text:p>question263</text:p>
          </table:table-cell>
          <table:table-cell office:value-type="string">
            <text:p>question264</text:p>
          </table:table-cell>
          <table:table-cell office:value-type="string">
            <text:p>question265</text:p>
          </table:table-cell>
          <table:table-cell office:value-type="string">
            <text:p>question266</text:p>
          </table:table-cell>
          <table:table-cell office:value-type="string">
            <text:p>question267</text:p>
          </table:table-cell>
          <table:table-cell office:value-type="string">
            <text:p>question268</text:p>
          </table:table-cell>
          <table:table-cell office:value-type="string">
            <text:p>question269</text:p>
          </table:table-cell>
          <table:table-cell office:value-type="string">
            <text:p>question270</text:p>
          </table:table-cell>
          <table:table-cell office:value-type="string">
            <text:p>question271</text:p>
          </table:table-cell>
          <table:table-cell office:value-type="string">
            <text:p>question272</text:p>
          </table:table-cell>
          <table:table-cell office:value-type="string">
            <text:p>question273</text:p>
          </table:table-cell>
          <table:table-cell office:value-type="string">
            <text:p>question274</text:p>
          </table:table-cell>
          <table:table-cell office:value-type="string">
            <text:p>question275</text:p>
          </table:table-cell>
          <table:table-cell office:value-type="string">
            <text:p>question276</text:p>
          </table:table-cell>
          <table:table-cell office:value-type="string">
            <text:p>question277</text:p>
          </table:table-cell>
          <table:table-cell office:value-type="string">
            <text:p>question278</text:p>
          </table:table-cell>
          <table:table-cell office:value-type="string">
            <text:p>question279</text:p>
          </table:table-cell>
          <table:table-cell office:value-type="string">
            <text:p>question280</text:p>
          </table:table-cell>
          <table:table-cell office:value-type="string">
            <text:p>question281</text:p>
          </table:table-cell>
          <table:table-cell office:value-type="string">
            <text:p>question282</text:p>
          </table:table-cell>
          <table:table-cell office:value-type="string">
            <text:p>question283</text:p>
          </table:table-cell>
          <table:table-cell office:value-type="string">
            <text:p>question284</text:p>
          </table:table-cell>
          <table:table-cell office:value-type="string">
            <text:p>question285</text:p>
          </table:table-cell>
          <table:table-cell office:value-type="string">
            <text:p>question286</text:p>
          </table:table-cell>
          <table:table-cell office:value-type="string">
            <text:p>question287</text:p>
          </table:table-cell>
          <table:table-cell office:value-type="string">
            <text:p>question288</text:p>
          </table:table-cell>
          <table:table-cell office:value-type="string">
            <text:p>question289</text:p>
          </table:table-cell>
          <table:table-cell office:value-type="string">
            <text:p>question290</text:p>
          </table:table-cell>
          <table:table-cell office:value-type="string">
            <text:p>question291</text:p>
          </table:table-cell>
          <table:table-cell office:value-type="string">
            <text:p>question292</text:p>
          </table:table-cell>
          <table:table-cell office:value-type="string">
            <text:p>question293</text:p>
          </table:table-cell>
          <table:table-cell office:value-type="string">
            <text:p>question294</text:p>
          </table:table-cell>
          <table:table-cell office:value-type="string">
            <text:p>question295</text:p>
          </table:table-cell>
          <table:table-cell office:value-type="string">
            <text:p>question296</text:p>
          </table:table-cell>
          <table:table-cell office:value-type="string">
            <text:p>question297</text:p>
          </table:table-cell>
          <table:table-cell office:value-type="string">
            <text:p>question298</text:p>
          </table:table-cell>
          <table:table-cell office:value-type="string">
            <text:p>question299</text:p>
          </table:table-cell>
          <table:table-cell office:value-type="string">
            <text:p>question300</text:p>
          </table:table-cell>
          <table:table-cell office:value-type="string">
            <text:p>question301</text:p>
          </table:table-cell>
          <table:table-cell office:value-type="string">
            <text:p>question302</text:p>
          </table:table-cell>
          <table:table-cell office:value-type="string">
            <text:p>question303</text:p>
          </table:table-cell>
          <table:table-cell office:value-type="string">
            <text:p>question304</text:p>
          </table:table-cell>
          <table:table-cell office:value-type="string">
            <text:p>question305</text:p>
          </table:table-cell>
          <table:table-cell office:value-type="string">
            <text:p>question306</text:p>
          </table:table-cell>
          <table:table-cell office:value-type="string">
            <text:p>question307</text:p>
          </table:table-cell>
          <table:table-cell office:value-type="string">
            <text:p>question308</text:p>
          </table:table-cell>
          <table:table-cell office:value-type="string">
            <text:p>question309</text:p>
          </table:table-cell>
          <table:table-cell office:value-type="string">
            <text:p>question310</text:p>
          </table:table-cell>
          <table:table-cell office:value-type="string">
            <text:p>question311</text:p>
          </table:table-cell>
          <table:table-cell office:value-type="string">
            <text:p>question312</text:p>
          </table:table-cell>
          <table:table-cell office:value-type="string">
            <text:p>question313</text:p>
          </table:table-cell>
          <table:table-cell office:value-type="string">
            <text:p>question314</text:p>
          </table:table-cell>
          <table:table-cell office:value-type="string">
            <text:p>question315</text:p>
          </table:table-cell>
          <table:table-cell office:value-type="string">
            <text:p>question316</text:p>
          </table:table-cell>
          <table:table-cell office:value-type="string">
            <text:p>question317</text:p>
          </table:table-cell>
          <table:table-cell office:value-type="string">
            <text:p>question318</text:p>
          </table:table-cell>
          <table:table-cell office:value-type="string">
            <text:p>question319</text:p>
          </table:table-cell>
          <table:table-cell office:value-type="string">
            <text:p>question320</text:p>
          </table:table-cell>
          <table:table-cell office:value-type="string">
            <text:p>question321</text:p>
          </table:table-cell>
          <table:table-cell office:value-type="string">
            <text:p>question322</text:p>
          </table:table-cell>
          <table:table-cell office:value-type="string">
            <text:p>question323</text:p>
          </table:table-cell>
          <table:table-cell office:value-type="string">
            <text:p>question324</text:p>
          </table:table-cell>
          <table:table-cell office:value-type="string">
            <text:p>question325</text:p>
          </table:table-cell>
          <table:table-cell office:value-type="string">
            <text:p>question326</text:p>
          </table:table-cell>
          <table:table-cell office:value-type="string">
            <text:p>question327</text:p>
          </table:table-cell>
          <table:table-cell office:value-type="string">
            <text:p>question328</text:p>
          </table:table-cell>
          <table:table-cell office:value-type="string">
            <text:p>question329</text:p>
          </table:table-cell>
          <table:table-cell office:value-type="string">
            <text:p>question330</text:p>
          </table:table-cell>
          <table:table-cell office:value-type="string">
            <text:p>question331</text:p>
          </table:table-cell>
          <table:table-cell office:value-type="string">
            <text:p>question332</text:p>
          </table:table-cell>
          <table:table-cell office:value-type="string">
            <text:p>question333</text:p>
          </table:table-cell>
          <table:table-cell office:value-type="string">
            <text:p>question334</text:p>
          </table:table-cell>
          <table:table-cell office:value-type="string">
            <text:p>question335</text:p>
          </table:table-cell>
          <table:table-cell office:value-type="string">
            <text:p>question336</text:p>
          </table:table-cell>
          <table:table-cell office:value-type="string">
            <text:p>question337</text:p>
          </table:table-cell>
          <table:table-cell office:value-type="string">
            <text:p>question338</text:p>
          </table:table-cell>
          <table:table-cell office:value-type="string">
            <text:p>question339</text:p>
          </table:table-cell>
          <table:table-cell office:value-type="string">
            <text:p>question340</text:p>
          </table:table-cell>
          <table:table-cell office:value-type="string">
            <text:p>question341</text:p>
          </table:table-cell>
          <table:table-cell office:value-type="string">
            <text:p>question342</text:p>
          </table:table-cell>
          <table:table-cell office:value-type="string">
            <text:p>question343</text:p>
          </table:table-cell>
          <table:table-cell office:value-type="string">
            <text:p>question344</text:p>
          </table:table-cell>
          <table:table-cell office:value-type="string">
            <text:p>question345</text:p>
          </table:table-cell>
          <table:table-cell office:value-type="string">
            <text:p>question346</text:p>
          </table:table-cell>
          <table:table-cell office:value-type="string">
            <text:p>question347</text:p>
          </table:table-cell>
          <table:table-cell office:value-type="string">
            <text:p>question348</text:p>
          </table:table-cell>
          <table:table-cell office:value-type="string">
            <text:p>question349</text:p>
          </table:table-cell>
          <table:table-cell office:value-type="string">
            <text:p>question350</text:p>
          </table:table-cell>
          <table:table-cell office:value-type="string">
            <text:p>question351</text:p>
          </table:table-cell>
          <table:table-cell office:value-type="string">
            <text:p>question352</text:p>
          </table:table-cell>
          <table:table-cell office:value-type="string">
            <text:p>question353</text:p>
          </table:table-cell>
          <table:table-cell office:value-type="string">
            <text:p>question354</text:p>
          </table:table-cell>
          <table:table-cell office:value-type="string">
            <text:p>question355</text:p>
          </table:table-cell>
          <table:table-cell office:value-type="string">
            <text:p>question356</text:p>
          </table:table-cell>
          <table:table-cell office:value-type="string">
            <text:p>question357</text:p>
          </table:table-cell>
          <table:table-cell office:value-type="string">
            <text:p>question358</text:p>
          </table:table-cell>
          <table:table-cell office:value-type="string">
            <text:p>question359</text:p>
          </table:table-cell>
          <table:table-cell office:value-type="string">
            <text:p>question360</text:p>
          </table:table-cell>
          <table:table-cell office:value-type="string">
            <text:p>question361</text:p>
          </table:table-cell>
          <table:table-cell office:value-type="string">
            <text:p>question362</text:p>
          </table:table-cell>
          <table:table-cell office:value-type="string">
            <text:p>question363</text:p>
          </table:table-cell>
          <table:table-cell office:value-type="string">
            <text:p>question364</text:p>
          </table:table-cell>
          <table:table-cell office:value-type="string">
            <text:p>question365</text:p>
          </table:table-cell>
          <table:table-cell office:value-type="string">
            <text:p>question366</text:p>
          </table:table-cell>
          <table:table-cell office:value-type="string">
            <text:p>question367</text:p>
          </table:table-cell>
          <table:table-cell office:value-type="string">
            <text:p>question368</text:p>
          </table:table-cell>
          <table:table-cell office:value-type="string">
            <text:p>question369</text:p>
          </table:table-cell>
          <table:table-cell office:value-type="string">
            <text:p>question370</text:p>
          </table:table-cell>
          <table:table-cell office:value-type="string">
            <text:p>question371</text:p>
          </table:table-cell>
          <table:table-cell office:value-type="string">
            <text:p>question372</text:p>
          </table:table-cell>
          <table:table-cell office:value-type="string">
            <text:p>question373</text:p>
          </table:table-cell>
          <table:table-cell office:value-type="string">
            <text:p>question374</text:p>
          </table:table-cell>
          <table:table-cell office:value-type="string">
            <text:p>question375</text:p>
          </table:table-cell>
          <table:table-cell office:value-type="string">
            <text:p>question376</text:p>
          </table:table-cell>
          <table:table-cell office:value-type="string">
            <text:p>question377</text:p>
          </table:table-cell>
          <table:table-cell office:value-type="string">
            <text:p>question378</text:p>
          </table:table-cell>
          <table:table-cell office:value-type="string">
            <text:p>question379</text:p>
          </table:table-cell>
          <table:table-cell office:value-type="string">
            <text:p>question380</text:p>
          </table:table-cell>
          <table:table-cell office:value-type="string">
            <text:p>question381</text:p>
          </table:table-cell>
          <table:table-cell office:value-type="string">
            <text:p>question382</text:p>
          </table:table-cell>
          <table:table-cell office:value-type="string">
            <text:p>question383</text:p>
          </table:table-cell>
          <table:table-cell office:value-type="string">
            <text:p>question384</text:p>
          </table:table-cell>
          <table:table-cell office:value-type="string">
            <text:p>question385</text:p>
          </table:table-cell>
          <table:table-cell office:value-type="string">
            <text:p>question386</text:p>
          </table:table-cell>
          <table:table-cell office:value-type="string">
            <text:p>question387</text:p>
          </table:table-cell>
          <table:table-cell office:value-type="string">
            <text:p>question388</text:p>
          </table:table-cell>
          <table:table-cell office:value-type="string">
            <text:p>question389</text:p>
          </table:table-cell>
          <table:table-cell office:value-type="string">
            <text:p>question390</text:p>
          </table:table-cell>
          <table:table-cell office:value-type="string">
            <text:p>question391</text:p>
          </table:table-cell>
          <table:table-cell office:value-type="string">
            <text:p>question392</text:p>
          </table:table-cell>
          <table:table-cell office:value-type="string">
            <text:p>question393</text:p>
          </table:table-cell>
          <table:table-cell office:value-type="string">
            <text:p>question394</text:p>
          </table:table-cell>
          <table:table-cell office:value-type="string">
            <text:p>question395</text:p>
          </table:table-cell>
          <table:table-cell office:value-type="string">
            <text:p>question396</text:p>
          </table:table-cell>
          <table:table-cell office:value-type="string">
            <text:p>question397</text:p>
          </table:table-cell>
          <table:table-cell office:value-type="string">
            <text:p>question398</text:p>
          </table:table-cell>
          <table:table-cell office:value-type="string">
            <text:p>question399</text:p>
          </table:table-cell>
          <table:table-cell office:value-type="string">
            <text:p>question400</text:p>
          </table:table-cell>
          <table:table-cell office:value-type="string">
            <text:p>question401</text:p>
          </table:table-cell>
          <table:table-cell office:value-type="string">
            <text:p>question402</text:p>
          </table:table-cell>
          <table:table-cell office:value-type="string">
            <text:p>question403</text:p>
          </table:table-cell>
          <table:table-cell office:value-type="string">
            <text:p>question404</text:p>
          </table:table-cell>
          <table:table-cell office:value-type="string">
            <text:p>question405</text:p>
          </table:table-cell>
          <table:table-cell office:value-type="string">
            <text:p>question406</text:p>
          </table:table-cell>
          <table:table-cell office:value-type="string">
            <text:p>question407</text:p>
          </table:table-cell>
          <table:table-cell office:value-type="string">
            <text:p>question408</text:p>
          </table:table-cell>
          <table:table-cell office:value-type="string">
            <text:p>question409</text:p>
          </table:table-cell>
          <table:table-cell office:value-type="string">
            <text:p>question410</text:p>
          </table:table-cell>
          <table:table-cell office:value-type="string">
            <text:p>question411</text:p>
          </table:table-cell>
          <table:table-cell office:value-type="string">
            <text:p>question412</text:p>
          </table:table-cell>
          <table:table-cell office:value-type="string">
            <text:p>question413</text:p>
          </table:table-cell>
          <table:table-cell office:value-type="string">
            <text:p>question414</text:p>
          </table:table-cell>
          <table:table-cell office:value-type="string">
            <text:p>question415</text:p>
          </table:table-cell>
          <table:table-cell office:value-type="string">
            <text:p>question416</text:p>
          </table:table-cell>
          <table:table-cell office:value-type="string">
            <text:p>question417</text:p>
          </table:table-cell>
          <table:table-cell office:value-type="string">
            <text:p>question418</text:p>
          </table:table-cell>
          <table:table-cell office:value-type="string">
            <text:p>question419</text:p>
          </table:table-cell>
          <table:table-cell office:value-type="string">
            <text:p>question420</text:p>
          </table:table-cell>
          <table:table-cell office:value-type="string">
            <text:p>question421</text:p>
          </table:table-cell>
          <table:table-cell office:value-type="string">
            <text:p>question422</text:p>
          </table:table-cell>
          <table:table-cell office:value-type="string">
            <text:p>question423</text:p>
          </table:table-cell>
          <table:table-cell office:value-type="string">
            <text:p>question424</text:p>
          </table:table-cell>
          <table:table-cell office:value-type="string">
            <text:p>question425</text:p>
          </table:table-cell>
          <table:table-cell office:value-type="string">
            <text:p>question426</text:p>
          </table:table-cell>
          <table:table-cell office:value-type="string">
            <text:p>question427</text:p>
          </table:table-cell>
          <table:table-cell office:value-type="string">
            <text:p>question428</text:p>
          </table:table-cell>
          <table:table-cell office:value-type="string">
            <text:p>question429</text:p>
          </table:table-cell>
          <table:table-cell office:value-type="string">
            <text:p>question430</text:p>
          </table:table-cell>
          <table:table-cell office:value-type="string">
            <text:p>question431</text:p>
          </table:table-cell>
          <table:table-cell office:value-type="string">
            <text:p>question432</text:p>
          </table:table-cell>
          <table:table-cell office:value-type="string">
            <text:p>question433</text:p>
          </table:table-cell>
          <table:table-cell office:value-type="string">
            <text:p>question434</text:p>
          </table:table-cell>
          <table:table-cell office:value-type="string">
            <text:p>question435</text:p>
          </table:table-cell>
          <table:table-cell office:value-type="string">
            <text:p>question436</text:p>
          </table:table-cell>
          <table:table-cell office:value-type="string">
            <text:p>question437</text:p>
          </table:table-cell>
          <table:table-cell office:value-type="string">
            <text:p>question438</text:p>
          </table:table-cell>
          <table:table-cell office:value-type="string">
            <text:p>question439</text:p>
          </table:table-cell>
          <table:table-cell office:value-type="string">
            <text:p>question440</text:p>
          </table:table-cell>
          <table:table-cell office:value-type="string">
            <text:p>question441</text:p>
          </table:table-cell>
          <table:table-cell office:value-type="string">
            <text:p>question442</text:p>
          </table:table-cell>
          <table:table-cell office:value-type="string">
            <text:p>question443</text:p>
          </table:table-cell>
          <table:table-cell office:value-type="string">
            <text:p>question444</text:p>
          </table:table-cell>
          <table:table-cell office:value-type="string">
            <text:p>question445</text:p>
          </table:table-cell>
          <table:table-cell office:value-type="string">
            <text:p>question446</text:p>
          </table:table-cell>
          <table:table-cell office:value-type="string">
            <text:p>question447</text:p>
          </table:table-cell>
          <table:table-cell office:value-type="string">
            <text:p>question448</text:p>
          </table:table-cell>
          <table:table-cell office:value-type="string">
            <text:p>question449</text:p>
          </table:table-cell>
          <table:table-cell office:value-type="string">
            <text:p>question450</text:p>
          </table:table-cell>
          <table:table-cell office:value-type="string">
            <text:p>question451</text:p>
          </table:table-cell>
          <table:table-cell office:value-type="string">
            <text:p>question452</text:p>
          </table:table-cell>
          <table:table-cell office:value-type="string">
            <text:p>question453</text:p>
          </table:table-cell>
          <table:table-cell office:value-type="string">
            <text:p>question454</text:p>
          </table:table-cell>
          <table:table-cell office:value-type="string">
            <text:p>question455</text:p>
          </table:table-cell>
          <table:table-cell office:value-type="string">
            <text:p>question456</text:p>
          </table:table-cell>
          <table:table-cell office:value-type="string">
            <text:p>question457</text:p>
          </table:table-cell>
          <table:table-cell office:value-type="string">
            <text:p>question458</text:p>
          </table:table-cell>
          <table:table-cell office:value-type="string">
            <text:p>question459</text:p>
          </table:table-cell>
          <table:table-cell office:value-type="string">
            <text:p>question460</text:p>
          </table:table-cell>
          <table:table-cell office:value-type="string">
            <text:p>question461</text:p>
          </table:table-cell>
          <table:table-cell office:value-type="string">
            <text:p>question462</text:p>
          </table:table-cell>
          <table:table-cell office:value-type="string">
            <text:p>question463</text:p>
          </table:table-cell>
          <table:table-cell office:value-type="string">
            <text:p>question464</text:p>
          </table:table-cell>
          <table:table-cell office:value-type="string">
            <text:p>question465</text:p>
          </table:table-cell>
          <table:table-cell office:value-type="string">
            <text:p>question466</text:p>
          </table:table-cell>
          <table:table-cell office:value-type="string">
            <text:p>question467</text:p>
          </table:table-cell>
          <table:table-cell office:value-type="string">
            <text:p>question468</text:p>
          </table:table-cell>
          <table:table-cell office:value-type="string">
            <text:p>question469</text:p>
          </table:table-cell>
          <table:table-cell office:value-type="string">
            <text:p>question470</text:p>
          </table:table-cell>
          <table:table-cell office:value-type="string">
            <text:p>question471</text:p>
          </table:table-cell>
          <table:table-cell office:value-type="string">
            <text:p>question472</text:p>
          </table:table-cell>
          <table:table-cell office:value-type="string">
            <text:p>question473</text:p>
          </table:table-cell>
          <table:table-cell office:value-type="string">
            <text:p>question474</text:p>
          </table:table-cell>
          <table:table-cell office:value-type="string">
            <text:p>question475</text:p>
          </table:table-cell>
          <table:table-cell office:value-type="string">
            <text:p>question476</text:p>
          </table:table-cell>
          <table:table-cell office:value-type="string">
            <text:p>question477</text:p>
          </table:table-cell>
          <table:table-cell office:value-type="string">
            <text:p>question478</text:p>
          </table:table-cell>
          <table:table-cell office:value-type="string">
            <text:p>question479</text:p>
          </table:table-cell>
          <table:table-cell office:value-type="string">
            <text:p>question480</text:p>
          </table:table-cell>
          <table:table-cell office:value-type="string">
            <text:p>question481</text:p>
          </table:table-cell>
          <table:table-cell office:value-type="string">
            <text:p>question482</text:p>
          </table:table-cell>
          <table:table-cell office:value-type="string">
            <text:p>question483</text:p>
          </table:table-cell>
          <table:table-cell office:value-type="string">
            <text:p>question484</text:p>
          </table:table-cell>
          <table:table-cell office:value-type="string">
            <text:p>question485</text:p>
          </table:table-cell>
          <table:table-cell office:value-type="string">
            <text:p>question486</text:p>
          </table:table-cell>
          <table:table-cell office:value-type="string">
            <text:p>question487</text:p>
          </table:table-cell>
          <table:table-cell office:value-type="string">
            <text:p>question488</text:p>
          </table:table-cell>
          <table:table-cell office:value-type="string">
            <text:p>question489</text:p>
          </table:table-cell>
          <table:table-cell office:value-type="string">
            <text:p>question490</text:p>
          </table:table-cell>
          <table:table-cell office:value-type="string">
            <text:p>question491</text:p>
          </table:table-cell>
          <table:table-cell office:value-type="string">
            <text:p>question492</text:p>
          </table:table-cell>
          <table:table-cell office:value-type="string">
            <text:p>question493</text:p>
          </table:table-cell>
          <table:table-cell office:value-type="string">
            <text:p>question494</text:p>
          </table:table-cell>
          <table:table-cell office:value-type="string">
            <text:p>question495</text:p>
          </table:table-cell>
          <table:table-cell office:value-type="string">
            <text:p>question496</text:p>
          </table:table-cell>
          <table:table-cell office:value-type="string">
            <text:p>question497</text:p>
          </table:table-cell>
          <table:table-cell office:value-type="string">
            <text:p>question498</text:p>
          </table:table-cell>
          <table:table-cell office:value-type="string">
            <text:p>question499</text:p>
          </table:table-cell>
          <table:table-cell office:value-type="string">
            <text:p>question500</text:p>
          </table:table-cell>
          <table:table-cell office:value-type="string">
            <text:p>question501</text:p>
          </table:table-cell>
          <table:table-cell office:value-type="string">
            <text:p>question502</text:p>
          </table:table-cell>
          <table:table-cell office:value-type="string">
            <text:p>question503</text:p>
          </table:table-cell>
          <table:table-cell office:value-type="string">
            <text:p>question504</text:p>
          </table:table-cell>
          <table:table-cell office:value-type="string">
            <text:p>question505</text:p>
          </table:table-cell>
          <table:table-cell office:value-type="string">
            <text:p>question506</text:p>
          </table:table-cell>
          <table:table-cell office:value-type="string">
            <text:p>question507</text:p>
          </table:table-cell>
          <table:table-cell office:value-type="string">
            <text:p>question508</text:p>
          </table:table-cell>
          <table:table-cell office:value-type="string">
            <text:p>question509</text:p>
          </table:table-cell>
          <table:table-cell office:value-type="string">
            <text:p>question510</text:p>
          </table:table-cell>
          <table:table-cell office:value-type="string">
            <text:p>question511</text:p>
          </table:table-cell>
          <table:table-cell office:value-type="string">
            <text:p>answer</text:p>
          </table:table-cell>
        </table:table-row>
        <table:table-row>
          <table:table-cell office:value-type="float" office:value="0.0684901773929596">
            <text:p>0.0684901773929596</text:p>
          </table:table-cell>
          <table:table-cell office:value-type="float" office:value="-0.03523147478699684">
            <text:p>-0.03523147478699684</text:p>
          </table:table-cell>
          <table:table-cell office:value-type="float" office:value="0.00380338984541595">
            <text:p>0.00380338984541595</text:p>
          </table:table-cell>
          <table:table-cell office:value-type="float" office:value="-0.010045451112091541">
            <text:p>-0.010045451112091541</text:p>
          </table:table-cell>
          <table:table-cell office:value-type="float" office:value="-0.026288893073797226">
            <text:p>-0.026288893073797226</text:p>
          </table:table-cell>
          <table:table-cell office:value-type="float" office:value="-0.031033508479595184">
            <text:p>-0.031033508479595184</text:p>
          </table:table-cell>
          <table:table-cell office:value-type="float" office:value="-0.02827860787510872">
            <text:p>-0.02827860787510872</text:p>
          </table:table-cell>
          <table:table-cell office:value-type="float" office:value="0.043239593505859375">
            <text:p>0.043239593505859375</text:p>
          </table:table-cell>
          <table:table-cell office:value-type="float" office:value="0.04428727924823761">
            <text:p>0.04428727924823761</text:p>
          </table:table-cell>
          <table:table-cell office:value-type="float" office:value="-0.008821149356663227">
            <text:p>-0.008821149356663227</text:p>
          </table:table-cell>
          <table:table-cell office:value-type="float" office:value="0.030221793800592422">
            <text:p>0.030221793800592422</text:p>
          </table:table-cell>
          <table:table-cell office:value-type="float" office:value="0.0012388551840558648">
            <text:p>0.0012388551840558648</text:p>
          </table:table-cell>
          <table:table-cell office:value-type="float" office:value="-0.03410853445529938">
            <text:p>-0.03410853445529938</text:p>
          </table:table-cell>
          <table:table-cell office:value-type="float" office:value="-0.022091366350650787">
            <text:p>-0.022091366350650787</text:p>
          </table:table-cell>
          <table:table-cell office:value-type="float" office:value="-0.015739770606160164">
            <text:p>-0.015739770606160164</text:p>
          </table:table-cell>
          <table:table-cell office:value-type="float" office:value="-0.05215678736567497">
            <text:p>-0.05215678736567497</text:p>
          </table:table-cell>
          <table:table-cell office:value-type="float" office:value="0.0658799484372139">
            <text:p>0.0658799484372139</text:p>
          </table:table-cell>
          <table:table-cell office:value-type="float" office:value="0.013945033773779869">
            <text:p>0.013945033773779869</text:p>
          </table:table-cell>
          <table:table-cell office:value-type="float" office:value="0.021447133272886276">
            <text:p>0.021447133272886276</text:p>
          </table:table-cell>
          <table:table-cell office:value-type="float" office:value="-0.07375811785459518">
            <text:p>-0.07375811785459518</text:p>
          </table:table-cell>
          <table:table-cell office:value-type="float" office:value="0.0016379531007260084">
            <text:p>0.0016379531007260084</text:p>
          </table:table-cell>
          <table:table-cell office:value-type="float" office:value="0.04263543710112572">
            <text:p>0.04263543710112572</text:p>
          </table:table-cell>
          <table:table-cell office:value-type="float" office:value="-0.05012669786810875">
            <text:p>-0.05012669786810875</text:p>
          </table:table-cell>
          <table:table-cell office:value-type="float" office:value="-0.04692872241139412">
            <text:p>-0.04692872241139412</text:p>
          </table:table-cell>
          <table:table-cell office:value-type="float" office:value="-0.039788320660591125">
            <text:p>-0.039788320660591125</text:p>
          </table:table-cell>
          <table:table-cell office:value-type="float" office:value="0.04800406098365784">
            <text:p>0.04800406098365784</text:p>
          </table:table-cell>
          <table:table-cell office:value-type="float" office:value="-0.040715087205171585">
            <text:p>-0.040715087205171585</text:p>
          </table:table-cell>
          <table:table-cell office:value-type="float" office:value="-0.000037563520891126245">
            <text:p>-0.000037563520891126245</text:p>
          </table:table-cell>
          <table:table-cell office:value-type="float" office:value="-0.009022191166877747">
            <text:p>-0.009022191166877747</text:p>
          </table:table-cell>
          <table:table-cell office:value-type="float" office:value="-0.036530911922454834">
            <text:p>-0.036530911922454834</text:p>
          </table:table-cell>
          <table:table-cell office:value-type="float" office:value="-0.05113261193037033">
            <text:p>-0.05113261193037033</text:p>
          </table:table-cell>
          <table:table-cell office:value-type="float" office:value="-0.07365886121988297">
            <text:p>-0.07365886121988297</text:p>
          </table:table-cell>
          <table:table-cell office:value-type="float" office:value="-0.046661991626024246">
            <text:p>-0.046661991626024246</text:p>
          </table:table-cell>
          <table:table-cell office:value-type="float" office:value="0.0021022032015025616">
            <text:p>0.0021022032015025616</text:p>
          </table:table-cell>
          <table:table-cell office:value-type="float" office:value="0.05476650223135948">
            <text:p>0.05476650223135948</text:p>
          </table:table-cell>
          <table:table-cell office:value-type="float" office:value="-0.04480307921767235">
            <text:p>-0.04480307921767235</text:p>
          </table:table-cell>
          <table:table-cell office:value-type="float" office:value="-0.037745151668787">
            <text:p>-0.037745151668787</text:p>
          </table:table-cell>
          <table:table-cell office:value-type="float" office:value="0.06826984137296677">
            <text:p>0.06826984137296677</text:p>
          </table:table-cell>
          <table:table-cell office:value-type="float" office:value="0.010098458267748356">
            <text:p>0.010098458267748356</text:p>
          </table:table-cell>
          <table:table-cell office:value-type="float" office:value="-0.06479912251234055">
            <text:p>-0.06479912251234055</text:p>
          </table:table-cell>
          <table:table-cell office:value-type="float" office:value="0.003748508868739009">
            <text:p>0.003748508868739009</text:p>
          </table:table-cell>
          <table:table-cell office:value-type="float" office:value="-0.025121815502643585">
            <text:p>-0.025121815502643585</text:p>
          </table:table-cell>
          <table:table-cell office:value-type="float" office:value="-0.009695390239357948">
            <text:p>-0.009695390239357948</text:p>
          </table:table-cell>
          <table:table-cell office:value-type="float" office:value="0.02896818146109581">
            <text:p>0.02896818146109581</text:p>
          </table:table-cell>
          <table:table-cell office:value-type="float" office:value="0.05869987979531288">
            <text:p>0.05869987979531288</text:p>
          </table:table-cell>
          <table:table-cell office:value-type="float" office:value="0.031472098082304">
            <text:p>0.031472098082304</text:p>
          </table:table-cell>
          <table:table-cell office:value-type="float" office:value="0.014551647007465363">
            <text:p>0.014551647007465363</text:p>
          </table:table-cell>
          <table:table-cell office:value-type="float" office:value="0.022545909509062767">
            <text:p>0.022545909509062767</text:p>
          </table:table-cell>
          <table:table-cell office:value-type="float" office:value="0.012568160891532898">
            <text:p>0.012568160891532898</text:p>
          </table:table-cell>
          <table:table-cell office:value-type="float" office:value="-0.046575434505939484">
            <text:p>-0.046575434505939484</text:p>
          </table:table-cell>
          <table:table-cell office:value-type="float" office:value="-0.04604411497712135">
            <text:p>-0.04604411497712135</text:p>
          </table:table-cell>
          <table:table-cell office:value-type="float" office:value="-0.032003309577703476">
            <text:p>-0.032003309577703476</text:p>
          </table:table-cell>
          <table:table-cell office:value-type="float" office:value="0.036624860018491745">
            <text:p>0.036624860018491745</text:p>
          </table:table-cell>
          <table:table-cell office:value-type="float" office:value="0.005004070233553648">
            <text:p>0.005004070233553648</text:p>
          </table:table-cell>
          <table:table-cell office:value-type="float" office:value="-0.03809826821088791">
            <text:p>-0.03809826821088791</text:p>
          </table:table-cell>
          <table:table-cell office:value-type="float" office:value="-0.0614040344953537">
            <text:p>-0.0614040344953537</text:p>
          </table:table-cell>
          <table:table-cell office:value-type="float" office:value="0.04704984277486801">
            <text:p>0.04704984277486801</text:p>
          </table:table-cell>
          <table:table-cell office:value-type="float" office:value="0.04124322533607483">
            <text:p>0.04124322533607483</text:p>
          </table:table-cell>
          <table:table-cell office:value-type="float" office:value="0.01915990747511387">
            <text:p>0.01915990747511387</text:p>
          </table:table-cell>
          <table:table-cell office:value-type="float" office:value="-0.04716670140624046">
            <text:p>-0.04716670140624046</text:p>
          </table:table-cell>
          <table:table-cell office:value-type="float" office:value="0.0551946647465229">
            <text:p>0.0551946647465229</text:p>
          </table:table-cell>
          <table:table-cell office:value-type="float" office:value="0.008602711372077465">
            <text:p>0.008602711372077465</text:p>
          </table:table-cell>
          <table:table-cell office:value-type="float" office:value="-0.04807058721780777">
            <text:p>-0.04807058721780777</text:p>
          </table:table-cell>
          <table:table-cell office:value-type="float" office:value="0.06506737321615219">
            <text:p>0.06506737321615219</text:p>
          </table:table-cell>
          <table:table-cell office:value-type="float" office:value="0.006467968225479126">
            <text:p>0.006467968225479126</text:p>
          </table:table-cell>
          <table:table-cell office:value-type="float" office:value="-0.0079352343454957">
            <text:p>-0.0079352343454957</text:p>
          </table:table-cell>
          <table:table-cell office:value-type="float" office:value="0.05229005962610245">
            <text:p>0.05229005962610245</text:p>
          </table:table-cell>
          <table:table-cell office:value-type="float" office:value="-0.0005926739540882409">
            <text:p>-0.0005926739540882409</text:p>
          </table:table-cell>
          <table:table-cell office:value-type="float" office:value="0.010645262897014618">
            <text:p>0.010645262897014618</text:p>
          </table:table-cell>
          <table:table-cell office:value-type="float" office:value="0.029172515496611595">
            <text:p>0.029172515496611595</text:p>
          </table:table-cell>
          <table:table-cell office:value-type="float" office:value="0.05005807429552078">
            <text:p>0.05005807429552078</text:p>
          </table:table-cell>
          <table:table-cell office:value-type="float" office:value="-0.04101207107305527">
            <text:p>-0.04101207107305527</text:p>
          </table:table-cell>
          <table:table-cell office:value-type="float" office:value="-0.030337179079651833">
            <text:p>-0.030337179079651833</text:p>
          </table:table-cell>
          <table:table-cell office:value-type="float" office:value="-0.06010584533214569">
            <text:p>-0.06010584533214569</text:p>
          </table:table-cell>
          <table:table-cell office:value-type="float" office:value="0.010135411284863949">
            <text:p>0.010135411284863949</text:p>
          </table:table-cell>
          <table:table-cell office:value-type="float" office:value="-0.018009357154369354">
            <text:p>-0.018009357154369354</text:p>
          </table:table-cell>
          <table:table-cell office:value-type="float" office:value="-0.02921769954264164">
            <text:p>-0.02921769954264164</text:p>
          </table:table-cell>
          <table:table-cell office:value-type="float" office:value="0.07352577894926071">
            <text:p>0.07352577894926071</text:p>
          </table:table-cell>
          <table:table-cell office:value-type="float" office:value="-0.05212125927209854">
            <text:p>-0.05212125927209854</text:p>
          </table:table-cell>
          <table:table-cell office:value-type="float" office:value="-0.023949919268488884">
            <text:p>-0.023949919268488884</text:p>
          </table:table-cell>
          <table:table-cell office:value-type="float" office:value="0.07080189138650894">
            <text:p>0.07080189138650894</text:p>
          </table:table-cell>
          <table:table-cell office:value-type="float" office:value="-0.05887410417199135">
            <text:p>-0.05887410417199135</text:p>
          </table:table-cell>
          <table:table-cell office:value-type="float" office:value="-0.06077366694808006">
            <text:p>-0.06077366694808006</text:p>
          </table:table-cell>
          <table:table-cell office:value-type="float" office:value="0.014395267702639103">
            <text:p>0.014395267702639103</text:p>
          </table:table-cell>
          <table:table-cell office:value-type="float" office:value="0.008913150057196617">
            <text:p>0.008913150057196617</text:p>
          </table:table-cell>
          <table:table-cell office:value-type="float" office:value="0.06328639388084412">
            <text:p>0.06328639388084412</text:p>
          </table:table-cell>
          <table:table-cell office:value-type="float" office:value="0.031905632466077805">
            <text:p>0.031905632466077805</text:p>
          </table:table-cell>
          <table:table-cell office:value-type="float" office:value="-0.03163578733801842">
            <text:p>-0.03163578733801842</text:p>
          </table:table-cell>
          <table:table-cell office:value-type="float" office:value="0.015038645826280117">
            <text:p>0.015038645826280117</text:p>
          </table:table-cell>
          <table:table-cell office:value-type="float" office:value="-0.0046957992017269135">
            <text:p>-0.0046957992017269135</text:p>
          </table:table-cell>
          <table:table-cell office:value-type="float" office:value="0.04659564793109894">
            <text:p>0.04659564793109894</text:p>
          </table:table-cell>
          <table:table-cell office:value-type="float" office:value="-0.032322488725185394">
            <text:p>-0.032322488725185394</text:p>
          </table:table-cell>
          <table:table-cell office:value-type="float" office:value="-0.03323569893836975">
            <text:p>-0.03323569893836975</text:p>
          </table:table-cell>
          <table:table-cell office:value-type="float" office:value="-0.03193191811442375">
            <text:p>-0.03193191811442375</text:p>
          </table:table-cell>
          <table:table-cell office:value-type="float" office:value="0.02586931176483631">
            <text:p>0.02586931176483631</text:p>
          </table:table-cell>
          <table:table-cell office:value-type="float" office:value="-0.052598390728235245">
            <text:p>-0.052598390728235245</text:p>
          </table:table-cell>
          <table:table-cell office:value-type="float" office:value="0.0551312230527401">
            <text:p>0.0551312230527401</text:p>
          </table:table-cell>
          <table:table-cell office:value-type="float" office:value="-0.0592840202152729">
            <text:p>-0.0592840202152729</text:p>
          </table:table-cell>
          <table:table-cell office:value-type="float" office:value="-0.008093521930277348">
            <text:p>-0.008093521930277348</text:p>
          </table:table-cell>
          <table:table-cell office:value-type="float" office:value="-0.04179225116968155">
            <text:p>-0.04179225116968155</text:p>
          </table:table-cell>
          <table:table-cell office:value-type="float" office:value="0.029539257287979126">
            <text:p>0.029539257287979126</text:p>
          </table:table-cell>
          <table:table-cell office:value-type="float" office:value="0.04858924075961113">
            <text:p>0.04858924075961113</text:p>
          </table:table-cell>
          <table:table-cell office:value-type="float" office:value="0.05905444920063019">
            <text:p>0.05905444920063019</text:p>
          </table:table-cell>
          <table:table-cell office:value-type="float" office:value="-0.026188993826508522">
            <text:p>-0.026188993826508522</text:p>
          </table:table-cell>
          <table:table-cell office:value-type="float" office:value="-0.01982828415930271">
            <text:p>-0.01982828415930271</text:p>
          </table:table-cell>
          <table:table-cell office:value-type="float" office:value="0.005326747894287109">
            <text:p>0.005326747894287109</text:p>
          </table:table-cell>
          <table:table-cell office:value-type="float" office:value="0.026558788493275642">
            <text:p>0.026558788493275642</text:p>
          </table:table-cell>
          <table:table-cell office:value-type="float" office:value="0.03543256223201752">
            <text:p>0.03543256223201752</text:p>
          </table:table-cell>
          <table:table-cell office:value-type="float" office:value="-0.005950585473328829">
            <text:p>-0.005950585473328829</text:p>
          </table:table-cell>
          <table:table-cell office:value-type="float" office:value="-0.03859354555606842">
            <text:p>-0.03859354555606842</text:p>
          </table:table-cell>
          <table:table-cell office:value-type="float" office:value="-0.022147681564092636">
            <text:p>-0.022147681564092636</text:p>
          </table:table-cell>
          <table:table-cell office:value-type="float" office:value="-0.05696248635649681">
            <text:p>-0.05696248635649681</text:p>
          </table:table-cell>
          <table:table-cell office:value-type="float" office:value="0.017364468425512314">
            <text:p>0.017364468425512314</text:p>
          </table:table-cell>
          <table:table-cell office:value-type="float" office:value="0.0612473301589489">
            <text:p>0.0612473301589489</text:p>
          </table:table-cell>
          <table:table-cell office:value-type="float" office:value="-0.059158436954021454">
            <text:p>-0.059158436954021454</text:p>
          </table:table-cell>
          <table:table-cell office:value-type="float" office:value="0.05952739343047142">
            <text:p>0.05952739343047142</text:p>
          </table:table-cell>
          <table:table-cell office:value-type="float" office:value="-0.05134487524628639">
            <text:p>-0.05134487524628639</text:p>
          </table:table-cell>
          <table:table-cell office:value-type="float" office:value="0.05387822911143303">
            <text:p>0.05387822911143303</text:p>
          </table:table-cell>
          <table:table-cell office:value-type="float" office:value="0.02714979648590088">
            <text:p>0.02714979648590088</text:p>
          </table:table-cell>
          <table:table-cell office:value-type="float" office:value="0.05717797204852104">
            <text:p>0.05717797204852104</text:p>
          </table:table-cell>
          <table:table-cell office:value-type="float" office:value="0.0351804755628109">
            <text:p>0.0351804755628109</text:p>
          </table:table-cell>
          <table:table-cell office:value-type="float" office:value="-0.0614241324365139">
            <text:p>-0.0614241324365139</text:p>
          </table:table-cell>
          <table:table-cell office:value-type="float" office:value="0.00038171414053067565">
            <text:p>0.00038171414053067565</text:p>
          </table:table-cell>
          <table:table-cell office:value-type="float" office:value="-0.014142452739179134">
            <text:p>-0.014142452739179134</text:p>
          </table:table-cell>
          <table:table-cell office:value-type="float" office:value="-0.022624151781201363">
            <text:p>-0.022624151781201363</text:p>
          </table:table-cell>
          <table:table-cell office:value-type="float" office:value="-0.03604106977581978">
            <text:p>-0.03604106977581978</text:p>
          </table:table-cell>
          <table:table-cell office:value-type="float" office:value="0.04854857549071312">
            <text:p>0.04854857549071312</text:p>
          </table:table-cell>
          <table:table-cell office:value-type="float" office:value="0.013271794654428959">
            <text:p>0.013271794654428959</text:p>
          </table:table-cell>
          <table:table-cell office:value-type="float" office:value="-0.05240388959646225">
            <text:p>-0.05240388959646225</text:p>
          </table:table-cell>
          <table:table-cell office:value-type="float" office:value="0.06526774168014526">
            <text:p>0.06526774168014526</text:p>
          </table:table-cell>
          <table:table-cell office:value-type="float" office:value="-0.009440399706363678">
            <text:p>-0.009440399706363678</text:p>
          </table:table-cell>
          <table:table-cell office:value-type="float" office:value="-0.04412660375237465">
            <text:p>-0.04412660375237465</text:p>
          </table:table-cell>
          <table:table-cell office:value-type="float" office:value="0.06308388710021973">
            <text:p>0.06308388710021973</text:p>
          </table:table-cell>
          <table:table-cell office:value-type="float" office:value="-0.001980505185201764">
            <text:p>-0.001980505185201764</text:p>
          </table:table-cell>
          <table:table-cell office:value-type="float" office:value="-0.04645524173974991">
            <text:p>-0.04645524173974991</text:p>
          </table:table-cell>
          <table:table-cell office:value-type="float" office:value="-0.05507868528366089">
            <text:p>-0.05507868528366089</text:p>
          </table:table-cell>
          <table:table-cell office:value-type="float" office:value="-0.0379808135330677">
            <text:p>-0.0379808135330677</text:p>
          </table:table-cell>
          <table:table-cell office:value-type="float" office:value="-0.012217684648931026">
            <text:p>-0.012217684648931026</text:p>
          </table:table-cell>
          <table:table-cell office:value-type="float" office:value="-0.048195429146289825">
            <text:p>-0.048195429146289825</text:p>
          </table:table-cell>
          <table:table-cell office:value-type="float" office:value="0.03281393647193909">
            <text:p>0.03281393647193909</text:p>
          </table:table-cell>
          <table:table-cell office:value-type="float" office:value="-0.06193253770470619">
            <text:p>-0.06193253770470619</text:p>
          </table:table-cell>
          <table:table-cell office:value-type="float" office:value="0.034263644367456436">
            <text:p>0.034263644367456436</text:p>
          </table:table-cell>
          <table:table-cell office:value-type="float" office:value="0.03343532234430313">
            <text:p>0.03343532234430313</text:p>
          </table:table-cell>
          <table:table-cell office:value-type="float" office:value="0.003758144099265337">
            <text:p>0.003758144099265337</text:p>
          </table:table-cell>
          <table:table-cell office:value-type="float" office:value="-0.05255720764398575">
            <text:p>-0.05255720764398575</text:p>
          </table:table-cell>
          <table:table-cell office:value-type="float" office:value="-0.020149467512965202">
            <text:p>-0.020149467512965202</text:p>
          </table:table-cell>
          <table:table-cell office:value-type="float" office:value="-0.05208084359765053">
            <text:p>-0.05208084359765053</text:p>
          </table:table-cell>
          <table:table-cell office:value-type="float" office:value="0.07344506680965424">
            <text:p>0.07344506680965424</text:p>
          </table:table-cell>
          <table:table-cell office:value-type="float" office:value="-0.04688183218240738">
            <text:p>-0.04688183218240738</text:p>
          </table:table-cell>
          <table:table-cell office:value-type="float" office:value="0.040633853524923325">
            <text:p>0.040633853524923325</text:p>
          </table:table-cell>
          <table:table-cell office:value-type="float" office:value="0.04930968955159187">
            <text:p>0.04930968955159187</text:p>
          </table:table-cell>
          <table:table-cell office:value-type="float" office:value="-0.04677432402968407">
            <text:p>-0.04677432402968407</text:p>
          </table:table-cell>
          <table:table-cell office:value-type="float" office:value="-0.04078993201255798">
            <text:p>-0.04078993201255798</text:p>
          </table:table-cell>
          <table:table-cell office:value-type="float" office:value="-0.0595029816031456">
            <text:p>-0.0595029816031456</text:p>
          </table:table-cell>
          <table:table-cell office:value-type="float" office:value="0.014087691903114319">
            <text:p>0.014087691903114319</text:p>
          </table:table-cell>
          <table:table-cell office:value-type="float" office:value="0.042311836034059525">
            <text:p>0.042311836034059525</text:p>
          </table:table-cell>
          <table:table-cell office:value-type="float" office:value="-0.0512770377099514">
            <text:p>-0.0512770377099514</text:p>
          </table:table-cell>
          <table:table-cell office:value-type="float" office:value="-0.05639644339680672">
            <text:p>-0.05639644339680672</text:p>
          </table:table-cell>
          <table:table-cell office:value-type="float" office:value="-0.06836524605751038">
            <text:p>-0.06836524605751038</text:p>
          </table:table-cell>
          <table:table-cell office:value-type="float" office:value="0.043017320334911346">
            <text:p>0.043017320334911346</text:p>
          </table:table-cell>
          <table:table-cell office:value-type="float" office:value="0.05519098788499832">
            <text:p>0.05519098788499832</text:p>
          </table:table-cell>
          <table:table-cell office:value-type="float" office:value="-0.05212865024805069">
            <text:p>-0.05212865024805069</text:p>
          </table:table-cell>
          <table:table-cell office:value-type="float" office:value="0.04624161496758461">
            <text:p>0.04624161496758461</text:p>
          </table:table-cell>
          <table:table-cell office:value-type="float" office:value="-0.04444747790694237">
            <text:p>-0.04444747790694237</text:p>
          </table:table-cell>
          <table:table-cell office:value-type="float" office:value="-0.0016966372495517135">
            <text:p>-0.0016966372495517135</text:p>
          </table:table-cell>
          <table:table-cell office:value-type="float" office:value="0.06731580942869186">
            <text:p>0.06731580942869186</text:p>
          </table:table-cell>
          <table:table-cell office:value-type="float" office:value="0.03661297261714935">
            <text:p>0.03661297261714935</text:p>
          </table:table-cell>
          <table:table-cell office:value-type="float" office:value="-0.05090680718421936">
            <text:p>-0.05090680718421936</text:p>
          </table:table-cell>
          <table:table-cell office:value-type="float" office:value="0.07208486646413803">
            <text:p>0.07208486646413803</text:p>
          </table:table-cell>
          <table:table-cell office:value-type="float" office:value="0.06030283868312836">
            <text:p>0.06030283868312836</text:p>
          </table:table-cell>
          <table:table-cell office:value-type="float" office:value="-0.02906075119972229">
            <text:p>-0.02906075119972229</text:p>
          </table:table-cell>
          <table:table-cell office:value-type="float" office:value="-0.07228513062000275">
            <text:p>-0.07228513062000275</text:p>
          </table:table-cell>
          <table:table-cell office:value-type="float" office:value="-0.03296319395303726">
            <text:p>-0.03296319395303726</text:p>
          </table:table-cell>
          <table:table-cell office:value-type="float" office:value="-0.05980381369590759">
            <text:p>-0.05980381369590759</text:p>
          </table:table-cell>
          <table:table-cell office:value-type="float" office:value="0.06459187716245651">
            <text:p>0.06459187716245651</text:p>
          </table:table-cell>
          <table:table-cell office:value-type="float" office:value="0.0038466048426926136">
            <text:p>0.0038466048426926136</text:p>
          </table:table-cell>
          <table:table-cell office:value-type="float" office:value="0.01499649602919817">
            <text:p>0.01499649602919817</text:p>
          </table:table-cell>
          <table:table-cell office:value-type="float" office:value="0.040952034294605255">
            <text:p>0.040952034294605255</text:p>
          </table:table-cell>
          <table:table-cell office:value-type="float" office:value="-0.005448327865451574">
            <text:p>-0.005448327865451574</text:p>
          </table:table-cell>
          <table:table-cell office:value-type="float" office:value="0.02827935852110386">
            <text:p>0.02827935852110386</text:p>
          </table:table-cell>
          <table:table-cell office:value-type="float" office:value="-0.024463163688778877">
            <text:p>-0.024463163688778877</text:p>
          </table:table-cell>
          <table:table-cell office:value-type="float" office:value="-0.02741953358054161">
            <text:p>-0.02741953358054161</text:p>
          </table:table-cell>
          <table:table-cell office:value-type="float" office:value="-0.03372851386666298">
            <text:p>-0.03372851386666298</text:p>
          </table:table-cell>
          <table:table-cell office:value-type="float" office:value="-0.06474414467811584">
            <text:p>-0.06474414467811584</text:p>
          </table:table-cell>
          <table:table-cell office:value-type="float" office:value="0.007631849031895399">
            <text:p>0.007631849031895399</text:p>
          </table:table-cell>
          <table:table-cell office:value-type="float" office:value="0.05884601175785065">
            <text:p>0.05884601175785065</text:p>
          </table:table-cell>
          <table:table-cell office:value-type="float" office:value="-0.0402071438729763">
            <text:p>-0.0402071438729763</text:p>
          </table:table-cell>
          <table:table-cell office:value-type="float" office:value="0.06407798081636429">
            <text:p>0.06407798081636429</text:p>
          </table:table-cell>
          <table:table-cell office:value-type="float" office:value="0.04154890775680542">
            <text:p>0.04154890775680542</text:p>
          </table:table-cell>
          <table:table-cell office:value-type="float" office:value="-0.04491657763719559">
            <text:p>-0.04491657763719559</text:p>
          </table:table-cell>
          <table:table-cell office:value-type="float" office:value="-0.05340154841542244">
            <text:p>-0.05340154841542244</text:p>
          </table:table-cell>
          <table:table-cell office:value-type="float" office:value="-0.0005117531982250512">
            <text:p>-0.0005117531982250512</text:p>
          </table:table-cell>
          <table:table-cell office:value-type="float" office:value="-0.015874825417995453">
            <text:p>-0.015874825417995453</text:p>
          </table:table-cell>
          <table:table-cell office:value-type="float" office:value="0.02882651425898075">
            <text:p>0.02882651425898075</text:p>
          </table:table-cell>
          <table:table-cell office:value-type="float" office:value="-0.06821725517511368">
            <text:p>-0.06821725517511368</text:p>
          </table:table-cell>
          <table:table-cell office:value-type="float" office:value="-0.06740426272153854">
            <text:p>-0.06740426272153854</text:p>
          </table:table-cell>
          <table:table-cell office:value-type="float" office:value="-0.06297431886196136">
            <text:p>-0.06297431886196136</text:p>
          </table:table-cell>
          <table:table-cell office:value-type="float" office:value="-0.04174036905169487">
            <text:p>-0.04174036905169487</text:p>
          </table:table-cell>
          <table:table-cell office:value-type="float" office:value="0.012358744628727436">
            <text:p>0.012358744628727436</text:p>
          </table:table-cell>
          <table:table-cell office:value-type="float" office:value="0.041105449199676514">
            <text:p>0.041105449199676514</text:p>
          </table:table-cell>
          <table:table-cell office:value-type="float" office:value="0.049561019986867905">
            <text:p>0.049561019986867905</text:p>
          </table:table-cell>
          <table:table-cell office:value-type="float" office:value="-0.07155539840459824">
            <text:p>-0.07155539840459824</text:p>
          </table:table-cell>
          <table:table-cell office:value-type="float" office:value="-0.003079521469771862">
            <text:p>-0.003079521469771862</text:p>
          </table:table-cell>
          <table:table-cell office:value-type="float" office:value="-0.07034298032522202">
            <text:p>-0.07034298032522202</text:p>
          </table:table-cell>
          <table:table-cell office:value-type="float" office:value="-0.00011900713434442878">
            <text:p>-0.00011900713434442878</text:p>
          </table:table-cell>
          <table:table-cell office:value-type="float" office:value="0.06260930001735687">
            <text:p>0.06260930001735687</text:p>
          </table:table-cell>
          <table:table-cell office:value-type="float" office:value="-0.06162557750940323">
            <text:p>-0.06162557750940323</text:p>
          </table:table-cell>
          <table:table-cell office:value-type="float" office:value="-0.036749500781297684">
            <text:p>-0.036749500781297684</text:p>
          </table:table-cell>
          <table:table-cell office:value-type="float" office:value="-0.06534218788146973">
            <text:p>-0.06534218788146973</text:p>
          </table:table-cell>
          <table:table-cell office:value-type="float" office:value="0.022898277267813683">
            <text:p>0.022898277267813683</text:p>
          </table:table-cell>
          <table:table-cell office:value-type="float" office:value="-0.059869926422834396">
            <text:p>-0.059869926422834396</text:p>
          </table:table-cell>
          <table:table-cell office:value-type="float" office:value="0.05453547462821007">
            <text:p>0.05453547462821007</text:p>
          </table:table-cell>
          <table:table-cell office:value-type="float" office:value="0.06468832492828369">
            <text:p>0.06468832492828369</text:p>
          </table:table-cell>
          <table:table-cell office:value-type="float" office:value="-0.0503225103020668">
            <text:p>-0.0503225103020668</text:p>
          </table:table-cell>
          <table:table-cell office:value-type="float" office:value="-0.004070389084517956">
            <text:p>-0.004070389084517956</text:p>
          </table:table-cell>
          <table:table-cell office:value-type="float" office:value="0.06990760564804077">
            <text:p>0.06990760564804077</text:p>
          </table:table-cell>
          <table:table-cell office:value-type="float" office:value="-0.05066724866628647">
            <text:p>-0.05066724866628647</text:p>
          </table:table-cell>
          <table:table-cell office:value-type="float" office:value="-0.048523858189582825">
            <text:p>-0.048523858189582825</text:p>
          </table:table-cell>
          <table:table-cell office:value-type="float" office:value="0.02742333896458149">
            <text:p>0.02742333896458149</text:p>
          </table:table-cell>
          <table:table-cell office:value-type="float" office:value="0.039298366755247116">
            <text:p>0.039298366755247116</text:p>
          </table:table-cell>
          <table:table-cell office:value-type="float" office:value="0.03144049271941185">
            <text:p>0.03144049271941185</text:p>
          </table:table-cell>
          <table:table-cell office:value-type="float" office:value="-0.04890763387084007">
            <text:p>-0.04890763387084007</text:p>
          </table:table-cell>
          <table:table-cell office:value-type="float" office:value="-0.0023765291552990675">
            <text:p>-0.0023765291552990675</text:p>
          </table:table-cell>
          <table:table-cell office:value-type="float" office:value="0.017054541036486626">
            <text:p>0.017054541036486626</text:p>
          </table:table-cell>
          <table:table-cell office:value-type="float" office:value="0.058790385723114014">
            <text:p>0.058790385723114014</text:p>
          </table:table-cell>
          <table:table-cell office:value-type="float" office:value="0.061522211879491806">
            <text:p>0.061522211879491806</text:p>
          </table:table-cell>
          <table:table-cell office:value-type="float" office:value="-0.04062261804938316">
            <text:p>-0.04062261804938316</text:p>
          </table:table-cell>
          <table:table-cell office:value-type="float" office:value="-0.05966245010495186">
            <text:p>-0.05966245010495186</text:p>
          </table:table-cell>
          <table:table-cell office:value-type="float" office:value="0.006374048534780741">
            <text:p>0.006374048534780741</text:p>
          </table:table-cell>
          <table:table-cell office:value-type="float" office:value="0.010069857351481915">
            <text:p>0.010069857351481915</text:p>
          </table:table-cell>
          <table:table-cell office:value-type="float" office:value="-0.06468790769577026">
            <text:p>-0.06468790769577026</text:p>
          </table:table-cell>
          <table:table-cell office:value-type="float" office:value="0.023678958415985107">
            <text:p>0.023678958415985107</text:p>
          </table:table-cell>
          <table:table-cell office:value-type="float" office:value="-0.0704410970211029">
            <text:p>-0.0704410970211029</text:p>
          </table:table-cell>
          <table:table-cell office:value-type="float" office:value="0.047712795436382294">
            <text:p>0.047712795436382294</text:p>
          </table:table-cell>
          <table:table-cell office:value-type="float" office:value="-0.05501309037208557">
            <text:p>-0.05501309037208557</text:p>
          </table:table-cell>
          <table:table-cell office:value-type="float" office:value="0.045792922377586365">
            <text:p>0.045792922377586365</text:p>
          </table:table-cell>
          <table:table-cell office:value-type="float" office:value="-0.03897325322031975">
            <text:p>-0.03897325322031975</text:p>
          </table:table-cell>
          <table:table-cell office:value-type="float" office:value="0.06435695290565491">
            <text:p>0.06435695290565491</text:p>
          </table:table-cell>
          <table:table-cell office:value-type="float" office:value="0.015933532267808914">
            <text:p>0.015933532267808914</text:p>
          </table:table-cell>
          <table:table-cell office:value-type="float" office:value="-0.008631983771920204">
            <text:p>-0.008631983771920204</text:p>
          </table:table-cell>
          <table:table-cell office:value-type="float" office:value="-0.04526688531041145">
            <text:p>-0.04526688531041145</text:p>
          </table:table-cell>
          <table:table-cell office:value-type="float" office:value="0.04403868690133095">
            <text:p>0.04403868690133095</text:p>
          </table:table-cell>
          <table:table-cell office:value-type="float" office:value="0.05940132960677147">
            <text:p>0.05940132960677147</text:p>
          </table:table-cell>
          <table:table-cell office:value-type="float" office:value="-0.02687288634479046">
            <text:p>-0.02687288634479046</text:p>
          </table:table-cell>
          <table:table-cell office:value-type="float" office:value="0.04993196949362755">
            <text:p>0.04993196949362755</text:p>
          </table:table-cell>
          <table:table-cell office:value-type="float" office:value="-0.06634698063135147">
            <text:p>-0.06634698063135147</text:p>
          </table:table-cell>
          <table:table-cell office:value-type="float" office:value="0.06242460384964943">
            <text:p>0.06242460384964943</text:p>
          </table:table-cell>
          <table:table-cell office:value-type="float" office:value="0.026819514110684395">
            <text:p>0.026819514110684395</text:p>
          </table:table-cell>
          <table:table-cell office:value-type="float" office:value="0.03578677773475647">
            <text:p>0.03578677773475647</text:p>
          </table:table-cell>
          <table:table-cell office:value-type="float" office:value="-0.05761744827032089">
            <text:p>-0.05761744827032089</text:p>
          </table:table-cell>
          <table:table-cell office:value-type="float" office:value="0.03225695714354515">
            <text:p>0.03225695714354515</text:p>
          </table:table-cell>
          <table:table-cell office:value-type="float" office:value="-0.022536875680088997">
            <text:p>-0.022536875680088997</text:p>
          </table:table-cell>
          <table:table-cell office:value-type="float" office:value="-0.007393070496618748">
            <text:p>-0.007393070496618748</text:p>
          </table:table-cell>
          <table:table-cell office:value-type="float" office:value="-0.0689307153224945">
            <text:p>-0.0689307153224945</text:p>
          </table:table-cell>
          <table:table-cell office:value-type="float" office:value="0.05239352956414223">
            <text:p>0.05239352956414223</text:p>
          </table:table-cell>
          <table:table-cell office:value-type="float" office:value="-0.05150611326098442">
            <text:p>-0.05150611326098442</text:p>
          </table:table-cell>
          <table:table-cell office:value-type="float" office:value="0.01445302926003933">
            <text:p>0.01445302926003933</text:p>
          </table:table-cell>
          <table:table-cell office:value-type="float" office:value="-0.04904713109135628">
            <text:p>-0.04904713109135628</text:p>
          </table:table-cell>
          <table:table-cell office:value-type="float" office:value="0.015371684916317463">
            <text:p>0.015371684916317463</text:p>
          </table:table-cell>
          <table:table-cell office:value-type="float" office:value="-0.01926259696483612">
            <text:p>-0.01926259696483612</text:p>
          </table:table-cell>
          <table:table-cell office:value-type="float" office:value="0.018963772803544998">
            <text:p>0.018963772803544998</text:p>
          </table:table-cell>
          <table:table-cell office:value-type="float" office:value="0.04107482731342316">
            <text:p>0.04107482731342316</text:p>
          </table:table-cell>
          <table:table-cell office:value-type="float" office:value="0.026348724961280823">
            <text:p>0.026348724961280823</text:p>
          </table:table-cell>
          <table:table-cell office:value-type="float" office:value="0.07249299436807632">
            <text:p>0.07249299436807632</text:p>
          </table:table-cell>
          <table:table-cell office:value-type="float" office:value="0.061768751591444016">
            <text:p>0.061768751591444016</text:p>
          </table:table-cell>
          <table:table-cell office:value-type="float" office:value="-0.04566727951169014">
            <text:p>-0.04566727951169014</text:p>
          </table:table-cell>
          <table:table-cell office:value-type="float" office:value="0.032739296555519104">
            <text:p>0.032739296555519104</text:p>
          </table:table-cell>
          <table:table-cell office:value-type="float" office:value="0.03353601321578026">
            <text:p>0.03353601321578026</text:p>
          </table:table-cell>
          <table:table-cell office:value-type="float" office:value="0.04267871379852295">
            <text:p>0.04267871379852295</text:p>
          </table:table-cell>
          <table:table-cell office:value-type="float" office:value="-0.055312637239694595">
            <text:p>-0.055312637239694595</text:p>
          </table:table-cell>
          <table:table-cell office:value-type="float" office:value="-0.05461178719997406">
            <text:p>-0.05461178719997406</text:p>
          </table:table-cell>
          <table:table-cell office:value-type="float" office:value="-0.001697020372375846">
            <text:p>-0.001697020372375846</text:p>
          </table:table-cell>
          <table:table-cell office:value-type="float" office:value="0.06855662167072296">
            <text:p>0.06855662167072296</text:p>
          </table:table-cell>
          <table:table-cell office:value-type="float" office:value="-0.051392942667007446">
            <text:p>-0.051392942667007446</text:p>
          </table:table-cell>
          <table:table-cell office:value-type="float" office:value="0.05942947044968605">
            <text:p>0.05942947044968605</text:p>
          </table:table-cell>
          <table:table-cell office:value-type="float" office:value="-0.057380788028240204">
            <text:p>-0.057380788028240204</text:p>
          </table:table-cell>
          <table:table-cell office:value-type="float" office:value="-0.03654775768518448">
            <text:p>-0.03654775768518448</text:p>
          </table:table-cell>
          <table:table-cell office:value-type="float" office:value="-0.067350834608078">
            <text:p>-0.067350834608078</text:p>
          </table:table-cell>
          <table:table-cell office:value-type="float" office:value="0.05310054495930672">
            <text:p>0.05310054495930672</text:p>
          </table:table-cell>
          <table:table-cell office:value-type="float" office:value="0.06105075031518936">
            <text:p>0.06105075031518936</text:p>
          </table:table-cell>
          <table:table-cell office:value-type="float" office:value="-0.048388928174972534">
            <text:p>-0.048388928174972534</text:p>
          </table:table-cell>
          <table:table-cell office:value-type="float" office:value="0.03567028418183327">
            <text:p>0.03567028418183327</text:p>
          </table:table-cell>
          <table:table-cell office:value-type="float" office:value="-0.06452895700931549">
            <text:p>-0.06452895700931549</text:p>
          </table:table-cell>
          <table:table-cell office:value-type="float" office:value="-0.044056762009859085">
            <text:p>-0.044056762009859085</text:p>
          </table:table-cell>
          <table:table-cell office:value-type="float" office:value="0.0438699796795845">
            <text:p>0.0438699796795845</text:p>
          </table:table-cell>
          <table:table-cell office:value-type="float" office:value="-0.05685828998684883">
            <text:p>-0.05685828998684883</text:p>
          </table:table-cell>
          <table:table-cell office:value-type="float" office:value="0.047119297087192535">
            <text:p>0.047119297087192535</text:p>
          </table:table-cell>
          <table:table-cell office:value-type="float" office:value="0.04177901893854141">
            <text:p>0.04177901893854141</text:p>
          </table:table-cell>
          <table:table-cell office:value-type="float" office:value="-0.030266588553786278">
            <text:p>-0.030266588553786278</text:p>
          </table:table-cell>
          <table:table-cell office:value-type="float" office:value="0.033383943140506744">
            <text:p>0.033383943140506744</text:p>
          </table:table-cell>
          <table:table-cell office:value-type="float" office:value="0.06027408689260483">
            <text:p>0.06027408689260483</text:p>
          </table:table-cell>
          <table:table-cell office:value-type="float" office:value="0.03006145730614662">
            <text:p>0.03006145730614662</text:p>
          </table:table-cell>
          <table:table-cell office:value-type="float" office:value="0.03240068256855011">
            <text:p>0.03240068256855011</text:p>
          </table:table-cell>
          <table:table-cell office:value-type="float" office:value="-0.06773670762777328">
            <text:p>-0.06773670762777328</text:p>
          </table:table-cell>
          <table:table-cell office:value-type="float" office:value="0.043075963854789734">
            <text:p>0.043075963854789734</text:p>
          </table:table-cell>
          <table:table-cell office:value-type="float" office:value="-0.058455247431993484">
            <text:p>-0.058455247431993484</text:p>
          </table:table-cell>
          <table:table-cell office:value-type="float" office:value="0.01923801377415657">
            <text:p>0.01923801377415657</text:p>
          </table:table-cell>
          <table:table-cell office:value-type="float" office:value="-0.005038620438426733">
            <text:p>-0.005038620438426733</text:p>
          </table:table-cell>
          <table:table-cell office:value-type="float" office:value="0.06475871056318283">
            <text:p>0.06475871056318283</text:p>
          </table:table-cell>
          <table:table-cell office:value-type="float" office:value="0.0391746461391449">
            <text:p>0.0391746461391449</text:p>
          </table:table-cell>
          <table:table-cell office:value-type="float" office:value="0.04095861315727234">
            <text:p>0.04095861315727234</text:p>
          </table:table-cell>
          <table:table-cell office:value-type="float" office:value="0.06566065549850464">
            <text:p>0.06566065549850464</text:p>
          </table:table-cell>
          <table:table-cell office:value-type="float" office:value="-0.06732017546892166">
            <text:p>-0.06732017546892166</text:p>
          </table:table-cell>
          <table:table-cell office:value-type="float" office:value="0.04116545990109444">
            <text:p>0.04116545990109444</text:p>
          </table:table-cell>
          <table:table-cell office:value-type="float" office:value="-0.021556613966822624">
            <text:p>-0.021556613966822624</text:p>
          </table:table-cell>
          <table:table-cell office:value-type="float" office:value="-0.029658079147338867">
            <text:p>-0.029658079147338867</text:p>
          </table:table-cell>
          <table:table-cell office:value-type="float" office:value="0.06638447195291519">
            <text:p>0.06638447195291519</text:p>
          </table:table-cell>
          <table:table-cell office:value-type="float" office:value="0.029626471921801567">
            <text:p>0.029626471921801567</text:p>
          </table:table-cell>
          <table:table-cell office:value-type="float" office:value="-0.022060025483369827">
            <text:p>-0.022060025483369827</text:p>
          </table:table-cell>
          <table:table-cell office:value-type="float" office:value="-0.039912182837724686">
            <text:p>-0.039912182837724686</text:p>
          </table:table-cell>
          <table:table-cell office:value-type="float" office:value="-0.007242406252771616">
            <text:p>-0.007242406252771616</text:p>
          </table:table-cell>
          <table:table-cell office:value-type="float" office:value="0.026021050289273262">
            <text:p>0.026021050289273262</text:p>
          </table:table-cell>
          <table:table-cell office:value-type="float" office:value="0.07043429464101791">
            <text:p>0.07043429464101791</text:p>
          </table:table-cell>
          <table:table-cell office:value-type="float" office:value="0.015144392848014832">
            <text:p>0.015144392848014832</text:p>
          </table:table-cell>
          <table:table-cell office:value-type="float" office:value="0.05075835436582565">
            <text:p>0.05075835436582565</text:p>
          </table:table-cell>
          <table:table-cell office:value-type="float" office:value="-0.04325607046484947">
            <text:p>-0.04325607046484947</text:p>
          </table:table-cell>
          <table:table-cell office:value-type="float" office:value="-0.07250388711690903">
            <text:p>-0.07250388711690903</text:p>
          </table:table-cell>
          <table:table-cell office:value-type="float" office:value="0.07336145639419556">
            <text:p>0.07336145639419556</text:p>
          </table:table-cell>
          <table:table-cell office:value-type="float" office:value="0.052658069878816605">
            <text:p>0.052658069878816605</text:p>
          </table:table-cell>
          <table:table-cell office:value-type="float" office:value="0.022901276126503944">
            <text:p>0.022901276126503944</text:p>
          </table:table-cell>
          <table:table-cell office:value-type="float" office:value="-0.07374173402786255">
            <text:p>-0.07374173402786255</text:p>
          </table:table-cell>
          <table:table-cell office:value-type="float" office:value="0.06687571108341217">
            <text:p>0.06687571108341217</text:p>
          </table:table-cell>
          <table:table-cell office:value-type="float" office:value="0.002248558448627591">
            <text:p>0.002248558448627591</text:p>
          </table:table-cell>
          <table:table-cell office:value-type="float" office:value="0.00489715114235878">
            <text:p>0.00489715114235878</text:p>
          </table:table-cell>
          <table:table-cell office:value-type="float" office:value="-0.011159819550812244">
            <text:p>-0.011159819550812244</text:p>
          </table:table-cell>
          <table:table-cell office:value-type="float" office:value="-0.04855692386627197">
            <text:p>-0.04855692386627197</text:p>
          </table:table-cell>
          <table:table-cell office:value-type="float" office:value="-0.00464323116466403">
            <text:p>-0.00464323116466403</text:p>
          </table:table-cell>
          <table:table-cell office:value-type="float" office:value="-0.003492578398436308">
            <text:p>-0.003492578398436308</text:p>
          </table:table-cell>
          <table:table-cell office:value-type="float" office:value="0.06772682070732117">
            <text:p>0.06772682070732117</text:p>
          </table:table-cell>
          <table:table-cell office:value-type="float" office:value="0.05971727892756462">
            <text:p>0.05971727892756462</text:p>
          </table:table-cell>
          <table:table-cell office:value-type="float" office:value="-0.051004327833652496">
            <text:p>-0.051004327833652496</text:p>
          </table:table-cell>
          <table:table-cell office:value-type="float" office:value="0.03169611841440201">
            <text:p>0.03169611841440201</text:p>
          </table:table-cell>
          <table:table-cell office:value-type="float" office:value="0.04236670210957527">
            <text:p>0.04236670210957527</text:p>
          </table:table-cell>
          <table:table-cell office:value-type="float" office:value="0.021420417353510857">
            <text:p>0.021420417353510857</text:p>
          </table:table-cell>
          <table:table-cell office:value-type="float" office:value="0.050421833992004395">
            <text:p>0.050421833992004395</text:p>
          </table:table-cell>
          <table:table-cell office:value-type="float" office:value="0.06857829540967941">
            <text:p>0.06857829540967941</text:p>
          </table:table-cell>
          <table:table-cell office:value-type="float" office:value="0.012195243500173092">
            <text:p>0.012195243500173092</text:p>
          </table:table-cell>
          <table:table-cell office:value-type="float" office:value="-0.016604920849204063">
            <text:p>-0.016604920849204063</text:p>
          </table:table-cell>
          <table:table-cell office:value-type="float" office:value="0.053854286670684814">
            <text:p>0.053854286670684814</text:p>
          </table:table-cell>
          <table:table-cell office:value-type="float" office:value="-0.05222255736589432">
            <text:p>-0.05222255736589432</text:p>
          </table:table-cell>
          <table:table-cell office:value-type="float" office:value="-0.044306688010692596">
            <text:p>-0.044306688010692596</text:p>
          </table:table-cell>
          <table:table-cell office:value-type="float" office:value="-0.07125362008810043">
            <text:p>-0.07125362008810043</text:p>
          </table:table-cell>
          <table:table-cell office:value-type="float" office:value="0.006824411917477846">
            <text:p>0.006824411917477846</text:p>
          </table:table-cell>
          <table:table-cell office:value-type="float" office:value="-0.019803917035460472">
            <text:p>-0.019803917035460472</text:p>
          </table:table-cell>
          <table:table-cell office:value-type="float" office:value="-0.055107589811086655">
            <text:p>-0.055107589811086655</text:p>
          </table:table-cell>
          <table:table-cell office:value-type="float" office:value="-0.04169672727584839">
            <text:p>-0.04169672727584839</text:p>
          </table:table-cell>
          <table:table-cell office:value-type="float" office:value="0.06364220380783081">
            <text:p>0.06364220380783081</text:p>
          </table:table-cell>
          <table:table-cell office:value-type="float" office:value="0.04590117558836937">
            <text:p>0.04590117558836937</text:p>
          </table:table-cell>
          <table:table-cell office:value-type="float" office:value="0.0086867930367589">
            <text:p>0.0086867930367589</text:p>
          </table:table-cell>
          <table:table-cell office:value-type="float" office:value="0.06947978585958481">
            <text:p>0.06947978585958481</text:p>
          </table:table-cell>
          <table:table-cell office:value-type="float" office:value="0.06557898968458176">
            <text:p>0.06557898968458176</text:p>
          </table:table-cell>
          <table:table-cell office:value-type="float" office:value="-0.03219946473836899">
            <text:p>-0.03219946473836899</text:p>
          </table:table-cell>
          <table:table-cell office:value-type="float" office:value="0.035998933017253876">
            <text:p>0.035998933017253876</text:p>
          </table:table-cell>
          <table:table-cell office:value-type="float" office:value="0.052822668105363846">
            <text:p>0.052822668105363846</text:p>
          </table:table-cell>
          <table:table-cell office:value-type="float" office:value="-0.05306928977370262">
            <text:p>-0.05306928977370262</text:p>
          </table:table-cell>
          <table:table-cell office:value-type="float" office:value="0.018869610503315926">
            <text:p>0.018869610503315926</text:p>
          </table:table-cell>
          <table:table-cell office:value-type="float" office:value="-0.040298983454704285">
            <text:p>-0.040298983454704285</text:p>
          </table:table-cell>
          <table:table-cell office:value-type="float" office:value="-0.06494812667369843">
            <text:p>-0.06494812667369843</text:p>
          </table:table-cell>
          <table:table-cell office:value-type="float" office:value="-0.060643184930086136">
            <text:p>-0.060643184930086136</text:p>
          </table:table-cell>
          <table:table-cell office:value-type="float" office:value="-0.01744050160050392">
            <text:p>-0.01744050160050392</text:p>
          </table:table-cell>
          <table:table-cell office:value-type="float" office:value="0.0452260747551918">
            <text:p>0.0452260747551918</text:p>
          </table:table-cell>
          <table:table-cell office:value-type="float" office:value="-0.02715429477393627">
            <text:p>-0.02715429477393627</text:p>
          </table:table-cell>
          <table:table-cell office:value-type="float" office:value="0.019597120583057404">
            <text:p>0.019597120583057404</text:p>
          </table:table-cell>
          <table:table-cell office:value-type="float" office:value="-0.008764565922319889">
            <text:p>-0.008764565922319889</text:p>
          </table:table-cell>
          <table:table-cell office:value-type="float" office:value="-0.005790338851511478">
            <text:p>-0.005790338851511478</text:p>
          </table:table-cell>
          <table:table-cell office:value-type="float" office:value="-0.03732404112815857">
            <text:p>-0.03732404112815857</text:p>
          </table:table-cell>
          <table:table-cell office:value-type="float" office:value="0.018082082271575928">
            <text:p>0.018082082271575928</text:p>
          </table:table-cell>
          <table:table-cell office:value-type="float" office:value="0.025916067883372307">
            <text:p>0.025916067883372307</text:p>
          </table:table-cell>
          <table:table-cell office:value-type="float" office:value="0.017797166481614113">
            <text:p>0.017797166481614113</text:p>
          </table:table-cell>
          <table:table-cell office:value-type="float" office:value="-0.030928557738661766">
            <text:p>-0.030928557738661766</text:p>
          </table:table-cell>
          <table:table-cell office:value-type="float" office:value="-0.0016169564332813025">
            <text:p>-0.0016169564332813025</text:p>
          </table:table-cell>
          <table:table-cell office:value-type="float" office:value="-0.02757410705089569">
            <text:p>-0.02757410705089569</text:p>
          </table:table-cell>
          <table:table-cell office:value-type="float" office:value="-0.05615648254752159">
            <text:p>-0.05615648254752159</text:p>
          </table:table-cell>
          <table:table-cell office:value-type="float" office:value="-0.008645899593830109">
            <text:p>-0.008645899593830109</text:p>
          </table:table-cell>
          <table:table-cell office:value-type="float" office:value="-0.0569436252117157">
            <text:p>-0.0569436252117157</text:p>
          </table:table-cell>
          <table:table-cell office:value-type="float" office:value="0.009469784796237946">
            <text:p>0.009469784796237946</text:p>
          </table:table-cell>
          <table:table-cell office:value-type="float" office:value="-0.07177853584289551">
            <text:p>-0.07177853584289551</text:p>
          </table:table-cell>
          <table:table-cell office:value-type="float" office:value="-0.016602007672190666">
            <text:p>-0.016602007672190666</text:p>
          </table:table-cell>
          <table:table-cell office:value-type="float" office:value="0.04455292597413063">
            <text:p>0.04455292597413063</text:p>
          </table:table-cell>
          <table:table-cell office:value-type="float" office:value="0.06170392036437988">
            <text:p>0.06170392036437988</text:p>
          </table:table-cell>
          <table:table-cell office:value-type="float" office:value="0.03696431219577789">
            <text:p>0.03696431219577789</text:p>
          </table:table-cell>
          <table:table-cell office:value-type="float" office:value="-0.05568812042474747">
            <text:p>-0.05568812042474747</text:p>
          </table:table-cell>
          <table:table-cell office:value-type="float" office:value="-0.02120133303105831">
            <text:p>-0.02120133303105831</text:p>
          </table:table-cell>
          <table:table-cell office:value-type="float" office:value="-0.02123979665338993">
            <text:p>-0.02123979665338993</text:p>
          </table:table-cell>
          <table:table-cell office:value-type="float" office:value="-0.04067782685160637">
            <text:p>-0.04067782685160637</text:p>
          </table:table-cell>
          <table:table-cell office:value-type="float" office:value="-0.01489213202148676">
            <text:p>-0.01489213202148676</text:p>
          </table:table-cell>
          <table:table-cell office:value-type="float" office:value="0.038631144911050797">
            <text:p>0.038631144911050797</text:p>
          </table:table-cell>
          <table:table-cell office:value-type="float" office:value="0.03864583745598793">
            <text:p>0.03864583745598793</text:p>
          </table:table-cell>
          <table:table-cell office:value-type="float" office:value="0.04496019333600998">
            <text:p>0.04496019333600998</text:p>
          </table:table-cell>
          <table:table-cell office:value-type="float" office:value="-0.04137773439288139">
            <text:p>-0.04137773439288139</text:p>
          </table:table-cell>
          <table:table-cell office:value-type="float" office:value="-0.0001221502898260951">
            <text:p>-0.0001221502898260951</text:p>
          </table:table-cell>
          <table:table-cell office:value-type="float" office:value="0.04808632284402847">
            <text:p>0.04808632284402847</text:p>
          </table:table-cell>
          <table:table-cell office:value-type="float" office:value="0.06496692448854446">
            <text:p>0.06496692448854446</text:p>
          </table:table-cell>
          <table:table-cell office:value-type="float" office:value="-0.0005772194708697498">
            <text:p>-0.0005772194708697498</text:p>
          </table:table-cell>
          <table:table-cell office:value-type="float" office:value="0.0551445335149765">
            <text:p>0.0551445335149765</text:p>
          </table:table-cell>
          <table:table-cell office:value-type="float" office:value="0.0517517551779747">
            <text:p>0.0517517551779747</text:p>
          </table:table-cell>
          <table:table-cell office:value-type="float" office:value="0.045390285551548004">
            <text:p>0.045390285551548004</text:p>
          </table:table-cell>
          <table:table-cell office:value-type="float" office:value="-0.042387209832668304">
            <text:p>-0.042387209832668304</text:p>
          </table:table-cell>
          <table:table-cell office:value-type="float" office:value="-0.05907667055726051">
            <text:p>-0.05907667055726051</text:p>
          </table:table-cell>
          <table:table-cell office:value-type="float" office:value="0.03586067259311676">
            <text:p>0.03586067259311676</text:p>
          </table:table-cell>
          <table:table-cell office:value-type="float" office:value="-0.0677698478102684">
            <text:p>-0.0677698478102684</text:p>
          </table:table-cell>
          <table:table-cell office:value-type="float" office:value="-0.06972149759531021">
            <text:p>-0.06972149759531021</text:p>
          </table:table-cell>
          <table:table-cell office:value-type="float" office:value="-0.06717806309461594">
            <text:p>-0.06717806309461594</text:p>
          </table:table-cell>
          <table:table-cell office:value-type="float" office:value="-0.05103748291730881">
            <text:p>-0.05103748291730881</text:p>
          </table:table-cell>
          <table:table-cell office:value-type="float" office:value="0.011651348322629929">
            <text:p>0.011651348322629929</text:p>
          </table:table-cell>
          <table:table-cell office:value-type="float" office:value="-0.021707817912101746">
            <text:p>-0.021707817912101746</text:p>
          </table:table-cell>
          <table:table-cell office:value-type="float" office:value="0.049737896770238876">
            <text:p>0.049737896770238876</text:p>
          </table:table-cell>
          <table:table-cell office:value-type="float" office:value="0.012293310835957527">
            <text:p>0.012293310835957527</text:p>
          </table:table-cell>
          <table:table-cell office:value-type="float" office:value="0.014087453484535217">
            <text:p>0.014087453484535217</text:p>
          </table:table-cell>
          <table:table-cell office:value-type="float" office:value="-0.05251819267868996">
            <text:p>-0.05251819267868996</text:p>
          </table:table-cell>
          <table:table-cell office:value-type="float" office:value="0.05760294571518898">
            <text:p>0.05760294571518898</text:p>
          </table:table-cell>
          <table:table-cell office:value-type="float" office:value="0.06682107597589493">
            <text:p>0.06682107597589493</text:p>
          </table:table-cell>
          <table:table-cell office:value-type="float" office:value="-0.027284424751996994">
            <text:p>-0.027284424751996994</text:p>
          </table:table-cell>
          <table:table-cell office:value-type="float" office:value="-0.0055020647123456">
            <text:p>-0.0055020647123456</text:p>
          </table:table-cell>
          <table:table-cell office:value-type="float" office:value="0.039143480360507965">
            <text:p>0.039143480360507965</text:p>
          </table:table-cell>
          <table:table-cell office:value-type="float" office:value="0.0074439398013055325">
            <text:p>0.0074439398013055325</text:p>
          </table:table-cell>
          <table:table-cell office:value-type="float" office:value="0.03643575310707092">
            <text:p>0.03643575310707092</text:p>
          </table:table-cell>
          <table:table-cell office:value-type="float" office:value="0.012659991160035133">
            <text:p>0.012659991160035133</text:p>
          </table:table-cell>
          <table:table-cell office:value-type="float" office:value="0.016315778717398643">
            <text:p>0.016315778717398643</text:p>
          </table:table-cell>
          <table:table-cell office:value-type="float" office:value="0.037590090185403824">
            <text:p>0.037590090185403824</text:p>
          </table:table-cell>
          <table:table-cell office:value-type="float" office:value="-0.06436450779438019">
            <text:p>-0.06436450779438019</text:p>
          </table:table-cell>
          <table:table-cell office:value-type="float" office:value="0.0444817915558815">
            <text:p>0.0444817915558815</text:p>
          </table:table-cell>
          <table:table-cell office:value-type="float" office:value="0.021275602281093597">
            <text:p>0.021275602281093597</text:p>
          </table:table-cell>
          <table:table-cell office:value-type="float" office:value="0.0017852646997198462">
            <text:p>0.0017852646997198462</text:p>
          </table:table-cell>
          <table:table-cell office:value-type="float" office:value="-0.02585395984351635">
            <text:p>-0.02585395984351635</text:p>
          </table:table-cell>
          <table:table-cell office:value-type="float" office:value="0.01873069815337658">
            <text:p>0.01873069815337658</text:p>
          </table:table-cell>
          <table:table-cell office:value-type="float" office:value="-0.0730336457490921">
            <text:p>-0.0730336457490921</text:p>
          </table:table-cell>
          <table:table-cell office:value-type="float" office:value="0.06547247618436813">
            <text:p>0.06547247618436813</text:p>
          </table:table-cell>
          <table:table-cell office:value-type="float" office:value="0.057866573333740234">
            <text:p>0.057866573333740234</text:p>
          </table:table-cell>
          <table:table-cell office:value-type="float" office:value="-0.06125527247786522">
            <text:p>-0.06125527247786522</text:p>
          </table:table-cell>
          <table:table-cell office:value-type="float" office:value="0.07322842627763748">
            <text:p>0.07322842627763748</text:p>
          </table:table-cell>
          <table:table-cell office:value-type="float" office:value="0.06951453536748886">
            <text:p>0.06951453536748886</text:p>
          </table:table-cell>
          <table:table-cell office:value-type="float" office:value="0.04271860420703888">
            <text:p>0.04271860420703888</text:p>
          </table:table-cell>
          <table:table-cell office:value-type="float" office:value="-0.03894226625561714">
            <text:p>-0.03894226625561714</text:p>
          </table:table-cell>
          <table:table-cell office:value-type="float" office:value="0.007117635570466518">
            <text:p>0.007117635570466518</text:p>
          </table:table-cell>
          <table:table-cell office:value-type="float" office:value="-0.04798738285899162">
            <text:p>-0.04798738285899162</text:p>
          </table:table-cell>
          <table:table-cell office:value-type="float" office:value="0.023227639496326447">
            <text:p>0.023227639496326447</text:p>
          </table:table-cell>
          <table:table-cell office:value-type="float" office:value="-0.018137527629733086">
            <text:p>-0.018137527629733086</text:p>
          </table:table-cell>
          <table:table-cell office:value-type="float" office:value="-0.03199832886457443">
            <text:p>-0.03199832886457443</text:p>
          </table:table-cell>
          <table:table-cell office:value-type="float" office:value="-0.00663311081007123">
            <text:p>-0.00663311081007123</text:p>
          </table:table-cell>
          <table:table-cell office:value-type="float" office:value="-0.011401865631341934">
            <text:p>-0.011401865631341934</text:p>
          </table:table-cell>
          <table:table-cell office:value-type="float" office:value="-0.05068774148821831">
            <text:p>-0.05068774148821831</text:p>
          </table:table-cell>
          <table:table-cell office:value-type="float" office:value="-0.04403482377529144">
            <text:p>-0.04403482377529144</text:p>
          </table:table-cell>
          <table:table-cell office:value-type="float" office:value="0.06297136098146439">
            <text:p>0.06297136098146439</text:p>
          </table:table-cell>
          <table:table-cell office:value-type="float" office:value="0.04091240465641022">
            <text:p>0.04091240465641022</text:p>
          </table:table-cell>
          <table:table-cell office:value-type="float" office:value="-0.007400190457701683">
            <text:p>-0.007400190457701683</text:p>
          </table:table-cell>
          <table:table-cell office:value-type="float" office:value="0.017954081296920776">
            <text:p>0.017954081296920776</text:p>
          </table:table-cell>
          <table:table-cell office:value-type="float" office:value="0.04892735555768013">
            <text:p>0.04892735555768013</text:p>
          </table:table-cell>
          <table:table-cell office:value-type="float" office:value="0.07001931220293045">
            <text:p>0.07001931220293045</text:p>
          </table:table-cell>
          <table:table-cell office:value-type="float" office:value="0.006075892131775618">
            <text:p>0.006075892131775618</text:p>
          </table:table-cell>
          <table:table-cell office:value-type="float" office:value="-0.037994205951690674">
            <text:p>-0.037994205951690674</text:p>
          </table:table-cell>
          <table:table-cell office:value-type="float" office:value="0.03745245561003685">
            <text:p>0.03745245561003685</text:p>
          </table:table-cell>
          <table:table-cell office:value-type="float" office:value="-0.0023499077651649714">
            <text:p>-0.0023499077651649714</text:p>
          </table:table-cell>
          <table:table-cell office:value-type="float" office:value="-0.02535540983080864">
            <text:p>-0.02535540983080864</text:p>
          </table:table-cell>
          <table:table-cell office:value-type="float" office:value="0.022080115973949432">
            <text:p>0.022080115973949432</text:p>
          </table:table-cell>
          <table:table-cell office:value-type="float" office:value="-0.03208155557513237">
            <text:p>-0.03208155557513237</text:p>
          </table:table-cell>
          <table:table-cell office:value-type="float" office:value="-0.007762922439724207">
            <text:p>-0.007762922439724207</text:p>
          </table:table-cell>
          <table:table-cell office:value-type="float" office:value="-0.04981022700667381">
            <text:p>-0.04981022700667381</text:p>
          </table:table-cell>
          <table:table-cell office:value-type="float" office:value="0.0025870127137750387">
            <text:p>0.0025870127137750387</text:p>
          </table:table-cell>
          <table:table-cell office:value-type="float" office:value="0.0679723396897316">
            <text:p>0.0679723396897316</text:p>
          </table:table-cell>
          <table:table-cell office:value-type="float" office:value="0.04389292746782303">
            <text:p>0.04389292746782303</text:p>
          </table:table-cell>
          <table:table-cell office:value-type="float" office:value="0.018954534083604813">
            <text:p>0.018954534083604813</text:p>
          </table:table-cell>
          <table:table-cell office:value-type="float" office:value="-0.06043033301830292">
            <text:p>-0.06043033301830292</text:p>
          </table:table-cell>
          <table:table-cell office:value-type="float" office:value="0.053488824516534805">
            <text:p>0.053488824516534805</text:p>
          </table:table-cell>
          <table:table-cell office:value-type="float" office:value="-0.023573191836476326">
            <text:p>-0.023573191836476326</text:p>
          </table:table-cell>
          <table:table-cell office:value-type="float" office:value="0.0666666030883789">
            <text:p>0.0666666030883789</text:p>
          </table:table-cell>
          <table:table-cell office:value-type="float" office:value="-0.06432194262742996">
            <text:p>-0.06432194262742996</text:p>
          </table:table-cell>
          <table:table-cell office:value-type="float" office:value="0.04725675284862518">
            <text:p>0.04725675284862518</text:p>
          </table:table-cell>
          <table:table-cell office:value-type="float" office:value="-0.051144834607839584">
            <text:p>-0.051144834607839584</text:p>
          </table:table-cell>
          <table:table-cell office:value-type="float" office:value="-0.0725175067782402">
            <text:p>-0.0725175067782402</text:p>
          </table:table-cell>
          <table:table-cell office:value-type="float" office:value="0.012452616356313229">
            <text:p>0.012452616356313229</text:p>
          </table:table-cell>
          <table:table-cell office:value-type="float" office:value="0.03337117284536362">
            <text:p>0.03337117284536362</text:p>
          </table:table-cell>
          <table:table-cell office:value-type="float" office:value="-0.05083943158388138">
            <text:p>-0.05083943158388138</text:p>
          </table:table-cell>
          <table:table-cell office:value-type="float" office:value="-0.01904200203716755">
            <text:p>-0.01904200203716755</text:p>
          </table:table-cell>
          <table:table-cell office:value-type="float" office:value="-0.0001226091553689912">
            <text:p>-0.0001226091553689912</text:p>
          </table:table-cell>
          <table:table-cell office:value-type="float" office:value="-0.04904533550143242">
            <text:p>-0.04904533550143242</text:p>
          </table:table-cell>
          <table:table-cell office:value-type="float" office:value="0.0030341267120093107">
            <text:p>0.0030341267120093107</text:p>
          </table:table-cell>
          <table:table-cell office:value-type="float" office:value="0.06291316449642181">
            <text:p>0.06291316449642181</text:p>
          </table:table-cell>
          <table:table-cell office:value-type="float" office:value="-0.05822521075606346">
            <text:p>-0.05822521075606346</text:p>
          </table:table-cell>
          <table:table-cell office:value-type="float" office:value="0.0035537423100322485">
            <text:p>0.0035537423100322485</text:p>
          </table:table-cell>
          <table:table-cell office:value-type="float" office:value="0.06356777995824814">
            <text:p>0.06356777995824814</text:p>
          </table:table-cell>
          <table:table-cell office:value-type="float" office:value="0.008520901203155518">
            <text:p>0.008520901203155518</text:p>
          </table:table-cell>
          <table:table-cell office:value-type="float" office:value="-0.06667545437812805">
            <text:p>-0.06667545437812805</text:p>
          </table:table-cell>
          <table:table-cell office:value-type="float" office:value="-0.05527529865503311">
            <text:p>-0.05527529865503311</text:p>
          </table:table-cell>
          <table:table-cell office:value-type="float" office:value="0.039157431572675705">
            <text:p>0.039157431572675705</text:p>
          </table:table-cell>
          <table:table-cell office:value-type="float" office:value="0.04347946122288704">
            <text:p>0.04347946122288704</text:p>
          </table:table-cell>
          <table:table-cell office:value-type="float" office:value="-0.0036729699932038784">
            <text:p>-0.0036729699932038784</text:p>
          </table:table-cell>
          <table:table-cell office:value-type="float" office:value="-0.037114571779966354">
            <text:p>-0.037114571779966354</text:p>
          </table:table-cell>
          <table:table-cell office:value-type="float" office:value="-0.057362768799066544">
            <text:p>-0.057362768799066544</text:p>
          </table:table-cell>
          <table:table-cell office:value-type="float" office:value="0.029209796339273453">
            <text:p>0.029209796339273453</text:p>
          </table:table-cell>
          <table:table-cell office:value-type="float" office:value="-0.005015146918594837">
            <text:p>-0.005015146918594837</text:p>
          </table:table-cell>
          <table:table-cell office:value-type="float" office:value="0.011693120002746582">
            <text:p>0.011693120002746582</text:p>
          </table:table-cell>
          <table:table-cell office:value-type="float" office:value="0.008161390200257301">
            <text:p>0.008161390200257301</text:p>
          </table:table-cell>
          <table:table-cell office:value-type="float" office:value="-0.06771750748157501">
            <text:p>-0.06771750748157501</text:p>
          </table:table-cell>
          <table:table-cell office:value-type="float" office:value="0.021457573398947716">
            <text:p>0.021457573398947716</text:p>
          </table:table-cell>
          <table:table-cell office:value-type="float" office:value="0.020062662661075592">
            <text:p>0.020062662661075592</text:p>
          </table:table-cell>
          <table:table-cell office:value-type="float" office:value="0.07073360681533813">
            <text:p>0.07073360681533813</text:p>
          </table:table-cell>
          <table:table-cell office:value-type="float" office:value="0.04307897761464119">
            <text:p>0.04307897761464119</text:p>
          </table:table-cell>
          <table:table-cell office:value-type="float" office:value="0.05422460660338402">
            <text:p>0.05422460660338402</text:p>
          </table:table-cell>
          <table:table-cell office:value-type="float" office:value="0.06612718850374222">
            <text:p>0.06612718850374222</text:p>
          </table:table-cell>
          <table:table-cell office:value-type="float" office:value="-0.02296970970928669">
            <text:p>-0.02296970970928669</text:p>
          </table:table-cell>
          <table:table-cell office:value-type="float" office:value="-0.04589013755321503">
            <text:p>-0.04589013755321503</text:p>
          </table:table-cell>
          <table:table-cell office:value-type="float" office:value="0.005899993237107992">
            <text:p>0.005899993237107992</text:p>
          </table:table-cell>
          <table:table-cell office:value-type="float" office:value="-0.07086953520774841">
            <text:p>-0.07086953520774841</text:p>
          </table:table-cell>
          <table:table-cell office:value-type="float" office:value="0.07346358895301819">
            <text:p>0.07346358895301819</text:p>
          </table:table-cell>
          <table:table-cell office:value-type="float" office:value="0.056322768330574036">
            <text:p>0.056322768330574036</text:p>
          </table:table-cell>
          <table:table-cell office:value-type="float" office:value="0.06462305039167404">
            <text:p>0.06462305039167404</text:p>
          </table:table-cell>
          <table:table-cell office:value-type="float" office:value="-0.026079410687088966">
            <text:p>-0.026079410687088966</text:p>
          </table:table-cell>
          <table:table-cell office:value-type="float" office:value="-0.04121633991599083">
            <text:p>-0.04121633991599083</text:p>
          </table:table-cell>
          <table:table-cell office:value-type="float" office:value="-0.07267706841230392">
            <text:p>-0.07267706841230392</text:p>
          </table:table-cell>
          <table:table-cell office:value-type="float" office:value="-0.06748843938112259">
            <text:p>-0.06748843938112259</text:p>
          </table:table-cell>
          <table:table-cell office:value-type="float" office:value="0.045772816985845566">
            <text:p>0.045772816985845566</text:p>
          </table:table-cell>
          <table:table-cell office:value-type="string">
            <text:p>問水果店</text:p>
          </table:table-cell>
        </table:table-row>
        <table:table-row>
          <table:table-cell office:value-type="float" office:value="0.055543359369039536">
            <text:p>0.055543359369039536</text:p>
          </table:table-cell>
          <table:table-cell office:value-type="float" office:value="0.039292898029088974">
            <text:p>0.039292898029088974</text:p>
          </table:table-cell>
          <table:table-cell office:value-type="float" office:value="0.048259884119033813">
            <text:p>0.048259884119033813</text:p>
          </table:table-cell>
          <table:table-cell office:value-type="float" office:value="-0.02362329326570034">
            <text:p>-0.02362329326570034</text:p>
          </table:table-cell>
          <table:table-cell office:value-type="float" office:value="0.03053032048046589">
            <text:p>0.03053032048046589</text:p>
          </table:table-cell>
          <table:table-cell office:value-type="float" office:value="0.053476475179195404">
            <text:p>0.053476475179195404</text:p>
          </table:table-cell>
          <table:table-cell office:value-type="float" office:value="-0.04123220220208168">
            <text:p>-0.04123220220208168</text:p>
          </table:table-cell>
          <table:table-cell office:value-type="float" office:value="-0.01673562079668045">
            <text:p>-0.01673562079668045</text:p>
          </table:table-cell>
          <table:table-cell office:value-type="float" office:value="0.05664537847042084">
            <text:p>0.05664537847042084</text:p>
          </table:table-cell>
          <table:table-cell office:value-type="float" office:value="0.04584420844912529">
            <text:p>0.04584420844912529</text:p>
          </table:table-cell>
          <table:table-cell office:value-type="float" office:value="0.03246752917766571">
            <text:p>0.03246752917766571</text:p>
          </table:table-cell>
          <table:table-cell office:value-type="float" office:value="-0.012444572523236275">
            <text:p>-0.012444572523236275</text:p>
          </table:table-cell>
          <table:table-cell office:value-type="float" office:value="0.03888312727212906">
            <text:p>0.03888312727212906</text:p>
          </table:table-cell>
          <table:table-cell office:value-type="float" office:value="-0.04546774923801422">
            <text:p>-0.04546774923801422</text:p>
          </table:table-cell>
          <table:table-cell office:value-type="float" office:value="0.010277272202074528">
            <text:p>0.010277272202074528</text:p>
          </table:table-cell>
          <table:table-cell office:value-type="float" office:value="0.03797616809606552">
            <text:p>0.03797616809606552</text:p>
          </table:table-cell>
          <table:table-cell office:value-type="float" office:value="0.04864591732621193">
            <text:p>0.04864591732621193</text:p>
          </table:table-cell>
          <table:table-cell office:value-type="float" office:value="-0.018852533772587776">
            <text:p>-0.018852533772587776</text:p>
          </table:table-cell>
          <table:table-cell office:value-type="float" office:value="0.03973722457885742">
            <text:p>0.03973722457885742</text:p>
          </table:table-cell>
          <table:table-cell office:value-type="float" office:value="-0.057301584631204605">
            <text:p>-0.057301584631204605</text:p>
          </table:table-cell>
          <table:table-cell office:value-type="float" office:value="0.037907496094703674">
            <text:p>0.037907496094703674</text:p>
          </table:table-cell>
          <table:table-cell office:value-type="float" office:value="-0.04678456485271454">
            <text:p>-0.04678456485271454</text:p>
          </table:table-cell>
          <table:table-cell office:value-type="float" office:value="-0.05743236467242241">
            <text:p>-0.05743236467242241</text:p>
          </table:table-cell>
          <table:table-cell office:value-type="float" office:value="-0.058549463748931885">
            <text:p>-0.058549463748931885</text:p>
          </table:table-cell>
          <table:table-cell office:value-type="float" office:value="-0.008950276300311089">
            <text:p>-0.008950276300311089</text:p>
          </table:table-cell>
          <table:table-cell office:value-type="float" office:value="-0.03106771782040596">
            <text:p>-0.03106771782040596</text:p>
          </table:table-cell>
          <table:table-cell office:value-type="float" office:value="0.05235535651445389">
            <text:p>0.05235535651445389</text:p>
          </table:table-cell>
          <table:table-cell office:value-type="float" office:value="0.032803263515233994">
            <text:p>0.032803263515233994</text:p>
          </table:table-cell>
          <table:table-cell office:value-type="float" office:value="0.04549125209450722">
            <text:p>0.04549125209450722</text:p>
          </table:table-cell>
          <table:table-cell office:value-type="float" office:value="0.04647156596183777">
            <text:p>0.04647156596183777</text:p>
          </table:table-cell>
          <table:table-cell office:value-type="float" office:value="-0.03421098738908768">
            <text:p>-0.03421098738908768</text:p>
          </table:table-cell>
          <table:table-cell office:value-type="float" office:value="-0.05693806707859039">
            <text:p>-0.05693806707859039</text:p>
          </table:table-cell>
          <table:table-cell office:value-type="float" office:value="0.03283710405230522">
            <text:p>0.03283710405230522</text:p>
          </table:table-cell>
          <table:table-cell office:value-type="float" office:value="-0.05640492960810661">
            <text:p>-0.05640492960810661</text:p>
          </table:table-cell>
          <table:table-cell office:value-type="float" office:value="0.02081218734383583">
            <text:p>0.02081218734383583</text:p>
          </table:table-cell>
          <table:table-cell office:value-type="float" office:value="0.03375771641731262">
            <text:p>0.03375771641731262</text:p>
          </table:table-cell>
          <table:table-cell office:value-type="float" office:value="-0.03405306115746498">
            <text:p>-0.03405306115746498</text:p>
          </table:table-cell>
          <table:table-cell office:value-type="float" office:value="0.04695342853665352">
            <text:p>0.04695342853665352</text:p>
          </table:table-cell>
          <table:table-cell office:value-type="float" office:value="-0.058516278862953186">
            <text:p>-0.058516278862953186</text:p>
          </table:table-cell>
          <table:table-cell office:value-type="float" office:value="-0.04885055497288704">
            <text:p>-0.04885055497288704</text:p>
          </table:table-cell>
          <table:table-cell office:value-type="float" office:value="0.0038293444085866213">
            <text:p>0.0038293444085866213</text:p>
          </table:table-cell>
          <table:table-cell office:value-type="float" office:value="-0.05017395317554474">
            <text:p>-0.05017395317554474</text:p>
          </table:table-cell>
          <table:table-cell office:value-type="float" office:value="0.026333147659897804">
            <text:p>0.026333147659897804</text:p>
          </table:table-cell>
          <table:table-cell office:value-type="float" office:value="0.04278062656521797">
            <text:p>0.04278062656521797</text:p>
          </table:table-cell>
          <table:table-cell office:value-type="float" office:value="0.046623632311820984">
            <text:p>0.046623632311820984</text:p>
          </table:table-cell>
          <table:table-cell office:value-type="float" office:value="-0.04223913699388504">
            <text:p>-0.04223913699388504</text:p>
          </table:table-cell>
          <table:table-cell office:value-type="float" office:value="0.044249046593904495">
            <text:p>0.044249046593904495</text:p>
          </table:table-cell>
          <table:table-cell office:value-type="float" office:value="0.046486206352710724">
            <text:p>0.046486206352710724</text:p>
          </table:table-cell>
          <table:table-cell office:value-type="float" office:value="0.04193061217665672">
            <text:p>0.04193061217665672</text:p>
          </table:table-cell>
          <table:table-cell office:value-type="float" office:value="-0.01643616333603859">
            <text:p>-0.01643616333603859</text:p>
          </table:table-cell>
          <table:table-cell office:value-type="float" office:value="-0.015403459779918194">
            <text:p>-0.015403459779918194</text:p>
          </table:table-cell>
          <table:table-cell office:value-type="float" office:value="0.049759164452552795">
            <text:p>0.049759164452552795</text:p>
          </table:table-cell>
          <table:table-cell office:value-type="float" office:value="0.044813815504312515">
            <text:p>0.044813815504312515</text:p>
          </table:table-cell>
          <table:table-cell office:value-type="float" office:value="0.05797524377703667">
            <text:p>0.05797524377703667</text:p>
          </table:table-cell>
          <table:table-cell office:value-type="float" office:value="-0.05378741770982742">
            <text:p>-0.05378741770982742</text:p>
          </table:table-cell>
          <table:table-cell office:value-type="float" office:value="0.05101151391863823">
            <text:p>0.05101151391863823</text:p>
          </table:table-cell>
          <table:table-cell office:value-type="float" office:value="-0.023129338398575783">
            <text:p>-0.023129338398575783</text:p>
          </table:table-cell>
          <table:table-cell office:value-type="float" office:value="-0.01919742114841938">
            <text:p>-0.01919742114841938</text:p>
          </table:table-cell>
          <table:table-cell office:value-type="float" office:value="0.0066635264083743095">
            <text:p>0.0066635264083743095</text:p>
          </table:table-cell>
          <table:table-cell office:value-type="float" office:value="-0.052033934742212296">
            <text:p>-0.052033934742212296</text:p>
          </table:table-cell>
          <table:table-cell office:value-type="float" office:value="-0.058469176292419434">
            <text:p>-0.058469176292419434</text:p>
          </table:table-cell>
          <table:table-cell office:value-type="float" office:value="-0.05123952031135559">
            <text:p>-0.05123952031135559</text:p>
          </table:table-cell>
          <table:table-cell office:value-type="float" office:value="-0.003951944876462221">
            <text:p>-0.003951944876462221</text:p>
          </table:table-cell>
          <table:table-cell office:value-type="float" office:value="0.02209528535604477">
            <text:p>0.02209528535604477</text:p>
          </table:table-cell>
          <table:table-cell office:value-type="float" office:value="-0.05523388460278511">
            <text:p>-0.05523388460278511</text:p>
          </table:table-cell>
          <table:table-cell office:value-type="float" office:value="-0.05506221577525139">
            <text:p>-0.05506221577525139</text:p>
          </table:table-cell>
          <table:table-cell office:value-type="float" office:value="-0.023150650784373283">
            <text:p>-0.023150650784373283</text:p>
          </table:table-cell>
          <table:table-cell office:value-type="float" office:value="0.05694374442100525">
            <text:p>0.05694374442100525</text:p>
          </table:table-cell>
          <table:table-cell office:value-type="float" office:value="-0.018675997853279114">
            <text:p>-0.018675997853279114</text:p>
          </table:table-cell>
          <table:table-cell office:value-type="float" office:value="-0.05834868177771568">
            <text:p>-0.05834868177771568</text:p>
          </table:table-cell>
          <table:table-cell office:value-type="float" office:value="0.057475827634334564">
            <text:p>0.057475827634334564</text:p>
          </table:table-cell>
          <table:table-cell office:value-type="float" office:value="-0.025033093988895416">
            <text:p>-0.025033093988895416</text:p>
          </table:table-cell>
          <table:table-cell office:value-type="float" office:value="0.03312790021300316">
            <text:p>0.03312790021300316</text:p>
          </table:table-cell>
          <table:table-cell office:value-type="float" office:value="0.00691390922293067">
            <text:p>0.00691390922293067</text:p>
          </table:table-cell>
          <table:table-cell office:value-type="float" office:value="-0.05833182483911514">
            <text:p>-0.05833182483911514</text:p>
          </table:table-cell>
          <table:table-cell office:value-type="float" office:value="-0.03696206212043762">
            <text:p>-0.03696206212043762</text:p>
          </table:table-cell>
          <table:table-cell office:value-type="float" office:value="-0.041925687342882156">
            <text:p>-0.041925687342882156</text:p>
          </table:table-cell>
          <table:table-cell office:value-type="float" office:value="0.05732491984963417">
            <text:p>0.05732491984963417</text:p>
          </table:table-cell>
          <table:table-cell office:value-type="float" office:value="-0.028497109189629555">
            <text:p>-0.028497109189629555</text:p>
          </table:table-cell>
          <table:table-cell office:value-type="float" office:value="0.0351298563182354">
            <text:p>0.0351298563182354</text:p>
          </table:table-cell>
          <table:table-cell office:value-type="float" office:value="0.05152304843068123">
            <text:p>0.05152304843068123</text:p>
          </table:table-cell>
          <table:table-cell office:value-type="float" office:value="-0.0016768526984378695">
            <text:p>-0.0016768526984378695</text:p>
          </table:table-cell>
          <table:table-cell office:value-type="float" office:value="-0.04466051980853081">
            <text:p>-0.04466051980853081</text:p>
          </table:table-cell>
          <table:table-cell office:value-type="float" office:value="-0.006541373673826456">
            <text:p>-0.006541373673826456</text:p>
          </table:table-cell>
          <table:table-cell office:value-type="float" office:value="-0.010389900766313076">
            <text:p>-0.010389900766313076</text:p>
          </table:table-cell>
          <table:table-cell office:value-type="float" office:value="0.05168042331933975">
            <text:p>0.05168042331933975</text:p>
          </table:table-cell>
          <table:table-cell office:value-type="float" office:value="0.03857584297657013">
            <text:p>0.03857584297657013</text:p>
          </table:table-cell>
          <table:table-cell office:value-type="float" office:value="-0.019999846816062927">
            <text:p>-0.019999846816062927</text:p>
          </table:table-cell>
          <table:table-cell office:value-type="float" office:value="0.053769346326589584">
            <text:p>0.053769346326589584</text:p>
          </table:table-cell>
          <table:table-cell office:value-type="float" office:value="0.03336172550916672">
            <text:p>0.03336172550916672</text:p>
          </table:table-cell>
          <table:table-cell office:value-type="float" office:value="0.02700747735798359">
            <text:p>0.02700747735798359</text:p>
          </table:table-cell>
          <table:table-cell office:value-type="float" office:value="-0.05652541294693947">
            <text:p>-0.05652541294693947</text:p>
          </table:table-cell>
          <table:table-cell office:value-type="float" office:value="0.02803456224501133">
            <text:p>0.02803456224501133</text:p>
          </table:table-cell>
          <table:table-cell office:value-type="float" office:value="-0.04534944146871567">
            <text:p>-0.04534944146871567</text:p>
          </table:table-cell>
          <table:table-cell office:value-type="float" office:value="-0.051240548491477966">
            <text:p>-0.051240548491477966</text:p>
          </table:table-cell>
          <table:table-cell office:value-type="float" office:value="-0.04450245946645737">
            <text:p>-0.04450245946645737</text:p>
          </table:table-cell>
          <table:table-cell office:value-type="float" office:value="0.01539903786033392">
            <text:p>0.01539903786033392</text:p>
          </table:table-cell>
          <table:table-cell office:value-type="float" office:value="-0.05623234808444977">
            <text:p>-0.05623234808444977</text:p>
          </table:table-cell>
          <table:table-cell office:value-type="float" office:value="-0.055302560329437256">
            <text:p>-0.055302560329437256</text:p>
          </table:table-cell>
          <table:table-cell office:value-type="float" office:value="0.04824715480208397">
            <text:p>0.04824715480208397</text:p>
          </table:table-cell>
          <table:table-cell office:value-type="float" office:value="0.05847235396504402">
            <text:p>0.05847235396504402</text:p>
          </table:table-cell>
          <table:table-cell office:value-type="float" office:value="-0.045050956308841705">
            <text:p>-0.045050956308841705</text:p>
          </table:table-cell>
          <table:table-cell office:value-type="float" office:value="0.05611333250999451">
            <text:p>0.05611333250999451</text:p>
          </table:table-cell>
          <table:table-cell office:value-type="float" office:value="-0.0014449856244027615">
            <text:p>-0.0014449856244027615</text:p>
          </table:table-cell>
          <table:table-cell office:value-type="float" office:value="-0.03936413303017616">
            <text:p>-0.03936413303017616</text:p>
          </table:table-cell>
          <table:table-cell office:value-type="float" office:value="-0.056513428688049316">
            <text:p>-0.056513428688049316</text:p>
          </table:table-cell>
          <table:table-cell office:value-type="float" office:value="-0.0572756752371788">
            <text:p>-0.0572756752371788</text:p>
          </table:table-cell>
          <table:table-cell office:value-type="float" office:value="-0.03432757779955864">
            <text:p>-0.03432757779955864</text:p>
          </table:table-cell>
          <table:table-cell office:value-type="float" office:value="0.05038394406437874">
            <text:p>0.05038394406437874</text:p>
          </table:table-cell>
          <table:table-cell office:value-type="float" office:value="-0.05174783244729042">
            <text:p>-0.05174783244729042</text:p>
          </table:table-cell>
          <table:table-cell office:value-type="float" office:value="0.05252264067530632">
            <text:p>0.05252264067530632</text:p>
          </table:table-cell>
          <table:table-cell office:value-type="float" office:value="0.02152041532099247">
            <text:p>0.02152041532099247</text:p>
          </table:table-cell>
          <table:table-cell office:value-type="float" office:value="0.047483719885349274">
            <text:p>0.047483719885349274</text:p>
          </table:table-cell>
          <table:table-cell office:value-type="float" office:value="0.02408071607351303">
            <text:p>0.02408071607351303</text:p>
          </table:table-cell>
          <table:table-cell office:value-type="float" office:value="0.058471959084272385">
            <text:p>0.058471959084272385</text:p>
          </table:table-cell>
          <table:table-cell office:value-type="float" office:value="-0.027474718168377876">
            <text:p>-0.027474718168377876</text:p>
          </table:table-cell>
          <table:table-cell office:value-type="float" office:value="0.03424146771430969">
            <text:p>0.03424146771430969</text:p>
          </table:table-cell>
          <table:table-cell office:value-type="float" office:value="0.05055627226829529">
            <text:p>0.05055627226829529</text:p>
          </table:table-cell>
          <table:table-cell office:value-type="float" office:value="0.054845694452524185">
            <text:p>0.054845694452524185</text:p>
          </table:table-cell>
          <table:table-cell office:value-type="float" office:value="0.007011197041720152">
            <text:p>0.007011197041720152</text:p>
          </table:table-cell>
          <table:table-cell office:value-type="float" office:value="0.045123085379600525">
            <text:p>0.045123085379600525</text:p>
          </table:table-cell>
          <table:table-cell office:value-type="float" office:value="0.03424360230565071">
            <text:p>0.03424360230565071</text:p>
          </table:table-cell>
          <table:table-cell office:value-type="float" office:value="0.033126335591077805">
            <text:p>0.033126335591077805</text:p>
          </table:table-cell>
          <table:table-cell office:value-type="float" office:value="-0.055607087910175323">
            <text:p>-0.055607087910175323</text:p>
          </table:table-cell>
          <table:table-cell office:value-type="float" office:value="-0.010161427780985832">
            <text:p>-0.010161427780985832</text:p>
          </table:table-cell>
          <table:table-cell office:value-type="float" office:value="0.011898492462933064">
            <text:p>0.011898492462933064</text:p>
          </table:table-cell>
          <table:table-cell office:value-type="float" office:value="-0.04875661060214043">
            <text:p>-0.04875661060214043</text:p>
          </table:table-cell>
          <table:table-cell office:value-type="float" office:value="0.054536525160074234">
            <text:p>0.054536525160074234</text:p>
          </table:table-cell>
          <table:table-cell office:value-type="float" office:value="0.05531153082847595">
            <text:p>0.05531153082847595</text:p>
          </table:table-cell>
          <table:table-cell office:value-type="float" office:value="-0.008884457871317863">
            <text:p>-0.008884457871317863</text:p>
          </table:table-cell>
          <table:table-cell office:value-type="float" office:value="0.0434345006942749">
            <text:p>0.0434345006942749</text:p>
          </table:table-cell>
          <table:table-cell office:value-type="float" office:value="-0.05723470821976662">
            <text:p>-0.05723470821976662</text:p>
          </table:table-cell>
          <table:table-cell office:value-type="float" office:value="-0.058291010558605194">
            <text:p>-0.058291010558605194</text:p>
          </table:table-cell>
          <table:table-cell office:value-type="float" office:value="0.04987940192222595">
            <text:p>0.04987940192222595</text:p>
          </table:table-cell>
          <table:table-cell office:value-type="float" office:value="-0.03346673399209976">
            <text:p>-0.03346673399209976</text:p>
          </table:table-cell>
          <table:table-cell office:value-type="float" office:value="-0.052882157266139984">
            <text:p>-0.052882157266139984</text:p>
          </table:table-cell>
          <table:table-cell office:value-type="float" office:value="0.05855894461274147">
            <text:p>0.05855894461274147</text:p>
          </table:table-cell>
          <table:table-cell office:value-type="float" office:value="0.011633689515292645">
            <text:p>0.011633689515292645</text:p>
          </table:table-cell>
          <table:table-cell office:value-type="float" office:value="-0.007219510152935982">
            <text:p>-0.007219510152935982</text:p>
          </table:table-cell>
          <table:table-cell office:value-type="float" office:value="0.05824603512883186">
            <text:p>0.05824603512883186</text:p>
          </table:table-cell>
          <table:table-cell office:value-type="float" office:value="0.034378863871097565">
            <text:p>0.034378863871097565</text:p>
          </table:table-cell>
          <table:table-cell office:value-type="float" office:value="-0.05389305204153061">
            <text:p>-0.05389305204153061</text:p>
          </table:table-cell>
          <table:table-cell office:value-type="float" office:value="0.053896836936473846">
            <text:p>0.053896836936473846</text:p>
          </table:table-cell>
          <table:table-cell office:value-type="float" office:value="0.04859824851155281">
            <text:p>0.04859824851155281</text:p>
          </table:table-cell>
          <table:table-cell office:value-type="float" office:value="-0.005640916991978884">
            <text:p>-0.005640916991978884</text:p>
          </table:table-cell>
          <table:table-cell office:value-type="float" office:value="0.007229457143694162">
            <text:p>0.007229457143694162</text:p>
          </table:table-cell>
          <table:table-cell office:value-type="float" office:value="-0.045668069273233414">
            <text:p>-0.045668069273233414</text:p>
          </table:table-cell>
          <table:table-cell office:value-type="float" office:value="-0.05664568394422531">
            <text:p>-0.05664568394422531</text:p>
          </table:table-cell>
          <table:table-cell office:value-type="float" office:value="0.0031705291476100683">
            <text:p>0.0031705291476100683</text:p>
          </table:table-cell>
          <table:table-cell office:value-type="float" office:value="-0.055109377950429916">
            <text:p>-0.055109377950429916</text:p>
          </table:table-cell>
          <table:table-cell office:value-type="float" office:value="-0.046380143612623215">
            <text:p>-0.046380143612623215</text:p>
          </table:table-cell>
          <table:table-cell office:value-type="float" office:value="-0.005025847814977169">
            <text:p>-0.005025847814977169</text:p>
          </table:table-cell>
          <table:table-cell office:value-type="float" office:value="0.0554107241332531">
            <text:p>0.0554107241332531</text:p>
          </table:table-cell>
          <table:table-cell office:value-type="float" office:value="-0.057772379368543625">
            <text:p>-0.057772379368543625</text:p>
          </table:table-cell>
          <table:table-cell office:value-type="float" office:value="-0.04841914772987366">
            <text:p>-0.04841914772987366</text:p>
          </table:table-cell>
          <table:table-cell office:value-type="float" office:value="0.05698378384113312">
            <text:p>0.05698378384113312</text:p>
          </table:table-cell>
          <table:table-cell office:value-type="float" office:value="-0.057074762880802155">
            <text:p>-0.057074762880802155</text:p>
          </table:table-cell>
          <table:table-cell office:value-type="float" office:value="0.031015921384096146">
            <text:p>0.031015921384096146</text:p>
          </table:table-cell>
          <table:table-cell office:value-type="float" office:value="-0.037566397339105606">
            <text:p>-0.037566397339105606</text:p>
          </table:table-cell>
          <table:table-cell office:value-type="float" office:value="0.0465567484498024">
            <text:p>0.0465567484498024</text:p>
          </table:table-cell>
          <table:table-cell office:value-type="float" office:value="-0.05758289247751236">
            <text:p>-0.05758289247751236</text:p>
          </table:table-cell>
          <table:table-cell office:value-type="float" office:value="-0.05031130090355873">
            <text:p>-0.05031130090355873</text:p>
          </table:table-cell>
          <table:table-cell office:value-type="float" office:value="0.04475780203938484">
            <text:p>0.04475780203938484</text:p>
          </table:table-cell>
          <table:table-cell office:value-type="float" office:value="-0.018925799056887627">
            <text:p>-0.018925799056887627</text:p>
          </table:table-cell>
          <table:table-cell office:value-type="float" office:value="0.033536024391651154">
            <text:p>0.033536024391651154</text:p>
          </table:table-cell>
          <table:table-cell office:value-type="float" office:value="-0.04010933265089989">
            <text:p>-0.04010933265089989</text:p>
          </table:table-cell>
          <table:table-cell office:value-type="float" office:value="-0.0021924159955233335">
            <text:p>-0.0021924159955233335</text:p>
          </table:table-cell>
          <table:table-cell office:value-type="float" office:value="0.05273295193910599">
            <text:p>0.05273295193910599</text:p>
          </table:table-cell>
          <table:table-cell office:value-type="float" office:value="-0.023046450689435005">
            <text:p>-0.023046450689435005</text:p>
          </table:table-cell>
          <table:table-cell office:value-type="float" office:value="-0.010893560945987701">
            <text:p>-0.010893560945987701</text:p>
          </table:table-cell>
          <table:table-cell office:value-type="float" office:value="0.0004368751251604408">
            <text:p>0.0004368751251604408</text:p>
          </table:table-cell>
          <table:table-cell office:value-type="float" office:value="0.03995828330516815">
            <text:p>0.03995828330516815</text:p>
          </table:table-cell>
          <table:table-cell office:value-type="float" office:value="-0.01588217355310917">
            <text:p>-0.01588217355310917</text:p>
          </table:table-cell>
          <table:table-cell office:value-type="float" office:value="-0.03974743187427521">
            <text:p>-0.03974743187427521</text:p>
          </table:table-cell>
          <table:table-cell office:value-type="float" office:value="0.057871174067258835">
            <text:p>0.057871174067258835</text:p>
          </table:table-cell>
          <table:table-cell office:value-type="float" office:value="0.053057532757520676">
            <text:p>0.053057532757520676</text:p>
          </table:table-cell>
          <table:table-cell office:value-type="float" office:value="0.028783362358808517">
            <text:p>0.028783362358808517</text:p>
          </table:table-cell>
          <table:table-cell office:value-type="float" office:value="-0.00007441176421707496">
            <text:p>-0.00007441176421707496</text:p>
          </table:table-cell>
          <table:table-cell office:value-type="float" office:value="-0.05723690241575241">
            <text:p>-0.05723690241575241</text:p>
          </table:table-cell>
          <table:table-cell office:value-type="float" office:value="-0.05526357144117355">
            <text:p>-0.05526357144117355</text:p>
          </table:table-cell>
          <table:table-cell office:value-type="float" office:value="0.05702968314290047">
            <text:p>0.05702968314290047</text:p>
          </table:table-cell>
          <table:table-cell office:value-type="float" office:value="0.0334685742855072">
            <text:p>0.0334685742855072</text:p>
          </table:table-cell>
          <table:table-cell office:value-type="float" office:value="-0.047854434698820114">
            <text:p>-0.047854434698820114</text:p>
          </table:table-cell>
          <table:table-cell office:value-type="float" office:value="-0.0410296767950058">
            <text:p>-0.0410296767950058</text:p>
          </table:table-cell>
          <table:table-cell office:value-type="float" office:value="-0.056588705629110336">
            <text:p>-0.056588705629110336</text:p>
          </table:table-cell>
          <table:table-cell office:value-type="float" office:value="-0.006806535646319389">
            <text:p>-0.006806535646319389</text:p>
          </table:table-cell>
          <table:table-cell office:value-type="float" office:value="-0.03538476303219795">
            <text:p>-0.03538476303219795</text:p>
          </table:table-cell>
          <table:table-cell office:value-type="float" office:value="0.010874534957110882">
            <text:p>0.010874534957110882</text:p>
          </table:table-cell>
          <table:table-cell office:value-type="float" office:value="-0.050594981759786606">
            <text:p>-0.050594981759786606</text:p>
          </table:table-cell>
          <table:table-cell office:value-type="float" office:value="0.057004593312740326">
            <text:p>0.057004593312740326</text:p>
          </table:table-cell>
          <table:table-cell office:value-type="float" office:value="-0.05762480944395065">
            <text:p>-0.05762480944395065</text:p>
          </table:table-cell>
          <table:table-cell office:value-type="float" office:value="-0.010096774436533451">
            <text:p>-0.010096774436533451</text:p>
          </table:table-cell>
          <table:table-cell office:value-type="float" office:value="-0.039379000663757324">
            <text:p>-0.039379000663757324</text:p>
          </table:table-cell>
          <table:table-cell office:value-type="float" office:value="-0.017101401463150978">
            <text:p>-0.017101401463150978</text:p>
          </table:table-cell>
          <table:table-cell office:value-type="float" office:value="-0.04975688084959984">
            <text:p>-0.04975688084959984</text:p>
          </table:table-cell>
          <table:table-cell office:value-type="float" office:value="-0.031008778139948845">
            <text:p>-0.031008778139948845</text:p>
          </table:table-cell>
          <table:table-cell office:value-type="float" office:value="-0.005093688145279884">
            <text:p>-0.005093688145279884</text:p>
          </table:table-cell>
          <table:table-cell office:value-type="float" office:value="0.0313086211681366">
            <text:p>0.0313086211681366</text:p>
          </table:table-cell>
          <table:table-cell office:value-type="float" office:value="0.033989351242780685">
            <text:p>0.033989351242780685</text:p>
          </table:table-cell>
          <table:table-cell office:value-type="float" office:value="0.05838969349861145">
            <text:p>0.05838969349861145</text:p>
          </table:table-cell>
          <table:table-cell office:value-type="float" office:value="-0.05676894262433052">
            <text:p>-0.05676894262433052</text:p>
          </table:table-cell>
          <table:table-cell office:value-type="float" office:value="0.04184494912624359">
            <text:p>0.04184494912624359</text:p>
          </table:table-cell>
          <table:table-cell office:value-type="float" office:value="-0.04108251631259918">
            <text:p>-0.04108251631259918</text:p>
          </table:table-cell>
          <table:table-cell office:value-type="float" office:value="-0.05754102021455765">
            <text:p>-0.05754102021455765</text:p>
          </table:table-cell>
          <table:table-cell office:value-type="float" office:value="-0.032563697546720505">
            <text:p>-0.032563697546720505</text:p>
          </table:table-cell>
          <table:table-cell office:value-type="float" office:value="-0.05812658742070198">
            <text:p>-0.05812658742070198</text:p>
          </table:table-cell>
          <table:table-cell office:value-type="float" office:value="-0.058405060321092606">
            <text:p>-0.058405060321092606</text:p>
          </table:table-cell>
          <table:table-cell office:value-type="float" office:value="0.016961896792054176">
            <text:p>0.016961896792054176</text:p>
          </table:table-cell>
          <table:table-cell office:value-type="float" office:value="-0.005136751104146242">
            <text:p>-0.005136751104146242</text:p>
          </table:table-cell>
          <table:table-cell office:value-type="float" office:value="0.04904673993587494">
            <text:p>0.04904673993587494</text:p>
          </table:table-cell>
          <table:table-cell office:value-type="float" office:value="-0.03273632749915123">
            <text:p>-0.03273632749915123</text:p>
          </table:table-cell>
          <table:table-cell office:value-type="float" office:value="0.05801689624786377">
            <text:p>0.05801689624786377</text:p>
          </table:table-cell>
          <table:table-cell office:value-type="float" office:value="-0.0018034859094768763">
            <text:p>-0.0018034859094768763</text:p>
          </table:table-cell>
          <table:table-cell office:value-type="float" office:value="0.024064015597105026">
            <text:p>0.024064015597105026</text:p>
          </table:table-cell>
          <table:table-cell office:value-type="float" office:value="0.055835336446762085">
            <text:p>0.055835336446762085</text:p>
          </table:table-cell>
          <table:table-cell office:value-type="float" office:value="-0.05813829228281975">
            <text:p>-0.05813829228281975</text:p>
          </table:table-cell>
          <table:table-cell office:value-type="float" office:value="-0.0513557605445385">
            <text:p>-0.0513557605445385</text:p>
          </table:table-cell>
          <table:table-cell office:value-type="float" office:value="-0.03650769591331482">
            <text:p>-0.03650769591331482</text:p>
          </table:table-cell>
          <table:table-cell office:value-type="float" office:value="-0.035639695823192596">
            <text:p>-0.035639695823192596</text:p>
          </table:table-cell>
          <table:table-cell office:value-type="float" office:value="-0.056777000427246094">
            <text:p>-0.056777000427246094</text:p>
          </table:table-cell>
          <table:table-cell office:value-type="float" office:value="0.02567562460899353">
            <text:p>0.02567562460899353</text:p>
          </table:table-cell>
          <table:table-cell office:value-type="float" office:value="0.038901448249816895">
            <text:p>0.038901448249816895</text:p>
          </table:table-cell>
          <table:table-cell office:value-type="float" office:value="0.057486336678266525">
            <text:p>0.057486336678266525</text:p>
          </table:table-cell>
          <table:table-cell office:value-type="float" office:value="0.03512381762266159">
            <text:p>0.03512381762266159</text:p>
          </table:table-cell>
          <table:table-cell office:value-type="float" office:value="-0.015055672265589237">
            <text:p>-0.015055672265589237</text:p>
          </table:table-cell>
          <table:table-cell office:value-type="float" office:value="0.05830543860793114">
            <text:p>0.05830543860793114</text:p>
          </table:table-cell>
          <table:table-cell office:value-type="float" office:value="-0.05837604030966759">
            <text:p>-0.05837604030966759</text:p>
          </table:table-cell>
          <table:table-cell office:value-type="float" office:value="-0.00787434447556734">
            <text:p>-0.00787434447556734</text:p>
          </table:table-cell>
          <table:table-cell office:value-type="float" office:value="0.0145613057538867">
            <text:p>0.0145613057538867</text:p>
          </table:table-cell>
          <table:table-cell office:value-type="float" office:value="0.04207056388258934">
            <text:p>0.04207056388258934</text:p>
          </table:table-cell>
          <table:table-cell office:value-type="float" office:value="-0.044544659554958344">
            <text:p>-0.044544659554958344</text:p>
          </table:table-cell>
          <table:table-cell office:value-type="float" office:value="-0.04646310582756996">
            <text:p>-0.04646310582756996</text:p>
          </table:table-cell>
          <table:table-cell office:value-type="float" office:value="-0.05226661637425423">
            <text:p>-0.05226661637425423</text:p>
          </table:table-cell>
          <table:table-cell office:value-type="float" office:value="0.028109397739171982">
            <text:p>0.028109397739171982</text:p>
          </table:table-cell>
          <table:table-cell office:value-type="float" office:value="0.04477880895137787">
            <text:p>0.04477880895137787</text:p>
          </table:table-cell>
          <table:table-cell office:value-type="float" office:value="-0.014386668801307678">
            <text:p>-0.014386668801307678</text:p>
          </table:table-cell>
          <table:table-cell office:value-type="float" office:value="0.015526893548667431">
            <text:p>0.015526893548667431</text:p>
          </table:table-cell>
          <table:table-cell office:value-type="float" office:value="0.041881781071424484">
            <text:p>0.041881781071424484</text:p>
          </table:table-cell>
          <table:table-cell office:value-type="float" office:value="0.04296509176492691">
            <text:p>0.04296509176492691</text:p>
          </table:table-cell>
          <table:table-cell office:value-type="float" office:value="0.033591240644454956">
            <text:p>0.033591240644454956</text:p>
          </table:table-cell>
          <table:table-cell office:value-type="float" office:value="-0.05418512225151062">
            <text:p>-0.05418512225151062</text:p>
          </table:table-cell>
          <table:table-cell office:value-type="float" office:value="-0.0357804112136364">
            <text:p>-0.0357804112136364</text:p>
          </table:table-cell>
          <table:table-cell office:value-type="float" office:value="-0.043099552392959595">
            <text:p>-0.043099552392959595</text:p>
          </table:table-cell>
          <table:table-cell office:value-type="float" office:value="-0.058531783521175385">
            <text:p>-0.058531783521175385</text:p>
          </table:table-cell>
          <table:table-cell office:value-type="float" office:value="0.05850030481815338">
            <text:p>0.05850030481815338</text:p>
          </table:table-cell>
          <table:table-cell office:value-type="float" office:value="-0.057166263461112976">
            <text:p>-0.057166263461112976</text:p>
          </table:table-cell>
          <table:table-cell office:value-type="float" office:value="-0.058395374566316605">
            <text:p>-0.058395374566316605</text:p>
          </table:table-cell>
          <table:table-cell office:value-type="float" office:value="0.05347801372408867">
            <text:p>0.05347801372408867</text:p>
          </table:table-cell>
          <table:table-cell office:value-type="float" office:value="0.030591169372200966">
            <text:p>0.030591169372200966</text:p>
          </table:table-cell>
          <table:table-cell office:value-type="float" office:value="-0.05496606603264809">
            <text:p>-0.05496606603264809</text:p>
          </table:table-cell>
          <table:table-cell office:value-type="float" office:value="-0.027150923386216164">
            <text:p>-0.027150923386216164</text:p>
          </table:table-cell>
          <table:table-cell office:value-type="float" office:value="0.04599567502737045">
            <text:p>0.04599567502737045</text:p>
          </table:table-cell>
          <table:table-cell office:value-type="float" office:value="0.05442112311720848">
            <text:p>0.05442112311720848</text:p>
          </table:table-cell>
          <table:table-cell office:value-type="float" office:value="-0.027910832315683365">
            <text:p>-0.027910832315683365</text:p>
          </table:table-cell>
          <table:table-cell office:value-type="float" office:value="-0.015109434723854065">
            <text:p>-0.015109434723854065</text:p>
          </table:table-cell>
          <table:table-cell office:value-type="float" office:value="0.008896657265722752">
            <text:p>0.008896657265722752</text:p>
          </table:table-cell>
          <table:table-cell office:value-type="float" office:value="0.058248668909072876">
            <text:p>0.058248668909072876</text:p>
          </table:table-cell>
          <table:table-cell office:value-type="float" office:value="0.05685965716838837">
            <text:p>0.05685965716838837</text:p>
          </table:table-cell>
          <table:table-cell office:value-type="float" office:value="0.027505774050951004">
            <text:p>0.027505774050951004</text:p>
          </table:table-cell>
          <table:table-cell office:value-type="float" office:value="-0.05286978557705879">
            <text:p>-0.05286978557705879</text:p>
          </table:table-cell>
          <table:table-cell office:value-type="float" office:value="0.05588729679584503">
            <text:p>0.05588729679584503</text:p>
          </table:table-cell>
          <table:table-cell office:value-type="float" office:value="-0.05670659616589546">
            <text:p>-0.05670659616589546</text:p>
          </table:table-cell>
          <table:table-cell office:value-type="float" office:value="0.007781111169606447">
            <text:p>0.007781111169606447</text:p>
          </table:table-cell>
          <table:table-cell office:value-type="float" office:value="0.045328084379434586">
            <text:p>0.045328084379434586</text:p>
          </table:table-cell>
          <table:table-cell office:value-type="float" office:value="-0.017034700140357018">
            <text:p>-0.017034700140357018</text:p>
          </table:table-cell>
          <table:table-cell office:value-type="float" office:value="0.05733127519488335">
            <text:p>0.05733127519488335</text:p>
          </table:table-cell>
          <table:table-cell office:value-type="float" office:value="-0.05130550637841225">
            <text:p>-0.05130550637841225</text:p>
          </table:table-cell>
          <table:table-cell office:value-type="float" office:value="0.002325050299987197">
            <text:p>0.002325050299987197</text:p>
          </table:table-cell>
          <table:table-cell office:value-type="float" office:value="0.03639676421880722">
            <text:p>0.03639676421880722</text:p>
          </table:table-cell>
          <table:table-cell office:value-type="float" office:value="0.02954668179154396">
            <text:p>0.02954668179154396</text:p>
          </table:table-cell>
          <table:table-cell office:value-type="float" office:value="0.05849458649754524">
            <text:p>0.05849458649754524</text:p>
          </table:table-cell>
          <table:table-cell office:value-type="float" office:value="-0.011986860074102879">
            <text:p>-0.011986860074102879</text:p>
          </table:table-cell>
          <table:table-cell office:value-type="float" office:value="0.058163151144981384">
            <text:p>0.058163151144981384</text:p>
          </table:table-cell>
          <table:table-cell office:value-type="float" office:value="-0.05811900272965431">
            <text:p>-0.05811900272965431</text:p>
          </table:table-cell>
          <table:table-cell office:value-type="float" office:value="0.027502048760652542">
            <text:p>0.027502048760652542</text:p>
          </table:table-cell>
          <table:table-cell office:value-type="float" office:value="-0.05222164839506149">
            <text:p>-0.05222164839506149</text:p>
          </table:table-cell>
          <table:table-cell office:value-type="float" office:value="-0.042969681322574615">
            <text:p>-0.042969681322574615</text:p>
          </table:table-cell>
          <table:table-cell office:value-type="float" office:value="0.00007538390491390601">
            <text:p>0.00007538390491390601</text:p>
          </table:table-cell>
          <table:table-cell office:value-type="float" office:value="0.013337298296391964">
            <text:p>0.013337298296391964</text:p>
          </table:table-cell>
          <table:table-cell office:value-type="float" office:value="-0.04748738557100296">
            <text:p>-0.04748738557100296</text:p>
          </table:table-cell>
          <table:table-cell office:value-type="float" office:value="0.02578187920153141">
            <text:p>0.02578187920153141</text:p>
          </table:table-cell>
          <table:table-cell office:value-type="float" office:value="-0.007220428436994553">
            <text:p>-0.007220428436994553</text:p>
          </table:table-cell>
          <table:table-cell office:value-type="float" office:value="-0.044035159051418304">
            <text:p>-0.044035159051418304</text:p>
          </table:table-cell>
          <table:table-cell office:value-type="float" office:value="0.05241299048066139">
            <text:p>0.05241299048066139</text:p>
          </table:table-cell>
          <table:table-cell office:value-type="float" office:value="-0.015723709017038345">
            <text:p>-0.015723709017038345</text:p>
          </table:table-cell>
          <table:table-cell office:value-type="float" office:value="0.055376145988702774">
            <text:p>0.055376145988702774</text:p>
          </table:table-cell>
          <table:table-cell office:value-type="float" office:value="0.058375533670186996">
            <text:p>0.058375533670186996</text:p>
          </table:table-cell>
          <table:table-cell office:value-type="float" office:value="0.05170874297618866">
            <text:p>0.05170874297618866</text:p>
          </table:table-cell>
          <table:table-cell office:value-type="float" office:value="0.03805312514305115">
            <text:p>0.03805312514305115</text:p>
          </table:table-cell>
          <table:table-cell office:value-type="float" office:value="0.05605887249112129">
            <text:p>0.05605887249112129</text:p>
          </table:table-cell>
          <table:table-cell office:value-type="float" office:value="-0.008705956861376762">
            <text:p>-0.008705956861376762</text:p>
          </table:table-cell>
          <table:table-cell office:value-type="float" office:value="-0.02811024710536003">
            <text:p>-0.02811024710536003</text:p>
          </table:table-cell>
          <table:table-cell office:value-type="float" office:value="-0.0579686276614666">
            <text:p>-0.0579686276614666</text:p>
          </table:table-cell>
          <table:table-cell office:value-type="float" office:value="-0.04884455353021622">
            <text:p>-0.04884455353021622</text:p>
          </table:table-cell>
          <table:table-cell office:value-type="float" office:value="-0.057725690305233">
            <text:p>-0.057725690305233</text:p>
          </table:table-cell>
          <table:table-cell office:value-type="float" office:value="-0.05334296450018883">
            <text:p>-0.05334296450018883</text:p>
          </table:table-cell>
          <table:table-cell office:value-type="float" office:value="0.032645370811223984">
            <text:p>0.032645370811223984</text:p>
          </table:table-cell>
          <table:table-cell office:value-type="float" office:value="-0.01999243162572384">
            <text:p>-0.01999243162572384</text:p>
          </table:table-cell>
          <table:table-cell office:value-type="float" office:value="-0.05845240131020546">
            <text:p>-0.05845240131020546</text:p>
          </table:table-cell>
          <table:table-cell office:value-type="float" office:value="-0.0008440821547992527">
            <text:p>-0.0008440821547992527</text:p>
          </table:table-cell>
          <table:table-cell office:value-type="float" office:value="0.038062211126089096">
            <text:p>0.038062211126089096</text:p>
          </table:table-cell>
          <table:table-cell office:value-type="float" office:value="0.04459180682897568">
            <text:p>0.04459180682897568</text:p>
          </table:table-cell>
          <table:table-cell office:value-type="float" office:value="-0.05813948065042496">
            <text:p>-0.05813948065042496</text:p>
          </table:table-cell>
          <table:table-cell office:value-type="float" office:value="0.04715538024902344">
            <text:p>0.04715538024902344</text:p>
          </table:table-cell>
          <table:table-cell office:value-type="float" office:value="0.04715349152684212">
            <text:p>0.04715349152684212</text:p>
          </table:table-cell>
          <table:table-cell office:value-type="float" office:value="-0.05814678221940994">
            <text:p>-0.05814678221940994</text:p>
          </table:table-cell>
          <table:table-cell office:value-type="float" office:value="-0.0011056498624384403">
            <text:p>-0.0011056498624384403</text:p>
          </table:table-cell>
          <table:table-cell office:value-type="float" office:value="0.05348566547036171">
            <text:p>0.05348566547036171</text:p>
          </table:table-cell>
          <table:table-cell office:value-type="float" office:value="-0.052135810256004333">
            <text:p>-0.052135810256004333</text:p>
          </table:table-cell>
          <table:table-cell office:value-type="float" office:value="0.009137223474681377">
            <text:p>0.009137223474681377</text:p>
          </table:table-cell>
          <table:table-cell office:value-type="float" office:value="0.020957954227924347">
            <text:p>0.020957954227924347</text:p>
          </table:table-cell>
          <table:table-cell office:value-type="float" office:value="-0.05388295650482178">
            <text:p>-0.05388295650482178</text:p>
          </table:table-cell>
          <table:table-cell office:value-type="float" office:value="0.05799505487084389">
            <text:p>0.05799505487084389</text:p>
          </table:table-cell>
          <table:table-cell office:value-type="float" office:value="-0.048167306929826736">
            <text:p>-0.048167306929826736</text:p>
          </table:table-cell>
          <table:table-cell office:value-type="float" office:value="-0.05502326786518097">
            <text:p>-0.05502326786518097</text:p>
          </table:table-cell>
          <table:table-cell office:value-type="float" office:value="-0.008582190610468388">
            <text:p>-0.008582190610468388</text:p>
          </table:table-cell>
          <table:table-cell office:value-type="float" office:value="-0.058303624391555786">
            <text:p>-0.058303624391555786</text:p>
          </table:table-cell>
          <table:table-cell office:value-type="float" office:value="0.05845131725072861">
            <text:p>0.05845131725072861</text:p>
          </table:table-cell>
          <table:table-cell office:value-type="float" office:value="-0.0513625331223011">
            <text:p>-0.0513625331223011</text:p>
          </table:table-cell>
          <table:table-cell office:value-type="float" office:value="-0.025723816826939583">
            <text:p>-0.025723816826939583</text:p>
          </table:table-cell>
          <table:table-cell office:value-type="float" office:value="0.05638967826962471">
            <text:p>0.05638967826962471</text:p>
          </table:table-cell>
          <table:table-cell office:value-type="float" office:value="-0.017382072284817696">
            <text:p>-0.017382072284817696</text:p>
          </table:table-cell>
          <table:table-cell office:value-type="float" office:value="-0.057119615375995636">
            <text:p>-0.057119615375995636</text:p>
          </table:table-cell>
          <table:table-cell office:value-type="float" office:value="-0.05838179215788841">
            <text:p>-0.05838179215788841</text:p>
          </table:table-cell>
          <table:table-cell office:value-type="float" office:value="-0.032653890550136566">
            <text:p>-0.032653890550136566</text:p>
          </table:table-cell>
          <table:table-cell office:value-type="float" office:value="0.052371736615896225">
            <text:p>0.052371736615896225</text:p>
          </table:table-cell>
          <table:table-cell office:value-type="float" office:value="0.04911353066563606">
            <text:p>0.04911353066563606</text:p>
          </table:table-cell>
          <table:table-cell office:value-type="float" office:value="-0.05400962382555008">
            <text:p>-0.05400962382555008</text:p>
          </table:table-cell>
          <table:table-cell office:value-type="float" office:value="0.054052770137786865">
            <text:p>0.054052770137786865</text:p>
          </table:table-cell>
          <table:table-cell office:value-type="float" office:value="-0.039963312447071075">
            <text:p>-0.039963312447071075</text:p>
          </table:table-cell>
          <table:table-cell office:value-type="float" office:value="-0.045238036662340164">
            <text:p>-0.045238036662340164</text:p>
          </table:table-cell>
          <table:table-cell office:value-type="float" office:value="0.031150581315159798">
            <text:p>0.031150581315159798</text:p>
          </table:table-cell>
          <table:table-cell office:value-type="float" office:value="0.056711770594120026">
            <text:p>0.056711770594120026</text:p>
          </table:table-cell>
          <table:table-cell office:value-type="float" office:value="0.058196257799863815">
            <text:p>0.058196257799863815</text:p>
          </table:table-cell>
          <table:table-cell office:value-type="float" office:value="0.058188240975141525">
            <text:p>0.058188240975141525</text:p>
          </table:table-cell>
          <table:table-cell office:value-type="float" office:value="0.047996386885643005">
            <text:p>0.047996386885643005</text:p>
          </table:table-cell>
          <table:table-cell office:value-type="float" office:value="0.05833732709288597">
            <text:p>0.05833732709288597</text:p>
          </table:table-cell>
          <table:table-cell office:value-type="float" office:value="0.021051855757832527">
            <text:p>0.021051855757832527</text:p>
          </table:table-cell>
          <table:table-cell office:value-type="float" office:value="0.05797453969717026">
            <text:p>0.05797453969717026</text:p>
          </table:table-cell>
          <table:table-cell office:value-type="float" office:value="0.04310910776257515">
            <text:p>0.04310910776257515</text:p>
          </table:table-cell>
          <table:table-cell office:value-type="float" office:value="-0.051111239939928055">
            <text:p>-0.051111239939928055</text:p>
          </table:table-cell>
          <table:table-cell office:value-type="float" office:value="-0.05854631960391998">
            <text:p>-0.05854631960391998</text:p>
          </table:table-cell>
          <table:table-cell office:value-type="float" office:value="-0.02394820936024189">
            <text:p>-0.02394820936024189</text:p>
          </table:table-cell>
          <table:table-cell office:value-type="float" office:value="-0.020186230540275574">
            <text:p>-0.020186230540275574</text:p>
          </table:table-cell>
          <table:table-cell office:value-type="float" office:value="-0.05620694160461426">
            <text:p>-0.05620694160461426</text:p>
          </table:table-cell>
          <table:table-cell office:value-type="float" office:value="0.05848950892686844">
            <text:p>0.05848950892686844</text:p>
          </table:table-cell>
          <table:table-cell office:value-type="float" office:value="0.058009665459394455">
            <text:p>0.058009665459394455</text:p>
          </table:table-cell>
          <table:table-cell office:value-type="float" office:value="0.05066196620464325">
            <text:p>0.05066196620464325</text:p>
          </table:table-cell>
          <table:table-cell office:value-type="float" office:value="-0.05812354385852814">
            <text:p>-0.05812354385852814</text:p>
          </table:table-cell>
          <table:table-cell office:value-type="float" office:value="0.052477262914180756">
            <text:p>0.052477262914180756</text:p>
          </table:table-cell>
          <table:table-cell office:value-type="float" office:value="-0.05764848738908768">
            <text:p>-0.05764848738908768</text:p>
          </table:table-cell>
          <table:table-cell office:value-type="float" office:value="0.05142645165324211">
            <text:p>0.05142645165324211</text:p>
          </table:table-cell>
          <table:table-cell office:value-type="float" office:value="-0.0585683174431324">
            <text:p>-0.0585683174431324</text:p>
          </table:table-cell>
          <table:table-cell office:value-type="float" office:value="0.0585244782269001">
            <text:p>0.0585244782269001</text:p>
          </table:table-cell>
          <table:table-cell office:value-type="float" office:value="-0.04417956620454788">
            <text:p>-0.04417956620454788</text:p>
          </table:table-cell>
          <table:table-cell office:value-type="float" office:value="0.058504488319158554">
            <text:p>0.058504488319158554</text:p>
          </table:table-cell>
          <table:table-cell office:value-type="float" office:value="-0.05818154662847519">
            <text:p>-0.05818154662847519</text:p>
          </table:table-cell>
          <table:table-cell office:value-type="float" office:value="-0.05459676310420036">
            <text:p>-0.05459676310420036</text:p>
          </table:table-cell>
          <table:table-cell office:value-type="float" office:value="-0.031828172504901886">
            <text:p>-0.031828172504901886</text:p>
          </table:table-cell>
          <table:table-cell office:value-type="float" office:value="0.011826753616333008">
            <text:p>0.011826753616333008</text:p>
          </table:table-cell>
          <table:table-cell office:value-type="float" office:value="0.039876699447631836">
            <text:p>0.039876699447631836</text:p>
          </table:table-cell>
          <table:table-cell office:value-type="float" office:value="0.055596236139535904">
            <text:p>0.055596236139535904</text:p>
          </table:table-cell>
          <table:table-cell office:value-type="float" office:value="-0.02553943730890751">
            <text:p>-0.02553943730890751</text:p>
          </table:table-cell>
          <table:table-cell office:value-type="float" office:value="-0.05836110934615135">
            <text:p>-0.05836110934615135</text:p>
          </table:table-cell>
          <table:table-cell office:value-type="float" office:value="-0.040858421474695206">
            <text:p>-0.040858421474695206</text:p>
          </table:table-cell>
          <table:table-cell office:value-type="float" office:value="-0.05321527272462845">
            <text:p>-0.05321527272462845</text:p>
          </table:table-cell>
          <table:table-cell office:value-type="float" office:value="0.0062371594831347466">
            <text:p>0.0062371594831347466</text:p>
          </table:table-cell>
          <table:table-cell office:value-type="float" office:value="0.047177597880363464">
            <text:p>0.047177597880363464</text:p>
          </table:table-cell>
          <table:table-cell office:value-type="float" office:value="0.035679034888744354">
            <text:p>0.035679034888744354</text:p>
          </table:table-cell>
          <table:table-cell office:value-type="float" office:value="0.058535441756248474">
            <text:p>0.058535441756248474</text:p>
          </table:table-cell>
          <table:table-cell office:value-type="float" office:value="0.054894350469112396">
            <text:p>0.054894350469112396</text:p>
          </table:table-cell>
          <table:table-cell office:value-type="float" office:value="0.05141296982765198">
            <text:p>0.05141296982765198</text:p>
          </table:table-cell>
          <table:table-cell office:value-type="float" office:value="0.058170415461063385">
            <text:p>0.058170415461063385</text:p>
          </table:table-cell>
          <table:table-cell office:value-type="float" office:value="-0.014051276259124279">
            <text:p>-0.014051276259124279</text:p>
          </table:table-cell>
          <table:table-cell office:value-type="float" office:value="-0.0585658997297287">
            <text:p>-0.0585658997297287</text:p>
          </table:table-cell>
          <table:table-cell office:value-type="float" office:value="-0.009916793555021286">
            <text:p>-0.009916793555021286</text:p>
          </table:table-cell>
          <table:table-cell office:value-type="float" office:value="0.05331216752529144">
            <text:p>0.05331216752529144</text:p>
          </table:table-cell>
          <table:table-cell office:value-type="float" office:value="-0.04584800451993942">
            <text:p>-0.04584800451993942</text:p>
          </table:table-cell>
          <table:table-cell office:value-type="float" office:value="-0.0343128927052021">
            <text:p>-0.0343128927052021</text:p>
          </table:table-cell>
          <table:table-cell office:value-type="float" office:value="-0.0550236776471138">
            <text:p>-0.0550236776471138</text:p>
          </table:table-cell>
          <table:table-cell office:value-type="float" office:value="0.052675213664770126">
            <text:p>0.052675213664770126</text:p>
          </table:table-cell>
          <table:table-cell office:value-type="float" office:value="-0.02051224373281002">
            <text:p>-0.02051224373281002</text:p>
          </table:table-cell>
          <table:table-cell office:value-type="float" office:value="0.04380575194954872">
            <text:p>0.04380575194954872</text:p>
          </table:table-cell>
          <table:table-cell office:value-type="float" office:value="-0.05607344210147858">
            <text:p>-0.05607344210147858</text:p>
          </table:table-cell>
          <table:table-cell office:value-type="float" office:value="0.02741977758705616">
            <text:p>0.02741977758705616</text:p>
          </table:table-cell>
          <table:table-cell office:value-type="float" office:value="-0.05491560325026512">
            <text:p>-0.05491560325026512</text:p>
          </table:table-cell>
          <table:table-cell office:value-type="float" office:value="-0.033872585743665695">
            <text:p>-0.033872585743665695</text:p>
          </table:table-cell>
          <table:table-cell office:value-type="float" office:value="0.05737115815281868">
            <text:p>0.05737115815281868</text:p>
          </table:table-cell>
          <table:table-cell office:value-type="float" office:value="0.04361611232161522">
            <text:p>0.04361611232161522</text:p>
          </table:table-cell>
          <table:table-cell office:value-type="float" office:value="-0.05830683931708336">
            <text:p>-0.05830683931708336</text:p>
          </table:table-cell>
          <table:table-cell office:value-type="float" office:value="-0.054849859327077866">
            <text:p>-0.054849859327077866</text:p>
          </table:table-cell>
          <table:table-cell office:value-type="float" office:value="0.05565180256962776">
            <text:p>0.05565180256962776</text:p>
          </table:table-cell>
          <table:table-cell office:value-type="float" office:value="-0.052866920828819275">
            <text:p>-0.052866920828819275</text:p>
          </table:table-cell>
          <table:table-cell office:value-type="float" office:value="-0.0425504595041275">
            <text:p>-0.0425504595041275</text:p>
          </table:table-cell>
          <table:table-cell office:value-type="float" office:value="-0.055688127875328064">
            <text:p>-0.055688127875328064</text:p>
          </table:table-cell>
          <table:table-cell office:value-type="float" office:value="0.035779763013124466">
            <text:p>0.035779763013124466</text:p>
          </table:table-cell>
          <table:table-cell office:value-type="float" office:value="-0.05427912250161171">
            <text:p>-0.05427912250161171</text:p>
          </table:table-cell>
          <table:table-cell office:value-type="float" office:value="0.04706653952598572">
            <text:p>0.04706653952598572</text:p>
          </table:table-cell>
          <table:table-cell office:value-type="float" office:value="-0.04122493416070938">
            <text:p>-0.04122493416070938</text:p>
          </table:table-cell>
          <table:table-cell office:value-type="float" office:value="-0.05835966393351555">
            <text:p>-0.05835966393351555</text:p>
          </table:table-cell>
          <table:table-cell office:value-type="float" office:value="-0.03462100774049759">
            <text:p>-0.03462100774049759</text:p>
          </table:table-cell>
          <table:table-cell office:value-type="float" office:value="-0.05797593668103218">
            <text:p>-0.05797593668103218</text:p>
          </table:table-cell>
          <table:table-cell office:value-type="float" office:value="0.029267072677612305">
            <text:p>0.029267072677612305</text:p>
          </table:table-cell>
          <table:table-cell office:value-type="float" office:value="-0.04806793853640556">
            <text:p>-0.04806793853640556</text:p>
          </table:table-cell>
          <table:table-cell office:value-type="float" office:value="0.055819153785705566">
            <text:p>0.055819153785705566</text:p>
          </table:table-cell>
          <table:table-cell office:value-type="float" office:value="0.05002360790967941">
            <text:p>0.05002360790967941</text:p>
          </table:table-cell>
          <table:table-cell office:value-type="float" office:value="0.054503779858350754">
            <text:p>0.054503779858350754</text:p>
          </table:table-cell>
          <table:table-cell office:value-type="float" office:value="-0.03546658530831337">
            <text:p>-0.03546658530831337</text:p>
          </table:table-cell>
          <table:table-cell office:value-type="float" office:value="0.053170885890722275">
            <text:p>0.053170885890722275</text:p>
          </table:table-cell>
          <table:table-cell office:value-type="float" office:value="-0.05665125325322151">
            <text:p>-0.05665125325322151</text:p>
          </table:table-cell>
          <table:table-cell office:value-type="float" office:value="0.026834355667233467">
            <text:p>0.026834355667233467</text:p>
          </table:table-cell>
          <table:table-cell office:value-type="float" office:value="-0.05492517724633217">
            <text:p>-0.05492517724633217</text:p>
          </table:table-cell>
          <table:table-cell office:value-type="float" office:value="0.05189930647611618">
            <text:p>0.05189930647611618</text:p>
          </table:table-cell>
          <table:table-cell office:value-type="float" office:value="0.02045968919992447">
            <text:p>0.02045968919992447</text:p>
          </table:table-cell>
          <table:table-cell office:value-type="float" office:value="0.057558927685022354">
            <text:p>0.057558927685022354</text:p>
          </table:table-cell>
          <table:table-cell office:value-type="float" office:value="0.05813084915280342">
            <text:p>0.05813084915280342</text:p>
          </table:table-cell>
          <table:table-cell office:value-type="float" office:value="0.0081380195915699">
            <text:p>0.0081380195915699</text:p>
          </table:table-cell>
          <table:table-cell office:value-type="float" office:value="-0.005492981523275375">
            <text:p>-0.005492981523275375</text:p>
          </table:table-cell>
          <table:table-cell office:value-type="float" office:value="-0.0036286984104663134">
            <text:p>-0.0036286984104663134</text:p>
          </table:table-cell>
          <table:table-cell office:value-type="float" office:value="-0.05788443982601166">
            <text:p>-0.05788443982601166</text:p>
          </table:table-cell>
          <table:table-cell office:value-type="float" office:value="0.058394674211740494">
            <text:p>0.058394674211740494</text:p>
          </table:table-cell>
          <table:table-cell office:value-type="float" office:value="-0.04703778401017189">
            <text:p>-0.04703778401017189</text:p>
          </table:table-cell>
          <table:table-cell office:value-type="float" office:value="-0.05306987091898918">
            <text:p>-0.05306987091898918</text:p>
          </table:table-cell>
          <table:table-cell office:value-type="float" office:value="-0.05445267632603645">
            <text:p>-0.05445267632603645</text:p>
          </table:table-cell>
          <table:table-cell office:value-type="float" office:value="-0.01745125651359558">
            <text:p>-0.01745125651359558</text:p>
          </table:table-cell>
          <table:table-cell office:value-type="float" office:value="0.042832862585783005">
            <text:p>0.042832862585783005</text:p>
          </table:table-cell>
          <table:table-cell office:value-type="float" office:value="-0.05415920540690422">
            <text:p>-0.05415920540690422</text:p>
          </table:table-cell>
          <table:table-cell office:value-type="float" office:value="-0.003913270775228739">
            <text:p>-0.003913270775228739</text:p>
          </table:table-cell>
          <table:table-cell office:value-type="float" office:value="0.05675289034843445">
            <text:p>0.05675289034843445</text:p>
          </table:table-cell>
          <table:table-cell office:value-type="float" office:value="-0.04398391395807266">
            <text:p>-0.04398391395807266</text:p>
          </table:table-cell>
          <table:table-cell office:value-type="float" office:value="-0.03797456994652748">
            <text:p>-0.03797456994652748</text:p>
          </table:table-cell>
          <table:table-cell office:value-type="float" office:value="0.05852632224559784">
            <text:p>0.05852632224559784</text:p>
          </table:table-cell>
          <table:table-cell office:value-type="float" office:value="-0.05829119309782982">
            <text:p>-0.05829119309782982</text:p>
          </table:table-cell>
          <table:table-cell office:value-type="float" office:value="0.02518320269882679">
            <text:p>0.02518320269882679</text:p>
          </table:table-cell>
          <table:table-cell office:value-type="float" office:value="-0.01904158852994442">
            <text:p>-0.01904158852994442</text:p>
          </table:table-cell>
          <table:table-cell office:value-type="float" office:value="0.02502497471868992">
            <text:p>0.02502497471868992</text:p>
          </table:table-cell>
          <table:table-cell office:value-type="float" office:value="0.031707365065813065">
            <text:p>0.031707365065813065</text:p>
          </table:table-cell>
          <table:table-cell office:value-type="float" office:value="-0.05671065300703049">
            <text:p>-0.05671065300703049</text:p>
          </table:table-cell>
          <table:table-cell office:value-type="float" office:value="0.008715769276022911">
            <text:p>0.008715769276022911</text:p>
          </table:table-cell>
          <table:table-cell office:value-type="float" office:value="-0.0018791229231283069">
            <text:p>-0.0018791229231283069</text:p>
          </table:table-cell>
          <table:table-cell office:value-type="float" office:value="0.05721458047628403">
            <text:p>0.05721458047628403</text:p>
          </table:table-cell>
          <table:table-cell office:value-type="float" office:value="0.051864538341760635">
            <text:p>0.051864538341760635</text:p>
          </table:table-cell>
          <table:table-cell office:value-type="float" office:value="-0.03981228917837143">
            <text:p>-0.03981228917837143</text:p>
          </table:table-cell>
          <table:table-cell office:value-type="float" office:value="0.056458234786987305">
            <text:p>0.056458234786987305</text:p>
          </table:table-cell>
          <table:table-cell office:value-type="float" office:value="0.05648265406489372">
            <text:p>0.05648265406489372</text:p>
          </table:table-cell>
          <table:table-cell office:value-type="float" office:value="-0.05112186446785927">
            <text:p>-0.05112186446785927</text:p>
          </table:table-cell>
          <table:table-cell office:value-type="float" office:value="0.05764975771307945">
            <text:p>0.05764975771307945</text:p>
          </table:table-cell>
          <table:table-cell office:value-type="float" office:value="0.05126797407865524">
            <text:p>0.05126797407865524</text:p>
          </table:table-cell>
          <table:table-cell office:value-type="float" office:value="-0.03180459514260292">
            <text:p>-0.03180459514260292</text:p>
          </table:table-cell>
          <table:table-cell office:value-type="float" office:value="0.05850011855363846">
            <text:p>0.05850011855363846</text:p>
          </table:table-cell>
          <table:table-cell office:value-type="float" office:value="-0.041871778666973114">
            <text:p>-0.041871778666973114</text:p>
          </table:table-cell>
          <table:table-cell office:value-type="float" office:value="0.05786140263080597">
            <text:p>0.05786140263080597</text:p>
          </table:table-cell>
          <table:table-cell office:value-type="float" office:value="-0.049513496458530426">
            <text:p>-0.049513496458530426</text:p>
          </table:table-cell>
          <table:table-cell office:value-type="float" office:value="0.0544491671025753">
            <text:p>0.0544491671025753</text:p>
          </table:table-cell>
          <table:table-cell office:value-type="float" office:value="0.042749084532260895">
            <text:p>0.042749084532260895</text:p>
          </table:table-cell>
          <table:table-cell office:value-type="float" office:value="0.026204373687505722">
            <text:p>0.026204373687505722</text:p>
          </table:table-cell>
          <table:table-cell office:value-type="float" office:value="-0.048394396901130676">
            <text:p>-0.048394396901130676</text:p>
          </table:table-cell>
          <table:table-cell office:value-type="float" office:value="-0.0585598424077034">
            <text:p>-0.0585598424077034</text:p>
          </table:table-cell>
          <table:table-cell office:value-type="float" office:value="-0.01634456403553486">
            <text:p>-0.01634456403553486</text:p>
          </table:table-cell>
          <table:table-cell office:value-type="float" office:value="0.003084117779508233">
            <text:p>0.003084117779508233</text:p>
          </table:table-cell>
          <table:table-cell office:value-type="float" office:value="0.056806422770023346">
            <text:p>0.056806422770023346</text:p>
          </table:table-cell>
          <table:table-cell office:value-type="float" office:value="-0.027070896700024605">
            <text:p>-0.027070896700024605</text:p>
          </table:table-cell>
          <table:table-cell office:value-type="float" office:value="0.05229101702570915">
            <text:p>0.05229101702570915</text:p>
          </table:table-cell>
          <table:table-cell office:value-type="float" office:value="-0.01756158657371998">
            <text:p>-0.01756158657371998</text:p>
          </table:table-cell>
          <table:table-cell office:value-type="float" office:value="0.02086756005883217">
            <text:p>0.02086756005883217</text:p>
          </table:table-cell>
          <table:table-cell office:value-type="float" office:value="0.041848354041576385">
            <text:p>0.041848354041576385</text:p>
          </table:table-cell>
          <table:table-cell office:value-type="float" office:value="0.052095044404268265">
            <text:p>0.052095044404268265</text:p>
          </table:table-cell>
          <table:table-cell office:value-type="float" office:value="0.0481446273624897">
            <text:p>0.0481446273624897</text:p>
          </table:table-cell>
          <table:table-cell office:value-type="float" office:value="0.005573515314608812">
            <text:p>0.005573515314608812</text:p>
          </table:table-cell>
          <table:table-cell office:value-type="float" office:value="0.010317515581846237">
            <text:p>0.010317515581846237</text:p>
          </table:table-cell>
          <table:table-cell office:value-type="float" office:value="-0.019449789077043533">
            <text:p>-0.019449789077043533</text:p>
          </table:table-cell>
          <table:table-cell office:value-type="float" office:value="-0.053850818425416946">
            <text:p>-0.053850818425416946</text:p>
          </table:table-cell>
          <table:table-cell office:value-type="float" office:value="-0.05839807540178299">
            <text:p>-0.05839807540178299</text:p>
          </table:table-cell>
          <table:table-cell office:value-type="float" office:value="0.029788443818688393">
            <text:p>0.029788443818688393</text:p>
          </table:table-cell>
          <table:table-cell office:value-type="float" office:value="-0.05787619575858116">
            <text:p>-0.05787619575858116</text:p>
          </table:table-cell>
          <table:table-cell office:value-type="float" office:value="-0.05842632055282593">
            <text:p>-0.05842632055282593</text:p>
          </table:table-cell>
          <table:table-cell office:value-type="float" office:value="-0.05835931375622749">
            <text:p>-0.05835931375622749</text:p>
          </table:table-cell>
          <table:table-cell office:value-type="float" office:value="0.049933549016714096">
            <text:p>0.049933549016714096</text:p>
          </table:table-cell>
          <table:table-cell office:value-type="float" office:value="-0.05842096731066704">
            <text:p>-0.05842096731066704</text:p>
          </table:table-cell>
          <table:table-cell office:value-type="float" office:value="-0.012078710831701756">
            <text:p>-0.012078710831701756</text:p>
          </table:table-cell>
          <table:table-cell office:value-type="float" office:value="0.052804023027420044">
            <text:p>0.052804023027420044</text:p>
          </table:table-cell>
          <table:table-cell office:value-type="float" office:value="0.0576355867087841">
            <text:p>0.0576355867087841</text:p>
          </table:table-cell>
          <table:table-cell office:value-type="float" office:value="0.05635562166571617">
            <text:p>0.05635562166571617</text:p>
          </table:table-cell>
          <table:table-cell office:value-type="float" office:value="-0.05618631839752197">
            <text:p>-0.05618631839752197</text:p>
          </table:table-cell>
          <table:table-cell office:value-type="float" office:value="0.031104739755392075">
            <text:p>0.031104739755392075</text:p>
          </table:table-cell>
          <table:table-cell office:value-type="float" office:value="0.029455380514264107">
            <text:p>0.029455380514264107</text:p>
          </table:table-cell>
          <table:table-cell office:value-type="float" office:value="-0.010004536248743534">
            <text:p>-0.010004536248743534</text:p>
          </table:table-cell>
          <table:table-cell office:value-type="float" office:value="-0.04938029497861862">
            <text:p>-0.04938029497861862</text:p>
          </table:table-cell>
          <table:table-cell office:value-type="float" office:value="-0.03987538814544678">
            <text:p>-0.03987538814544678</text:p>
          </table:table-cell>
          <table:table-cell office:value-type="float" office:value="0.01633964478969574">
            <text:p>0.01633964478969574</text:p>
          </table:table-cell>
          <table:table-cell office:value-type="float" office:value="0.04813413321971893">
            <text:p>0.04813413321971893</text:p>
          </table:table-cell>
          <table:table-cell office:value-type="float" office:value="-0.058312736451625824">
            <text:p>-0.058312736451625824</text:p>
          </table:table-cell>
          <table:table-cell office:value-type="float" office:value="0.05300651490688324">
            <text:p>0.05300651490688324</text:p>
          </table:table-cell>
          <table:table-cell office:value-type="float" office:value="-0.05518323555588722">
            <text:p>-0.05518323555588722</text:p>
          </table:table-cell>
          <table:table-cell office:value-type="float" office:value="-0.01166512630879879">
            <text:p>-0.01166512630879879</text:p>
          </table:table-cell>
          <table:table-cell office:value-type="float" office:value="0.05814225599169731">
            <text:p>0.05814225599169731</text:p>
          </table:table-cell>
          <table:table-cell office:value-type="float" office:value="-0.046691156923770905">
            <text:p>-0.046691156923770905</text:p>
          </table:table-cell>
          <table:table-cell office:value-type="float" office:value="0.027982348576188087">
            <text:p>0.027982348576188087</text:p>
          </table:table-cell>
          <table:table-cell office:value-type="float" office:value="0.05429818481206894">
            <text:p>0.05429818481206894</text:p>
          </table:table-cell>
          <table:table-cell office:value-type="float" office:value="0.05674396827816963">
            <text:p>0.05674396827816963</text:p>
          </table:table-cell>
          <table:table-cell office:value-type="float" office:value="-0.046819426119327545">
            <text:p>-0.046819426119327545</text:p>
          </table:table-cell>
          <table:table-cell office:value-type="float" office:value="-0.014309896156191826">
            <text:p>-0.014309896156191826</text:p>
          </table:table-cell>
          <table:table-cell office:value-type="float" office:value="0.009865574538707733">
            <text:p>0.009865574538707733</text:p>
          </table:table-cell>
          <table:table-cell office:value-type="float" office:value="-0.05295534431934357">
            <text:p>-0.05295534431934357</text:p>
          </table:table-cell>
          <table:table-cell office:value-type="float" office:value="0.039976347237825394">
            <text:p>0.039976347237825394</text:p>
          </table:table-cell>
          <table:table-cell office:value-type="float" office:value="0.03504885360598564">
            <text:p>0.03504885360598564</text:p>
          </table:table-cell>
          <table:table-cell office:value-type="float" office:value="0.05390290543437004">
            <text:p>0.05390290543437004</text:p>
          </table:table-cell>
          <table:table-cell office:value-type="float" office:value="-0.058297254145145416">
            <text:p>-0.058297254145145416</text:p>
          </table:table-cell>
          <table:table-cell office:value-type="float" office:value="0.04938114434480667">
            <text:p>0.04938114434480667</text:p>
          </table:table-cell>
          <table:table-cell office:value-type="float" office:value="0.02752053178846836">
            <text:p>0.02752053178846836</text:p>
          </table:table-cell>
          <table:table-cell office:value-type="float" office:value="-0.052415117621421814">
            <text:p>-0.052415117621421814</text:p>
          </table:table-cell>
          <table:table-cell office:value-type="float" office:value="0.04023836553096771">
            <text:p>0.04023836553096771</text:p>
          </table:table-cell>
          <table:table-cell office:value-type="string">
            <text:p>問寵物店</text:p>
          </table:table-cell>
        </table:table-row>
        <table:table-row>
          <table:table-cell office:value-type="float" office:value="0.050292856991291046">
            <text:p>0.050292856991291046</text:p>
          </table:table-cell>
          <table:table-cell office:value-type="float" office:value="0.028370877727866173">
            <text:p>0.028370877727866173</text:p>
          </table:table-cell>
          <table:table-cell office:value-type="float" office:value="0.035600870847702026">
            <text:p>0.035600870847702026</text:p>
          </table:table-cell>
          <table:table-cell office:value-type="float" office:value="0.04271683841943741">
            <text:p>0.04271683841943741</text:p>
          </table:table-cell>
          <table:table-cell office:value-type="float" office:value="-0.05073341354727745">
            <text:p>-0.05073341354727745</text:p>
          </table:table-cell>
          <table:table-cell office:value-type="float" office:value="0.040468256920576096">
            <text:p>0.040468256920576096</text:p>
          </table:table-cell>
          <table:table-cell office:value-type="float" office:value="0.06040269881486893">
            <text:p>0.06040269881486893</text:p>
          </table:table-cell>
          <table:table-cell office:value-type="float" office:value="0.0007091778097674251">
            <text:p>0.0007091778097674251</text:p>
          </table:table-cell>
          <table:table-cell office:value-type="float" office:value="-0.035012681037187576">
            <text:p>-0.035012681037187576</text:p>
          </table:table-cell>
          <table:table-cell office:value-type="float" office:value="0.028252186253666878">
            <text:p>0.028252186253666878</text:p>
          </table:table-cell>
          <table:table-cell office:value-type="float" office:value="0.059997498989105225">
            <text:p>0.059997498989105225</text:p>
          </table:table-cell>
          <table:table-cell office:value-type="float" office:value="0.03841171786189079">
            <text:p>0.03841171786189079</text:p>
          </table:table-cell>
          <table:table-cell office:value-type="float" office:value="-0.04320821538567543">
            <text:p>-0.04320821538567543</text:p>
          </table:table-cell>
          <table:table-cell office:value-type="float" office:value="-0.03750506043434143">
            <text:p>-0.03750506043434143</text:p>
          </table:table-cell>
          <table:table-cell office:value-type="float" office:value="-0.016651561483740807">
            <text:p>-0.016651561483740807</text:p>
          </table:table-cell>
          <table:table-cell office:value-type="float" office:value="-0.013540851883590221">
            <text:p>-0.013540851883590221</text:p>
          </table:table-cell>
          <table:table-cell office:value-type="float" office:value="-0.015778962522745132">
            <text:p>-0.015778962522745132</text:p>
          </table:table-cell>
          <table:table-cell office:value-type="float" office:value="-0.03653588891029358">
            <text:p>-0.03653588891029358</text:p>
          </table:table-cell>
          <table:table-cell office:value-type="float" office:value="0.04869610443711281">
            <text:p>0.04869610443711281</text:p>
          </table:table-cell>
          <table:table-cell office:value-type="float" office:value="-0.0129928570240736">
            <text:p>-0.0129928570240736</text:p>
          </table:table-cell>
          <table:table-cell office:value-type="float" office:value="0.053114015609025955">
            <text:p>0.053114015609025955</text:p>
          </table:table-cell>
          <table:table-cell office:value-type="float" office:value="0.014627696946263313">
            <text:p>0.014627696946263313</text:p>
          </table:table-cell>
          <table:table-cell office:value-type="float" office:value="-0.025031130760908127">
            <text:p>-0.025031130760908127</text:p>
          </table:table-cell>
          <table:table-cell office:value-type="float" office:value="0.013617940247058868">
            <text:p>0.013617940247058868</text:p>
          </table:table-cell>
          <table:table-cell office:value-type="float" office:value="0.03163634613156319">
            <text:p>0.03163634613156319</text:p>
          </table:table-cell>
          <table:table-cell office:value-type="float" office:value="0.03653743118047714">
            <text:p>0.03653743118047714</text:p>
          </table:table-cell>
          <table:table-cell office:value-type="float" office:value="0.02771921269595623">
            <text:p>0.02771921269595623</text:p>
          </table:table-cell>
          <table:table-cell office:value-type="float" office:value="-0.06804229319095612">
            <text:p>-0.06804229319095612</text:p>
          </table:table-cell>
          <table:table-cell office:value-type="float" office:value="-0.019802359864115715">
            <text:p>-0.019802359864115715</text:p>
          </table:table-cell>
          <table:table-cell office:value-type="float" office:value="0.04117019474506378">
            <text:p>0.04117019474506378</text:p>
          </table:table-cell>
          <table:table-cell office:value-type="float" office:value="0.05849736928939819">
            <text:p>0.05849736928939819</text:p>
          </table:table-cell>
          <table:table-cell office:value-type="float" office:value="-0.0633530467748642">
            <text:p>-0.0633530467748642</text:p>
          </table:table-cell>
          <table:table-cell office:value-type="float" office:value="0.0608462430536747">
            <text:p>0.0608462430536747</text:p>
          </table:table-cell>
          <table:table-cell office:value-type="float" office:value="-0.06358136236667633">
            <text:p>-0.06358136236667633</text:p>
          </table:table-cell>
          <table:table-cell office:value-type="float" office:value="0.03187931701540947">
            <text:p>0.03187931701540947</text:p>
          </table:table-cell>
          <table:table-cell office:value-type="float" office:value="0.04794308915734291">
            <text:p>0.04794308915734291</text:p>
          </table:table-cell>
          <table:table-cell office:value-type="float" office:value="-0.0332258902490139">
            <text:p>-0.0332258902490139</text:p>
          </table:table-cell>
          <table:table-cell office:value-type="float" office:value="0.06151161342859268">
            <text:p>0.06151161342859268</text:p>
          </table:table-cell>
          <table:table-cell office:value-type="float" office:value="0.04781367629766464">
            <text:p>0.04781367629766464</text:p>
          </table:table-cell>
          <table:table-cell office:value-type="float" office:value="0.012891723774373531">
            <text:p>0.012891723774373531</text:p>
          </table:table-cell>
          <table:table-cell office:value-type="float" office:value="-0.06075321510434151">
            <text:p>-0.06075321510434151</text:p>
          </table:table-cell>
          <table:table-cell office:value-type="float" office:value="0.0440564900636673">
            <text:p>0.0440564900636673</text:p>
          </table:table-cell>
          <table:table-cell office:value-type="float" office:value="0.06250028312206268">
            <text:p>0.06250028312206268</text:p>
          </table:table-cell>
          <table:table-cell office:value-type="float" office:value="-0.054352350533008575">
            <text:p>-0.054352350533008575</text:p>
          </table:table-cell>
          <table:table-cell office:value-type="float" office:value="0.03770766779780388">
            <text:p>0.03770766779780388</text:p>
          </table:table-cell>
          <table:table-cell office:value-type="float" office:value="0.022100575268268585">
            <text:p>0.022100575268268585</text:p>
          </table:table-cell>
          <table:table-cell office:value-type="float" office:value="-0.02714918926358223">
            <text:p>-0.02714918926358223</text:p>
          </table:table-cell>
          <table:table-cell office:value-type="float" office:value="-0.03126519173383713">
            <text:p>-0.03126519173383713</text:p>
          </table:table-cell>
          <table:table-cell office:value-type="float" office:value="0.03815356269478798">
            <text:p>0.03815356269478798</text:p>
          </table:table-cell>
          <table:table-cell office:value-type="float" office:value="0.04822034388780594">
            <text:p>0.04822034388780594</text:p>
          </table:table-cell>
          <table:table-cell office:value-type="float" office:value="-0.045843157917261124">
            <text:p>-0.045843157917261124</text:p>
          </table:table-cell>
          <table:table-cell office:value-type="float" office:value="-0.014235305599868298">
            <text:p>-0.014235305599868298</text:p>
          </table:table-cell>
          <table:table-cell office:value-type="float" office:value="0.036502934992313385">
            <text:p>0.036502934992313385</text:p>
          </table:table-cell>
          <table:table-cell office:value-type="float" office:value="-0.044765815138816833">
            <text:p>-0.044765815138816833</text:p>
          </table:table-cell>
          <table:table-cell office:value-type="float" office:value="-0.04246910661458969">
            <text:p>-0.04246910661458969</text:p>
          </table:table-cell>
          <table:table-cell office:value-type="float" office:value="-0.04030262678861618">
            <text:p>-0.04030262678861618</text:p>
          </table:table-cell>
          <table:table-cell office:value-type="float" office:value="-0.030908696353435516">
            <text:p>-0.030908696353435516</text:p>
          </table:table-cell>
          <table:table-cell office:value-type="float" office:value="0.06668300926685333">
            <text:p>0.06668300926685333</text:p>
          </table:table-cell>
          <table:table-cell office:value-type="float" office:value="-0.0027266310062259436">
            <text:p>-0.0027266310062259436</text:p>
          </table:table-cell>
          <table:table-cell office:value-type="float" office:value="-0.05069327726960182">
            <text:p>-0.05069327726960182</text:p>
          </table:table-cell>
          <table:table-cell office:value-type="float" office:value="0.06825381517410278">
            <text:p>0.06825381517410278</text:p>
          </table:table-cell>
          <table:table-cell office:value-type="float" office:value="0.05189722031354904">
            <text:p>0.05189722031354904</text:p>
          </table:table-cell>
          <table:table-cell office:value-type="float" office:value="-0.03929067775607109">
            <text:p>-0.03929067775607109</text:p>
          </table:table-cell>
          <table:table-cell office:value-type="float" office:value="0.020363453775644302">
            <text:p>0.020363453775644302</text:p>
          </table:table-cell>
          <table:table-cell office:value-type="float" office:value="-0.05062881112098694">
            <text:p>-0.05062881112098694</text:p>
          </table:table-cell>
          <table:table-cell office:value-type="float" office:value="0.015493473969399929">
            <text:p>0.015493473969399929</text:p>
          </table:table-cell>
          <table:table-cell office:value-type="float" office:value="-0.006198137998580933">
            <text:p>-0.006198137998580933</text:p>
          </table:table-cell>
          <table:table-cell office:value-type="float" office:value="-0.0031749841291457415">
            <text:p>-0.0031749841291457415</text:p>
          </table:table-cell>
          <table:table-cell office:value-type="float" office:value="0.05179539695382118">
            <text:p>0.05179539695382118</text:p>
          </table:table-cell>
          <table:table-cell office:value-type="float" office:value="-0.04366496205329895">
            <text:p>-0.04366496205329895</text:p>
          </table:table-cell>
          <table:table-cell office:value-type="float" office:value="0.06506199389696121">
            <text:p>0.06506199389696121</text:p>
          </table:table-cell>
          <table:table-cell office:value-type="float" office:value="-0.05393248423933983">
            <text:p>-0.05393248423933983</text:p>
          </table:table-cell>
          <table:table-cell office:value-type="float" office:value="-0.03891068696975708">
            <text:p>-0.03891068696975708</text:p>
          </table:table-cell>
          <table:table-cell office:value-type="float" office:value="-0.010386182926595211">
            <text:p>-0.010386182926595211</text:p>
          </table:table-cell>
          <table:table-cell office:value-type="float" office:value="0.03937371075153351">
            <text:p>0.03937371075153351</text:p>
          </table:table-cell>
          <table:table-cell office:value-type="float" office:value="-0.021441951394081116">
            <text:p>-0.021441951394081116</text:p>
          </table:table-cell>
          <table:table-cell office:value-type="float" office:value="0.024516591802239418">
            <text:p>0.024516591802239418</text:p>
          </table:table-cell>
          <table:table-cell office:value-type="float" office:value="0.06788253039121628">
            <text:p>0.06788253039121628</text:p>
          </table:table-cell>
          <table:table-cell office:value-type="float" office:value="0.03801582381129265">
            <text:p>0.03801582381129265</text:p>
          </table:table-cell>
          <table:table-cell office:value-type="float" office:value="-0.05751778930425644">
            <text:p>-0.05751778930425644</text:p>
          </table:table-cell>
          <table:table-cell office:value-type="float" office:value="0.06132602319121361">
            <text:p>0.06132602319121361</text:p>
          </table:table-cell>
          <table:table-cell office:value-type="float" office:value="-0.006094079464673996">
            <text:p>-0.006094079464673996</text:p>
          </table:table-cell>
          <table:table-cell office:value-type="float" office:value="0.011528261937201023">
            <text:p>0.011528261937201023</text:p>
          </table:table-cell>
          <table:table-cell office:value-type="float" office:value="0.042792510241270065">
            <text:p>0.042792510241270065</text:p>
          </table:table-cell>
          <table:table-cell office:value-type="float" office:value="0.01867416501045227">
            <text:p>0.01867416501045227</text:p>
          </table:table-cell>
          <table:table-cell office:value-type="float" office:value="0.05501389130949974">
            <text:p>0.05501389130949974</text:p>
          </table:table-cell>
          <table:table-cell office:value-type="float" office:value="0.06401106715202332">
            <text:p>0.06401106715202332</text:p>
          </table:table-cell>
          <table:table-cell office:value-type="float" office:value="0.028679976239800453">
            <text:p>0.028679976239800453</text:p>
          </table:table-cell>
          <table:table-cell office:value-type="float" office:value="-0.04457174986600876">
            <text:p>-0.04457174986600876</text:p>
          </table:table-cell>
          <table:table-cell office:value-type="float" office:value="-0.026365432888269424">
            <text:p>-0.026365432888269424</text:p>
          </table:table-cell>
          <table:table-cell office:value-type="float" office:value="-0.05523926392197609">
            <text:p>-0.05523926392197609</text:p>
          </table:table-cell>
          <table:table-cell office:value-type="float" office:value="0.02339390106499195">
            <text:p>0.02339390106499195</text:p>
          </table:table-cell>
          <table:table-cell office:value-type="float" office:value="-0.0487155057489872">
            <text:p>-0.0487155057489872</text:p>
          </table:table-cell>
          <table:table-cell office:value-type="float" office:value="0.06417521834373474">
            <text:p>0.06417521834373474</text:p>
          </table:table-cell>
          <table:table-cell office:value-type="float" office:value="-0.06272103637456894">
            <text:p>-0.06272103637456894</text:p>
          </table:table-cell>
          <table:table-cell office:value-type="float" office:value="0.06042376160621643">
            <text:p>0.06042376160621643</text:p>
          </table:table-cell>
          <table:table-cell office:value-type="float" office:value="-0.002514475490897894">
            <text:p>-0.002514475490897894</text:p>
          </table:table-cell>
          <table:table-cell office:value-type="float" office:value="0.04738014191389084">
            <text:p>0.04738014191389084</text:p>
          </table:table-cell>
          <table:table-cell office:value-type="float" office:value="-0.05030461773276329">
            <text:p>-0.05030461773276329</text:p>
          </table:table-cell>
          <table:table-cell office:value-type="float" office:value="0.04374777153134346">
            <text:p>0.04374777153134346</text:p>
          </table:table-cell>
          <table:table-cell office:value-type="float" office:value="-0.01481347531080246">
            <text:p>-0.01481347531080246</text:p>
          </table:table-cell>
          <table:table-cell office:value-type="float" office:value="0.017651962116360664">
            <text:p>0.017651962116360664</text:p>
          </table:table-cell>
          <table:table-cell office:value-type="float" office:value="0.06361596286296844">
            <text:p>0.06361596286296844</text:p>
          </table:table-cell>
          <table:table-cell office:value-type="float" office:value="-0.004490113817155361">
            <text:p>-0.004490113817155361</text:p>
          </table:table-cell>
          <table:table-cell office:value-type="float" office:value="-0.04041111469268799">
            <text:p>-0.04041111469268799</text:p>
          </table:table-cell>
          <table:table-cell office:value-type="float" office:value="0.0547892190515995">
            <text:p>0.0547892190515995</text:p>
          </table:table-cell>
          <table:table-cell office:value-type="float" office:value="-0.02156226523220539">
            <text:p>-0.02156226523220539</text:p>
          </table:table-cell>
          <table:table-cell office:value-type="float" office:value="0.06381341814994812">
            <text:p>0.06381341814994812</text:p>
          </table:table-cell>
          <table:table-cell office:value-type="float" office:value="0.03594757989048958">
            <text:p>0.03594757989048958</text:p>
          </table:table-cell>
          <table:table-cell office:value-type="float" office:value="0.05580311641097069">
            <text:p>0.05580311641097069</text:p>
          </table:table-cell>
          <table:table-cell office:value-type="float" office:value="0.0327681340277195">
            <text:p>0.0327681340277195</text:p>
          </table:table-cell>
          <table:table-cell office:value-type="float" office:value="0.01116730272769928">
            <text:p>0.01116730272769928</text:p>
          </table:table-cell>
          <table:table-cell office:value-type="float" office:value="-0.008488945662975311">
            <text:p>-0.008488945662975311</text:p>
          </table:table-cell>
          <table:table-cell office:value-type="float" office:value="0.003861779812723398">
            <text:p>0.003861779812723398</text:p>
          </table:table-cell>
          <table:table-cell office:value-type="float" office:value="-0.026356786489486694">
            <text:p>-0.026356786489486694</text:p>
          </table:table-cell>
          <table:table-cell office:value-type="float" office:value="0.05557844415307045">
            <text:p>0.05557844415307045</text:p>
          </table:table-cell>
          <table:table-cell office:value-type="float" office:value="-0.045661356300115585">
            <text:p>-0.045661356300115585</text:p>
          </table:table-cell>
          <table:table-cell office:value-type="float" office:value="-0.029773524031043053">
            <text:p>-0.029773524031043053</text:p>
          </table:table-cell>
          <table:table-cell office:value-type="float" office:value="0.029033323749899864">
            <text:p>0.029033323749899864</text:p>
          </table:table-cell>
          <table:table-cell office:value-type="float" office:value="-0.049939047545194626">
            <text:p>-0.049939047545194626</text:p>
          </table:table-cell>
          <table:table-cell office:value-type="float" office:value="-0.0043130675330758095">
            <text:p>-0.0043130675330758095</text:p>
          </table:table-cell>
          <table:table-cell office:value-type="float" office:value="0.026393065229058266">
            <text:p>0.026393065229058266</text:p>
          </table:table-cell>
          <table:table-cell office:value-type="float" office:value="0.06341799348592758">
            <text:p>0.06341799348592758</text:p>
          </table:table-cell>
          <table:table-cell office:value-type="float" office:value="-0.050430163741111755">
            <text:p>-0.050430163741111755</text:p>
          </table:table-cell>
          <table:table-cell office:value-type="float" office:value="-0.0614628791809082">
            <text:p>-0.0614628791809082</text:p>
          </table:table-cell>
          <table:table-cell office:value-type="float" office:value="-0.03869086876511574">
            <text:p>-0.03869086876511574</text:p>
          </table:table-cell>
          <table:table-cell office:value-type="float" office:value="-0.042253278195858">
            <text:p>-0.042253278195858</text:p>
          </table:table-cell>
          <table:table-cell office:value-type="float" office:value="-0.04206475988030434">
            <text:p>-0.04206475988030434</text:p>
          </table:table-cell>
          <table:table-cell office:value-type="float" office:value="-0.06625711917877197">
            <text:p>-0.06625711917877197</text:p>
          </table:table-cell>
          <table:table-cell office:value-type="float" office:value="0.06018119677901268">
            <text:p>0.06018119677901268</text:p>
          </table:table-cell>
          <table:table-cell office:value-type="float" office:value="-0.0644688606262207">
            <text:p>-0.0644688606262207</text:p>
          </table:table-cell>
          <table:table-cell office:value-type="float" office:value="-0.0591750368475914">
            <text:p>-0.0591750368475914</text:p>
          </table:table-cell>
          <table:table-cell office:value-type="float" office:value="0.027394304051995277">
            <text:p>0.027394304051995277</text:p>
          </table:table-cell>
          <table:table-cell office:value-type="float" office:value="0.06624562293291092">
            <text:p>0.06624562293291092</text:p>
          </table:table-cell>
          <table:table-cell office:value-type="float" office:value="-0.0026331739500164986">
            <text:p>-0.0026331739500164986</text:p>
          </table:table-cell>
          <table:table-cell office:value-type="float" office:value="-0.054418694227933884">
            <text:p>-0.054418694227933884</text:p>
          </table:table-cell>
          <table:table-cell office:value-type="float" office:value="-0.029480217024683952">
            <text:p>-0.029480217024683952</text:p>
          </table:table-cell>
          <table:table-cell office:value-type="float" office:value="-0.06404678523540497">
            <text:p>-0.06404678523540497</text:p>
          </table:table-cell>
          <table:table-cell office:value-type="float" office:value="-0.023122569546103477">
            <text:p>-0.023122569546103477</text:p>
          </table:table-cell>
          <table:table-cell office:value-type="float" office:value="0.04255291819572449">
            <text:p>0.04255291819572449</text:p>
          </table:table-cell>
          <table:table-cell office:value-type="float" office:value="-0.04463350772857666">
            <text:p>-0.04463350772857666</text:p>
          </table:table-cell>
          <table:table-cell office:value-type="float" office:value="-0.04404251277446747">
            <text:p>-0.04404251277446747</text:p>
          </table:table-cell>
          <table:table-cell office:value-type="float" office:value="0.038431644439697266">
            <text:p>0.038431644439697266</text:p>
          </table:table-cell>
          <table:table-cell office:value-type="float" office:value="0.03873620554804802">
            <text:p>0.03873620554804802</text:p>
          </table:table-cell>
          <table:table-cell office:value-type="float" office:value="-0.06387316435575485">
            <text:p>-0.06387316435575485</text:p>
          </table:table-cell>
          <table:table-cell office:value-type="float" office:value="0.012876973487436771">
            <text:p>0.012876973487436771</text:p>
          </table:table-cell>
          <table:table-cell office:value-type="float" office:value="0.01977614127099514">
            <text:p>0.01977614127099514</text:p>
          </table:table-cell>
          <table:table-cell office:value-type="float" office:value="0.001385246985591948">
            <text:p>0.001385246985591948</text:p>
          </table:table-cell>
          <table:table-cell office:value-type="float" office:value="-0.0329074002802372">
            <text:p>-0.0329074002802372</text:p>
          </table:table-cell>
          <table:table-cell office:value-type="float" office:value="-0.057941049337387085">
            <text:p>-0.057941049337387085</text:p>
          </table:table-cell>
          <table:table-cell office:value-type="float" office:value="-0.036227114498615265">
            <text:p>-0.036227114498615265</text:p>
          </table:table-cell>
          <table:table-cell office:value-type="float" office:value="-0.03518585488200188">
            <text:p>-0.03518585488200188</text:p>
          </table:table-cell>
          <table:table-cell office:value-type="float" office:value="-0.04519610479474068">
            <text:p>-0.04519610479474068</text:p>
          </table:table-cell>
          <table:table-cell office:value-type="float" office:value="-0.03767191991209984">
            <text:p>-0.03767191991209984</text:p>
          </table:table-cell>
          <table:table-cell office:value-type="float" office:value="0.022668173536658287">
            <text:p>0.022668173536658287</text:p>
          </table:table-cell>
          <table:table-cell office:value-type="float" office:value="0.060312844812870026">
            <text:p>0.060312844812870026</text:p>
          </table:table-cell>
          <table:table-cell office:value-type="float" office:value="0.03982986509799957">
            <text:p>0.03982986509799957</text:p>
          </table:table-cell>
          <table:table-cell office:value-type="float" office:value="-0.05538729950785637">
            <text:p>-0.05538729950785637</text:p>
          </table:table-cell>
          <table:table-cell office:value-type="float" office:value="0.03450247645378113">
            <text:p>0.03450247645378113</text:p>
          </table:table-cell>
          <table:table-cell office:value-type="float" office:value="-0.037978120148181915">
            <text:p>-0.037978120148181915</text:p>
          </table:table-cell>
          <table:table-cell office:value-type="float" office:value="0.04938376322388649">
            <text:p>0.04938376322388649</text:p>
          </table:table-cell>
          <table:table-cell office:value-type="float" office:value="-0.04611397907137871">
            <text:p>-0.04611397907137871</text:p>
          </table:table-cell>
          <table:table-cell office:value-type="float" office:value="0.05380145087838173">
            <text:p>0.05380145087838173</text:p>
          </table:table-cell>
          <table:table-cell office:value-type="float" office:value="-0.009762735106050968">
            <text:p>-0.009762735106050968</text:p>
          </table:table-cell>
          <table:table-cell office:value-type="float" office:value="-0.05620429292321205">
            <text:p>-0.05620429292321205</text:p>
          </table:table-cell>
          <table:table-cell office:value-type="float" office:value="0.05356390029191971">
            <text:p>0.05356390029191971</text:p>
          </table:table-cell>
          <table:table-cell office:value-type="float" office:value="0.053503673523664474">
            <text:p>0.053503673523664474</text:p>
          </table:table-cell>
          <table:table-cell office:value-type="float" office:value="0.01103425957262516">
            <text:p>0.01103425957262516</text:p>
          </table:table-cell>
          <table:table-cell office:value-type="float" office:value="0.0672912448644638">
            <text:p>0.0672912448644638</text:p>
          </table:table-cell>
          <table:table-cell office:value-type="float" office:value="0.017602596431970596">
            <text:p>0.017602596431970596</text:p>
          </table:table-cell>
          <table:table-cell office:value-type="float" office:value="-0.06633887439966202">
            <text:p>-0.06633887439966202</text:p>
          </table:table-cell>
          <table:table-cell office:value-type="float" office:value="0.03356276825070381">
            <text:p>0.03356276825070381</text:p>
          </table:table-cell>
          <table:table-cell office:value-type="float" office:value="0.01809493638575077">
            <text:p>0.01809493638575077</text:p>
          </table:table-cell>
          <table:table-cell office:value-type="float" office:value="0.003789572510868311">
            <text:p>0.003789572510868311</text:p>
          </table:table-cell>
          <table:table-cell office:value-type="float" office:value="0.04432148486375809">
            <text:p>0.04432148486375809</text:p>
          </table:table-cell>
          <table:table-cell office:value-type="float" office:value="0.05637502670288086">
            <text:p>0.05637502670288086</text:p>
          </table:table-cell>
          <table:table-cell office:value-type="float" office:value="-0.039888035506010056">
            <text:p>-0.039888035506010056</text:p>
          </table:table-cell>
          <table:table-cell office:value-type="float" office:value="0.05223994329571724">
            <text:p>0.05223994329571724</text:p>
          </table:table-cell>
          <table:table-cell office:value-type="float" office:value="0.03197701647877693">
            <text:p>0.03197701647877693</text:p>
          </table:table-cell>
          <table:table-cell office:value-type="float" office:value="-0.033474214375019073">
            <text:p>-0.033474214375019073</text:p>
          </table:table-cell>
          <table:table-cell office:value-type="float" office:value="-0.06318718194961548">
            <text:p>-0.06318718194961548</text:p>
          </table:table-cell>
          <table:table-cell office:value-type="float" office:value="0.060192257165908813">
            <text:p>0.060192257165908813</text:p>
          </table:table-cell>
          <table:table-cell office:value-type="float" office:value="-0.04556655138731003">
            <text:p>-0.04556655138731003</text:p>
          </table:table-cell>
          <table:table-cell office:value-type="float" office:value="0.060536693781614304">
            <text:p>0.060536693781614304</text:p>
          </table:table-cell>
          <table:table-cell office:value-type="float" office:value="-0.04991047829389572">
            <text:p>-0.04991047829389572</text:p>
          </table:table-cell>
          <table:table-cell office:value-type="float" office:value="0.0681927353143692">
            <text:p>0.0681927353143692</text:p>
          </table:table-cell>
          <table:table-cell office:value-type="float" office:value="-0.03833556920289993">
            <text:p>-0.03833556920289993</text:p>
          </table:table-cell>
          <table:table-cell office:value-type="float" office:value="0.06536813825368881">
            <text:p>0.06536813825368881</text:p>
          </table:table-cell>
          <table:table-cell office:value-type="float" office:value="-0.05207913741469383">
            <text:p>-0.05207913741469383</text:p>
          </table:table-cell>
          <table:table-cell office:value-type="float" office:value="-0.03837976232171059">
            <text:p>-0.03837976232171059</text:p>
          </table:table-cell>
          <table:table-cell office:value-type="float" office:value="-0.059426065534353256">
            <text:p>-0.059426065534353256</text:p>
          </table:table-cell>
          <table:table-cell office:value-type="float" office:value="0.0527656190097332">
            <text:p>0.0527656190097332</text:p>
          </table:table-cell>
          <table:table-cell office:value-type="float" office:value="0.04832509905099869">
            <text:p>0.04832509905099869</text:p>
          </table:table-cell>
          <table:table-cell office:value-type="float" office:value="-0.06732542812824249">
            <text:p>-0.06732542812824249</text:p>
          </table:table-cell>
          <table:table-cell office:value-type="float" office:value="-0.06632909178733826">
            <text:p>-0.06632909178733826</text:p>
          </table:table-cell>
          <table:table-cell office:value-type="float" office:value="-0.04367994889616966">
            <text:p>-0.04367994889616966</text:p>
          </table:table-cell>
          <table:table-cell office:value-type="float" office:value="-0.049726925790309906">
            <text:p>-0.049726925790309906</text:p>
          </table:table-cell>
          <table:table-cell office:value-type="float" office:value="-0.06641320884227753">
            <text:p>-0.06641320884227753</text:p>
          </table:table-cell>
          <table:table-cell office:value-type="float" office:value="-0.05621560290455818">
            <text:p>-0.05621560290455818</text:p>
          </table:table-cell>
          <table:table-cell office:value-type="float" office:value="-0.019638296216726303">
            <text:p>-0.019638296216726303</text:p>
          </table:table-cell>
          <table:table-cell office:value-type="float" office:value="0.06124110147356987">
            <text:p>0.06124110147356987</text:p>
          </table:table-cell>
          <table:table-cell office:value-type="float" office:value="-0.059496551752090454">
            <text:p>-0.059496551752090454</text:p>
          </table:table-cell>
          <table:table-cell office:value-type="float" office:value="-0.0018462982261553407">
            <text:p>-0.0018462982261553407</text:p>
          </table:table-cell>
          <table:table-cell office:value-type="float" office:value="-0.046856388449668884">
            <text:p>-0.046856388449668884</text:p>
          </table:table-cell>
          <table:table-cell office:value-type="float" office:value="0.0455208383500576">
            <text:p>0.0455208383500576</text:p>
          </table:table-cell>
          <table:table-cell office:value-type="float" office:value="-0.002093149581924081">
            <text:p>-0.002093149581924081</text:p>
          </table:table-cell>
          <table:table-cell office:value-type="float" office:value="0.02571178786456585">
            <text:p>0.02571178786456585</text:p>
          </table:table-cell>
          <table:table-cell office:value-type="float" office:value="0.04103437438607216">
            <text:p>0.04103437438607216</text:p>
          </table:table-cell>
          <table:table-cell office:value-type="float" office:value="-0.04417417570948601">
            <text:p>-0.04417417570948601</text:p>
          </table:table-cell>
          <table:table-cell office:value-type="float" office:value="-0.059770070016384125">
            <text:p>-0.059770070016384125</text:p>
          </table:table-cell>
          <table:table-cell office:value-type="float" office:value="-0.056078843772411346">
            <text:p>-0.056078843772411346</text:p>
          </table:table-cell>
          <table:table-cell office:value-type="float" office:value="0.04129206761717796">
            <text:p>0.04129206761717796</text:p>
          </table:table-cell>
          <table:table-cell office:value-type="float" office:value="-0.0006864666938781738">
            <text:p>-0.0006864666938781738</text:p>
          </table:table-cell>
          <table:table-cell office:value-type="float" office:value="0.03962588310241699">
            <text:p>0.03962588310241699</text:p>
          </table:table-cell>
          <table:table-cell office:value-type="float" office:value="0.010930401273071766">
            <text:p>0.010930401273071766</text:p>
          </table:table-cell>
          <table:table-cell office:value-type="float" office:value="0.06692338734865189">
            <text:p>0.06692338734865189</text:p>
          </table:table-cell>
          <table:table-cell office:value-type="float" office:value="0.06648075580596924">
            <text:p>0.06648075580596924</text:p>
          </table:table-cell>
          <table:table-cell office:value-type="float" office:value="-0.019597087055444717">
            <text:p>-0.019597087055444717</text:p>
          </table:table-cell>
          <table:table-cell office:value-type="float" office:value="0.06190751865506172">
            <text:p>0.06190751865506172</text:p>
          </table:table-cell>
          <table:table-cell office:value-type="float" office:value="0.045362841337919235">
            <text:p>0.045362841337919235</text:p>
          </table:table-cell>
          <table:table-cell office:value-type="float" office:value="0.05672663822770119">
            <text:p>0.05672663822770119</text:p>
          </table:table-cell>
          <table:table-cell office:value-type="float" office:value="-0.008691045455634594">
            <text:p>-0.008691045455634594</text:p>
          </table:table-cell>
          <table:table-cell office:value-type="float" office:value="-0.02579858899116516">
            <text:p>-0.02579858899116516</text:p>
          </table:table-cell>
          <table:table-cell office:value-type="float" office:value="0.026312679052352905">
            <text:p>0.026312679052352905</text:p>
          </table:table-cell>
          <table:table-cell office:value-type="float" office:value="-0.0544864684343338">
            <text:p>-0.0544864684343338</text:p>
          </table:table-cell>
          <table:table-cell office:value-type="float" office:value="-0.023225929588079453">
            <text:p>-0.023225929588079453</text:p>
          </table:table-cell>
          <table:table-cell office:value-type="float" office:value="0.028285589069128036">
            <text:p>0.028285589069128036</text:p>
          </table:table-cell>
          <table:table-cell office:value-type="float" office:value="0.016289489343762398">
            <text:p>0.016289489343762398</text:p>
          </table:table-cell>
          <table:table-cell office:value-type="float" office:value="0.03500458598136902">
            <text:p>0.03500458598136902</text:p>
          </table:table-cell>
          <table:table-cell office:value-type="float" office:value="-0.052873287349939346">
            <text:p>-0.052873287349939346</text:p>
          </table:table-cell>
          <table:table-cell office:value-type="float" office:value="0.017674028873443604">
            <text:p>0.017674028873443604</text:p>
          </table:table-cell>
          <table:table-cell office:value-type="float" office:value="0.06132986396551132">
            <text:p>0.06132986396551132</text:p>
          </table:table-cell>
          <table:table-cell office:value-type="float" office:value="-0.025370201095938683">
            <text:p>-0.025370201095938683</text:p>
          </table:table-cell>
          <table:table-cell office:value-type="float" office:value="0.052005767822265625">
            <text:p>0.052005767822265625</text:p>
          </table:table-cell>
          <table:table-cell office:value-type="float" office:value="0.05923930183053017">
            <text:p>0.05923930183053017</text:p>
          </table:table-cell>
          <table:table-cell office:value-type="float" office:value="0.06703893840312958">
            <text:p>0.06703893840312958</text:p>
          </table:table-cell>
          <table:table-cell office:value-type="float" office:value="0.04121856018900871">
            <text:p>0.04121856018900871</text:p>
          </table:table-cell>
          <table:table-cell office:value-type="float" office:value="0.0532277449965477">
            <text:p>0.0532277449965477</text:p>
          </table:table-cell>
          <table:table-cell office:value-type="float" office:value="-0.036783549934625626">
            <text:p>-0.036783549934625626</text:p>
          </table:table-cell>
          <table:table-cell office:value-type="float" office:value="0.05890380218625069">
            <text:p>0.05890380218625069</text:p>
          </table:table-cell>
          <table:table-cell office:value-type="float" office:value="0.06017642095685005">
            <text:p>0.06017642095685005</text:p>
          </table:table-cell>
          <table:table-cell office:value-type="float" office:value="0.023627446964383125">
            <text:p>0.023627446964383125</text:p>
          </table:table-cell>
          <table:table-cell office:value-type="float" office:value="-0.03182297945022583">
            <text:p>-0.03182297945022583</text:p>
          </table:table-cell>
          <table:table-cell office:value-type="float" office:value="-0.05487477406859398">
            <text:p>-0.05487477406859398</text:p>
          </table:table-cell>
          <table:table-cell office:value-type="float" office:value="-0.015508860349655151">
            <text:p>-0.015508860349655151</text:p>
          </table:table-cell>
          <table:table-cell office:value-type="float" office:value="-0.050005778670310974">
            <text:p>-0.050005778670310974</text:p>
          </table:table-cell>
          <table:table-cell office:value-type="float" office:value="0.03344190493226051">
            <text:p>0.03344190493226051</text:p>
          </table:table-cell>
          <table:table-cell office:value-type="float" office:value="0.047675423324108124">
            <text:p>0.047675423324108124</text:p>
          </table:table-cell>
          <table:table-cell office:value-type="float" office:value="-0.009619923308491707">
            <text:p>-0.009619923308491707</text:p>
          </table:table-cell>
          <table:table-cell office:value-type="float" office:value="-0.023610083386301994">
            <text:p>-0.023610083386301994</text:p>
          </table:table-cell>
          <table:table-cell office:value-type="float" office:value="0.04154731705784798">
            <text:p>0.04154731705784798</text:p>
          </table:table-cell>
          <table:table-cell office:value-type="float" office:value="-0.0633951798081398">
            <text:p>-0.0633951798081398</text:p>
          </table:table-cell>
          <table:table-cell office:value-type="float" office:value="0.01984507218003273">
            <text:p>0.01984507218003273</text:p>
          </table:table-cell>
          <table:table-cell office:value-type="float" office:value="-0.058795273303985596">
            <text:p>-0.058795273303985596</text:p>
          </table:table-cell>
          <table:table-cell office:value-type="float" office:value="-0.040985677391290665">
            <text:p>-0.040985677391290665</text:p>
          </table:table-cell>
          <table:table-cell office:value-type="float" office:value="0.0512026771903038">
            <text:p>0.0512026771903038</text:p>
          </table:table-cell>
          <table:table-cell office:value-type="float" office:value="-0.04302970692515373">
            <text:p>-0.04302970692515373</text:p>
          </table:table-cell>
          <table:table-cell office:value-type="float" office:value="0.02137617953121662">
            <text:p>0.02137617953121662</text:p>
          </table:table-cell>
          <table:table-cell office:value-type="float" office:value="0.05732429400086403">
            <text:p>0.05732429400086403</text:p>
          </table:table-cell>
          <table:table-cell office:value-type="float" office:value="0.017658162862062454">
            <text:p>0.017658162862062454</text:p>
          </table:table-cell>
          <table:table-cell office:value-type="float" office:value="0.018338827416300774">
            <text:p>0.018338827416300774</text:p>
          </table:table-cell>
          <table:table-cell office:value-type="float" office:value="0.03756166994571686">
            <text:p>0.03756166994571686</text:p>
          </table:table-cell>
          <table:table-cell office:value-type="float" office:value="-0.06542269885540009">
            <text:p>-0.06542269885540009</text:p>
          </table:table-cell>
          <table:table-cell office:value-type="float" office:value="0.005429460201412439">
            <text:p>0.005429460201412439</text:p>
          </table:table-cell>
          <table:table-cell office:value-type="float" office:value="0.06603720039129257">
            <text:p>0.06603720039129257</text:p>
          </table:table-cell>
          <table:table-cell office:value-type="float" office:value="0.05910088121891022">
            <text:p>0.05910088121891022</text:p>
          </table:table-cell>
          <table:table-cell office:value-type="float" office:value="-0.007975437678396702">
            <text:p>-0.007975437678396702</text:p>
          </table:table-cell>
          <table:table-cell office:value-type="float" office:value="0.06303763389587402">
            <text:p>0.06303763389587402</text:p>
          </table:table-cell>
          <table:table-cell office:value-type="float" office:value="0.04905307665467262">
            <text:p>0.04905307665467262</text:p>
          </table:table-cell>
          <table:table-cell office:value-type="float" office:value="-0.059427984058856964">
            <text:p>-0.059427984058856964</text:p>
          </table:table-cell>
          <table:table-cell office:value-type="float" office:value="-0.02740243263542652">
            <text:p>-0.02740243263542652</text:p>
          </table:table-cell>
          <table:table-cell office:value-type="float" office:value="-0.048834335058927536">
            <text:p>-0.048834335058927536</text:p>
          </table:table-cell>
          <table:table-cell office:value-type="float" office:value="0.006477599032223225">
            <text:p>0.006477599032223225</text:p>
          </table:table-cell>
          <table:table-cell office:value-type="float" office:value="-0.034664228558540344">
            <text:p>-0.034664228558540344</text:p>
          </table:table-cell>
          <table:table-cell office:value-type="float" office:value="0.028112752363085747">
            <text:p>0.028112752363085747</text:p>
          </table:table-cell>
          <table:table-cell office:value-type="float" office:value="-0.06571508198976517">
            <text:p>-0.06571508198976517</text:p>
          </table:table-cell>
          <table:table-cell office:value-type="float" office:value="-0.0358126126229763">
            <text:p>-0.0358126126229763</text:p>
          </table:table-cell>
          <table:table-cell office:value-type="float" office:value="0.016369279474020004">
            <text:p>0.016369279474020004</text:p>
          </table:table-cell>
          <table:table-cell office:value-type="float" office:value="0.03827596455812454">
            <text:p>0.03827596455812454</text:p>
          </table:table-cell>
          <table:table-cell office:value-type="float" office:value="0.03331875428557396">
            <text:p>0.03331875428557396</text:p>
          </table:table-cell>
          <table:table-cell office:value-type="float" office:value="-0.028120409697294235">
            <text:p>-0.028120409697294235</text:p>
          </table:table-cell>
          <table:table-cell office:value-type="float" office:value="0.06046620011329651">
            <text:p>0.06046620011329651</text:p>
          </table:table-cell>
          <table:table-cell office:value-type="float" office:value="-0.005461854860186577">
            <text:p>-0.005461854860186577</text:p>
          </table:table-cell>
          <table:table-cell office:value-type="float" office:value="0.041781336069107056">
            <text:p>0.041781336069107056</text:p>
          </table:table-cell>
          <table:table-cell office:value-type="float" office:value="0.0028126677498221397">
            <text:p>0.0028126677498221397</text:p>
          </table:table-cell>
          <table:table-cell office:value-type="float" office:value="0.036271143704652786">
            <text:p>0.036271143704652786</text:p>
          </table:table-cell>
          <table:table-cell office:value-type="float" office:value="0.05028368905186653">
            <text:p>0.05028368905186653</text:p>
          </table:table-cell>
          <table:table-cell office:value-type="float" office:value="0.04073931649327278">
            <text:p>0.04073931649327278</text:p>
          </table:table-cell>
          <table:table-cell office:value-type="float" office:value="0.0036887030582875013">
            <text:p>0.0036887030582875013</text:p>
          </table:table-cell>
          <table:table-cell office:value-type="float" office:value="-0.06721409410238266">
            <text:p>-0.06721409410238266</text:p>
          </table:table-cell>
          <table:table-cell office:value-type="float" office:value="-0.026169925928115845">
            <text:p>-0.026169925928115845</text:p>
          </table:table-cell>
          <table:table-cell office:value-type="float" office:value="-0.03295347839593887">
            <text:p>-0.03295347839593887</text:p>
          </table:table-cell>
          <table:table-cell office:value-type="float" office:value="0.026275401934981346">
            <text:p>0.026275401934981346</text:p>
          </table:table-cell>
          <table:table-cell office:value-type="float" office:value="-0.054670549929142">
            <text:p>-0.054670549929142</text:p>
          </table:table-cell>
          <table:table-cell office:value-type="float" office:value="-0.001410846714861691">
            <text:p>-0.001410846714861691</text:p>
          </table:table-cell>
          <table:table-cell office:value-type="float" office:value="-0.057287730276584625">
            <text:p>-0.057287730276584625</text:p>
          </table:table-cell>
          <table:table-cell office:value-type="float" office:value="0.01873406022787094">
            <text:p>0.01873406022787094</text:p>
          </table:table-cell>
          <table:table-cell office:value-type="float" office:value="0.03404195234179497">
            <text:p>0.03404195234179497</text:p>
          </table:table-cell>
          <table:table-cell office:value-type="float" office:value="0.06107975170016289">
            <text:p>0.06107975170016289</text:p>
          </table:table-cell>
          <table:table-cell office:value-type="float" office:value="0.033296119421720505">
            <text:p>0.033296119421720505</text:p>
          </table:table-cell>
          <table:table-cell office:value-type="float" office:value="-0.047809895128011703">
            <text:p>-0.047809895128011703</text:p>
          </table:table-cell>
          <table:table-cell office:value-type="float" office:value="0.0632258728146553">
            <text:p>0.0632258728146553</text:p>
          </table:table-cell>
          <table:table-cell office:value-type="float" office:value="-0.06544139981269836">
            <text:p>-0.06544139981269836</text:p>
          </table:table-cell>
          <table:table-cell office:value-type="float" office:value="0.06274884939193726">
            <text:p>0.06274884939193726</text:p>
          </table:table-cell>
          <table:table-cell office:value-type="float" office:value="-0.02279762737452984">
            <text:p>-0.02279762737452984</text:p>
          </table:table-cell>
          <table:table-cell office:value-type="float" office:value="0.016852278262376785">
            <text:p>0.016852278262376785</text:p>
          </table:table-cell>
          <table:table-cell office:value-type="float" office:value="0.06090722605586052">
            <text:p>0.06090722605586052</text:p>
          </table:table-cell>
          <table:table-cell office:value-type="float" office:value="0.03824003413319588">
            <text:p>0.03824003413319588</text:p>
          </table:table-cell>
          <table:table-cell office:value-type="float" office:value="-0.014599393121898174">
            <text:p>-0.014599393121898174</text:p>
          </table:table-cell>
          <table:table-cell office:value-type="float" office:value="-0.05643486976623535">
            <text:p>-0.05643486976623535</text:p>
          </table:table-cell>
          <table:table-cell office:value-type="float" office:value="-0.04279733821749687">
            <text:p>-0.04279733821749687</text:p>
          </table:table-cell>
          <table:table-cell office:value-type="float" office:value="-0.007156703155487776">
            <text:p>-0.007156703155487776</text:p>
          </table:table-cell>
          <table:table-cell office:value-type="float" office:value="0.06132832169532776">
            <text:p>0.06132832169532776</text:p>
          </table:table-cell>
          <table:table-cell office:value-type="float" office:value="-0.005531569942831993">
            <text:p>-0.005531569942831993</text:p>
          </table:table-cell>
          <table:table-cell office:value-type="float" office:value="-0.000999614130705595">
            <text:p>-0.000999614130705595</text:p>
          </table:table-cell>
          <table:table-cell office:value-type="float" office:value="-0.04178762808442116">
            <text:p>-0.04178762808442116</text:p>
          </table:table-cell>
          <table:table-cell office:value-type="float" office:value="-0.06769472360610962">
            <text:p>-0.06769472360610962</text:p>
          </table:table-cell>
          <table:table-cell office:value-type="float" office:value="0.05218202993273735">
            <text:p>0.05218202993273735</text:p>
          </table:table-cell>
          <table:table-cell office:value-type="float" office:value="0.03932402655482292">
            <text:p>0.03932402655482292</text:p>
          </table:table-cell>
          <table:table-cell office:value-type="float" office:value="-0.02027841843664646">
            <text:p>-0.02027841843664646</text:p>
          </table:table-cell>
          <table:table-cell office:value-type="float" office:value="-0.06483737379312515">
            <text:p>-0.06483737379312515</text:p>
          </table:table-cell>
          <table:table-cell office:value-type="float" office:value="-0.06358475983142853">
            <text:p>-0.06358475983142853</text:p>
          </table:table-cell>
          <table:table-cell office:value-type="float" office:value="-0.05621303617954254">
            <text:p>-0.05621303617954254</text:p>
          </table:table-cell>
          <table:table-cell office:value-type="float" office:value="-0.03541058674454689">
            <text:p>-0.03541058674454689</text:p>
          </table:table-cell>
          <table:table-cell office:value-type="float" office:value="0.017079545184969902">
            <text:p>0.017079545184969902</text:p>
          </table:table-cell>
          <table:table-cell office:value-type="float" office:value="0.02015913650393486">
            <text:p>0.02015913650393486</text:p>
          </table:table-cell>
          <table:table-cell office:value-type="float" office:value="-0.02757568284869194">
            <text:p>-0.02757568284869194</text:p>
          </table:table-cell>
          <table:table-cell office:value-type="float" office:value="0.06305564194917679">
            <text:p>0.06305564194917679</text:p>
          </table:table-cell>
          <table:table-cell office:value-type="float" office:value="-0.03807831555604935">
            <text:p>-0.03807831555604935</text:p>
          </table:table-cell>
          <table:table-cell office:value-type="float" office:value="0.05044836923480034">
            <text:p>0.05044836923480034</text:p>
          </table:table-cell>
          <table:table-cell office:value-type="float" office:value="0.01892843097448349">
            <text:p>0.01892843097448349</text:p>
          </table:table-cell>
          <table:table-cell office:value-type="float" office:value="0.012689577415585518">
            <text:p>0.012689577415585518</text:p>
          </table:table-cell>
          <table:table-cell office:value-type="float" office:value="0.017537971958518028">
            <text:p>0.017537971958518028</text:p>
          </table:table-cell>
          <table:table-cell office:value-type="float" office:value="0.06170421466231346">
            <text:p>0.06170421466231346</text:p>
          </table:table-cell>
          <table:table-cell office:value-type="float" office:value="0.014009533450007439">
            <text:p>0.014009533450007439</text:p>
          </table:table-cell>
          <table:table-cell office:value-type="float" office:value="0.037214990705251694">
            <text:p>0.037214990705251694</text:p>
          </table:table-cell>
          <table:table-cell office:value-type="float" office:value="0.06600405275821686">
            <text:p>0.06600405275821686</text:p>
          </table:table-cell>
          <table:table-cell office:value-type="float" office:value="0.057073332369327545">
            <text:p>0.057073332369327545</text:p>
          </table:table-cell>
          <table:table-cell office:value-type="float" office:value="0.0030643045902252197">
            <text:p>0.0030643045902252197</text:p>
          </table:table-cell>
          <table:table-cell office:value-type="float" office:value="0.014987212605774403">
            <text:p>0.014987212605774403</text:p>
          </table:table-cell>
          <table:table-cell office:value-type="float" office:value="-0.06278189271688461">
            <text:p>-0.06278189271688461</text:p>
          </table:table-cell>
          <table:table-cell office:value-type="float" office:value="-0.03491458296775818">
            <text:p>-0.03491458296775818</text:p>
          </table:table-cell>
          <table:table-cell office:value-type="float" office:value="-0.04766741022467613">
            <text:p>-0.04766741022467613</text:p>
          </table:table-cell>
          <table:table-cell office:value-type="float" office:value="-0.04420999437570572">
            <text:p>-0.04420999437570572</text:p>
          </table:table-cell>
          <table:table-cell office:value-type="float" office:value="-0.04770423099398613">
            <text:p>-0.04770423099398613</text:p>
          </table:table-cell>
          <table:table-cell office:value-type="float" office:value="-0.06604021787643433">
            <text:p>-0.06604021787643433</text:p>
          </table:table-cell>
          <table:table-cell office:value-type="float" office:value="0.015850506722927094">
            <text:p>0.015850506722927094</text:p>
          </table:table-cell>
          <table:table-cell office:value-type="float" office:value="0.012590642087161541">
            <text:p>0.012590642087161541</text:p>
          </table:table-cell>
          <table:table-cell office:value-type="float" office:value="0.0592198520898819">
            <text:p>0.0592198520898819</text:p>
          </table:table-cell>
          <table:table-cell office:value-type="float" office:value="0.06404867023229599">
            <text:p>0.06404867023229599</text:p>
          </table:table-cell>
          <table:table-cell office:value-type="float" office:value="0.058505598455667496">
            <text:p>0.058505598455667496</text:p>
          </table:table-cell>
          <table:table-cell office:value-type="float" office:value="0.06511713564395905">
            <text:p>0.06511713564395905</text:p>
          </table:table-cell>
          <table:table-cell office:value-type="float" office:value="0.05938970670104027">
            <text:p>0.05938970670104027</text:p>
          </table:table-cell>
          <table:table-cell office:value-type="float" office:value="-0.03309273719787598">
            <text:p>-0.03309273719787598</text:p>
          </table:table-cell>
          <table:table-cell office:value-type="float" office:value="-0.02946603111922741">
            <text:p>-0.02946603111922741</text:p>
          </table:table-cell>
          <table:table-cell office:value-type="float" office:value="-0.009777463041245937">
            <text:p>-0.009777463041245937</text:p>
          </table:table-cell>
          <table:table-cell office:value-type="float" office:value="-0.04071854427456856">
            <text:p>-0.04071854427456856</text:p>
          </table:table-cell>
          <table:table-cell office:value-type="float" office:value="-0.05134449526667595">
            <text:p>-0.05134449526667595</text:p>
          </table:table-cell>
          <table:table-cell office:value-type="float" office:value="0.03921976685523987">
            <text:p>0.03921976685523987</text:p>
          </table:table-cell>
          <table:table-cell office:value-type="float" office:value="-0.06477580219507217">
            <text:p>-0.06477580219507217</text:p>
          </table:table-cell>
          <table:table-cell office:value-type="float" office:value="0.04792388528585434">
            <text:p>0.04792388528585434</text:p>
          </table:table-cell>
          <table:table-cell office:value-type="float" office:value="-0.01865031011402607">
            <text:p>-0.01865031011402607</text:p>
          </table:table-cell>
          <table:table-cell office:value-type="float" office:value="-0.054828375577926636">
            <text:p>-0.054828375577926636</text:p>
          </table:table-cell>
          <table:table-cell office:value-type="float" office:value="-0.039006005972623825">
            <text:p>-0.039006005972623825</text:p>
          </table:table-cell>
          <table:table-cell office:value-type="float" office:value="0.029953433200716972">
            <text:p>0.029953433200716972</text:p>
          </table:table-cell>
          <table:table-cell office:value-type="float" office:value="-0.034685101360082626">
            <text:p>-0.034685101360082626</text:p>
          </table:table-cell>
          <table:table-cell office:value-type="float" office:value="0.06566175073385239">
            <text:p>0.06566175073385239</text:p>
          </table:table-cell>
          <table:table-cell office:value-type="float" office:value="-0.029532013460993767">
            <text:p>-0.029532013460993767</text:p>
          </table:table-cell>
          <table:table-cell office:value-type="float" office:value="0.041422855108976364">
            <text:p>0.041422855108976364</text:p>
          </table:table-cell>
          <table:table-cell office:value-type="float" office:value="-0.004785812925547361">
            <text:p>-0.004785812925547361</text:p>
          </table:table-cell>
          <table:table-cell office:value-type="float" office:value="0.00706527242437005">
            <text:p>0.00706527242437005</text:p>
          </table:table-cell>
          <table:table-cell office:value-type="float" office:value="-0.014747308567166328">
            <text:p>-0.014747308567166328</text:p>
          </table:table-cell>
          <table:table-cell office:value-type="float" office:value="0.04997635632753372">
            <text:p>0.04997635632753372</text:p>
          </table:table-cell>
          <table:table-cell office:value-type="float" office:value="0.020761463791131973">
            <text:p>0.020761463791131973</text:p>
          </table:table-cell>
          <table:table-cell office:value-type="float" office:value="-0.010540185496211052">
            <text:p>-0.010540185496211052</text:p>
          </table:table-cell>
          <table:table-cell office:value-type="float" office:value="0.023191232234239578">
            <text:p>0.023191232234239578</text:p>
          </table:table-cell>
          <table:table-cell office:value-type="float" office:value="0.060540731996297836">
            <text:p>0.060540731996297836</text:p>
          </table:table-cell>
          <table:table-cell office:value-type="float" office:value="-0.008103848434984684">
            <text:p>-0.008103848434984684</text:p>
          </table:table-cell>
          <table:table-cell office:value-type="float" office:value="0.04720016568899155">
            <text:p>0.04720016568899155</text:p>
          </table:table-cell>
          <table:table-cell office:value-type="float" office:value="0.05768973007798195">
            <text:p>0.05768973007798195</text:p>
          </table:table-cell>
          <table:table-cell office:value-type="float" office:value="-0.06393320113420486">
            <text:p>-0.06393320113420486</text:p>
          </table:table-cell>
          <table:table-cell office:value-type="float" office:value="-0.038540296256542206">
            <text:p>-0.038540296256542206</text:p>
          </table:table-cell>
          <table:table-cell office:value-type="float" office:value="0.007801591418683529">
            <text:p>0.007801591418683529</text:p>
          </table:table-cell>
          <table:table-cell office:value-type="float" office:value="0.05039653182029724">
            <text:p>0.05039653182029724</text:p>
          </table:table-cell>
          <table:table-cell office:value-type="float" office:value="0.02554318495094776">
            <text:p>0.02554318495094776</text:p>
          </table:table-cell>
          <table:table-cell office:value-type="float" office:value="0.030609525740146637">
            <text:p>0.030609525740146637</text:p>
          </table:table-cell>
          <table:table-cell office:value-type="float" office:value="0.0644504651427269">
            <text:p>0.0644504651427269</text:p>
          </table:table-cell>
          <table:table-cell office:value-type="float" office:value="-0.01969817280769348">
            <text:p>-0.01969817280769348</text:p>
          </table:table-cell>
          <table:table-cell office:value-type="float" office:value="0.0658237561583519">
            <text:p>0.0658237561583519</text:p>
          </table:table-cell>
          <table:table-cell office:value-type="float" office:value="-0.0666293203830719">
            <text:p>-0.0666293203830719</text:p>
          </table:table-cell>
          <table:table-cell office:value-type="float" office:value="-0.04688598960638046">
            <text:p>-0.04688598960638046</text:p>
          </table:table-cell>
          <table:table-cell office:value-type="float" office:value="-0.04573919251561165">
            <text:p>-0.04573919251561165</text:p>
          </table:table-cell>
          <table:table-cell office:value-type="float" office:value="0.06823631376028061">
            <text:p>0.06823631376028061</text:p>
          </table:table-cell>
          <table:table-cell office:value-type="float" office:value="-0.06254035979509354">
            <text:p>-0.06254035979509354</text:p>
          </table:table-cell>
          <table:table-cell office:value-type="float" office:value="0.005280328448861837">
            <text:p>0.005280328448861837</text:p>
          </table:table-cell>
          <table:table-cell office:value-type="float" office:value="0.04641379415988922">
            <text:p>0.04641379415988922</text:p>
          </table:table-cell>
          <table:table-cell office:value-type="float" office:value="-0.04884639382362366">
            <text:p>-0.04884639382362366</text:p>
          </table:table-cell>
          <table:table-cell office:value-type="float" office:value="-0.06315667927265167">
            <text:p>-0.06315667927265167</text:p>
          </table:table-cell>
          <table:table-cell office:value-type="float" office:value="-0.06681301444768906">
            <text:p>-0.06681301444768906</text:p>
          </table:table-cell>
          <table:table-cell office:value-type="float" office:value="-0.04455404728651047">
            <text:p>-0.04455404728651047</text:p>
          </table:table-cell>
          <table:table-cell office:value-type="float" office:value="-0.04902943968772888">
            <text:p>-0.04902943968772888</text:p>
          </table:table-cell>
          <table:table-cell office:value-type="float" office:value="-0.06802929192781448">
            <text:p>-0.06802929192781448</text:p>
          </table:table-cell>
          <table:table-cell office:value-type="float" office:value="0.008872074075043201">
            <text:p>0.008872074075043201</text:p>
          </table:table-cell>
          <table:table-cell office:value-type="float" office:value="-0.03210869058966637">
            <text:p>-0.03210869058966637</text:p>
          </table:table-cell>
          <table:table-cell office:value-type="float" office:value="-0.010982954874634743">
            <text:p>-0.010982954874634743</text:p>
          </table:table-cell>
          <table:table-cell office:value-type="float" office:value="-0.062133368104696274">
            <text:p>-0.062133368104696274</text:p>
          </table:table-cell>
          <table:table-cell office:value-type="float" office:value="0.062010474503040314">
            <text:p>0.062010474503040314</text:p>
          </table:table-cell>
          <table:table-cell office:value-type="float" office:value="-0.01591343991458416">
            <text:p>-0.01591343991458416</text:p>
          </table:table-cell>
          <table:table-cell office:value-type="float" office:value="-0.061679691076278687">
            <text:p>-0.061679691076278687</text:p>
          </table:table-cell>
          <table:table-cell office:value-type="float" office:value="-0.025591515004634857">
            <text:p>-0.025591515004634857</text:p>
          </table:table-cell>
          <table:table-cell office:value-type="float" office:value="0.01448913011699915">
            <text:p>0.01448913011699915</text:p>
          </table:table-cell>
          <table:table-cell office:value-type="float" office:value="-0.034812044352293015">
            <text:p>-0.034812044352293015</text:p>
          </table:table-cell>
          <table:table-cell office:value-type="float" office:value="-0.06279207766056061">
            <text:p>-0.06279207766056061</text:p>
          </table:table-cell>
          <table:table-cell office:value-type="float" office:value="0.0597350113093853">
            <text:p>0.0597350113093853</text:p>
          </table:table-cell>
          <table:table-cell office:value-type="float" office:value="0.05126950517296791">
            <text:p>0.05126950517296791</text:p>
          </table:table-cell>
          <table:table-cell office:value-type="float" office:value="0.023053158074617386">
            <text:p>0.023053158074617386</text:p>
          </table:table-cell>
          <table:table-cell office:value-type="float" office:value="0.043595559895038605">
            <text:p>0.043595559895038605</text:p>
          </table:table-cell>
          <table:table-cell office:value-type="float" office:value="0.05746593326330185">
            <text:p>0.05746593326330185</text:p>
          </table:table-cell>
          <table:table-cell office:value-type="float" office:value="0.05586525797843933">
            <text:p>0.05586525797843933</text:p>
          </table:table-cell>
          <table:table-cell office:value-type="float" office:value="0.04687190800905228">
            <text:p>0.04687190800905228</text:p>
          </table:table-cell>
          <table:table-cell office:value-type="float" office:value="-0.018558384850621223">
            <text:p>-0.018558384850621223</text:p>
          </table:table-cell>
          <table:table-cell office:value-type="float" office:value="-0.02688296139240265">
            <text:p>-0.02688296139240265</text:p>
          </table:table-cell>
          <table:table-cell office:value-type="float" office:value="0.06069580465555191">
            <text:p>0.06069580465555191</text:p>
          </table:table-cell>
          <table:table-cell office:value-type="float" office:value="-0.0675385370850563">
            <text:p>-0.0675385370850563</text:p>
          </table:table-cell>
          <table:table-cell office:value-type="float" office:value="0.04063916578888893">
            <text:p>0.04063916578888893</text:p>
          </table:table-cell>
          <table:table-cell office:value-type="float" office:value="0.0009215135360136628">
            <text:p>0.0009215135360136628</text:p>
          </table:table-cell>
          <table:table-cell office:value-type="float" office:value="0.0411224327981472">
            <text:p>0.0411224327981472</text:p>
          </table:table-cell>
          <table:table-cell office:value-type="float" office:value="0.04082772880792618">
            <text:p>0.04082772880792618</text:p>
          </table:table-cell>
          <table:table-cell office:value-type="float" office:value="-0.01396262925118208">
            <text:p>-0.01396262925118208</text:p>
          </table:table-cell>
          <table:table-cell office:value-type="float" office:value="-0.052693966776132584">
            <text:p>-0.052693966776132584</text:p>
          </table:table-cell>
          <table:table-cell office:value-type="float" office:value="-0.04146786034107208">
            <text:p>-0.04146786034107208</text:p>
          </table:table-cell>
          <table:table-cell office:value-type="float" office:value="0.059891097247600555">
            <text:p>0.059891097247600555</text:p>
          </table:table-cell>
          <table:table-cell office:value-type="float" office:value="-0.0076460628770291805">
            <text:p>-0.0076460628770291805</text:p>
          </table:table-cell>
          <table:table-cell office:value-type="float" office:value="-0.06323055177927017">
            <text:p>-0.06323055177927017</text:p>
          </table:table-cell>
          <table:table-cell office:value-type="float" office:value="-0.010578949004411697">
            <text:p>-0.010578949004411697</text:p>
          </table:table-cell>
          <table:table-cell office:value-type="float" office:value="-0.06676208972930908">
            <text:p>-0.06676208972930908</text:p>
          </table:table-cell>
          <table:table-cell office:value-type="float" office:value="0.05207400023937225">
            <text:p>0.05207400023937225</text:p>
          </table:table-cell>
          <table:table-cell office:value-type="float" office:value="-0.020485123619437218">
            <text:p>-0.020485123619437218</text:p>
          </table:table-cell>
          <table:table-cell office:value-type="float" office:value="-0.01741655543446541">
            <text:p>-0.01741655543446541</text:p>
          </table:table-cell>
          <table:table-cell office:value-type="float" office:value="-0.04029802605509758">
            <text:p>-0.04029802605509758</text:p>
          </table:table-cell>
          <table:table-cell office:value-type="float" office:value="0.05535946786403656">
            <text:p>0.05535946786403656</text:p>
          </table:table-cell>
          <table:table-cell office:value-type="float" office:value="0.02420550025999546">
            <text:p>0.02420550025999546</text:p>
          </table:table-cell>
          <table:table-cell office:value-type="float" office:value="0.04096022620797157">
            <text:p>0.04096022620797157</text:p>
          </table:table-cell>
          <table:table-cell office:value-type="float" office:value="0.06222459301352501">
            <text:p>0.06222459301352501</text:p>
          </table:table-cell>
          <table:table-cell office:value-type="float" office:value="0.005016084294766188">
            <text:p>0.005016084294766188</text:p>
          </table:table-cell>
          <table:table-cell office:value-type="float" office:value="-0.037329766899347305">
            <text:p>-0.037329766899347305</text:p>
          </table:table-cell>
          <table:table-cell office:value-type="float" office:value="0.004763980396091938">
            <text:p>0.004763980396091938</text:p>
          </table:table-cell>
          <table:table-cell office:value-type="float" office:value="-0.05547679588198662">
            <text:p>-0.05547679588198662</text:p>
          </table:table-cell>
          <table:table-cell office:value-type="float" office:value="0.06771781295537949">
            <text:p>0.06771781295537949</text:p>
          </table:table-cell>
          <table:table-cell office:value-type="float" office:value="0.05539702996611595">
            <text:p>0.05539702996611595</text:p>
          </table:table-cell>
          <table:table-cell office:value-type="float" office:value="0.011280889622867107">
            <text:p>0.011280889622867107</text:p>
          </table:table-cell>
          <table:table-cell office:value-type="float" office:value="-0.06619252264499664">
            <text:p>-0.06619252264499664</text:p>
          </table:table-cell>
          <table:table-cell office:value-type="float" office:value="-0.004183672834187746">
            <text:p>-0.004183672834187746</text:p>
          </table:table-cell>
          <table:table-cell office:value-type="float" office:value="-0.00930877961218357">
            <text:p>-0.00930877961218357</text:p>
          </table:table-cell>
          <table:table-cell office:value-type="float" office:value="0.019937487319111824">
            <text:p>0.019937487319111824</text:p>
          </table:table-cell>
          <table:table-cell office:value-type="float" office:value="-0.017763197422027588">
            <text:p>-0.017763197422027588</text:p>
          </table:table-cell>
          <table:table-cell office:value-type="float" office:value="-0.05837780609726906">
            <text:p>-0.05837780609726906</text:p>
          </table:table-cell>
          <table:table-cell office:value-type="float" office:value="-0.06755330413579941">
            <text:p>-0.06755330413579941</text:p>
          </table:table-cell>
          <table:table-cell office:value-type="float" office:value="0.011033380404114723">
            <text:p>0.011033380404114723</text:p>
          </table:table-cell>
          <table:table-cell office:value-type="float" office:value="0.027184315025806427">
            <text:p>0.027184315025806427</text:p>
          </table:table-cell>
          <table:table-cell office:value-type="float" office:value="0.06502946466207504">
            <text:p>0.06502946466207504</text:p>
          </table:table-cell>
          <table:table-cell office:value-type="float" office:value="-0.033697161823511124">
            <text:p>-0.033697161823511124</text:p>
          </table:table-cell>
          <table:table-cell office:value-type="float" office:value="-0.03487713634967804">
            <text:p>-0.03487713634967804</text:p>
          </table:table-cell>
          <table:table-cell office:value-type="float" office:value="-0.0086080152541399">
            <text:p>-0.0086080152541399</text:p>
          </table:table-cell>
          <table:table-cell office:value-type="float" office:value="-0.007176761515438557">
            <text:p>-0.007176761515438557</text:p>
          </table:table-cell>
          <table:table-cell office:value-type="float" office:value="0.06289196759462357">
            <text:p>0.06289196759462357</text:p>
          </table:table-cell>
          <table:table-cell office:value-type="float" office:value="0.025326872244477272">
            <text:p>0.025326872244477272</text:p>
          </table:table-cell>
          <table:table-cell office:value-type="float" office:value="0.03057931549847126">
            <text:p>0.03057931549847126</text:p>
          </table:table-cell>
          <table:table-cell office:value-type="float" office:value="0.0625237450003624">
            <text:p>0.0625237450003624</text:p>
          </table:table-cell>
          <table:table-cell office:value-type="float" office:value="-0.05483873933553696">
            <text:p>-0.05483873933553696</text:p>
          </table:table-cell>
          <table:table-cell office:value-type="float" office:value="0.04219314083456993">
            <text:p>0.04219314083456993</text:p>
          </table:table-cell>
          <table:table-cell office:value-type="float" office:value="-0.006576233077794313">
            <text:p>-0.006576233077794313</text:p>
          </table:table-cell>
          <table:table-cell office:value-type="float" office:value="0.053942445665597916">
            <text:p>0.053942445665597916</text:p>
          </table:table-cell>
          <table:table-cell office:value-type="float" office:value="0.06627550721168518">
            <text:p>0.06627550721168518</text:p>
          </table:table-cell>
          <table:table-cell office:value-type="float" office:value="-0.04148630425333977">
            <text:p>-0.04148630425333977</text:p>
          </table:table-cell>
          <table:table-cell office:value-type="float" office:value="-0.023607376962900162">
            <text:p>-0.023607376962900162</text:p>
          </table:table-cell>
          <table:table-cell office:value-type="float" office:value="-0.03754504397511482">
            <text:p>-0.03754504397511482</text:p>
          </table:table-cell>
          <table:table-cell office:value-type="float" office:value="0.05831332877278328">
            <text:p>0.05831332877278328</text:p>
          </table:table-cell>
          <table:table-cell office:value-type="float" office:value="0.06137809157371521">
            <text:p>0.06137809157371521</text:p>
          </table:table-cell>
          <table:table-cell office:value-type="float" office:value="-0.006124984472990036">
            <text:p>-0.006124984472990036</text:p>
          </table:table-cell>
          <table:table-cell office:value-type="float" office:value="0.021003417670726776">
            <text:p>0.021003417670726776</text:p>
          </table:table-cell>
          <table:table-cell office:value-type="float" office:value="-0.05913827195763588">
            <text:p>-0.05913827195763588</text:p>
          </table:table-cell>
          <table:table-cell office:value-type="float" office:value="-0.051324084401130676">
            <text:p>-0.051324084401130676</text:p>
          </table:table-cell>
          <table:table-cell office:value-type="float" office:value="-0.059861596673727036">
            <text:p>-0.059861596673727036</text:p>
          </table:table-cell>
          <table:table-cell office:value-type="float" office:value="-0.017801562324166298">
            <text:p>-0.017801562324166298</text:p>
          </table:table-cell>
          <table:table-cell office:value-type="float" office:value="-0.06271294504404068">
            <text:p>-0.06271294504404068</text:p>
          </table:table-cell>
          <table:table-cell office:value-type="float" office:value="0.005260425619781017">
            <text:p>0.005260425619781017</text:p>
          </table:table-cell>
          <table:table-cell office:value-type="float" office:value="-0.019997993484139442">
            <text:p>-0.019997993484139442</text:p>
          </table:table-cell>
          <table:table-cell office:value-type="float" office:value="-0.04093465954065323">
            <text:p>-0.04093465954065323</text:p>
          </table:table-cell>
          <table:table-cell office:value-type="float" office:value="-0.0520331971347332">
            <text:p>-0.0520331971347332</text:p>
          </table:table-cell>
          <table:table-cell office:value-type="float" office:value="0.06141430884599686">
            <text:p>0.06141430884599686</text:p>
          </table:table-cell>
          <table:table-cell office:value-type="float" office:value="0.03427853807806969">
            <text:p>0.03427853807806969</text:p>
          </table:table-cell>
          <table:table-cell office:value-type="float" office:value="-0.0554656982421875">
            <text:p>-0.0554656982421875</text:p>
          </table:table-cell>
          <table:table-cell office:value-type="float" office:value="0.0025512988213449717">
            <text:p>0.0025512988213449717</text:p>
          </table:table-cell>
          <table:table-cell office:value-type="float" office:value="0.05478634685277939">
            <text:p>0.05478634685277939</text:p>
          </table:table-cell>
          <table:table-cell office:value-type="float" office:value="0.05614554509520531">
            <text:p>0.05614554509520531</text:p>
          </table:table-cell>
          <table:table-cell office:value-type="float" office:value="-0.009271828457713127">
            <text:p>-0.009271828457713127</text:p>
          </table:table-cell>
          <table:table-cell office:value-type="float" office:value="0.054177176207304">
            <text:p>0.054177176207304</text:p>
          </table:table-cell>
          <table:table-cell office:value-type="float" office:value="0.04956415295600891">
            <text:p>0.04956415295600891</text:p>
          </table:table-cell>
          <table:table-cell office:value-type="float" office:value="0.0656595379114151">
            <text:p>0.0656595379114151</text:p>
          </table:table-cell>
          <table:table-cell office:value-type="float" office:value="-0.042555615305900574">
            <text:p>-0.042555615305900574</text:p>
          </table:table-cell>
          <table:table-cell office:value-type="float" office:value="0.03431185707449913">
            <text:p>0.03431185707449913</text:p>
          </table:table-cell>
          <table:table-cell office:value-type="float" office:value="-0.04843539744615555">
            <text:p>-0.04843539744615555</text:p>
          </table:table-cell>
          <table:table-cell office:value-type="float" office:value="-0.050161391496658325">
            <text:p>-0.050161391496658325</text:p>
          </table:table-cell>
          <table:table-cell office:value-type="float" office:value="-0.056657932698726654">
            <text:p>-0.056657932698726654</text:p>
          </table:table-cell>
          <table:table-cell office:value-type="float" office:value="0.02128756418824196">
            <text:p>0.02128756418824196</text:p>
          </table:table-cell>
          <table:table-cell office:value-type="float" office:value="0.048240963369607925">
            <text:p>0.048240963369607925</text:p>
          </table:table-cell>
          <table:table-cell office:value-type="float" office:value="0.008261358365416527">
            <text:p>0.008261358365416527</text:p>
          </table:table-cell>
          <table:table-cell office:value-type="float" office:value="0.05022437497973442">
            <text:p>0.05022437497973442</text:p>
          </table:table-cell>
          <table:table-cell office:value-type="float" office:value="-0.029137607663869858">
            <text:p>-0.029137607663869858</text:p>
          </table:table-cell>
          <table:table-cell office:value-type="float" office:value="-0.006326993927359581">
            <text:p>-0.006326993927359581</text:p>
          </table:table-cell>
          <table:table-cell office:value-type="float" office:value="0.06615056842565536">
            <text:p>0.06615056842565536</text:p>
          </table:table-cell>
          <table:table-cell office:value-type="string">
            <text:p>問水果店</text:p>
          </table:table-cell>
        </table:table-row>
        <table:table-row>
          <table:table-cell office:value-type="float" office:value="0.057026609778404236">
            <text:p>0.057026609778404236</text:p>
          </table:table-cell>
          <table:table-cell office:value-type="float" office:value="-0.012758707627654076">
            <text:p>-0.012758707627654076</text:p>
          </table:table-cell>
          <table:table-cell office:value-type="float" office:value="-0.05956209823489189">
            <text:p>-0.05956209823489189</text:p>
          </table:table-cell>
          <table:table-cell office:value-type="float" office:value="-0.029594922438263893">
            <text:p>-0.029594922438263893</text:p>
          </table:table-cell>
          <table:table-cell office:value-type="float" office:value="-0.05938773229718208">
            <text:p>-0.05938773229718208</text:p>
          </table:table-cell>
          <table:table-cell office:value-type="float" office:value="0.0524907112121582">
            <text:p>0.0524907112121582</text:p>
          </table:table-cell>
          <table:table-cell office:value-type="float" office:value="0.05579572916030884">
            <text:p>0.05579572916030884</text:p>
          </table:table-cell>
          <table:table-cell office:value-type="float" office:value="-0.0028275740332901478">
            <text:p>-0.0028275740332901478</text:p>
          </table:table-cell>
          <table:table-cell office:value-type="float" office:value="-0.0596243292093277">
            <text:p>-0.0596243292093277</text:p>
          </table:table-cell>
          <table:table-cell office:value-type="float" office:value="-0.055193930864334106">
            <text:p>-0.055193930864334106</text:p>
          </table:table-cell>
          <table:table-cell office:value-type="float" office:value="-0.0045162648893892765">
            <text:p>-0.0045162648893892765</text:p>
          </table:table-cell>
          <table:table-cell office:value-type="float" office:value="-0.042284827679395676">
            <text:p>-0.042284827679395676</text:p>
          </table:table-cell>
          <table:table-cell office:value-type="float" office:value="0.002423417055979371">
            <text:p>0.002423417055979371</text:p>
          </table:table-cell>
          <table:table-cell office:value-type="float" office:value="-0.05917314067482948">
            <text:p>-0.05917314067482948</text:p>
          </table:table-cell>
          <table:table-cell office:value-type="float" office:value="-0.04396578297019005">
            <text:p>-0.04396578297019005</text:p>
          </table:table-cell>
          <table:table-cell office:value-type="float" office:value="0.0068114204332232475">
            <text:p>0.0068114204332232475</text:p>
          </table:table-cell>
          <table:table-cell office:value-type="float" office:value="-0.05567845702171326">
            <text:p>-0.05567845702171326</text:p>
          </table:table-cell>
          <table:table-cell office:value-type="float" office:value="0.0183713398873806">
            <text:p>0.0183713398873806</text:p>
          </table:table-cell>
          <table:table-cell office:value-type="float" office:value="0.01995711214840412">
            <text:p>0.01995711214840412</text:p>
          </table:table-cell>
          <table:table-cell office:value-type="float" office:value="-0.05283389613032341">
            <text:p>-0.05283389613032341</text:p>
          </table:table-cell>
          <table:table-cell office:value-type="float" office:value="0.013609027490019798">
            <text:p>0.013609027490019798</text:p>
          </table:table-cell>
          <table:table-cell office:value-type="float" office:value="-0.04049044847488403">
            <text:p>-0.04049044847488403</text:p>
          </table:table-cell>
          <table:table-cell office:value-type="float" office:value="-0.029660258442163467">
            <text:p>-0.029660258442163467</text:p>
          </table:table-cell>
          <table:table-cell office:value-type="float" office:value="0.0017177279805764556">
            <text:p>0.0017177279805764556</text:p>
          </table:table-cell>
          <table:table-cell office:value-type="float" office:value="-0.05193622037768364">
            <text:p>-0.05193622037768364</text:p>
          </table:table-cell>
          <table:table-cell office:value-type="float" office:value="0.03719000518321991">
            <text:p>0.03719000518321991</text:p>
          </table:table-cell>
          <table:table-cell office:value-type="float" office:value="-0.05635929852724075">
            <text:p>-0.05635929852724075</text:p>
          </table:table-cell>
          <table:table-cell office:value-type="float" office:value="0.04914001002907753">
            <text:p>0.04914001002907753</text:p>
          </table:table-cell>
          <table:table-cell office:value-type="float" office:value="0.04257166013121605">
            <text:p>0.04257166013121605</text:p>
          </table:table-cell>
          <table:table-cell office:value-type="float" office:value="0.05966721475124359">
            <text:p>0.05966721475124359</text:p>
          </table:table-cell>
          <table:table-cell office:value-type="float" office:value="-0.007480946835130453">
            <text:p>-0.007480946835130453</text:p>
          </table:table-cell>
          <table:table-cell office:value-type="float" office:value="-0.05941382423043251">
            <text:p>-0.05941382423043251</text:p>
          </table:table-cell>
          <table:table-cell office:value-type="float" office:value="0.04046744853258133">
            <text:p>0.04046744853258133</text:p>
          </table:table-cell>
          <table:table-cell office:value-type="float" office:value="-0.05819971486926079">
            <text:p>-0.05819971486926079</text:p>
          </table:table-cell>
          <table:table-cell office:value-type="float" office:value="0.043699897825717926">
            <text:p>0.043699897825717926</text:p>
          </table:table-cell>
          <table:table-cell office:value-type="float" office:value="-0.058593928813934326">
            <text:p>-0.058593928813934326</text:p>
          </table:table-cell>
          <table:table-cell office:value-type="float" office:value="-0.04249526560306549">
            <text:p>-0.04249526560306549</text:p>
          </table:table-cell>
          <table:table-cell office:value-type="float" office:value="0.053338415920734406">
            <text:p>0.053338415920734406</text:p>
          </table:table-cell>
          <table:table-cell office:value-type="float" office:value="-0.011828175745904446">
            <text:p>-0.011828175745904446</text:p>
          </table:table-cell>
          <table:table-cell office:value-type="float" office:value="0.029224002733826637">
            <text:p>0.029224002733826637</text:p>
          </table:table-cell>
          <table:table-cell office:value-type="float" office:value="0.010044123977422714">
            <text:p>0.010044123977422714</text:p>
          </table:table-cell>
          <table:table-cell office:value-type="float" office:value="-0.031212598085403442">
            <text:p>-0.031212598085403442</text:p>
          </table:table-cell>
          <table:table-cell office:value-type="float" office:value="0.029496926814317703">
            <text:p>0.029496926814317703</text:p>
          </table:table-cell>
          <table:table-cell office:value-type="float" office:value="-0.053021397441625595">
            <text:p>-0.053021397441625595</text:p>
          </table:table-cell>
          <table:table-cell office:value-type="float" office:value="0.05519852414727211">
            <text:p>0.05519852414727211</text:p>
          </table:table-cell>
          <table:table-cell office:value-type="float" office:value="-0.05923992022871971">
            <text:p>-0.05923992022871971</text:p>
          </table:table-cell>
          <table:table-cell office:value-type="float" office:value="-0.049666933715343475">
            <text:p>-0.049666933715343475</text:p>
          </table:table-cell>
          <table:table-cell office:value-type="float" office:value="-0.028927898034453392">
            <text:p>-0.028927898034453392</text:p>
          </table:table-cell>
          <table:table-cell office:value-type="float" office:value="0.04671372473239899">
            <text:p>0.04671372473239899</text:p>
          </table:table-cell>
          <table:table-cell office:value-type="float" office:value="0.049896810203790665">
            <text:p>0.049896810203790665</text:p>
          </table:table-cell>
          <table:table-cell office:value-type="float" office:value="0.010224957950413227">
            <text:p>0.010224957950413227</text:p>
          </table:table-cell>
          <table:table-cell office:value-type="float" office:value="0.0469081848859787">
            <text:p>0.0469081848859787</text:p>
          </table:table-cell>
          <table:table-cell office:value-type="float" office:value="0.058074526488780975">
            <text:p>0.058074526488780975</text:p>
          </table:table-cell>
          <table:table-cell office:value-type="float" office:value="0.04880566895008087">
            <text:p>0.04880566895008087</text:p>
          </table:table-cell>
          <table:table-cell office:value-type="float" office:value="-0.04937155544757843">
            <text:p>-0.04937155544757843</text:p>
          </table:table-cell>
          <table:table-cell office:value-type="float" office:value="0.05883004888892174">
            <text:p>0.05883004888892174</text:p>
          </table:table-cell>
          <table:table-cell office:value-type="float" office:value="-0.047185733914375305">
            <text:p>-0.047185733914375305</text:p>
          </table:table-cell>
          <table:table-cell office:value-type="float" office:value="0.05964755639433861">
            <text:p>0.05964755639433861</text:p>
          </table:table-cell>
          <table:table-cell office:value-type="float" office:value="-0.05530646815896034">
            <text:p>-0.05530646815896034</text:p>
          </table:table-cell>
          <table:table-cell office:value-type="float" office:value="-0.007271688897162676">
            <text:p>-0.007271688897162676</text:p>
          </table:table-cell>
          <table:table-cell office:value-type="float" office:value="0.059709832072257996">
            <text:p>0.059709832072257996</text:p>
          </table:table-cell>
          <table:table-cell office:value-type="float" office:value="0.057837191969156265">
            <text:p>0.057837191969156265</text:p>
          </table:table-cell>
          <table:table-cell office:value-type="float" office:value="-0.03746694326400757">
            <text:p>-0.03746694326400757</text:p>
          </table:table-cell>
          <table:table-cell office:value-type="float" office:value="0.010983094573020935">
            <text:p>0.010983094573020935</text:p>
          </table:table-cell>
          <table:table-cell office:value-type="float" office:value="-0.05265002325177193">
            <text:p>-0.05265002325177193</text:p>
          </table:table-cell>
          <table:table-cell office:value-type="float" office:value="-0.04979738965630531">
            <text:p>-0.04979738965630531</text:p>
          </table:table-cell>
          <table:table-cell office:value-type="float" office:value="0.005606192164123058">
            <text:p>0.005606192164123058</text:p>
          </table:table-cell>
          <table:table-cell office:value-type="float" office:value="-0.05755307152867317">
            <text:p>-0.05755307152867317</text:p>
          </table:table-cell>
          <table:table-cell office:value-type="float" office:value="0.029442761093378067">
            <text:p>0.029442761093378067</text:p>
          </table:table-cell>
          <table:table-cell office:value-type="float" office:value="-0.059683024883270264">
            <text:p>-0.059683024883270264</text:p>
          </table:table-cell>
          <table:table-cell office:value-type="float" office:value="0.0042844535782933235">
            <text:p>0.0042844535782933235</text:p>
          </table:table-cell>
          <table:table-cell office:value-type="float" office:value="-0.05942715331912041">
            <text:p>-0.05942715331912041</text:p>
          </table:table-cell>
          <table:table-cell office:value-type="float" office:value="0.01987575925886631">
            <text:p>0.01987575925886631</text:p>
          </table:table-cell>
          <table:table-cell office:value-type="float" office:value="0.045768853276968">
            <text:p>0.045768853276968</text:p>
          </table:table-cell>
          <table:table-cell office:value-type="float" office:value="-0.05952193960547447">
            <text:p>-0.05952193960547447</text:p>
          </table:table-cell>
          <table:table-cell office:value-type="float" office:value="-0.006626867689192295">
            <text:p>-0.006626867689192295</text:p>
          </table:table-cell>
          <table:table-cell office:value-type="float" office:value="0.02508043311536312">
            <text:p>0.02508043311536312</text:p>
          </table:table-cell>
          <table:table-cell office:value-type="float" office:value="0.05797281116247177">
            <text:p>0.05797281116247177</text:p>
          </table:table-cell>
          <table:table-cell office:value-type="float" office:value="-0.05769938603043556">
            <text:p>-0.05769938603043556</text:p>
          </table:table-cell>
          <table:table-cell office:value-type="float" office:value="-0.04103923961520195">
            <text:p>-0.04103923961520195</text:p>
          </table:table-cell>
          <table:table-cell office:value-type="float" office:value="0.052054278552532196">
            <text:p>0.052054278552532196</text:p>
          </table:table-cell>
          <table:table-cell office:value-type="float" office:value="-0.05337889492511749">
            <text:p>-0.05337889492511749</text:p>
          </table:table-cell>
          <table:table-cell office:value-type="float" office:value="-0.05924975126981735">
            <text:p>-0.05924975126981735</text:p>
          </table:table-cell>
          <table:table-cell office:value-type="float" office:value="-0.03766985610127449">
            <text:p>-0.03766985610127449</text:p>
          </table:table-cell>
          <table:table-cell office:value-type="float" office:value="0.01899486780166626">
            <text:p>0.01899486780166626</text:p>
          </table:table-cell>
          <table:table-cell office:value-type="float" office:value="0.050060149282217026">
            <text:p>0.050060149282217026</text:p>
          </table:table-cell>
          <table:table-cell office:value-type="float" office:value="-0.05415314808487892">
            <text:p>-0.05415314808487892</text:p>
          </table:table-cell>
          <table:table-cell office:value-type="float" office:value="-0.04478248953819275">
            <text:p>-0.04478248953819275</text:p>
          </table:table-cell>
          <table:table-cell office:value-type="float" office:value="0.010942523367702961">
            <text:p>0.010942523367702961</text:p>
          </table:table-cell>
          <table:table-cell office:value-type="float" office:value="0.00416807783767581">
            <text:p>0.00416807783767581</text:p>
          </table:table-cell>
          <table:table-cell office:value-type="float" office:value="-0.05794365331530571">
            <text:p>-0.05794365331530571</text:p>
          </table:table-cell>
          <table:table-cell office:value-type="float" office:value="-0.059550102800130844">
            <text:p>-0.059550102800130844</text:p>
          </table:table-cell>
          <table:table-cell office:value-type="float" office:value="0.05957123637199402">
            <text:p>0.05957123637199402</text:p>
          </table:table-cell>
          <table:table-cell office:value-type="float" office:value="-0.050527531653642654">
            <text:p>-0.050527531653642654</text:p>
          </table:table-cell>
          <table:table-cell office:value-type="float" office:value="-0.051167525351047516">
            <text:p>-0.051167525351047516</text:p>
          </table:table-cell>
          <table:table-cell office:value-type="float" office:value="0.0367509126663208">
            <text:p>0.0367509126663208</text:p>
          </table:table-cell>
          <table:table-cell office:value-type="float" office:value="-0.03019236959517002">
            <text:p>-0.03019236959517002</text:p>
          </table:table-cell>
          <table:table-cell office:value-type="float" office:value="0.05828627943992615">
            <text:p>0.05828627943992615</text:p>
          </table:table-cell>
          <table:table-cell office:value-type="float" office:value="0.00730943214148283">
            <text:p>0.00730943214148283</text:p>
          </table:table-cell>
          <table:table-cell office:value-type="float" office:value="-0.03049619495868683">
            <text:p>-0.03049619495868683</text:p>
          </table:table-cell>
          <table:table-cell office:value-type="float" office:value="-0.057063378393650055">
            <text:p>-0.057063378393650055</text:p>
          </table:table-cell>
          <table:table-cell office:value-type="float" office:value="-0.058891523629426956">
            <text:p>-0.058891523629426956</text:p>
          </table:table-cell>
          <table:table-cell office:value-type="float" office:value="0.056492336094379425">
            <text:p>0.056492336094379425</text:p>
          </table:table-cell>
          <table:table-cell office:value-type="float" office:value="0.0561688095331192">
            <text:p>0.0561688095331192</text:p>
          </table:table-cell>
          <table:table-cell office:value-type="float" office:value="-0.05969926714897156">
            <text:p>-0.05969926714897156</text:p>
          </table:table-cell>
          <table:table-cell office:value-type="float" office:value="0.012580002658069134">
            <text:p>0.012580002658069134</text:p>
          </table:table-cell>
          <table:table-cell office:value-type="float" office:value="0.04844684526324272">
            <text:p>0.04844684526324272</text:p>
          </table:table-cell>
          <table:table-cell office:value-type="float" office:value="-0.0581706166267395">
            <text:p>-0.0581706166267395</text:p>
          </table:table-cell>
          <table:table-cell office:value-type="float" office:value="0.0061501613818109035">
            <text:p>0.0061501613818109035</text:p>
          </table:table-cell>
          <table:table-cell office:value-type="float" office:value="-0.0069383480586111546">
            <text:p>-0.0069383480586111546</text:p>
          </table:table-cell>
          <table:table-cell office:value-type="float" office:value="0.003860707627609372">
            <text:p>0.003860707627609372</text:p>
          </table:table-cell>
          <table:table-cell office:value-type="float" office:value="0.03095131739974022">
            <text:p>0.03095131739974022</text:p>
          </table:table-cell>
          <table:table-cell office:value-type="float" office:value="0.04099036753177643">
            <text:p>0.04099036753177643</text:p>
          </table:table-cell>
          <table:table-cell office:value-type="float" office:value="-0.01820790395140648">
            <text:p>-0.01820790395140648</text:p>
          </table:table-cell>
          <table:table-cell office:value-type="float" office:value="0.019363535568118095">
            <text:p>0.019363535568118095</text:p>
          </table:table-cell>
          <table:table-cell office:value-type="float" office:value="-0.02597855217754841">
            <text:p>-0.02597855217754841</text:p>
          </table:table-cell>
          <table:table-cell office:value-type="float" office:value="0.05006146430969238">
            <text:p>0.05006146430969238</text:p>
          </table:table-cell>
          <table:table-cell office:value-type="float" office:value="0.05069562792778015">
            <text:p>0.05069562792778015</text:p>
          </table:table-cell>
          <table:table-cell office:value-type="float" office:value="0.044126931577920914">
            <text:p>0.044126931577920914</text:p>
          </table:table-cell>
          <table:table-cell office:value-type="float" office:value="-0.04585104435682297">
            <text:p>-0.04585104435682297</text:p>
          </table:table-cell>
          <table:table-cell office:value-type="float" office:value="0.03959130123257637">
            <text:p>0.03959130123257637</text:p>
          </table:table-cell>
          <table:table-cell office:value-type="float" office:value="0.055550042539834976">
            <text:p>0.055550042539834976</text:p>
          </table:table-cell>
          <table:table-cell office:value-type="float" office:value="0.019212894141674042">
            <text:p>0.019212894141674042</text:p>
          </table:table-cell>
          <table:table-cell office:value-type="float" office:value="-0.056976158171892166">
            <text:p>-0.056976158171892166</text:p>
          </table:table-cell>
          <table:table-cell office:value-type="float" office:value="0.019147591665387154">
            <text:p>0.019147591665387154</text:p>
          </table:table-cell>
          <table:table-cell office:value-type="float" office:value="0.05842725932598114">
            <text:p>0.05842725932598114</text:p>
          </table:table-cell>
          <table:table-cell office:value-type="float" office:value="0.014182004146277905">
            <text:p>0.014182004146277905</text:p>
          </table:table-cell>
          <table:table-cell office:value-type="float" office:value="-0.04031505063176155">
            <text:p>-0.04031505063176155</text:p>
          </table:table-cell>
          <table:table-cell office:value-type="float" office:value="-0.05798652023077011">
            <text:p>-0.05798652023077011</text:p>
          </table:table-cell>
          <table:table-cell office:value-type="float" office:value="-0.04688706621527672">
            <text:p>-0.04688706621527672</text:p>
          </table:table-cell>
          <table:table-cell office:value-type="float" office:value="0.05577618256211281">
            <text:p>0.05577618256211281</text:p>
          </table:table-cell>
          <table:table-cell office:value-type="float" office:value="-0.049870651215314865">
            <text:p>-0.049870651215314865</text:p>
          </table:table-cell>
          <table:table-cell office:value-type="float" office:value="-0.05116822570562363">
            <text:p>-0.05116822570562363</text:p>
          </table:table-cell>
          <table:table-cell office:value-type="float" office:value="0.050271470099687576">
            <text:p>0.050271470099687576</text:p>
          </table:table-cell>
          <table:table-cell office:value-type="float" office:value="0.019394952803850174">
            <text:p>0.019394952803850174</text:p>
          </table:table-cell>
          <table:table-cell office:value-type="float" office:value="-0.053232692182064056">
            <text:p>-0.053232692182064056</text:p>
          </table:table-cell>
          <table:table-cell office:value-type="float" office:value="-0.011928859166800976">
            <text:p>-0.011928859166800976</text:p>
          </table:table-cell>
          <table:table-cell office:value-type="float" office:value="-0.04415213689208031">
            <text:p>-0.04415213689208031</text:p>
          </table:table-cell>
          <table:table-cell office:value-type="float" office:value="-0.026775551959872246">
            <text:p>-0.026775551959872246</text:p>
          </table:table-cell>
          <table:table-cell office:value-type="float" office:value="0.055756885558366776">
            <text:p>0.055756885558366776</text:p>
          </table:table-cell>
          <table:table-cell office:value-type="float" office:value="-0.04800788313150406">
            <text:p>-0.04800788313150406</text:p>
          </table:table-cell>
          <table:table-cell office:value-type="float" office:value="0.0032291270326822996">
            <text:p>0.0032291270326822996</text:p>
          </table:table-cell>
          <table:table-cell office:value-type="float" office:value="0.02592931129038334">
            <text:p>0.02592931129038334</text:p>
          </table:table-cell>
          <table:table-cell office:value-type="float" office:value="-0.012856587767601013">
            <text:p>-0.012856587767601013</text:p>
          </table:table-cell>
          <table:table-cell office:value-type="float" office:value="0.008594237267971039">
            <text:p>0.008594237267971039</text:p>
          </table:table-cell>
          <table:table-cell office:value-type="float" office:value="-0.059414587914943695">
            <text:p>-0.059414587914943695</text:p>
          </table:table-cell>
          <table:table-cell office:value-type="float" office:value="-0.056590672582387924">
            <text:p>-0.056590672582387924</text:p>
          </table:table-cell>
          <table:table-cell office:value-type="float" office:value="0.02823292464017868">
            <text:p>0.02823292464017868</text:p>
          </table:table-cell>
          <table:table-cell office:value-type="float" office:value="-0.03471294417977333">
            <text:p>-0.03471294417977333</text:p>
          </table:table-cell>
          <table:table-cell office:value-type="float" office:value="0.0034578803461045027">
            <text:p>0.0034578803461045027</text:p>
          </table:table-cell>
          <table:table-cell office:value-type="float" office:value="0.03051760233938694">
            <text:p>0.03051760233938694</text:p>
          </table:table-cell>
          <table:table-cell office:value-type="float" office:value="-0.014870756305754185">
            <text:p>-0.014870756305754185</text:p>
          </table:table-cell>
          <table:table-cell office:value-type="float" office:value="-0.007430623285472393">
            <text:p>-0.007430623285472393</text:p>
          </table:table-cell>
          <table:table-cell office:value-type="float" office:value="-0.005418149754405022">
            <text:p>-0.005418149754405022</text:p>
          </table:table-cell>
          <table:table-cell office:value-type="float" office:value="0.00018953942344523966">
            <text:p>0.00018953942344523966</text:p>
          </table:table-cell>
          <table:table-cell office:value-type="float" office:value="0.05651615932583809">
            <text:p>0.05651615932583809</text:p>
          </table:table-cell>
          <table:table-cell office:value-type="float" office:value="0.049768466502428055">
            <text:p>0.049768466502428055</text:p>
          </table:table-cell>
          <table:table-cell office:value-type="float" office:value="0.016042806208133698">
            <text:p>0.016042806208133698</text:p>
          </table:table-cell>
          <table:table-cell office:value-type="float" office:value="0.03176550194621086">
            <text:p>0.03176550194621086</text:p>
          </table:table-cell>
          <table:table-cell office:value-type="float" office:value="0.050750236958265305">
            <text:p>0.050750236958265305</text:p>
          </table:table-cell>
          <table:table-cell office:value-type="float" office:value="0.04413120821118355">
            <text:p>0.04413120821118355</text:p>
          </table:table-cell>
          <table:table-cell office:value-type="float" office:value="0.051160648465156555">
            <text:p>0.051160648465156555</text:p>
          </table:table-cell>
          <table:table-cell office:value-type="float" office:value="0.028919653967022896">
            <text:p>0.028919653967022896</text:p>
          </table:table-cell>
          <table:table-cell office:value-type="float" office:value="0.049670204520225525">
            <text:p>0.049670204520225525</text:p>
          </table:table-cell>
          <table:table-cell office:value-type="float" office:value="-0.053059689700603485">
            <text:p>-0.053059689700603485</text:p>
          </table:table-cell>
          <table:table-cell office:value-type="float" office:value="0.027995500713586807">
            <text:p>0.027995500713586807</text:p>
          </table:table-cell>
          <table:table-cell office:value-type="float" office:value="-0.05691616237163544">
            <text:p>-0.05691616237163544</text:p>
          </table:table-cell>
          <table:table-cell office:value-type="float" office:value="-0.059585895389318466">
            <text:p>-0.059585895389318466</text:p>
          </table:table-cell>
          <table:table-cell office:value-type="float" office:value="-0.030253948643803596">
            <text:p>-0.030253948643803596</text:p>
          </table:table-cell>
          <table:table-cell office:value-type="float" office:value="0.03366866335272789">
            <text:p>0.03366866335272789</text:p>
          </table:table-cell>
          <table:table-cell office:value-type="float" office:value="-0.044803980737924576">
            <text:p>-0.044803980737924576</text:p>
          </table:table-cell>
          <table:table-cell office:value-type="float" office:value="0.0550614669919014">
            <text:p>0.0550614669919014</text:p>
          </table:table-cell>
          <table:table-cell office:value-type="float" office:value="-0.021897895261645317">
            <text:p>-0.021897895261645317</text:p>
          </table:table-cell>
          <table:table-cell office:value-type="float" office:value="0.05340816453099251">
            <text:p>0.05340816453099251</text:p>
          </table:table-cell>
          <table:table-cell office:value-type="float" office:value="-0.05167999863624573">
            <text:p>-0.05167999863624573</text:p>
          </table:table-cell>
          <table:table-cell office:value-type="float" office:value="0.05945185199379921">
            <text:p>0.05945185199379921</text:p>
          </table:table-cell>
          <table:table-cell office:value-type="float" office:value="0.023630615323781967">
            <text:p>0.023630615323781967</text:p>
          </table:table-cell>
          <table:table-cell office:value-type="float" office:value="0.059375468641519547">
            <text:p>0.059375468641519547</text:p>
          </table:table-cell>
          <table:table-cell office:value-type="float" office:value="0.008355638943612576">
            <text:p>0.008355638943612576</text:p>
          </table:table-cell>
          <table:table-cell office:value-type="float" office:value="-0.0313987210392952">
            <text:p>-0.0313987210392952</text:p>
          </table:table-cell>
          <table:table-cell office:value-type="float" office:value="-0.05644615739583969">
            <text:p>-0.05644615739583969</text:p>
          </table:table-cell>
          <table:table-cell office:value-type="float" office:value="0.057510413229465485">
            <text:p>0.057510413229465485</text:p>
          </table:table-cell>
          <table:table-cell office:value-type="float" office:value="0.04098556935787201">
            <text:p>0.04098556935787201</text:p>
          </table:table-cell>
          <table:table-cell office:value-type="float" office:value="0.008501088246703148">
            <text:p>0.008501088246703148</text:p>
          </table:table-cell>
          <table:table-cell office:value-type="float" office:value="0.008528750389814377">
            <text:p>0.008528750389814377</text:p>
          </table:table-cell>
          <table:table-cell office:value-type="float" office:value="-0.05784516781568527">
            <text:p>-0.05784516781568527</text:p>
          </table:table-cell>
          <table:table-cell office:value-type="float" office:value="0.01932070218026638">
            <text:p>0.01932070218026638</text:p>
          </table:table-cell>
          <table:table-cell office:value-type="float" office:value="0.04989409074187279">
            <text:p>0.04989409074187279</text:p>
          </table:table-cell>
          <table:table-cell office:value-type="float" office:value="-0.034731119871139526">
            <text:p>-0.034731119871139526</text:p>
          </table:table-cell>
          <table:table-cell office:value-type="float" office:value="0.05703919380903244">
            <text:p>0.05703919380903244</text:p>
          </table:table-cell>
          <table:table-cell office:value-type="float" office:value="-0.017477551475167274">
            <text:p>-0.017477551475167274</text:p>
          </table:table-cell>
          <table:table-cell office:value-type="float" office:value="-0.03633134812116623">
            <text:p>-0.03633134812116623</text:p>
          </table:table-cell>
          <table:table-cell office:value-type="float" office:value="0.03505909815430641">
            <text:p>0.03505909815430641</text:p>
          </table:table-cell>
          <table:table-cell office:value-type="float" office:value="0.05627502501010895">
            <text:p>0.05627502501010895</text:p>
          </table:table-cell>
          <table:table-cell office:value-type="float" office:value="-0.05962568148970604">
            <text:p>-0.05962568148970604</text:p>
          </table:table-cell>
          <table:table-cell office:value-type="float" office:value="-0.05571463704109192">
            <text:p>-0.05571463704109192</text:p>
          </table:table-cell>
          <table:table-cell office:value-type="float" office:value="-0.034333255141973495">
            <text:p>-0.034333255141973495</text:p>
          </table:table-cell>
          <table:table-cell office:value-type="float" office:value="0.03786946088075638">
            <text:p>0.03786946088075638</text:p>
          </table:table-cell>
          <table:table-cell office:value-type="float" office:value="-0.05599305033683777">
            <text:p>-0.05599305033683777</text:p>
          </table:table-cell>
          <table:table-cell office:value-type="float" office:value="-0.03582412004470825">
            <text:p>-0.03582412004470825</text:p>
          </table:table-cell>
          <table:table-cell office:value-type="float" office:value="0.04463019594550133">
            <text:p>0.04463019594550133</text:p>
          </table:table-cell>
          <table:table-cell office:value-type="float" office:value="0.0555293969810009">
            <text:p>0.0555293969810009</text:p>
          </table:table-cell>
          <table:table-cell office:value-type="float" office:value="0.028487984091043472">
            <text:p>0.028487984091043472</text:p>
          </table:table-cell>
          <table:table-cell office:value-type="float" office:value="-0.05913152918219566">
            <text:p>-0.05913152918219566</text:p>
          </table:table-cell>
          <table:table-cell office:value-type="float" office:value="0.02380998060107231">
            <text:p>0.02380998060107231</text:p>
          </table:table-cell>
          <table:table-cell office:value-type="float" office:value="-0.05967741832137108">
            <text:p>-0.05967741832137108</text:p>
          </table:table-cell>
          <table:table-cell office:value-type="float" office:value="-0.055225882679224014">
            <text:p>-0.055225882679224014</text:p>
          </table:table-cell>
          <table:table-cell office:value-type="float" office:value="0.05751989036798477">
            <text:p>0.05751989036798477</text:p>
          </table:table-cell>
          <table:table-cell office:value-type="float" office:value="0.012999258004128933">
            <text:p>0.012999258004128933</text:p>
          </table:table-cell>
          <table:table-cell office:value-type="float" office:value="0.03365064039826393">
            <text:p>0.03365064039826393</text:p>
          </table:table-cell>
          <table:table-cell office:value-type="float" office:value="-0.019416261464357376">
            <text:p>-0.019416261464357376</text:p>
          </table:table-cell>
          <table:table-cell office:value-type="float" office:value="0.048775188624858856">
            <text:p>0.048775188624858856</text:p>
          </table:table-cell>
          <table:table-cell office:value-type="float" office:value="-0.00800952035933733">
            <text:p>-0.00800952035933733</text:p>
          </table:table-cell>
          <table:table-cell office:value-type="float" office:value="0.05725163221359253">
            <text:p>0.05725163221359253</text:p>
          </table:table-cell>
          <table:table-cell office:value-type="float" office:value="0.058242812752723694">
            <text:p>0.058242812752723694</text:p>
          </table:table-cell>
          <table:table-cell office:value-type="float" office:value="0.05799952149391174">
            <text:p>0.05799952149391174</text:p>
          </table:table-cell>
          <table:table-cell office:value-type="float" office:value="0.008223227225244045">
            <text:p>0.008223227225244045</text:p>
          </table:table-cell>
          <table:table-cell office:value-type="float" office:value="0.05355919152498245">
            <text:p>0.05355919152498245</text:p>
          </table:table-cell>
          <table:table-cell office:value-type="float" office:value="0.02581552229821682">
            <text:p>0.02581552229821682</text:p>
          </table:table-cell>
          <table:table-cell office:value-type="float" office:value="0.05067552253603935">
            <text:p>0.05067552253603935</text:p>
          </table:table-cell>
          <table:table-cell office:value-type="float" office:value="0.011181648820638657">
            <text:p>0.011181648820638657</text:p>
          </table:table-cell>
          <table:table-cell office:value-type="float" office:value="0.007172321435064077">
            <text:p>0.007172321435064077</text:p>
          </table:table-cell>
          <table:table-cell office:value-type="float" office:value="-0.045052289962768555">
            <text:p>-0.045052289962768555</text:p>
          </table:table-cell>
          <table:table-cell office:value-type="float" office:value="-0.059329163283109665">
            <text:p>-0.059329163283109665</text:p>
          </table:table-cell>
          <table:table-cell office:value-type="float" office:value="-0.023846324533224106">
            <text:p>-0.023846324533224106</text:p>
          </table:table-cell>
          <table:table-cell office:value-type="float" office:value="0.003325049765408039">
            <text:p>0.003325049765408039</text:p>
          </table:table-cell>
          <table:table-cell office:value-type="float" office:value="-0.021353214979171753">
            <text:p>-0.021353214979171753</text:p>
          </table:table-cell>
          <table:table-cell office:value-type="float" office:value="-0.0017521562986075878">
            <text:p>-0.0017521562986075878</text:p>
          </table:table-cell>
          <table:table-cell office:value-type="float" office:value="-0.027670644223690033">
            <text:p>-0.027670644223690033</text:p>
          </table:table-cell>
          <table:table-cell office:value-type="float" office:value="0.05714396759867668">
            <text:p>0.05714396759867668</text:p>
          </table:table-cell>
          <table:table-cell office:value-type="float" office:value="0.05651456490159035">
            <text:p>0.05651456490159035</text:p>
          </table:table-cell>
          <table:table-cell office:value-type="float" office:value="-0.021376146003603935">
            <text:p>-0.021376146003603935</text:p>
          </table:table-cell>
          <table:table-cell office:value-type="float" office:value="0.037852995097637177">
            <text:p>0.037852995097637177</text:p>
          </table:table-cell>
          <table:table-cell office:value-type="float" office:value="0.009457098320126534">
            <text:p>0.009457098320126534</text:p>
          </table:table-cell>
          <table:table-cell office:value-type="float" office:value="0.058478668332099915">
            <text:p>0.058478668332099915</text:p>
          </table:table-cell>
          <table:table-cell office:value-type="float" office:value="-0.055007319897413254">
            <text:p>-0.055007319897413254</text:p>
          </table:table-cell>
          <table:table-cell office:value-type="float" office:value="-0.0053572338074445724">
            <text:p>-0.0053572338074445724</text:p>
          </table:table-cell>
          <table:table-cell office:value-type="float" office:value="-0.04495343193411827">
            <text:p>-0.04495343193411827</text:p>
          </table:table-cell>
          <table:table-cell office:value-type="float" office:value="0.05545460060238838">
            <text:p>0.05545460060238838</text:p>
          </table:table-cell>
          <table:table-cell office:value-type="float" office:value="0.054338596761226654">
            <text:p>0.054338596761226654</text:p>
          </table:table-cell>
          <table:table-cell office:value-type="float" office:value="-0.0024642760399729013">
            <text:p>-0.0024642760399729013</text:p>
          </table:table-cell>
          <table:table-cell office:value-type="float" office:value="-0.05609313026070595">
            <text:p>-0.05609313026070595</text:p>
          </table:table-cell>
          <table:table-cell office:value-type="float" office:value="-0.05733339861035347">
            <text:p>-0.05733339861035347</text:p>
          </table:table-cell>
          <table:table-cell office:value-type="float" office:value="-0.05965100973844528">
            <text:p>-0.05965100973844528</text:p>
          </table:table-cell>
          <table:table-cell office:value-type="float" office:value="0.05818101018667221">
            <text:p>0.05818101018667221</text:p>
          </table:table-cell>
          <table:table-cell office:value-type="float" office:value="-0.05889933556318283">
            <text:p>-0.05889933556318283</text:p>
          </table:table-cell>
          <table:table-cell office:value-type="float" office:value="0.012211589142680168">
            <text:p>0.012211589142680168</text:p>
          </table:table-cell>
          <table:table-cell office:value-type="float" office:value="-0.055783990770578384">
            <text:p>-0.055783990770578384</text:p>
          </table:table-cell>
          <table:table-cell office:value-type="float" office:value="-0.059382032603025436">
            <text:p>-0.059382032603025436</text:p>
          </table:table-cell>
          <table:table-cell office:value-type="float" office:value="0.056813377887010574">
            <text:p>0.056813377887010574</text:p>
          </table:table-cell>
          <table:table-cell office:value-type="float" office:value="0.05021096393465996">
            <text:p>0.05021096393465996</text:p>
          </table:table-cell>
          <table:table-cell office:value-type="float" office:value="-0.029215628281235695">
            <text:p>-0.029215628281235695</text:p>
          </table:table-cell>
          <table:table-cell office:value-type="float" office:value="0.04751705378293991">
            <text:p>0.04751705378293991</text:p>
          </table:table-cell>
          <table:table-cell office:value-type="float" office:value="-0.04448724538087845">
            <text:p>-0.04448724538087845</text:p>
          </table:table-cell>
          <table:table-cell office:value-type="float" office:value="0.03113727830350399">
            <text:p>0.03113727830350399</text:p>
          </table:table-cell>
          <table:table-cell office:value-type="float" office:value="0.02237514965236187">
            <text:p>0.02237514965236187</text:p>
          </table:table-cell>
          <table:table-cell office:value-type="float" office:value="0.04468933120369911">
            <text:p>0.04468933120369911</text:p>
          </table:table-cell>
          <table:table-cell office:value-type="float" office:value="0.010723729617893696">
            <text:p>0.010723729617893696</text:p>
          </table:table-cell>
          <table:table-cell office:value-type="float" office:value="0.004980284720659256">
            <text:p>0.004980284720659256</text:p>
          </table:table-cell>
          <table:table-cell office:value-type="float" office:value="0.05514111742377281">
            <text:p>0.05514111742377281</text:p>
          </table:table-cell>
          <table:table-cell office:value-type="float" office:value="0.01984824612736702">
            <text:p>0.01984824612736702</text:p>
          </table:table-cell>
          <table:table-cell office:value-type="float" office:value="0.04278220236301422">
            <text:p>0.04278220236301422</text:p>
          </table:table-cell>
          <table:table-cell office:value-type="float" office:value="-0.05889996513724327">
            <text:p>-0.05889996513724327</text:p>
          </table:table-cell>
          <table:table-cell office:value-type="float" office:value="0.011254062876105309">
            <text:p>0.011254062876105309</text:p>
          </table:table-cell>
          <table:table-cell office:value-type="float" office:value="0.01639764942228794">
            <text:p>0.01639764942228794</text:p>
          </table:table-cell>
          <table:table-cell office:value-type="float" office:value="0.05888726934790611">
            <text:p>0.05888726934790611</text:p>
          </table:table-cell>
          <table:table-cell office:value-type="float" office:value="-0.04888112097978592">
            <text:p>-0.04888112097978592</text:p>
          </table:table-cell>
          <table:table-cell office:value-type="float" office:value="-0.059324078261852264">
            <text:p>-0.059324078261852264</text:p>
          </table:table-cell>
          <table:table-cell office:value-type="float" office:value="0.04450905695557594">
            <text:p>0.04450905695557594</text:p>
          </table:table-cell>
          <table:table-cell office:value-type="float" office:value="0.01203159149736166">
            <text:p>0.01203159149736166</text:p>
          </table:table-cell>
          <table:table-cell office:value-type="float" office:value="-0.02071090042591095">
            <text:p>-0.02071090042591095</text:p>
          </table:table-cell>
          <table:table-cell office:value-type="float" office:value="0.04272604361176491">
            <text:p>0.04272604361176491</text:p>
          </table:table-cell>
          <table:table-cell office:value-type="float" office:value="0.05087397247552872">
            <text:p>0.05087397247552872</text:p>
          </table:table-cell>
          <table:table-cell office:value-type="float" office:value="-0.05600704997777939">
            <text:p>-0.05600704997777939</text:p>
          </table:table-cell>
          <table:table-cell office:value-type="float" office:value="-0.025846945121884346">
            <text:p>-0.025846945121884346</text:p>
          </table:table-cell>
          <table:table-cell office:value-type="float" office:value="-0.05874297022819519">
            <text:p>-0.05874297022819519</text:p>
          </table:table-cell>
          <table:table-cell office:value-type="float" office:value="-0.03429991006851196">
            <text:p>-0.03429991006851196</text:p>
          </table:table-cell>
          <table:table-cell office:value-type="float" office:value="-0.03683462366461754">
            <text:p>-0.03683462366461754</text:p>
          </table:table-cell>
          <table:table-cell office:value-type="float" office:value="0.024921564385294914">
            <text:p>0.024921564385294914</text:p>
          </table:table-cell>
          <table:table-cell office:value-type="float" office:value="0.03234415501356125">
            <text:p>0.03234415501356125</text:p>
          </table:table-cell>
          <table:table-cell office:value-type="float" office:value="-0.04121804237365723">
            <text:p>-0.04121804237365723</text:p>
          </table:table-cell>
          <table:table-cell office:value-type="float" office:value="-0.04582458361983299">
            <text:p>-0.04582458361983299</text:p>
          </table:table-cell>
          <table:table-cell office:value-type="float" office:value="0.027295807376503944">
            <text:p>0.027295807376503944</text:p>
          </table:table-cell>
          <table:table-cell office:value-type="float" office:value="0.059635747224092484">
            <text:p>0.059635747224092484</text:p>
          </table:table-cell>
          <table:table-cell office:value-type="float" office:value="-0.005489327944815159">
            <text:p>-0.005489327944815159</text:p>
          </table:table-cell>
          <table:table-cell office:value-type="float" office:value="0.05935904011130333">
            <text:p>0.05935904011130333</text:p>
          </table:table-cell>
          <table:table-cell office:value-type="float" office:value="0.05697492137551308">
            <text:p>0.05697492137551308</text:p>
          </table:table-cell>
          <table:table-cell office:value-type="float" office:value="-0.0006345445872284472">
            <text:p>-0.0006345445872284472</text:p>
          </table:table-cell>
          <table:table-cell office:value-type="float" office:value="-0.05701505020260811">
            <text:p>-0.05701505020260811</text:p>
          </table:table-cell>
          <table:table-cell office:value-type="float" office:value="-0.059504956007003784">
            <text:p>-0.059504956007003784</text:p>
          </table:table-cell>
          <table:table-cell office:value-type="float" office:value="0.051973868161439896">
            <text:p>0.051973868161439896</text:p>
          </table:table-cell>
          <table:table-cell office:value-type="float" office:value="0.05771864205598831">
            <text:p>0.05771864205598831</text:p>
          </table:table-cell>
          <table:table-cell office:value-type="float" office:value="-0.04829750210046768">
            <text:p>-0.04829750210046768</text:p>
          </table:table-cell>
          <table:table-cell office:value-type="float" office:value="-0.020701434463262558">
            <text:p>-0.020701434463262558</text:p>
          </table:table-cell>
          <table:table-cell office:value-type="float" office:value="0.03266245499253273">
            <text:p>0.03266245499253273</text:p>
          </table:table-cell>
          <table:table-cell office:value-type="float" office:value="-0.05474213883280754">
            <text:p>-0.05474213883280754</text:p>
          </table:table-cell>
          <table:table-cell office:value-type="float" office:value="0.04690901190042496">
            <text:p>0.04690901190042496</text:p>
          </table:table-cell>
          <table:table-cell office:value-type="float" office:value="0.05881773680448532">
            <text:p>0.05881773680448532</text:p>
          </table:table-cell>
          <table:table-cell office:value-type="float" office:value="-0.0589936338365078">
            <text:p>-0.0589936338365078</text:p>
          </table:table-cell>
          <table:table-cell office:value-type="float" office:value="0.05064120516180992">
            <text:p>0.05064120516180992</text:p>
          </table:table-cell>
          <table:table-cell office:value-type="float" office:value="-0.05802825465798378">
            <text:p>-0.05802825465798378</text:p>
          </table:table-cell>
          <table:table-cell office:value-type="float" office:value="0.035880524665117264">
            <text:p>0.035880524665117264</text:p>
          </table:table-cell>
          <table:table-cell office:value-type="float" office:value="-0.058783821761608124">
            <text:p>-0.058783821761608124</text:p>
          </table:table-cell>
          <table:table-cell office:value-type="float" office:value="-0.030127696692943573">
            <text:p>-0.030127696692943573</text:p>
          </table:table-cell>
          <table:table-cell office:value-type="float" office:value="0.029740888625383377">
            <text:p>0.029740888625383377</text:p>
          </table:table-cell>
          <table:table-cell office:value-type="float" office:value="-0.059476930648088455">
            <text:p>-0.059476930648088455</text:p>
          </table:table-cell>
          <table:table-cell office:value-type="float" office:value="-0.012936700135469437">
            <text:p>-0.012936700135469437</text:p>
          </table:table-cell>
          <table:table-cell office:value-type="float" office:value="0.05920684337615967">
            <text:p>0.05920684337615967</text:p>
          </table:table-cell>
          <table:table-cell office:value-type="float" office:value="0.017924349755048752">
            <text:p>0.017924349755048752</text:p>
          </table:table-cell>
          <table:table-cell office:value-type="float" office:value="0.007864392362535">
            <text:p>0.007864392362535</text:p>
          </table:table-cell>
          <table:table-cell office:value-type="float" office:value="0.036031246185302734">
            <text:p>0.036031246185302734</text:p>
          </table:table-cell>
          <table:table-cell office:value-type="float" office:value="0.04127286374568939">
            <text:p>0.04127286374568939</text:p>
          </table:table-cell>
          <table:table-cell office:value-type="float" office:value="-0.0347200371325016">
            <text:p>-0.0347200371325016</text:p>
          </table:table-cell>
          <table:table-cell office:value-type="float" office:value="0.051902130246162415">
            <text:p>0.051902130246162415</text:p>
          </table:table-cell>
          <table:table-cell office:value-type="float" office:value="-0.05860630050301552">
            <text:p>-0.05860630050301552</text:p>
          </table:table-cell>
          <table:table-cell office:value-type="float" office:value="-0.006220150273293257">
            <text:p>-0.006220150273293257</text:p>
          </table:table-cell>
          <table:table-cell office:value-type="float" office:value="-0.05945572629570961">
            <text:p>-0.05945572629570961</text:p>
          </table:table-cell>
          <table:table-cell office:value-type="float" office:value="0.05970793589949608">
            <text:p>0.05970793589949608</text:p>
          </table:table-cell>
          <table:table-cell office:value-type="float" office:value="0.015506290830671787">
            <text:p>0.015506290830671787</text:p>
          </table:table-cell>
          <table:table-cell office:value-type="float" office:value="-0.05473591014742851">
            <text:p>-0.05473591014742851</text:p>
          </table:table-cell>
          <table:table-cell office:value-type="float" office:value="-0.01255067065358162">
            <text:p>-0.01255067065358162</text:p>
          </table:table-cell>
          <table:table-cell office:value-type="float" office:value="-0.025577645748853683">
            <text:p>-0.025577645748853683</text:p>
          </table:table-cell>
          <table:table-cell office:value-type="float" office:value="0.02515345998108387">
            <text:p>0.02515345998108387</text:p>
          </table:table-cell>
          <table:table-cell office:value-type="float" office:value="-0.006017907522618771">
            <text:p>-0.006017907522618771</text:p>
          </table:table-cell>
          <table:table-cell office:value-type="float" office:value="-0.05928843840956688">
            <text:p>-0.05928843840956688</text:p>
          </table:table-cell>
          <table:table-cell office:value-type="float" office:value="0.059698641300201416">
            <text:p>0.059698641300201416</text:p>
          </table:table-cell>
          <table:table-cell office:value-type="float" office:value="0.0570705384016037">
            <text:p>0.0570705384016037</text:p>
          </table:table-cell>
          <table:table-cell office:value-type="float" office:value="-0.055884718894958496">
            <text:p>-0.055884718894958496</text:p>
          </table:table-cell>
          <table:table-cell office:value-type="float" office:value="-0.0019792455714195967">
            <text:p>-0.0019792455714195967</text:p>
          </table:table-cell>
          <table:table-cell office:value-type="float" office:value="0.05878029763698578">
            <text:p>0.05878029763698578</text:p>
          </table:table-cell>
          <table:table-cell office:value-type="float" office:value="0.017217285931110382">
            <text:p>0.017217285931110382</text:p>
          </table:table-cell>
          <table:table-cell office:value-type="float" office:value="0.02418990060687065">
            <text:p>0.02418990060687065</text:p>
          </table:table-cell>
          <table:table-cell office:value-type="float" office:value="0.05902263522148132">
            <text:p>0.05902263522148132</text:p>
          </table:table-cell>
          <table:table-cell office:value-type="float" office:value="0.05885380133986473">
            <text:p>0.05885380133986473</text:p>
          </table:table-cell>
          <table:table-cell office:value-type="float" office:value="0.04918742552399635">
            <text:p>0.04918742552399635</text:p>
          </table:table-cell>
          <table:table-cell office:value-type="float" office:value="0.04735145717859268">
            <text:p>0.04735145717859268</text:p>
          </table:table-cell>
          <table:table-cell office:value-type="float" office:value="0.05886610224843025">
            <text:p>0.05886610224843025</text:p>
          </table:table-cell>
          <table:table-cell office:value-type="float" office:value="-0.02404491789638996">
            <text:p>-0.02404491789638996</text:p>
          </table:table-cell>
          <table:table-cell office:value-type="float" office:value="-0.026152491569519043">
            <text:p>-0.026152491569519043</text:p>
          </table:table-cell>
          <table:table-cell office:value-type="float" office:value="0.029655102640390396">
            <text:p>0.029655102640390396</text:p>
          </table:table-cell>
          <table:table-cell office:value-type="float" office:value="-0.056623950600624084">
            <text:p>-0.056623950600624084</text:p>
          </table:table-cell>
          <table:table-cell office:value-type="float" office:value="-0.050828929990530014">
            <text:p>-0.050828929990530014</text:p>
          </table:table-cell>
          <table:table-cell office:value-type="float" office:value="0.006329130847007036">
            <text:p>0.006329130847007036</text:p>
          </table:table-cell>
          <table:table-cell office:value-type="float" office:value="0.058400627225637436">
            <text:p>0.058400627225637436</text:p>
          </table:table-cell>
          <table:table-cell office:value-type="float" office:value="-0.0027201538905501366">
            <text:p>-0.0027201538905501366</text:p>
          </table:table-cell>
          <table:table-cell office:value-type="float" office:value="0.024628421291708946">
            <text:p>0.024628421291708946</text:p>
          </table:table-cell>
          <table:table-cell office:value-type="float" office:value="0.05822833627462387">
            <text:p>0.05822833627462387</text:p>
          </table:table-cell>
          <table:table-cell office:value-type="float" office:value="-0.010871906764805317">
            <text:p>-0.010871906764805317</text:p>
          </table:table-cell>
          <table:table-cell office:value-type="float" office:value="-0.03269735351204872">
            <text:p>-0.03269735351204872</text:p>
          </table:table-cell>
          <table:table-cell office:value-type="float" office:value="0.05608388036489487">
            <text:p>0.05608388036489487</text:p>
          </table:table-cell>
          <table:table-cell office:value-type="float" office:value="-0.05969828739762306">
            <text:p>-0.05969828739762306</text:p>
          </table:table-cell>
          <table:table-cell office:value-type="float" office:value="0.05903508514165878">
            <text:p>0.05903508514165878</text:p>
          </table:table-cell>
          <table:table-cell office:value-type="float" office:value="0.059498902410268784">
            <text:p>0.059498902410268784</text:p>
          </table:table-cell>
          <table:table-cell office:value-type="float" office:value="0.04962374269962311">
            <text:p>0.04962374269962311</text:p>
          </table:table-cell>
          <table:table-cell office:value-type="float" office:value="0.016146373003721237">
            <text:p>0.016146373003721237</text:p>
          </table:table-cell>
          <table:table-cell office:value-type="float" office:value="0.05502445250749588">
            <text:p>0.05502445250749588</text:p>
          </table:table-cell>
          <table:table-cell office:value-type="float" office:value="-0.05616354942321777">
            <text:p>-0.05616354942321777</text:p>
          </table:table-cell>
          <table:table-cell office:value-type="float" office:value="-0.05618227645754814">
            <text:p>-0.05618227645754814</text:p>
          </table:table-cell>
          <table:table-cell office:value-type="float" office:value="-0.022617101669311523">
            <text:p>-0.022617101669311523</text:p>
          </table:table-cell>
          <table:table-cell office:value-type="float" office:value="-0.007218268234282732">
            <text:p>-0.007218268234282732</text:p>
          </table:table-cell>
          <table:table-cell office:value-type="float" office:value="0.02893310785293579">
            <text:p>0.02893310785293579</text:p>
          </table:table-cell>
          <table:table-cell office:value-type="float" office:value="0.05454918369650841">
            <text:p>0.05454918369650841</text:p>
          </table:table-cell>
          <table:table-cell office:value-type="float" office:value="0.05111606419086456">
            <text:p>0.05111606419086456</text:p>
          </table:table-cell>
          <table:table-cell office:value-type="float" office:value="-0.05351456627249718">
            <text:p>-0.05351456627249718</text:p>
          </table:table-cell>
          <table:table-cell office:value-type="float" office:value="-0.05771738290786743">
            <text:p>-0.05771738290786743</text:p>
          </table:table-cell>
          <table:table-cell office:value-type="float" office:value="-0.05562016740441322">
            <text:p>-0.05562016740441322</text:p>
          </table:table-cell>
          <table:table-cell office:value-type="float" office:value="0.03622377663850784">
            <text:p>0.03622377663850784</text:p>
          </table:table-cell>
          <table:table-cell office:value-type="float" office:value="-0.056049905717372894">
            <text:p>-0.056049905717372894</text:p>
          </table:table-cell>
          <table:table-cell office:value-type="float" office:value="-0.05168734863400459">
            <text:p>-0.05168734863400459</text:p>
          </table:table-cell>
          <table:table-cell office:value-type="float" office:value="0.009508929215371609">
            <text:p>0.009508929215371609</text:p>
          </table:table-cell>
          <table:table-cell office:value-type="float" office:value="-0.04349309206008911">
            <text:p>-0.04349309206008911</text:p>
          </table:table-cell>
          <table:table-cell office:value-type="float" office:value="0.028851954266428947">
            <text:p>0.028851954266428947</text:p>
          </table:table-cell>
          <table:table-cell office:value-type="float" office:value="-0.010808851569890976">
            <text:p>-0.010808851569890976</text:p>
          </table:table-cell>
          <table:table-cell office:value-type="float" office:value="0.05475182086229324">
            <text:p>0.05475182086229324</text:p>
          </table:table-cell>
          <table:table-cell office:value-type="float" office:value="-0.023517433553934097">
            <text:p>-0.023517433553934097</text:p>
          </table:table-cell>
          <table:table-cell office:value-type="float" office:value="0.03162476420402527">
            <text:p>0.03162476420402527</text:p>
          </table:table-cell>
          <table:table-cell office:value-type="float" office:value="0.02816447801887989">
            <text:p>0.02816447801887989</text:p>
          </table:table-cell>
          <table:table-cell office:value-type="float" office:value="0.011202367953956127">
            <text:p>0.011202367953956127</text:p>
          </table:table-cell>
          <table:table-cell office:value-type="float" office:value="-0.005359521601349115">
            <text:p>-0.005359521601349115</text:p>
          </table:table-cell>
          <table:table-cell office:value-type="float" office:value="-0.043833423405885696">
            <text:p>-0.043833423405885696</text:p>
          </table:table-cell>
          <table:table-cell office:value-type="float" office:value="-0.050141703337430954">
            <text:p>-0.050141703337430954</text:p>
          </table:table-cell>
          <table:table-cell office:value-type="float" office:value="0.0020060334354639053">
            <text:p>0.0020060334354639053</text:p>
          </table:table-cell>
          <table:table-cell office:value-type="float" office:value="0.05080880969762802">
            <text:p>0.05080880969762802</text:p>
          </table:table-cell>
          <table:table-cell office:value-type="float" office:value="-0.052946943789720535">
            <text:p>-0.052946943789720535</text:p>
          </table:table-cell>
          <table:table-cell office:value-type="float" office:value="0.012478336691856384">
            <text:p>0.012478336691856384</text:p>
          </table:table-cell>
          <table:table-cell office:value-type="float" office:value="-0.057500045746564865">
            <text:p>-0.057500045746564865</text:p>
          </table:table-cell>
          <table:table-cell office:value-type="float" office:value="0.012512477114796638">
            <text:p>0.012512477114796638</text:p>
          </table:table-cell>
          <table:table-cell office:value-type="float" office:value="0.05881964787840843">
            <text:p>0.05881964787840843</text:p>
          </table:table-cell>
          <table:table-cell office:value-type="float" office:value="0.036479778587818146">
            <text:p>0.036479778587818146</text:p>
          </table:table-cell>
          <table:table-cell office:value-type="float" office:value="-0.053825367242097855">
            <text:p>-0.053825367242097855</text:p>
          </table:table-cell>
          <table:table-cell office:value-type="float" office:value="-0.05858645588159561">
            <text:p>-0.05858645588159561</text:p>
          </table:table-cell>
          <table:table-cell office:value-type="float" office:value="0.040712736546993256">
            <text:p>0.040712736546993256</text:p>
          </table:table-cell>
          <table:table-cell office:value-type="float" office:value="0.05970913916826248">
            <text:p>0.05970913916826248</text:p>
          </table:table-cell>
          <table:table-cell office:value-type="float" office:value="-0.003773437812924385">
            <text:p>-0.003773437812924385</text:p>
          </table:table-cell>
          <table:table-cell office:value-type="float" office:value="-0.04549679905176163">
            <text:p>-0.04549679905176163</text:p>
          </table:table-cell>
          <table:table-cell office:value-type="float" office:value="0.027880189940333366">
            <text:p>0.027880189940333366</text:p>
          </table:table-cell>
          <table:table-cell office:value-type="float" office:value="0.054817769676446915">
            <text:p>0.054817769676446915</text:p>
          </table:table-cell>
          <table:table-cell office:value-type="float" office:value="0.05452560633420944">
            <text:p>0.05452560633420944</text:p>
          </table:table-cell>
          <table:table-cell office:value-type="float" office:value="-0.059202324599027634">
            <text:p>-0.059202324599027634</text:p>
          </table:table-cell>
          <table:table-cell office:value-type="float" office:value="0.03279551863670349">
            <text:p>0.03279551863670349</text:p>
          </table:table-cell>
          <table:table-cell office:value-type="float" office:value="-0.057541511952877045">
            <text:p>-0.057541511952877045</text:p>
          </table:table-cell>
          <table:table-cell office:value-type="float" office:value="-0.05826833099126816">
            <text:p>-0.05826833099126816</text:p>
          </table:table-cell>
          <table:table-cell office:value-type="float" office:value="-0.013189777731895447">
            <text:p>-0.013189777731895447</text:p>
          </table:table-cell>
          <table:table-cell office:value-type="float" office:value="-0.05883454903960228">
            <text:p>-0.05883454903960228</text:p>
          </table:table-cell>
          <table:table-cell office:value-type="float" office:value="0.051823053508996964">
            <text:p>0.051823053508996964</text:p>
          </table:table-cell>
          <table:table-cell office:value-type="float" office:value="0.02535978890955448">
            <text:p>0.02535978890955448</text:p>
          </table:table-cell>
          <table:table-cell office:value-type="float" office:value="0.05732936039566994">
            <text:p>0.05732936039566994</text:p>
          </table:table-cell>
          <table:table-cell office:value-type="float" office:value="-0.021705005317926407">
            <text:p>-0.021705005317926407</text:p>
          </table:table-cell>
          <table:table-cell office:value-type="float" office:value="-0.05907151848077774">
            <text:p>-0.05907151848077774</text:p>
          </table:table-cell>
          <table:table-cell office:value-type="float" office:value="-0.041541773825883865">
            <text:p>-0.041541773825883865</text:p>
          </table:table-cell>
          <table:table-cell office:value-type="float" office:value="0.041597507894039154">
            <text:p>0.041597507894039154</text:p>
          </table:table-cell>
          <table:table-cell office:value-type="float" office:value="-0.04358939453959465">
            <text:p>-0.04358939453959465</text:p>
          </table:table-cell>
          <table:table-cell office:value-type="float" office:value="-0.040846556425094604">
            <text:p>-0.040846556425094604</text:p>
          </table:table-cell>
          <table:table-cell office:value-type="float" office:value="0.050974756479263306">
            <text:p>0.050974756479263306</text:p>
          </table:table-cell>
          <table:table-cell office:value-type="float" office:value="0.04154430329799652">
            <text:p>0.04154430329799652</text:p>
          </table:table-cell>
          <table:table-cell office:value-type="float" office:value="0.059562232345342636">
            <text:p>0.059562232345342636</text:p>
          </table:table-cell>
          <table:table-cell office:value-type="float" office:value="0.05318678915500641">
            <text:p>0.05318678915500641</text:p>
          </table:table-cell>
          <table:table-cell office:value-type="float" office:value="-0.05958087369799614">
            <text:p>-0.05958087369799614</text:p>
          </table:table-cell>
          <table:table-cell office:value-type="float" office:value="0.03491349145770073">
            <text:p>0.03491349145770073</text:p>
          </table:table-cell>
          <table:table-cell office:value-type="float" office:value="-0.029578151181340218">
            <text:p>-0.029578151181340218</text:p>
          </table:table-cell>
          <table:table-cell office:value-type="float" office:value="0.015578869730234146">
            <text:p>0.015578869730234146</text:p>
          </table:table-cell>
          <table:table-cell office:value-type="float" office:value="-0.054116539657115936">
            <text:p>-0.054116539657115936</text:p>
          </table:table-cell>
          <table:table-cell office:value-type="float" office:value="0.058672837913036346">
            <text:p>0.058672837913036346</text:p>
          </table:table-cell>
          <table:table-cell office:value-type="float" office:value="-0.04926884174346924">
            <text:p>-0.04926884174346924</text:p>
          </table:table-cell>
          <table:table-cell office:value-type="float" office:value="0.04619661718606949">
            <text:p>0.04619661718606949</text:p>
          </table:table-cell>
          <table:table-cell office:value-type="float" office:value="0.004808077123016119">
            <text:p>0.004808077123016119</text:p>
          </table:table-cell>
          <table:table-cell office:value-type="float" office:value="0.05772898346185684">
            <text:p>0.05772898346185684</text:p>
          </table:table-cell>
          <table:table-cell office:value-type="float" office:value="0.003233283292502165">
            <text:p>0.003233283292502165</text:p>
          </table:table-cell>
          <table:table-cell office:value-type="float" office:value="-0.055842529982328415">
            <text:p>-0.055842529982328415</text:p>
          </table:table-cell>
          <table:table-cell office:value-type="float" office:value="-0.046426236629486084">
            <text:p>-0.046426236629486084</text:p>
          </table:table-cell>
          <table:table-cell office:value-type="float" office:value="-0.019061492756009102">
            <text:p>-0.019061492756009102</text:p>
          </table:table-cell>
          <table:table-cell office:value-type="float" office:value="0.05947922542691231">
            <text:p>0.05947922542691231</text:p>
          </table:table-cell>
          <table:table-cell office:value-type="float" office:value="-0.057079121470451355">
            <text:p>-0.057079121470451355</text:p>
          </table:table-cell>
          <table:table-cell office:value-type="float" office:value="0.03974829614162445">
            <text:p>0.03974829614162445</text:p>
          </table:table-cell>
          <table:table-cell office:value-type="float" office:value="-0.0053254105150699615">
            <text:p>-0.0053254105150699615</text:p>
          </table:table-cell>
          <table:table-cell office:value-type="float" office:value="-0.04459897801280022">
            <text:p>-0.04459897801280022</text:p>
          </table:table-cell>
          <table:table-cell office:value-type="float" office:value="-0.05132604017853737">
            <text:p>-0.05132604017853737</text:p>
          </table:table-cell>
          <table:table-cell office:value-type="float" office:value="0.05195263400673866">
            <text:p>0.05195263400673866</text:p>
          </table:table-cell>
          <table:table-cell office:value-type="float" office:value="-0.03508593514561653">
            <text:p>-0.03508593514561653</text:p>
          </table:table-cell>
          <table:table-cell office:value-type="float" office:value="-0.016509220004081726">
            <text:p>-0.016509220004081726</text:p>
          </table:table-cell>
          <table:table-cell office:value-type="float" office:value="-0.05748898535966873">
            <text:p>-0.05748898535966873</text:p>
          </table:table-cell>
          <table:table-cell office:value-type="float" office:value="0.05916837602853775">
            <text:p>0.05916837602853775</text:p>
          </table:table-cell>
          <table:table-cell office:value-type="float" office:value="0.022719601169228554">
            <text:p>0.022719601169228554</text:p>
          </table:table-cell>
          <table:table-cell office:value-type="float" office:value="0.05520226061344147">
            <text:p>0.05520226061344147</text:p>
          </table:table-cell>
          <table:table-cell office:value-type="float" office:value="-0.05541732534766197">
            <text:p>-0.05541732534766197</text:p>
          </table:table-cell>
          <table:table-cell office:value-type="float" office:value="-0.044027648866176605">
            <text:p>-0.044027648866176605</text:p>
          </table:table-cell>
          <table:table-cell office:value-type="float" office:value="-0.05730795860290527">
            <text:p>-0.05730795860290527</text:p>
          </table:table-cell>
          <table:table-cell office:value-type="float" office:value="-0.04580773413181305">
            <text:p>-0.04580773413181305</text:p>
          </table:table-cell>
          <table:table-cell office:value-type="float" office:value="0.05968156084418297">
            <text:p>0.05968156084418297</text:p>
          </table:table-cell>
          <table:table-cell office:value-type="float" office:value="0.053658951073884964">
            <text:p>0.053658951073884964</text:p>
          </table:table-cell>
          <table:table-cell office:value-type="float" office:value="-0.05894772708415985">
            <text:p>-0.05894772708415985</text:p>
          </table:table-cell>
          <table:table-cell office:value-type="float" office:value="-0.03402789682149887">
            <text:p>-0.03402789682149887</text:p>
          </table:table-cell>
          <table:table-cell office:value-type="float" office:value="0.05911318585276604">
            <text:p>0.05911318585276604</text:p>
          </table:table-cell>
          <table:table-cell office:value-type="float" office:value="0.054522980004549026">
            <text:p>0.054522980004549026</text:p>
          </table:table-cell>
          <table:table-cell office:value-type="float" office:value="-0.043967049568891525">
            <text:p>-0.043967049568891525</text:p>
          </table:table-cell>
          <table:table-cell office:value-type="float" office:value="0.02590099908411503">
            <text:p>0.02590099908411503</text:p>
          </table:table-cell>
          <table:table-cell office:value-type="float" office:value="0.058988265693187714">
            <text:p>0.058988265693187714</text:p>
          </table:table-cell>
          <table:table-cell office:value-type="float" office:value="-0.059644006192684174">
            <text:p>-0.059644006192684174</text:p>
          </table:table-cell>
          <table:table-cell office:value-type="float" office:value="0.002409287728369236">
            <text:p>0.002409287728369236</text:p>
          </table:table-cell>
          <table:table-cell office:value-type="float" office:value="0.050812020897865295">
            <text:p>0.050812020897865295</text:p>
          </table:table-cell>
          <table:table-cell office:value-type="float" office:value="-0.03553419187664986">
            <text:p>-0.03553419187664986</text:p>
          </table:table-cell>
          <table:table-cell office:value-type="float" office:value="0.055179499089717865">
            <text:p>0.055179499089717865</text:p>
          </table:table-cell>
          <table:table-cell office:value-type="float" office:value="-0.02440749481320381">
            <text:p>-0.02440749481320381</text:p>
          </table:table-cell>
          <table:table-cell office:value-type="float" office:value="0.019819801673293114">
            <text:p>0.019819801673293114</text:p>
          </table:table-cell>
          <table:table-cell office:value-type="float" office:value="0.03789038956165314">
            <text:p>0.03789038956165314</text:p>
          </table:table-cell>
          <table:table-cell office:value-type="float" office:value="0.05753432586789131">
            <text:p>0.05753432586789131</text:p>
          </table:table-cell>
          <table:table-cell office:value-type="float" office:value="0.04716195538640022">
            <text:p>0.04716195538640022</text:p>
          </table:table-cell>
          <table:table-cell office:value-type="float" office:value="0.05087059736251831">
            <text:p>0.05087059736251831</text:p>
          </table:table-cell>
          <table:table-cell office:value-type="float" office:value="0.056924112141132355">
            <text:p>0.056924112141132355</text:p>
          </table:table-cell>
          <table:table-cell office:value-type="float" office:value="-0.019150249660015106">
            <text:p>-0.019150249660015106</text:p>
          </table:table-cell>
          <table:table-cell office:value-type="float" office:value="0.05473165586590767">
            <text:p>0.05473165586590767</text:p>
          </table:table-cell>
          <table:table-cell office:value-type="float" office:value="0.041624248027801514">
            <text:p>0.041624248027801514</text:p>
          </table:table-cell>
          <table:table-cell office:value-type="float" office:value="0.004723927937448025">
            <text:p>0.004723927937448025</text:p>
          </table:table-cell>
          <table:table-cell office:value-type="float" office:value="0.027669694274663925">
            <text:p>0.027669694274663925</text:p>
          </table:table-cell>
          <table:table-cell office:value-type="float" office:value="-0.05907785892486572">
            <text:p>-0.05907785892486572</text:p>
          </table:table-cell>
          <table:table-cell office:value-type="float" office:value="-0.05621997267007828">
            <text:p>-0.05621997267007828</text:p>
          </table:table-cell>
          <table:table-cell office:value-type="float" office:value="-0.03973129764199257">
            <text:p>-0.03973129764199257</text:p>
          </table:table-cell>
          <table:table-cell office:value-type="float" office:value="-0.054699912667274475">
            <text:p>-0.054699912667274475</text:p>
          </table:table-cell>
          <table:table-cell office:value-type="float" office:value="-0.05276861414313316">
            <text:p>-0.05276861414313316</text:p>
          </table:table-cell>
          <table:table-cell office:value-type="float" office:value="0.05331006273627281">
            <text:p>0.05331006273627281</text:p>
          </table:table-cell>
          <table:table-cell office:value-type="float" office:value="0.015824202448129654">
            <text:p>0.015824202448129654</text:p>
          </table:table-cell>
          <table:table-cell office:value-type="float" office:value="0.05796191841363907">
            <text:p>0.05796191841363907</text:p>
          </table:table-cell>
          <table:table-cell office:value-type="float" office:value="0.058135438710451126">
            <text:p>0.058135438710451126</text:p>
          </table:table-cell>
          <table:table-cell office:value-type="float" office:value="-0.058606941252946854">
            <text:p>-0.058606941252946854</text:p>
          </table:table-cell>
          <table:table-cell office:value-type="float" office:value="0.017195288091897964">
            <text:p>0.017195288091897964</text:p>
          </table:table-cell>
          <table:table-cell office:value-type="float" office:value="-0.029407400637865067">
            <text:p>-0.029407400637865067</text:p>
          </table:table-cell>
          <table:table-cell office:value-type="float" office:value="-0.03970813378691673">
            <text:p>-0.03970813378691673</text:p>
          </table:table-cell>
          <table:table-cell office:value-type="float" office:value="-0.03248495236039162">
            <text:p>-0.03248495236039162</text:p>
          </table:table-cell>
          <table:table-cell office:value-type="float" office:value="-0.030076919123530388">
            <text:p>-0.030076919123530388</text:p>
          </table:table-cell>
          <table:table-cell office:value-type="float" office:value="0.04972852021455765">
            <text:p>0.04972852021455765</text:p>
          </table:table-cell>
          <table:table-cell office:value-type="float" office:value="-0.018841035664081573">
            <text:p>-0.018841035664081573</text:p>
          </table:table-cell>
          <table:table-cell office:value-type="float" office:value="-0.059417467564344406">
            <text:p>-0.059417467564344406</text:p>
          </table:table-cell>
          <table:table-cell office:value-type="float" office:value="0.05773848667740822">
            <text:p>0.05773848667740822</text:p>
          </table:table-cell>
          <table:table-cell office:value-type="float" office:value="0.03883685544133186">
            <text:p>0.03883685544133186</text:p>
          </table:table-cell>
          <table:table-cell office:value-type="float" office:value="-0.01396352332085371">
            <text:p>-0.01396352332085371</text:p>
          </table:table-cell>
          <table:table-cell office:value-type="float" office:value="0.05918031185865402">
            <text:p>0.05918031185865402</text:p>
          </table:table-cell>
          <table:table-cell office:value-type="float" office:value="-0.05251011252403259">
            <text:p>-0.05251011252403259</text:p>
          </table:table-cell>
          <table:table-cell office:value-type="float" office:value="-0.03272659331560135">
            <text:p>-0.03272659331560135</text:p>
          </table:table-cell>
          <table:table-cell office:value-type="float" office:value="0.05547931045293808">
            <text:p>0.05547931045293808</text:p>
          </table:table-cell>
          <table:table-cell office:value-type="float" office:value="-0.05772264301776886">
            <text:p>-0.05772264301776886</text:p>
          </table:table-cell>
          <table:table-cell office:value-type="float" office:value="0.05817859619855881">
            <text:p>0.05817859619855881</text:p>
          </table:table-cell>
          <table:table-cell office:value-type="float" office:value="0.055640965700149536">
            <text:p>0.055640965700149536</text:p>
          </table:table-cell>
          <table:table-cell office:value-type="float" office:value="-0.05897103250026703">
            <text:p>-0.05897103250026703</text:p>
          </table:table-cell>
          <table:table-cell office:value-type="float" office:value="0.058315251022577286">
            <text:p>0.058315251022577286</text:p>
          </table:table-cell>
          <table:table-cell office:value-type="float" office:value="-0.05753385275602341">
            <text:p>-0.05753385275602341</text:p>
          </table:table-cell>
          <table:table-cell office:value-type="float" office:value="0.056483667343854904">
            <text:p>0.056483667343854904</text:p>
          </table:table-cell>
          <table:table-cell office:value-type="float" office:value="0.05837438628077507">
            <text:p>0.05837438628077507</text:p>
          </table:table-cell>
          <table:table-cell office:value-type="float" office:value="-0.05034289509057999">
            <text:p>-0.05034289509057999</text:p>
          </table:table-cell>
          <table:table-cell office:value-type="float" office:value="0.03443456441164017">
            <text:p>0.03443456441164017</text:p>
          </table:table-cell>
          <table:table-cell office:value-type="float" office:value="0.05615323409438133">
            <text:p>0.05615323409438133</text:p>
          </table:table-cell>
          <table:table-cell office:value-type="float" office:value="0.005678065121173859">
            <text:p>0.005678065121173859</text:p>
          </table:table-cell>
          <table:table-cell office:value-type="float" office:value="-0.004774398636072874">
            <text:p>-0.004774398636072874</text:p>
          </table:table-cell>
          <table:table-cell office:value-type="string">
            <text:p>問寵物店</text:p>
          </table:table-cell>
        </table:table-row>
        <table:table-row>
          <table:table-cell office:value-type="float" office:value="0.0647827759385109">
            <text:p>0.0647827759385109</text:p>
          </table:table-cell>
          <table:table-cell office:value-type="float" office:value="0.01946411468088627">
            <text:p>0.01946411468088627</text:p>
          </table:table-cell>
          <table:table-cell office:value-type="float" office:value="-0.040403272956609726">
            <text:p>-0.040403272956609726</text:p>
          </table:table-cell>
          <table:table-cell office:value-type="float" office:value="0.012407875619828701">
            <text:p>0.012407875619828701</text:p>
          </table:table-cell>
          <table:table-cell office:value-type="float" office:value="-0.06268832087516785">
            <text:p>-0.06268832087516785</text:p>
          </table:table-cell>
          <table:table-cell office:value-type="float" office:value="-0.05730921030044556">
            <text:p>-0.05730921030044556</text:p>
          </table:table-cell>
          <table:table-cell office:value-type="float" office:value="-0.06357739865779877">
            <text:p>-0.06357739865779877</text:p>
          </table:table-cell>
          <table:table-cell office:value-type="float" office:value="-0.02918854169547558">
            <text:p>-0.02918854169547558</text:p>
          </table:table-cell>
          <table:table-cell office:value-type="float" office:value="0.05917311832308769">
            <text:p>0.05917311832308769</text:p>
          </table:table-cell>
          <table:table-cell office:value-type="float" office:value="-0.058940257877111435">
            <text:p>-0.058940257877111435</text:p>
          </table:table-cell>
          <table:table-cell office:value-type="float" office:value="0.0028052160050719976">
            <text:p>0.0028052160050719976</text:p>
          </table:table-cell>
          <table:table-cell office:value-type="float" office:value="0.05640114098787308">
            <text:p>0.05640114098787308</text:p>
          </table:table-cell>
          <table:table-cell office:value-type="float" office:value="-0.01913329027593136">
            <text:p>-0.01913329027593136</text:p>
          </table:table-cell>
          <table:table-cell office:value-type="float" office:value="0.005387121345847845">
            <text:p>0.005387121345847845</text:p>
          </table:table-cell>
          <table:table-cell office:value-type="float" office:value="-0.04752323031425476">
            <text:p>-0.04752323031425476</text:p>
          </table:table-cell>
          <table:table-cell office:value-type="float" office:value="0.04477779567241669">
            <text:p>0.04477779567241669</text:p>
          </table:table-cell>
          <table:table-cell office:value-type="float" office:value="0.051146671175956726">
            <text:p>0.051146671175956726</text:p>
          </table:table-cell>
          <table:table-cell office:value-type="float" office:value="0.04112549498677254">
            <text:p>0.04112549498677254</text:p>
          </table:table-cell>
          <table:table-cell office:value-type="float" office:value="0.006670516915619373">
            <text:p>0.006670516915619373</text:p>
          </table:table-cell>
          <table:table-cell office:value-type="float" office:value="-0.06468185782432556">
            <text:p>-0.06468185782432556</text:p>
          </table:table-cell>
          <table:table-cell office:value-type="float" office:value="-0.02802051417529583">
            <text:p>-0.02802051417529583</text:p>
          </table:table-cell>
          <table:table-cell office:value-type="float" office:value="-0.050655096769332886">
            <text:p>-0.050655096769332886</text:p>
          </table:table-cell>
          <table:table-cell office:value-type="float" office:value="0.040632616728544235">
            <text:p>0.040632616728544235</text:p>
          </table:table-cell>
          <table:table-cell office:value-type="float" office:value="-0.04124186560511589">
            <text:p>-0.04124186560511589</text:p>
          </table:table-cell>
          <table:table-cell office:value-type="float" office:value="0.04515381529927254">
            <text:p>0.04515381529927254</text:p>
          </table:table-cell>
          <table:table-cell office:value-type="float" office:value="0.050445351749658585">
            <text:p>0.050445351749658585</text:p>
          </table:table-cell>
          <table:table-cell office:value-type="float" office:value="-0.04428164288401604">
            <text:p>-0.04428164288401604</text:p>
          </table:table-cell>
          <table:table-cell office:value-type="float" office:value="-0.009398254565894604">
            <text:p>-0.009398254565894604</text:p>
          </table:table-cell>
          <table:table-cell office:value-type="float" office:value="-0.06433998048305511">
            <text:p>-0.06433998048305511</text:p>
          </table:table-cell>
          <table:table-cell office:value-type="float" office:value="-0.051808565855026245">
            <text:p>-0.051808565855026245</text:p>
          </table:table-cell>
          <table:table-cell office:value-type="float" office:value="-0.020786914974451065">
            <text:p>-0.020786914974451065</text:p>
          </table:table-cell>
          <table:table-cell office:value-type="float" office:value="-0.06436136364936829">
            <text:p>-0.06436136364936829</text:p>
          </table:table-cell>
          <table:table-cell office:value-type="float" office:value="0.0227045901119709">
            <text:p>0.0227045901119709</text:p>
          </table:table-cell>
          <table:table-cell office:value-type="float" office:value="0.0624026358127594">
            <text:p>0.0624026358127594</text:p>
          </table:table-cell>
          <table:table-cell office:value-type="float" office:value="0.05452428758144379">
            <text:p>0.05452428758144379</text:p>
          </table:table-cell>
          <table:table-cell office:value-type="float" office:value="-0.05640691518783569">
            <text:p>-0.05640691518783569</text:p>
          </table:table-cell>
          <table:table-cell office:value-type="float" office:value="-0.032301198691129684">
            <text:p>-0.032301198691129684</text:p>
          </table:table-cell>
          <table:table-cell office:value-type="float" office:value="0.05781965330243111">
            <text:p>0.05781965330243111</text:p>
          </table:table-cell>
          <table:table-cell office:value-type="float" office:value="-0.0211187731474638">
            <text:p>-0.0211187731474638</text:p>
          </table:table-cell>
          <table:table-cell office:value-type="float" office:value="0.023233721032738686">
            <text:p>0.023233721032738686</text:p>
          </table:table-cell>
          <table:table-cell office:value-type="float" office:value="0.03195992112159729">
            <text:p>0.03195992112159729</text:p>
          </table:table-cell>
          <table:table-cell office:value-type="float" office:value="0.051357071846723557">
            <text:p>0.051357071846723557</text:p>
          </table:table-cell>
          <table:table-cell office:value-type="float" office:value="0.017705390229821205">
            <text:p>0.017705390229821205</text:p>
          </table:table-cell>
          <table:table-cell office:value-type="float" office:value="0.06329211592674255">
            <text:p>0.06329211592674255</text:p>
          </table:table-cell>
          <table:table-cell office:value-type="float" office:value="0.022032123059034348">
            <text:p>0.022032123059034348</text:p>
          </table:table-cell>
          <table:table-cell office:value-type="float" office:value="0.030596043914556503">
            <text:p>0.030596043914556503</text:p>
          </table:table-cell>
          <table:table-cell office:value-type="float" office:value="0.0020838917698711157">
            <text:p>0.0020838917698711157</text:p>
          </table:table-cell>
          <table:table-cell office:value-type="float" office:value="-0.03075358271598816">
            <text:p>-0.03075358271598816</text:p>
          </table:table-cell>
          <table:table-cell office:value-type="float" office:value="-0.058189231902360916">
            <text:p>-0.058189231902360916</text:p>
          </table:table-cell>
          <table:table-cell office:value-type="float" office:value="0.0561608150601387">
            <text:p>0.0561608150601387</text:p>
          </table:table-cell>
          <table:table-cell office:value-type="float" office:value="-0.00793630164116621">
            <text:p>-0.00793630164116621</text:p>
          </table:table-cell>
          <table:table-cell office:value-type="float" office:value="0.02600284107029438">
            <text:p>0.02600284107029438</text:p>
          </table:table-cell>
          <table:table-cell office:value-type="float" office:value="0.028343724086880684">
            <text:p>0.028343724086880684</text:p>
          </table:table-cell>
          <table:table-cell office:value-type="float" office:value="-0.05533555522561073">
            <text:p>-0.05533555522561073</text:p>
          </table:table-cell>
          <table:table-cell office:value-type="float" office:value="0.024365738034248352">
            <text:p>0.024365738034248352</text:p>
          </table:table-cell>
          <table:table-cell office:value-type="float" office:value="-0.0617130808532238">
            <text:p>-0.0617130808532238</text:p>
          </table:table-cell>
          <table:table-cell office:value-type="float" office:value="-0.0014527053572237492">
            <text:p>-0.0014527053572237492</text:p>
          </table:table-cell>
          <table:table-cell office:value-type="float" office:value="0.034092433750629425">
            <text:p>0.034092433750629425</text:p>
          </table:table-cell>
          <table:table-cell office:value-type="float" office:value="0.003554488066583872">
            <text:p>0.003554488066583872</text:p>
          </table:table-cell>
          <table:table-cell office:value-type="float" office:value="-0.016002094373106956">
            <text:p>-0.016002094373106956</text:p>
          </table:table-cell>
          <table:table-cell office:value-type="float" office:value="0.06485874205827713">
            <text:p>0.06485874205827713</text:p>
          </table:table-cell>
          <table:table-cell office:value-type="float" office:value="0.03723844885826111">
            <text:p>0.03723844885826111</text:p>
          </table:table-cell>
          <table:table-cell office:value-type="float" office:value="-0.029233720153570175">
            <text:p>-0.029233720153570175</text:p>
          </table:table-cell>
          <table:table-cell office:value-type="float" office:value="0.05526985600590706">
            <text:p>0.05526985600590706</text:p>
          </table:table-cell>
          <table:table-cell office:value-type="float" office:value="-0.052064958959817886">
            <text:p>-0.052064958959817886</text:p>
          </table:table-cell>
          <table:table-cell office:value-type="float" office:value="-0.062797412276268">
            <text:p>-0.062797412276268</text:p>
          </table:table-cell>
          <table:table-cell office:value-type="float" office:value="0.05858008936047554">
            <text:p>0.05858008936047554</text:p>
          </table:table-cell>
          <table:table-cell office:value-type="float" office:value="-0.05646674335002899">
            <text:p>-0.05646674335002899</text:p>
          </table:table-cell>
          <table:table-cell office:value-type="float" office:value="-0.0293591246008873">
            <text:p>-0.0293591246008873</text:p>
          </table:table-cell>
          <table:table-cell office:value-type="float" office:value="0.04811777547001839">
            <text:p>0.04811777547001839</text:p>
          </table:table-cell>
          <table:table-cell office:value-type="float" office:value="0.022279763594269753">
            <text:p>0.022279763594269753</text:p>
          </table:table-cell>
          <table:table-cell office:value-type="float" office:value="-0.06373777240514755">
            <text:p>-0.06373777240514755</text:p>
          </table:table-cell>
          <table:table-cell office:value-type="float" office:value="-0.0008269788231700659">
            <text:p>-0.0008269788231700659</text:p>
          </table:table-cell>
          <table:table-cell office:value-type="float" office:value="-0.03614703193306923">
            <text:p>-0.03614703193306923</text:p>
          </table:table-cell>
          <table:table-cell office:value-type="float" office:value="0.03314958140254021">
            <text:p>0.03314958140254021</text:p>
          </table:table-cell>
          <table:table-cell office:value-type="float" office:value="-0.049828942865133286">
            <text:p>-0.049828942865133286</text:p>
          </table:table-cell>
          <table:table-cell office:value-type="float" office:value="-0.0029461586382240057">
            <text:p>-0.0029461586382240057</text:p>
          </table:table-cell>
          <table:table-cell office:value-type="float" office:value="0.06329233944416046">
            <text:p>0.06329233944416046</text:p>
          </table:table-cell>
          <table:table-cell office:value-type="float" office:value="-0.03195234760642052">
            <text:p>-0.03195234760642052</text:p>
          </table:table-cell>
          <table:table-cell office:value-type="float" office:value="-0.012806863524019718">
            <text:p>-0.012806863524019718</text:p>
          </table:table-cell>
          <table:table-cell office:value-type="float" office:value="0.056962452828884125">
            <text:p>0.056962452828884125</text:p>
          </table:table-cell>
          <table:table-cell office:value-type="float" office:value="0.024760816246271133">
            <text:p>0.024760816246271133</text:p>
          </table:table-cell>
          <table:table-cell office:value-type="float" office:value="0.04262185096740723">
            <text:p>0.04262185096740723</text:p>
          </table:table-cell>
          <table:table-cell office:value-type="float" office:value="-0.04674730449914932">
            <text:p>-0.04674730449914932</text:p>
          </table:table-cell>
          <table:table-cell office:value-type="float" office:value="-0.0014580973656848073">
            <text:p>-0.0014580973656848073</text:p>
          </table:table-cell>
          <table:table-cell office:value-type="float" office:value="0.05979767069220543">
            <text:p>0.05979767069220543</text:p>
          </table:table-cell>
          <table:table-cell office:value-type="float" office:value="-0.03063422627747059">
            <text:p>-0.03063422627747059</text:p>
          </table:table-cell>
          <table:table-cell office:value-type="float" office:value="-0.02329026162624359">
            <text:p>-0.02329026162624359</text:p>
          </table:table-cell>
          <table:table-cell office:value-type="float" office:value="0.05117892846465111">
            <text:p>0.05117892846465111</text:p>
          </table:table-cell>
          <table:table-cell office:value-type="float" office:value="0.0546586737036705">
            <text:p>0.0546586737036705</text:p>
          </table:table-cell>
          <table:table-cell office:value-type="float" office:value="0.05115899443626404">
            <text:p>0.05115899443626404</text:p>
          </table:table-cell>
          <table:table-cell office:value-type="float" office:value="0.022321876138448715">
            <text:p>0.022321876138448715</text:p>
          </table:table-cell>
          <table:table-cell office:value-type="float" office:value="-0.05339295417070389">
            <text:p>-0.05339295417070389</text:p>
          </table:table-cell>
          <table:table-cell office:value-type="float" office:value="-0.059730466455221176">
            <text:p>-0.059730466455221176</text:p>
          </table:table-cell>
          <table:table-cell office:value-type="float" office:value="-0.04202324151992798">
            <text:p>-0.04202324151992798</text:p>
          </table:table-cell>
          <table:table-cell office:value-type="float" office:value="-0.008956655859947205">
            <text:p>-0.008956655859947205</text:p>
          </table:table-cell>
          <table:table-cell office:value-type="float" office:value="-0.05929137021303177">
            <text:p>-0.05929137021303177</text:p>
          </table:table-cell>
          <table:table-cell office:value-type="float" office:value="0.020218171179294586">
            <text:p>0.020218171179294586</text:p>
          </table:table-cell>
          <table:table-cell office:value-type="float" office:value="0.032960616052150726">
            <text:p>0.032960616052150726</text:p>
          </table:table-cell>
          <table:table-cell office:value-type="float" office:value="0.018941963091492653">
            <text:p>0.018941963091492653</text:p>
          </table:table-cell>
          <table:table-cell office:value-type="float" office:value="0.0029435830656439066">
            <text:p>0.0029435830656439066</text:p>
          </table:table-cell>
          <table:table-cell office:value-type="float" office:value="-0.05049322545528412">
            <text:p>-0.05049322545528412</text:p>
          </table:table-cell>
          <table:table-cell office:value-type="float" office:value="0.03968021646142006">
            <text:p>0.03968021646142006</text:p>
          </table:table-cell>
          <table:table-cell office:value-type="float" office:value="-0.04063908010721207">
            <text:p>-0.04063908010721207</text:p>
          </table:table-cell>
          <table:table-cell office:value-type="float" office:value="-0.052315544337034225">
            <text:p>-0.052315544337034225</text:p>
          </table:table-cell>
          <table:table-cell office:value-type="float" office:value="0.058127377182245255">
            <text:p>0.058127377182245255</text:p>
          </table:table-cell>
          <table:table-cell office:value-type="float" office:value="-0.0504034124314785">
            <text:p>-0.0504034124314785</text:p>
          </table:table-cell>
          <table:table-cell office:value-type="float" office:value="-0.05558795854449272">
            <text:p>-0.05558795854449272</text:p>
          </table:table-cell>
          <table:table-cell office:value-type="float" office:value="-0.05242210999131203">
            <text:p>-0.05242210999131203</text:p>
          </table:table-cell>
          <table:table-cell office:value-type="float" office:value="0.011236417107284069">
            <text:p>0.011236417107284069</text:p>
          </table:table-cell>
          <table:table-cell office:value-type="float" office:value="0.018882641568779945">
            <text:p>0.018882641568779945</text:p>
          </table:table-cell>
          <table:table-cell office:value-type="float" office:value="-0.06395268440246582">
            <text:p>-0.06395268440246582</text:p>
          </table:table-cell>
          <table:table-cell office:value-type="float" office:value="0.036976709961891174">
            <text:p>0.036976709961891174</text:p>
          </table:table-cell>
          <table:table-cell office:value-type="float" office:value="0.06200692057609558">
            <text:p>0.06200692057609558</text:p>
          </table:table-cell>
          <table:table-cell office:value-type="float" office:value="-0.061649952083826065">
            <text:p>-0.061649952083826065</text:p>
          </table:table-cell>
          <table:table-cell office:value-type="float" office:value="-0.05693811550736427">
            <text:p>-0.05693811550736427</text:p>
          </table:table-cell>
          <table:table-cell office:value-type="float" office:value="-0.012766458094120026">
            <text:p>-0.012766458094120026</text:p>
          </table:table-cell>
          <table:table-cell office:value-type="float" office:value="0.022960161790251732">
            <text:p>0.022960161790251732</text:p>
          </table:table-cell>
          <table:table-cell office:value-type="float" office:value="0.04960588365793228">
            <text:p>0.04960588365793228</text:p>
          </table:table-cell>
          <table:table-cell office:value-type="float" office:value="-0.05140317976474762">
            <text:p>-0.05140317976474762</text:p>
          </table:table-cell>
          <table:table-cell office:value-type="float" office:value="-0.018143201246857643">
            <text:p>-0.018143201246857643</text:p>
          </table:table-cell>
          <table:table-cell office:value-type="float" office:value="-0.05699529871344566">
            <text:p>-0.05699529871344566</text:p>
          </table:table-cell>
          <table:table-cell office:value-type="float" office:value="0.05366089195013046">
            <text:p>0.05366089195013046</text:p>
          </table:table-cell>
          <table:table-cell office:value-type="float" office:value="-0.006084643304347992">
            <text:p>-0.006084643304347992</text:p>
          </table:table-cell>
          <table:table-cell office:value-type="float" office:value="-0.04237589240074158">
            <text:p>-0.04237589240074158</text:p>
          </table:table-cell>
          <table:table-cell office:value-type="float" office:value="0.011373250745236874">
            <text:p>0.011373250745236874</text:p>
          </table:table-cell>
          <table:table-cell office:value-type="float" office:value="-0.0435609444975853">
            <text:p>-0.0435609444975853</text:p>
          </table:table-cell>
          <table:table-cell office:value-type="float" office:value="0.025806359946727753">
            <text:p>0.025806359946727753</text:p>
          </table:table-cell>
          <table:table-cell office:value-type="float" office:value="0.015217426232993603">
            <text:p>0.015217426232993603</text:p>
          </table:table-cell>
          <table:table-cell office:value-type="float" office:value="0.05416743457317352">
            <text:p>0.05416743457317352</text:p>
          </table:table-cell>
          <table:table-cell office:value-type="float" office:value="-0.002245075535029173">
            <text:p>-0.002245075535029173</text:p>
          </table:table-cell>
          <table:table-cell office:value-type="float" office:value="-0.0620918907225132">
            <text:p>-0.0620918907225132</text:p>
          </table:table-cell>
          <table:table-cell office:value-type="float" office:value="-0.03219001740217209">
            <text:p>-0.03219001740217209</text:p>
          </table:table-cell>
          <table:table-cell office:value-type="float" office:value="-0.013658975251019001">
            <text:p>-0.013658975251019001</text:p>
          </table:table-cell>
          <table:table-cell office:value-type="float" office:value="-0.023978639394044876">
            <text:p>-0.023978639394044876</text:p>
          </table:table-cell>
          <table:table-cell office:value-type="float" office:value="-0.05975613743066788">
            <text:p>-0.05975613743066788</text:p>
          </table:table-cell>
          <table:table-cell office:value-type="float" office:value="0.02599312551319599">
            <text:p>0.02599312551319599</text:p>
          </table:table-cell>
          <table:table-cell office:value-type="float" office:value="-0.007271894719451666">
            <text:p>-0.007271894719451666</text:p>
          </table:table-cell>
          <table:table-cell office:value-type="float" office:value="0.04142211377620697">
            <text:p>0.04142211377620697</text:p>
          </table:table-cell>
          <table:table-cell office:value-type="float" office:value="0.02113133855164051">
            <text:p>0.02113133855164051</text:p>
          </table:table-cell>
          <table:table-cell office:value-type="float" office:value="-0.031145714223384857">
            <text:p>-0.031145714223384857</text:p>
          </table:table-cell>
          <table:table-cell office:value-type="float" office:value="0.05620482191443443">
            <text:p>0.05620482191443443</text:p>
          </table:table-cell>
          <table:table-cell office:value-type="float" office:value="0.05032337084412575">
            <text:p>0.05032337084412575</text:p>
          </table:table-cell>
          <table:table-cell office:value-type="float" office:value="0.046713948249816895">
            <text:p>0.046713948249816895</text:p>
          </table:table-cell>
          <table:table-cell office:value-type="float" office:value="-0.028775859624147415">
            <text:p>-0.028775859624147415</text:p>
          </table:table-cell>
          <table:table-cell office:value-type="float" office:value="0.02062351629137993">
            <text:p>0.02062351629137993</text:p>
          </table:table-cell>
          <table:table-cell office:value-type="float" office:value="0.016522075980901718">
            <text:p>0.016522075980901718</text:p>
          </table:table-cell>
          <table:table-cell office:value-type="float" office:value="0.06427289545536041">
            <text:p>0.06427289545536041</text:p>
          </table:table-cell>
          <table:table-cell office:value-type="float" office:value="0.06473182886838913">
            <text:p>0.06473182886838913</text:p>
          </table:table-cell>
          <table:table-cell office:value-type="float" office:value="0.06125728413462639">
            <text:p>0.06125728413462639</text:p>
          </table:table-cell>
          <table:table-cell office:value-type="float" office:value="0.0368557907640934">
            <text:p>0.0368557907640934</text:p>
          </table:table-cell>
          <table:table-cell office:value-type="float" office:value="-0.013092429377138615">
            <text:p>-0.013092429377138615</text:p>
          </table:table-cell>
          <table:table-cell office:value-type="float" office:value="-0.06175069883465767">
            <text:p>-0.06175069883465767</text:p>
          </table:table-cell>
          <table:table-cell office:value-type="float" office:value="0.05750301480293274">
            <text:p>0.05750301480293274</text:p>
          </table:table-cell>
          <table:table-cell office:value-type="float" office:value="-0.027341794222593307">
            <text:p>-0.027341794222593307</text:p>
          </table:table-cell>
          <table:table-cell office:value-type="float" office:value="0.06472735852003098">
            <text:p>0.06472735852003098</text:p>
          </table:table-cell>
          <table:table-cell office:value-type="float" office:value="-0.05471653491258621">
            <text:p>-0.05471653491258621</text:p>
          </table:table-cell>
          <table:table-cell office:value-type="float" office:value="-0.020663555711507797">
            <text:p>-0.020663555711507797</text:p>
          </table:table-cell>
          <table:table-cell office:value-type="float" office:value="-0.05598881468176842">
            <text:p>-0.05598881468176842</text:p>
          </table:table-cell>
          <table:table-cell office:value-type="float" office:value="-0.060312122106552124">
            <text:p>-0.060312122106552124</text:p>
          </table:table-cell>
          <table:table-cell office:value-type="float" office:value="0.04489335045218468">
            <text:p>0.04489335045218468</text:p>
          </table:table-cell>
          <table:table-cell office:value-type="float" office:value="-0.06068134307861328">
            <text:p>-0.06068134307861328</text:p>
          </table:table-cell>
          <table:table-cell office:value-type="float" office:value="0.05308784916996956">
            <text:p>0.05308784916996956</text:p>
          </table:table-cell>
          <table:table-cell office:value-type="float" office:value="0.023518089205026627">
            <text:p>0.023518089205026627</text:p>
          </table:table-cell>
          <table:table-cell office:value-type="float" office:value="0.022186817601323128">
            <text:p>0.022186817601323128</text:p>
          </table:table-cell>
          <table:table-cell office:value-type="float" office:value="-0.005357704591006041">
            <text:p>-0.005357704591006041</text:p>
          </table:table-cell>
          <table:table-cell office:value-type="float" office:value="0.05419507995247841">
            <text:p>0.05419507995247841</text:p>
          </table:table-cell>
          <table:table-cell office:value-type="float" office:value="0.059249650686979294">
            <text:p>0.059249650686979294</text:p>
          </table:table-cell>
          <table:table-cell office:value-type="float" office:value="0.04537292569875717">
            <text:p>0.04537292569875717</text:p>
          </table:table-cell>
          <table:table-cell office:value-type="float" office:value="0.03985514119267464">
            <text:p>0.03985514119267464</text:p>
          </table:table-cell>
          <table:table-cell office:value-type="float" office:value="-0.039187174290418625">
            <text:p>-0.039187174290418625</text:p>
          </table:table-cell>
          <table:table-cell office:value-type="float" office:value="-0.06466138362884521">
            <text:p>-0.06466138362884521</text:p>
          </table:table-cell>
          <table:table-cell office:value-type="float" office:value="0.018271811306476593">
            <text:p>0.018271811306476593</text:p>
          </table:table-cell>
          <table:table-cell office:value-type="float" office:value="-0.007976911962032318">
            <text:p>-0.007976911962032318</text:p>
          </table:table-cell>
          <table:table-cell office:value-type="float" office:value="0.047372087836265564">
            <text:p>0.047372087836265564</text:p>
          </table:table-cell>
          <table:table-cell office:value-type="float" office:value="0.0035157334059476852">
            <text:p>0.0035157334059476852</text:p>
          </table:table-cell>
          <table:table-cell office:value-type="float" office:value="-0.06410423666238785">
            <text:p>-0.06410423666238785</text:p>
          </table:table-cell>
          <table:table-cell office:value-type="float" office:value="0.050798602402210236">
            <text:p>0.050798602402210236</text:p>
          </table:table-cell>
          <table:table-cell office:value-type="float" office:value="0.05073942616581917">
            <text:p>0.05073942616581917</text:p>
          </table:table-cell>
          <table:table-cell office:value-type="float" office:value="-0.03895306959748268">
            <text:p>-0.03895306959748268</text:p>
          </table:table-cell>
          <table:table-cell office:value-type="float" office:value="-0.04186360538005829">
            <text:p>-0.04186360538005829</text:p>
          </table:table-cell>
          <table:table-cell office:value-type="float" office:value="-0.027753956615924835">
            <text:p>-0.027753956615924835</text:p>
          </table:table-cell>
          <table:table-cell office:value-type="float" office:value="-0.04986529424786568">
            <text:p>-0.04986529424786568</text:p>
          </table:table-cell>
          <table:table-cell office:value-type="float" office:value="-0.054343272000551224">
            <text:p>-0.054343272000551224</text:p>
          </table:table-cell>
          <table:table-cell office:value-type="float" office:value="0.010447810404002666">
            <text:p>0.010447810404002666</text:p>
          </table:table-cell>
          <table:table-cell office:value-type="float" office:value="0.04529421404004097">
            <text:p>0.04529421404004097</text:p>
          </table:table-cell>
          <table:table-cell office:value-type="float" office:value="0.030792314559221268">
            <text:p>0.030792314559221268</text:p>
          </table:table-cell>
          <table:table-cell office:value-type="float" office:value="0.054919853806495667">
            <text:p>0.054919853806495667</text:p>
          </table:table-cell>
          <table:table-cell office:value-type="float" office:value="-0.06042121723294258">
            <text:p>-0.06042121723294258</text:p>
          </table:table-cell>
          <table:table-cell office:value-type="float" office:value="0.010600711219012737">
            <text:p>0.010600711219012737</text:p>
          </table:table-cell>
          <table:table-cell office:value-type="float" office:value="-0.0373571552336216">
            <text:p>-0.0373571552336216</text:p>
          </table:table-cell>
          <table:table-cell office:value-type="float" office:value="0.027408277615904808">
            <text:p>0.027408277615904808</text:p>
          </table:table-cell>
          <table:table-cell office:value-type="float" office:value="-0.05678665265440941">
            <text:p>-0.05678665265440941</text:p>
          </table:table-cell>
          <table:table-cell office:value-type="float" office:value="-0.06257881969213486">
            <text:p>-0.06257881969213486</text:p>
          </table:table-cell>
          <table:table-cell office:value-type="float" office:value="-0.06163587048649788">
            <text:p>-0.06163587048649788</text:p>
          </table:table-cell>
          <table:table-cell office:value-type="float" office:value="-0.015213573351502419">
            <text:p>-0.015213573351502419</text:p>
          </table:table-cell>
          <table:table-cell office:value-type="float" office:value="-0.060150254517793655">
            <text:p>-0.060150254517793655</text:p>
          </table:table-cell>
          <table:table-cell office:value-type="float" office:value="-0.04762142151594162">
            <text:p>-0.04762142151594162</text:p>
          </table:table-cell>
          <table:table-cell office:value-type="float" office:value="0.042732298374176025">
            <text:p>0.042732298374176025</text:p>
          </table:table-cell>
          <table:table-cell office:value-type="float" office:value="0.03779151663184166">
            <text:p>0.03779151663184166</text:p>
          </table:table-cell>
          <table:table-cell office:value-type="float" office:value="0.050558604300022125">
            <text:p>0.050558604300022125</text:p>
          </table:table-cell>
          <table:table-cell office:value-type="float" office:value="-0.06475554406642914">
            <text:p>-0.06475554406642914</text:p>
          </table:table-cell>
          <table:table-cell office:value-type="float" office:value="0.012910816818475723">
            <text:p>0.012910816818475723</text:p>
          </table:table-cell>
          <table:table-cell office:value-type="float" office:value="-0.031578775495290756">
            <text:p>-0.031578775495290756</text:p>
          </table:table-cell>
          <table:table-cell office:value-type="float" office:value="-0.06105900928378105">
            <text:p>-0.06105900928378105</text:p>
          </table:table-cell>
          <table:table-cell office:value-type="float" office:value="0.06421831995248795">
            <text:p>0.06421831995248795</text:p>
          </table:table-cell>
          <table:table-cell office:value-type="float" office:value="0.062050458043813705">
            <text:p>0.062050458043813705</text:p>
          </table:table-cell>
          <table:table-cell office:value-type="float" office:value="0.020503925159573555">
            <text:p>0.020503925159573555</text:p>
          </table:table-cell>
          <table:table-cell office:value-type="float" office:value="0.03476148471236229">
            <text:p>0.03476148471236229</text:p>
          </table:table-cell>
          <table:table-cell office:value-type="float" office:value="0.0535588264465332">
            <text:p>0.0535588264465332</text:p>
          </table:table-cell>
          <table:table-cell office:value-type="float" office:value="-0.038102589547634125">
            <text:p>-0.038102589547634125</text:p>
          </table:table-cell>
          <table:table-cell office:value-type="float" office:value="0.006383685860782862">
            <text:p>0.006383685860782862</text:p>
          </table:table-cell>
          <table:table-cell office:value-type="float" office:value="0.048697493970394135">
            <text:p>0.048697493970394135</text:p>
          </table:table-cell>
          <table:table-cell office:value-type="float" office:value="-0.006115289404988289">
            <text:p>-0.006115289404988289</text:p>
          </table:table-cell>
          <table:table-cell office:value-type="float" office:value="0.06249318644404411">
            <text:p>0.06249318644404411</text:p>
          </table:table-cell>
          <table:table-cell office:value-type="float" office:value="0.043870389461517334">
            <text:p>0.043870389461517334</text:p>
          </table:table-cell>
          <table:table-cell office:value-type="float" office:value="-0.037593595683574677">
            <text:p>-0.037593595683574677</text:p>
          </table:table-cell>
          <table:table-cell office:value-type="float" office:value="-0.03972570225596428">
            <text:p>-0.03972570225596428</text:p>
          </table:table-cell>
          <table:table-cell office:value-type="float" office:value="0.05651027709245682">
            <text:p>0.05651027709245682</text:p>
          </table:table-cell>
          <table:table-cell office:value-type="float" office:value="-0.028528179973363876">
            <text:p>-0.028528179973363876</text:p>
          </table:table-cell>
          <table:table-cell office:value-type="float" office:value="-0.022623706609010696">
            <text:p>-0.022623706609010696</text:p>
          </table:table-cell>
          <table:table-cell office:value-type="float" office:value="0.034267764538526535">
            <text:p>0.034267764538526535</text:p>
          </table:table-cell>
          <table:table-cell office:value-type="float" office:value="-0.0010961760999634862">
            <text:p>-0.0010961760999634862</text:p>
          </table:table-cell>
          <table:table-cell office:value-type="float" office:value="0.044844359159469604">
            <text:p>0.044844359159469604</text:p>
          </table:table-cell>
          <table:table-cell office:value-type="float" office:value="0.03714130073785782">
            <text:p>0.03714130073785782</text:p>
          </table:table-cell>
          <table:table-cell office:value-type="float" office:value="0.05697536841034889">
            <text:p>0.05697536841034889</text:p>
          </table:table-cell>
          <table:table-cell office:value-type="float" office:value="-0.01741986908018589">
            <text:p>-0.01741986908018589</text:p>
          </table:table-cell>
          <table:table-cell office:value-type="float" office:value="-0.05348466336727142">
            <text:p>-0.05348466336727142</text:p>
          </table:table-cell>
          <table:table-cell office:value-type="float" office:value="-0.03177618980407715">
            <text:p>-0.03177618980407715</text:p>
          </table:table-cell>
          <table:table-cell office:value-type="float" office:value="0.05220642313361168">
            <text:p>0.05220642313361168</text:p>
          </table:table-cell>
          <table:table-cell office:value-type="float" office:value="-0.05933193117380142">
            <text:p>-0.05933193117380142</text:p>
          </table:table-cell>
          <table:table-cell office:value-type="float" office:value="-0.04023980349302292">
            <text:p>-0.04023980349302292</text:p>
          </table:table-cell>
          <table:table-cell office:value-type="float" office:value="-0.0639108270406723">
            <text:p>-0.0639108270406723</text:p>
          </table:table-cell>
          <table:table-cell office:value-type="float" office:value="0.038752973079681396">
            <text:p>0.038752973079681396</text:p>
          </table:table-cell>
          <table:table-cell office:value-type="float" office:value="-0.012254692614078522">
            <text:p>-0.012254692614078522</text:p>
          </table:table-cell>
          <table:table-cell office:value-type="float" office:value="0.05129031091928482">
            <text:p>0.05129031091928482</text:p>
          </table:table-cell>
          <table:table-cell office:value-type="float" office:value="0.05535281449556351">
            <text:p>0.05535281449556351</text:p>
          </table:table-cell>
          <table:table-cell office:value-type="float" office:value="0.025164606049656868">
            <text:p>0.025164606049656868</text:p>
          </table:table-cell>
          <table:table-cell office:value-type="float" office:value="-0.06232210621237755">
            <text:p>-0.06232210621237755</text:p>
          </table:table-cell>
          <table:table-cell office:value-type="float" office:value="-0.009515800513327122">
            <text:p>-0.009515800513327122</text:p>
          </table:table-cell>
          <table:table-cell office:value-type="float" office:value="0.03754548355937004">
            <text:p>0.03754548355937004</text:p>
          </table:table-cell>
          <table:table-cell office:value-type="float" office:value="0.000356289412593469">
            <text:p>0.000356289412593469</text:p>
          </table:table-cell>
          <table:table-cell office:value-type="float" office:value="0.06257311254739761">
            <text:p>0.06257311254739761</text:p>
          </table:table-cell>
          <table:table-cell office:value-type="float" office:value="-0.018007997423410416">
            <text:p>-0.018007997423410416</text:p>
          </table:table-cell>
          <table:table-cell office:value-type="float" office:value="0.054665204137563705">
            <text:p>0.054665204137563705</text:p>
          </table:table-cell>
          <table:table-cell office:value-type="float" office:value="0.01570182852447033">
            <text:p>0.01570182852447033</text:p>
          </table:table-cell>
          <table:table-cell office:value-type="float" office:value="0.06149470806121826">
            <text:p>0.06149470806121826</text:p>
          </table:table-cell>
          <table:table-cell office:value-type="float" office:value="0.04697439819574356">
            <text:p>0.04697439819574356</text:p>
          </table:table-cell>
          <table:table-cell office:value-type="float" office:value="0.05749645456671715">
            <text:p>0.05749645456671715</text:p>
          </table:table-cell>
          <table:table-cell office:value-type="float" office:value="-0.035895295441150665">
            <text:p>-0.035895295441150665</text:p>
          </table:table-cell>
          <table:table-cell office:value-type="float" office:value="0.05409342423081398">
            <text:p>0.05409342423081398</text:p>
          </table:table-cell>
          <table:table-cell office:value-type="float" office:value="-0.054784003645181656">
            <text:p>-0.054784003645181656</text:p>
          </table:table-cell>
          <table:table-cell office:value-type="float" office:value="0.04053960368037224">
            <text:p>0.04053960368037224</text:p>
          </table:table-cell>
          <table:table-cell office:value-type="float" office:value="-0.055529892444610596">
            <text:p>-0.055529892444610596</text:p>
          </table:table-cell>
          <table:table-cell office:value-type="float" office:value="0.058605797588825226">
            <text:p>0.058605797588825226</text:p>
          </table:table-cell>
          <table:table-cell office:value-type="float" office:value="0.010645556263625622">
            <text:p>0.010645556263625622</text:p>
          </table:table-cell>
          <table:table-cell office:value-type="float" office:value="-0.008779320865869522">
            <text:p>-0.008779320865869522</text:p>
          </table:table-cell>
          <table:table-cell office:value-type="float" office:value="-0.0007983407122083008">
            <text:p>-0.0007983407122083008</text:p>
          </table:table-cell>
          <table:table-cell office:value-type="float" office:value="0.043737202882766724">
            <text:p>0.043737202882766724</text:p>
          </table:table-cell>
          <table:table-cell office:value-type="float" office:value="0.030788913369178772">
            <text:p>0.030788913369178772</text:p>
          </table:table-cell>
          <table:table-cell office:value-type="float" office:value="0.020514879375696182">
            <text:p>0.020514879375696182</text:p>
          </table:table-cell>
          <table:table-cell office:value-type="float" office:value="-0.03636622428894043">
            <text:p>-0.03636622428894043</text:p>
          </table:table-cell>
          <table:table-cell office:value-type="float" office:value="-0.06280254572629929">
            <text:p>-0.06280254572629929</text:p>
          </table:table-cell>
          <table:table-cell office:value-type="float" office:value="0.04041357338428497">
            <text:p>0.04041357338428497</text:p>
          </table:table-cell>
          <table:table-cell office:value-type="float" office:value="0.06263136118650436">
            <text:p>0.06263136118650436</text:p>
          </table:table-cell>
          <table:table-cell office:value-type="float" office:value="0.015296058729290962">
            <text:p>0.015296058729290962</text:p>
          </table:table-cell>
          <table:table-cell office:value-type="float" office:value="0.05072557553648949">
            <text:p>0.05072557553648949</text:p>
          </table:table-cell>
          <table:table-cell office:value-type="float" office:value="0.03214968740940094">
            <text:p>0.03214968740940094</text:p>
          </table:table-cell>
          <table:table-cell office:value-type="float" office:value="0.03510117158293724">
            <text:p>0.03510117158293724</text:p>
          </table:table-cell>
          <table:table-cell office:value-type="float" office:value="-0.0626533180475235">
            <text:p>-0.0626533180475235</text:p>
          </table:table-cell>
          <table:table-cell office:value-type="float" office:value="-0.05883021280169487">
            <text:p>-0.05883021280169487</text:p>
          </table:table-cell>
          <table:table-cell office:value-type="float" office:value="0.038311418145895004">
            <text:p>0.038311418145895004</text:p>
          </table:table-cell>
          <table:table-cell office:value-type="float" office:value="0.04383280500769615">
            <text:p>0.04383280500769615</text:p>
          </table:table-cell>
          <table:table-cell office:value-type="float" office:value="-0.06142495200037956">
            <text:p>-0.06142495200037956</text:p>
          </table:table-cell>
          <table:table-cell office:value-type="float" office:value="0.06394489854574203">
            <text:p>0.06394489854574203</text:p>
          </table:table-cell>
          <table:table-cell office:value-type="float" office:value="0.012345107272267342">
            <text:p>0.012345107272267342</text:p>
          </table:table-cell>
          <table:table-cell office:value-type="float" office:value="-0.03798944503068924">
            <text:p>-0.03798944503068924</text:p>
          </table:table-cell>
          <table:table-cell office:value-type="float" office:value="-0.04311220347881317">
            <text:p>-0.04311220347881317</text:p>
          </table:table-cell>
          <table:table-cell office:value-type="float" office:value="-0.0590246319770813">
            <text:p>-0.0590246319770813</text:p>
          </table:table-cell>
          <table:table-cell office:value-type="float" office:value="-0.015739575028419495">
            <text:p>-0.015739575028419495</text:p>
          </table:table-cell>
          <table:table-cell office:value-type="float" office:value="0.05697956308722496">
            <text:p>0.05697956308722496</text:p>
          </table:table-cell>
          <table:table-cell office:value-type="float" office:value="-0.052698034793138504">
            <text:p>-0.052698034793138504</text:p>
          </table:table-cell>
          <table:table-cell office:value-type="float" office:value="-0.05556930974125862">
            <text:p>-0.05556930974125862</text:p>
          </table:table-cell>
          <table:table-cell office:value-type="float" office:value="0.008647790178656578">
            <text:p>0.008647790178656578</text:p>
          </table:table-cell>
          <table:table-cell office:value-type="float" office:value="0.06502792239189148">
            <text:p>0.06502792239189148</text:p>
          </table:table-cell>
          <table:table-cell office:value-type="float" office:value="-0.04786474630236626">
            <text:p>-0.04786474630236626</text:p>
          </table:table-cell>
          <table:table-cell office:value-type="float" office:value="0.005411042366176844">
            <text:p>0.005411042366176844</text:p>
          </table:table-cell>
          <table:table-cell office:value-type="float" office:value="0.011353439651429653">
            <text:p>0.011353439651429653</text:p>
          </table:table-cell>
          <table:table-cell office:value-type="float" office:value="-0.041895344853401184">
            <text:p>-0.041895344853401184</text:p>
          </table:table-cell>
          <table:table-cell office:value-type="float" office:value="0.02402579039335251">
            <text:p>0.02402579039335251</text:p>
          </table:table-cell>
          <table:table-cell office:value-type="float" office:value="-0.007895017974078655">
            <text:p>-0.007895017974078655</text:p>
          </table:table-cell>
          <table:table-cell office:value-type="float" office:value="-0.05244904011487961">
            <text:p>-0.05244904011487961</text:p>
          </table:table-cell>
          <table:table-cell office:value-type="float" office:value="-0.0422692745923996">
            <text:p>-0.0422692745923996</text:p>
          </table:table-cell>
          <table:table-cell office:value-type="float" office:value="-0.023537443950772285">
            <text:p>-0.023537443950772285</text:p>
          </table:table-cell>
          <table:table-cell office:value-type="float" office:value="-0.038743842393159866">
            <text:p>-0.038743842393159866</text:p>
          </table:table-cell>
          <table:table-cell office:value-type="float" office:value="-0.055122606456279755">
            <text:p>-0.055122606456279755</text:p>
          </table:table-cell>
          <table:table-cell office:value-type="float" office:value="0.04383833706378937">
            <text:p>0.04383833706378937</text:p>
          </table:table-cell>
          <table:table-cell office:value-type="float" office:value="0.031033596023917198">
            <text:p>0.031033596023917198</text:p>
          </table:table-cell>
          <table:table-cell office:value-type="float" office:value="0.060188401490449905">
            <text:p>0.060188401490449905</text:p>
          </table:table-cell>
          <table:table-cell office:value-type="float" office:value="0.055543579161167145">
            <text:p>0.055543579161167145</text:p>
          </table:table-cell>
          <table:table-cell office:value-type="float" office:value="-0.012838998809456825">
            <text:p>-0.012838998809456825</text:p>
          </table:table-cell>
          <table:table-cell office:value-type="float" office:value="0.046119023114442825">
            <text:p>0.046119023114442825</text:p>
          </table:table-cell>
          <table:table-cell office:value-type="float" office:value="-0.06248609349131584">
            <text:p>-0.06248609349131584</text:p>
          </table:table-cell>
          <table:table-cell office:value-type="float" office:value="0.03700236231088638">
            <text:p>0.03700236231088638</text:p>
          </table:table-cell>
          <table:table-cell office:value-type="float" office:value="-0.047558438032865524">
            <text:p>-0.047558438032865524</text:p>
          </table:table-cell>
          <table:table-cell office:value-type="float" office:value="0.028193000704050064">
            <text:p>0.028193000704050064</text:p>
          </table:table-cell>
          <table:table-cell office:value-type="float" office:value="-0.023704301565885544">
            <text:p>-0.023704301565885544</text:p>
          </table:table-cell>
          <table:table-cell office:value-type="float" office:value="-0.05596211925148964">
            <text:p>-0.05596211925148964</text:p>
          </table:table-cell>
          <table:table-cell office:value-type="float" office:value="-0.00748130539432168">
            <text:p>-0.00748130539432168</text:p>
          </table:table-cell>
          <table:table-cell office:value-type="float" office:value="-0.06382595002651215">
            <text:p>-0.06382595002651215</text:p>
          </table:table-cell>
          <table:table-cell office:value-type="float" office:value="-0.05733063444495201">
            <text:p>-0.05733063444495201</text:p>
          </table:table-cell>
          <table:table-cell office:value-type="float" office:value="0.023779457435011864">
            <text:p>0.023779457435011864</text:p>
          </table:table-cell>
          <table:table-cell office:value-type="float" office:value="0.031320296227931976">
            <text:p>0.031320296227931976</text:p>
          </table:table-cell>
          <table:table-cell office:value-type="float" office:value="-0.03690841794013977">
            <text:p>-0.03690841794013977</text:p>
          </table:table-cell>
          <table:table-cell office:value-type="float" office:value="0.03432929888367653">
            <text:p>0.03432929888367653</text:p>
          </table:table-cell>
          <table:table-cell office:value-type="float" office:value="-0.05165984109044075">
            <text:p>-0.05165984109044075</text:p>
          </table:table-cell>
          <table:table-cell office:value-type="float" office:value="-0.06333296746015549">
            <text:p>-0.06333296746015549</text:p>
          </table:table-cell>
          <table:table-cell office:value-type="float" office:value="0.06495935469865799">
            <text:p>0.06495935469865799</text:p>
          </table:table-cell>
          <table:table-cell office:value-type="float" office:value="0.03741057217121124">
            <text:p>0.03741057217121124</text:p>
          </table:table-cell>
          <table:table-cell office:value-type="float" office:value="0.03542827069759369">
            <text:p>0.03542827069759369</text:p>
          </table:table-cell>
          <table:table-cell office:value-type="float" office:value="-0.06500798463821411">
            <text:p>-0.06500798463821411</text:p>
          </table:table-cell>
          <table:table-cell office:value-type="float" office:value="0.04840818792581558">
            <text:p>0.04840818792581558</text:p>
          </table:table-cell>
          <table:table-cell office:value-type="float" office:value="0.05302249267697334">
            <text:p>0.05302249267697334</text:p>
          </table:table-cell>
          <table:table-cell office:value-type="float" office:value="0.03409775346517563">
            <text:p>0.03409775346517563</text:p>
          </table:table-cell>
          <table:table-cell office:value-type="float" office:value="0.03169625625014305">
            <text:p>0.03169625625014305</text:p>
          </table:table-cell>
          <table:table-cell office:value-type="float" office:value="-0.014231022447347641">
            <text:p>-0.014231022447347641</text:p>
          </table:table-cell>
          <table:table-cell office:value-type="float" office:value="0.06065009906888008">
            <text:p>0.06065009906888008</text:p>
          </table:table-cell>
          <table:table-cell office:value-type="float" office:value="-0.04609670862555504">
            <text:p>-0.04609670862555504</text:p>
          </table:table-cell>
          <table:table-cell office:value-type="float" office:value="0.05527573078870773">
            <text:p>0.05527573078870773</text:p>
          </table:table-cell>
          <table:table-cell office:value-type="float" office:value="0.06247022747993469">
            <text:p>0.06247022747993469</text:p>
          </table:table-cell>
          <table:table-cell office:value-type="float" office:value="0.008281772024929523">
            <text:p>0.008281772024929523</text:p>
          </table:table-cell>
          <table:table-cell office:value-type="float" office:value="0.011188528500497341">
            <text:p>0.011188528500497341</text:p>
          </table:table-cell>
          <table:table-cell office:value-type="float" office:value="0.03378559648990631">
            <text:p>0.03378559648990631</text:p>
          </table:table-cell>
          <table:table-cell office:value-type="float" office:value="0.03930681571364403">
            <text:p>0.03930681571364403</text:p>
          </table:table-cell>
          <table:table-cell office:value-type="float" office:value="0.03631069138646126">
            <text:p>0.03631069138646126</text:p>
          </table:table-cell>
          <table:table-cell office:value-type="float" office:value="0.023700589314103127">
            <text:p>0.023700589314103127</text:p>
          </table:table-cell>
          <table:table-cell office:value-type="float" office:value="0.0639401376247406">
            <text:p>0.0639401376247406</text:p>
          </table:table-cell>
          <table:table-cell office:value-type="float" office:value="0.05793467536568642">
            <text:p>0.05793467536568642</text:p>
          </table:table-cell>
          <table:table-cell office:value-type="float" office:value="-0.03034204989671707">
            <text:p>-0.03034204989671707</text:p>
          </table:table-cell>
          <table:table-cell office:value-type="float" office:value="-0.0527118481695652">
            <text:p>-0.0527118481695652</text:p>
          </table:table-cell>
          <table:table-cell office:value-type="float" office:value="-0.02609671838581562">
            <text:p>-0.02609671838581562</text:p>
          </table:table-cell>
          <table:table-cell office:value-type="float" office:value="-0.049808185547590256">
            <text:p>-0.049808185547590256</text:p>
          </table:table-cell>
          <table:table-cell office:value-type="float" office:value="-0.04022062569856644">
            <text:p>-0.04022062569856644</text:p>
          </table:table-cell>
          <table:table-cell office:value-type="float" office:value="-0.05606507137417793">
            <text:p>-0.05606507137417793</text:p>
          </table:table-cell>
          <table:table-cell office:value-type="float" office:value="0.005881105549633503">
            <text:p>0.005881105549633503</text:p>
          </table:table-cell>
          <table:table-cell office:value-type="float" office:value="-0.06379733234643936">
            <text:p>-0.06379733234643936</text:p>
          </table:table-cell>
          <table:table-cell office:value-type="float" office:value="-0.02738535962998867">
            <text:p>-0.02738535962998867</text:p>
          </table:table-cell>
          <table:table-cell office:value-type="float" office:value="0.035695649683475494">
            <text:p>0.035695649683475494</text:p>
          </table:table-cell>
          <table:table-cell office:value-type="float" office:value="0.05218231678009033">
            <text:p>0.05218231678009033</text:p>
          </table:table-cell>
          <table:table-cell office:value-type="float" office:value="0.05946262553334236">
            <text:p>0.05946262553334236</text:p>
          </table:table-cell>
          <table:table-cell office:value-type="float" office:value="0.034117691218853">
            <text:p>0.034117691218853</text:p>
          </table:table-cell>
          <table:table-cell office:value-type="float" office:value="0.037432774901390076">
            <text:p>0.037432774901390076</text:p>
          </table:table-cell>
          <table:table-cell office:value-type="float" office:value="0.033395636826753616">
            <text:p>0.033395636826753616</text:p>
          </table:table-cell>
          <table:table-cell office:value-type="float" office:value="0.021301334723830223">
            <text:p>0.021301334723830223</text:p>
          </table:table-cell>
          <table:table-cell office:value-type="float" office:value="-0.03616175428032875">
            <text:p>-0.03616175428032875</text:p>
          </table:table-cell>
          <table:table-cell office:value-type="float" office:value="-0.02214588224887848">
            <text:p>-0.02214588224887848</text:p>
          </table:table-cell>
          <table:table-cell office:value-type="float" office:value="-0.0532500185072422">
            <text:p>-0.0532500185072422</text:p>
          </table:table-cell>
          <table:table-cell office:value-type="float" office:value="-0.05353085324168205">
            <text:p>-0.05353085324168205</text:p>
          </table:table-cell>
          <table:table-cell office:value-type="float" office:value="-0.05138702318072319">
            <text:p>-0.05138702318072319</text:p>
          </table:table-cell>
          <table:table-cell office:value-type="float" office:value="-0.06150548905134201">
            <text:p>-0.06150548905134201</text:p>
          </table:table-cell>
          <table:table-cell office:value-type="float" office:value="0.04832139238715172">
            <text:p>0.04832139238715172</text:p>
          </table:table-cell>
          <table:table-cell office:value-type="float" office:value="0.05963743478059769">
            <text:p>0.05963743478059769</text:p>
          </table:table-cell>
          <table:table-cell office:value-type="float" office:value="0.04467891901731491">
            <text:p>0.04467891901731491</text:p>
          </table:table-cell>
          <table:table-cell office:value-type="float" office:value="-0.03631690517067909">
            <text:p>-0.03631690517067909</text:p>
          </table:table-cell>
          <table:table-cell office:value-type="float" office:value="-0.03073464334011078">
            <text:p>-0.03073464334011078</text:p>
          </table:table-cell>
          <table:table-cell office:value-type="float" office:value="-0.06346490234136581">
            <text:p>-0.06346490234136581</text:p>
          </table:table-cell>
          <table:table-cell office:value-type="float" office:value="-0.054995276033878326">
            <text:p>-0.054995276033878326</text:p>
          </table:table-cell>
          <table:table-cell office:value-type="float" office:value="-0.053142447024583817">
            <text:p>-0.053142447024583817</text:p>
          </table:table-cell>
          <table:table-cell office:value-type="float" office:value="0.06157297641038895">
            <text:p>0.06157297641038895</text:p>
          </table:table-cell>
          <table:table-cell office:value-type="float" office:value="0.03784395009279251">
            <text:p>0.03784395009279251</text:p>
          </table:table-cell>
          <table:table-cell office:value-type="float" office:value="-0.035445112735033035">
            <text:p>-0.035445112735033035</text:p>
          </table:table-cell>
          <table:table-cell office:value-type="float" office:value="0.05008664354681969">
            <text:p>0.05008664354681969</text:p>
          </table:table-cell>
          <table:table-cell office:value-type="float" office:value="0.0611325241625309">
            <text:p>0.0611325241625309</text:p>
          </table:table-cell>
          <table:table-cell office:value-type="float" office:value="-0.05121833458542824">
            <text:p>-0.05121833458542824</text:p>
          </table:table-cell>
          <table:table-cell office:value-type="float" office:value="0.045948393642902374">
            <text:p>0.045948393642902374</text:p>
          </table:table-cell>
          <table:table-cell office:value-type="float" office:value="-0.011132358573377132">
            <text:p>-0.011132358573377132</text:p>
          </table:table-cell>
          <table:table-cell office:value-type="float" office:value="-0.05068877339363098">
            <text:p>-0.05068877339363098</text:p>
          </table:table-cell>
          <table:table-cell office:value-type="float" office:value="0.04846816509962082">
            <text:p>0.04846816509962082</text:p>
          </table:table-cell>
          <table:table-cell office:value-type="float" office:value="-0.035119008272886276">
            <text:p>-0.035119008272886276</text:p>
          </table:table-cell>
          <table:table-cell office:value-type="float" office:value="0.06074090674519539">
            <text:p>0.06074090674519539</text:p>
          </table:table-cell>
          <table:table-cell office:value-type="float" office:value="0.06251128762960434">
            <text:p>0.06251128762960434</text:p>
          </table:table-cell>
          <table:table-cell office:value-type="float" office:value="-0.061637818813323975">
            <text:p>-0.061637818813323975</text:p>
          </table:table-cell>
          <table:table-cell office:value-type="float" office:value="0.010112671181559563">
            <text:p>0.010112671181559563</text:p>
          </table:table-cell>
          <table:table-cell office:value-type="float" office:value="-0.0017795603489503264">
            <text:p>-0.0017795603489503264</text:p>
          </table:table-cell>
          <table:table-cell office:value-type="float" office:value="-0.058463532477617264">
            <text:p>-0.058463532477617264</text:p>
          </table:table-cell>
          <table:table-cell office:value-type="float" office:value="0.03727259486913681">
            <text:p>0.03727259486913681</text:p>
          </table:table-cell>
          <table:table-cell office:value-type="float" office:value="0.04298875108361244">
            <text:p>0.04298875108361244</text:p>
          </table:table-cell>
          <table:table-cell office:value-type="float" office:value="0.01973801665008068">
            <text:p>0.01973801665008068</text:p>
          </table:table-cell>
          <table:table-cell office:value-type="float" office:value="0.03959871828556061">
            <text:p>0.03959871828556061</text:p>
          </table:table-cell>
          <table:table-cell office:value-type="float" office:value="-0.05027306452393532">
            <text:p>-0.05027306452393532</text:p>
          </table:table-cell>
          <table:table-cell office:value-type="float" office:value="-0.0385197177529335">
            <text:p>-0.0385197177529335</text:p>
          </table:table-cell>
          <table:table-cell office:value-type="float" office:value="0.01474845502525568">
            <text:p>0.01474845502525568</text:p>
          </table:table-cell>
          <table:table-cell office:value-type="float" office:value="0.05860378220677376">
            <text:p>0.05860378220677376</text:p>
          </table:table-cell>
          <table:table-cell office:value-type="float" office:value="-0.04876067489385605">
            <text:p>-0.04876067489385605</text:p>
          </table:table-cell>
          <table:table-cell office:value-type="float" office:value="0.043301284313201904">
            <text:p>0.043301284313201904</text:p>
          </table:table-cell>
          <table:table-cell office:value-type="float" office:value="0.0333082415163517">
            <text:p>0.0333082415163517</text:p>
          </table:table-cell>
          <table:table-cell office:value-type="float" office:value="0.06355232000350952">
            <text:p>0.06355232000350952</text:p>
          </table:table-cell>
          <table:table-cell office:value-type="float" office:value="-0.017246613278985023">
            <text:p>-0.017246613278985023</text:p>
          </table:table-cell>
          <table:table-cell office:value-type="float" office:value="-0.05699755996465683">
            <text:p>-0.05699755996465683</text:p>
          </table:table-cell>
          <table:table-cell office:value-type="float" office:value="0.03601730242371559">
            <text:p>0.03601730242371559</text:p>
          </table:table-cell>
          <table:table-cell office:value-type="float" office:value="-0.05924585461616516">
            <text:p>-0.05924585461616516</text:p>
          </table:table-cell>
          <table:table-cell office:value-type="float" office:value="-0.06212565675377846">
            <text:p>-0.06212565675377846</text:p>
          </table:table-cell>
          <table:table-cell office:value-type="float" office:value="-0.06466459482908249">
            <text:p>-0.06466459482908249</text:p>
          </table:table-cell>
          <table:table-cell office:value-type="float" office:value="-0.04565993323922157">
            <text:p>-0.04565993323922157</text:p>
          </table:table-cell>
          <table:table-cell office:value-type="float" office:value="0.04889726638793945">
            <text:p>0.04889726638793945</text:p>
          </table:table-cell>
          <table:table-cell office:value-type="float" office:value="0.014901132322847843">
            <text:p>0.014901132322847843</text:p>
          </table:table-cell>
          <table:table-cell office:value-type="float" office:value="-0.04471198841929436">
            <text:p>-0.04471198841929436</text:p>
          </table:table-cell>
          <table:table-cell office:value-type="float" office:value="0.012781903147697449">
            <text:p>0.012781903147697449</text:p>
          </table:table-cell>
          <table:table-cell office:value-type="float" office:value="-0.06201872602105141">
            <text:p>-0.06201872602105141</text:p>
          </table:table-cell>
          <table:table-cell office:value-type="float" office:value="-0.03158576786518097">
            <text:p>-0.03158576786518097</text:p>
          </table:table-cell>
          <table:table-cell office:value-type="float" office:value="0.03180938586592674">
            <text:p>0.03180938586592674</text:p>
          </table:table-cell>
          <table:table-cell office:value-type="float" office:value="0.04923883453011513">
            <text:p>0.04923883453011513</text:p>
          </table:table-cell>
          <table:table-cell office:value-type="float" office:value="0.006561776157468557">
            <text:p>0.006561776157468557</text:p>
          </table:table-cell>
          <table:table-cell office:value-type="float" office:value="-0.03799596056342125">
            <text:p>-0.03799596056342125</text:p>
          </table:table-cell>
          <table:table-cell office:value-type="float" office:value="0.023704610764980316">
            <text:p>0.023704610764980316</text:p>
          </table:table-cell>
          <table:table-cell office:value-type="float" office:value="0.061418306082487106">
            <text:p>0.061418306082487106</text:p>
          </table:table-cell>
          <table:table-cell office:value-type="float" office:value="-0.015850495547056198">
            <text:p>-0.015850495547056198</text:p>
          </table:table-cell>
          <table:table-cell office:value-type="float" office:value="0.046109624207019806">
            <text:p>0.046109624207019806</text:p>
          </table:table-cell>
          <table:table-cell office:value-type="float" office:value="-0.00180775613989681">
            <text:p>-0.00180775613989681</text:p>
          </table:table-cell>
          <table:table-cell office:value-type="float" office:value="0.05701665207743645">
            <text:p>0.05701665207743645</text:p>
          </table:table-cell>
          <table:table-cell office:value-type="float" office:value="-0.06308373808860779">
            <text:p>-0.06308373808860779</text:p>
          </table:table-cell>
          <table:table-cell office:value-type="float" office:value="0.061203669756650925">
            <text:p>0.061203669756650925</text:p>
          </table:table-cell>
          <table:table-cell office:value-type="float" office:value="0.04871233180165291">
            <text:p>0.04871233180165291</text:p>
          </table:table-cell>
          <table:table-cell office:value-type="float" office:value="-0.010010587982833385">
            <text:p>-0.010010587982833385</text:p>
          </table:table-cell>
          <table:table-cell office:value-type="float" office:value="-0.0392586924135685">
            <text:p>-0.0392586924135685</text:p>
          </table:table-cell>
          <table:table-cell office:value-type="float" office:value="0.015244809910655022">
            <text:p>0.015244809910655022</text:p>
          </table:table-cell>
          <table:table-cell office:value-type="float" office:value="-0.06452598422765732">
            <text:p>-0.06452598422765732</text:p>
          </table:table-cell>
          <table:table-cell office:value-type="float" office:value="0.05581993982195854">
            <text:p>0.05581993982195854</text:p>
          </table:table-cell>
          <table:table-cell office:value-type="float" office:value="0.05369013175368309">
            <text:p>0.05369013175368309</text:p>
          </table:table-cell>
          <table:table-cell office:value-type="float" office:value="-0.010293468832969666">
            <text:p>-0.010293468832969666</text:p>
          </table:table-cell>
          <table:table-cell office:value-type="float" office:value="0.06051674485206604">
            <text:p>0.06051674485206604</text:p>
          </table:table-cell>
          <table:table-cell office:value-type="float" office:value="-0.04814709722995758">
            <text:p>-0.04814709722995758</text:p>
          </table:table-cell>
          <table:table-cell office:value-type="float" office:value="0.04787268862128258">
            <text:p>0.04787268862128258</text:p>
          </table:table-cell>
          <table:table-cell office:value-type="float" office:value="-0.04827044904232025">
            <text:p>-0.04827044904232025</text:p>
          </table:table-cell>
          <table:table-cell office:value-type="float" office:value="0.04703997075557709">
            <text:p>0.04703997075557709</text:p>
          </table:table-cell>
          <table:table-cell office:value-type="float" office:value="0.03801519796252251">
            <text:p>0.03801519796252251</text:p>
          </table:table-cell>
          <table:table-cell office:value-type="float" office:value="-0.05096425116062164">
            <text:p>-0.05096425116062164</text:p>
          </table:table-cell>
          <table:table-cell office:value-type="float" office:value="-0.023251932114362717">
            <text:p>-0.023251932114362717</text:p>
          </table:table-cell>
          <table:table-cell office:value-type="float" office:value="-0.04980001971125603">
            <text:p>-0.04980001971125603</text:p>
          </table:table-cell>
          <table:table-cell office:value-type="float" office:value="0.005126114469021559">
            <text:p>0.005126114469021559</text:p>
          </table:table-cell>
          <table:table-cell office:value-type="float" office:value="0.04978300258517265">
            <text:p>0.04978300258517265</text:p>
          </table:table-cell>
          <table:table-cell office:value-type="float" office:value="-0.059182021766901016">
            <text:p>-0.059182021766901016</text:p>
          </table:table-cell>
          <table:table-cell office:value-type="float" office:value="-0.03251451998949051">
            <text:p>-0.03251451998949051</text:p>
          </table:table-cell>
          <table:table-cell office:value-type="float" office:value="0.059049781411886215">
            <text:p>0.059049781411886215</text:p>
          </table:table-cell>
          <table:table-cell office:value-type="float" office:value="0.061704110354185104">
            <text:p>0.061704110354185104</text:p>
          </table:table-cell>
          <table:table-cell office:value-type="float" office:value="-0.03817683458328247">
            <text:p>-0.03817683458328247</text:p>
          </table:table-cell>
          <table:table-cell office:value-type="float" office:value="-0.04619745537638664">
            <text:p>-0.04619745537638664</text:p>
          </table:table-cell>
          <table:table-cell office:value-type="float" office:value="-0.06218176707625389">
            <text:p>-0.06218176707625389</text:p>
          </table:table-cell>
          <table:table-cell office:value-type="float" office:value="0.06239396333694458">
            <text:p>0.06239396333694458</text:p>
          </table:table-cell>
          <table:table-cell office:value-type="float" office:value="-0.04244377836585045">
            <text:p>-0.04244377836585045</text:p>
          </table:table-cell>
          <table:table-cell office:value-type="float" office:value="-0.02367543615400791">
            <text:p>-0.02367543615400791</text:p>
          </table:table-cell>
          <table:table-cell office:value-type="float" office:value="-0.05000673979520798">
            <text:p>-0.05000673979520798</text:p>
          </table:table-cell>
          <table:table-cell office:value-type="float" office:value="-0.03789171949028969">
            <text:p>-0.03789171949028969</text:p>
          </table:table-cell>
          <table:table-cell office:value-type="float" office:value="-0.0356665775179863">
            <text:p>-0.0356665775179863</text:p>
          </table:table-cell>
          <table:table-cell office:value-type="float" office:value="0.05355978384613991">
            <text:p>0.05355978384613991</text:p>
          </table:table-cell>
          <table:table-cell office:value-type="float" office:value="-0.0487712100148201">
            <text:p>-0.0487712100148201</text:p>
          </table:table-cell>
          <table:table-cell office:value-type="float" office:value="-0.0000726452999515459">
            <text:p>-0.0000726452999515459</text:p>
          </table:table-cell>
          <table:table-cell office:value-type="float" office:value="-0.017083417624235153">
            <text:p>-0.017083417624235153</text:p>
          </table:table-cell>
          <table:table-cell office:value-type="float" office:value="-0.059581298381090164">
            <text:p>-0.059581298381090164</text:p>
          </table:table-cell>
          <table:table-cell office:value-type="float" office:value="0.032703325152397156">
            <text:p>0.032703325152397156</text:p>
          </table:table-cell>
          <table:table-cell office:value-type="float" office:value="0.05123910680413246">
            <text:p>0.05123910680413246</text:p>
          </table:table-cell>
          <table:table-cell office:value-type="float" office:value="-0.04718814045190811">
            <text:p>-0.04718814045190811</text:p>
          </table:table-cell>
          <table:table-cell office:value-type="float" office:value="0.003758047241717577">
            <text:p>0.003758047241717577</text:p>
          </table:table-cell>
          <table:table-cell office:value-type="float" office:value="0.013611947186291218">
            <text:p>0.013611947186291218</text:p>
          </table:table-cell>
          <table:table-cell office:value-type="float" office:value="-0.025553952902555466">
            <text:p>-0.025553952902555466</text:p>
          </table:table-cell>
          <table:table-cell office:value-type="float" office:value="0.04475446417927742">
            <text:p>0.04475446417927742</text:p>
          </table:table-cell>
          <table:table-cell office:value-type="float" office:value="0.05012381076812744">
            <text:p>0.05012381076812744</text:p>
          </table:table-cell>
          <table:table-cell office:value-type="float" office:value="0.0582263320684433">
            <text:p>0.0582263320684433</text:p>
          </table:table-cell>
          <table:table-cell office:value-type="float" office:value="-0.061915818601846695">
            <text:p>-0.061915818601846695</text:p>
          </table:table-cell>
          <table:table-cell office:value-type="float" office:value="-0.0066948565654456615">
            <text:p>-0.0066948565654456615</text:p>
          </table:table-cell>
          <table:table-cell office:value-type="float" office:value="0.019810546189546585">
            <text:p>0.019810546189546585</text:p>
          </table:table-cell>
          <table:table-cell office:value-type="float" office:value="0.027736488729715347">
            <text:p>0.027736488729715347</text:p>
          </table:table-cell>
          <table:table-cell office:value-type="float" office:value="-0.0049151149578392506">
            <text:p>-0.0049151149578392506</text:p>
          </table:table-cell>
          <table:table-cell office:value-type="float" office:value="0.06407010555267334">
            <text:p>0.06407010555267334</text:p>
          </table:table-cell>
          <table:table-cell office:value-type="float" office:value="0.062116630375385284">
            <text:p>0.062116630375385284</text:p>
          </table:table-cell>
          <table:table-cell office:value-type="float" office:value="0.008992452174425125">
            <text:p>0.008992452174425125</text:p>
          </table:table-cell>
          <table:table-cell office:value-type="float" office:value="-0.06015960872173309">
            <text:p>-0.06015960872173309</text:p>
          </table:table-cell>
          <table:table-cell office:value-type="float" office:value="0.05694635957479477">
            <text:p>0.05694635957479477</text:p>
          </table:table-cell>
          <table:table-cell office:value-type="float" office:value="0.015690770000219345">
            <text:p>0.015690770000219345</text:p>
          </table:table-cell>
          <table:table-cell office:value-type="float" office:value="0.018697327002882957">
            <text:p>0.018697327002882957</text:p>
          </table:table-cell>
          <table:table-cell office:value-type="float" office:value="0.06213720142841339">
            <text:p>0.06213720142841339</text:p>
          </table:table-cell>
          <table:table-cell office:value-type="float" office:value="-0.010004197247326374">
            <text:p>-0.010004197247326374</text:p>
          </table:table-cell>
          <table:table-cell office:value-type="float" office:value="-0.06297127157449722">
            <text:p>-0.06297127157449722</text:p>
          </table:table-cell>
          <table:table-cell office:value-type="float" office:value="-0.04341790825128555">
            <text:p>-0.04341790825128555</text:p>
          </table:table-cell>
          <table:table-cell office:value-type="float" office:value="0.00946563109755516">
            <text:p>0.00946563109755516</text:p>
          </table:table-cell>
          <table:table-cell office:value-type="float" office:value="0.0030353330075740814">
            <text:p>0.0030353330075740814</text:p>
          </table:table-cell>
          <table:table-cell office:value-type="float" office:value="0.020666474476456642">
            <text:p>0.020666474476456642</text:p>
          </table:table-cell>
          <table:table-cell office:value-type="float" office:value="-0.047677747905254364">
            <text:p>-0.047677747905254364</text:p>
          </table:table-cell>
          <table:table-cell office:value-type="float" office:value="-0.022733859717845917">
            <text:p>-0.022733859717845917</text:p>
          </table:table-cell>
          <table:table-cell office:value-type="float" office:value="-0.038039207458496094">
            <text:p>-0.038039207458496094</text:p>
          </table:table-cell>
          <table:table-cell office:value-type="float" office:value="0.015599468722939491">
            <text:p>0.015599468722939491</text:p>
          </table:table-cell>
          <table:table-cell office:value-type="float" office:value="-0.06279034912586212">
            <text:p>-0.06279034912586212</text:p>
          </table:table-cell>
          <table:table-cell office:value-type="float" office:value="-0.05076145753264427">
            <text:p>-0.05076145753264427</text:p>
          </table:table-cell>
          <table:table-cell office:value-type="float" office:value="-0.0169228445738554">
            <text:p>-0.0169228445738554</text:p>
          </table:table-cell>
          <table:table-cell office:value-type="float" office:value="-0.04472588375210762">
            <text:p>-0.04472588375210762</text:p>
          </table:table-cell>
          <table:table-cell office:value-type="float" office:value="0.0476703941822052">
            <text:p>0.0476703941822052</text:p>
          </table:table-cell>
          <table:table-cell office:value-type="float" office:value="0.05715164542198181">
            <text:p>0.05715164542198181</text:p>
          </table:table-cell>
          <table:table-cell office:value-type="float" office:value="0.05037286877632141">
            <text:p>0.05037286877632141</text:p>
          </table:table-cell>
          <table:table-cell office:value-type="float" office:value="0.050137050449848175">
            <text:p>0.050137050449848175</text:p>
          </table:table-cell>
          <table:table-cell office:value-type="float" office:value="0.05970191955566406">
            <text:p>0.05970191955566406</text:p>
          </table:table-cell>
          <table:table-cell office:value-type="float" office:value="-0.006104633677750826">
            <text:p>-0.006104633677750826</text:p>
          </table:table-cell>
          <table:table-cell office:value-type="float" office:value="-0.044494058936834335">
            <text:p>-0.044494058936834335</text:p>
          </table:table-cell>
          <table:table-cell office:value-type="float" office:value="0.05580008402466774">
            <text:p>0.05580008402466774</text:p>
          </table:table-cell>
          <table:table-cell office:value-type="float" office:value="-0.060533005744218826">
            <text:p>-0.060533005744218826</text:p>
          </table:table-cell>
          <table:table-cell office:value-type="float" office:value="0.06482914090156555">
            <text:p>0.06482914090156555</text:p>
          </table:table-cell>
          <table:table-cell office:value-type="float" office:value="-0.015344089828431606">
            <text:p>-0.015344089828431606</text:p>
          </table:table-cell>
          <table:table-cell office:value-type="float" office:value="0.006692907307296991">
            <text:p>0.006692907307296991</text:p>
          </table:table-cell>
          <table:table-cell office:value-type="float" office:value="0.03671862557530403">
            <text:p>0.03671862557530403</text:p>
          </table:table-cell>
          <table:table-cell office:value-type="float" office:value="-0.005868338048458099">
            <text:p>-0.005868338048458099</text:p>
          </table:table-cell>
          <table:table-cell office:value-type="float" office:value="-0.06504067033529282">
            <text:p>-0.06504067033529282</text:p>
          </table:table-cell>
          <table:table-cell office:value-type="float" office:value="-0.06047298386693001">
            <text:p>-0.06047298386693001</text:p>
          </table:table-cell>
          <table:table-cell office:value-type="float" office:value="0.06429124623537064">
            <text:p>0.06429124623537064</text:p>
          </table:table-cell>
          <table:table-cell office:value-type="string">
            <text:p>問水果店</text:p>
          </table:table-cell>
        </table:table-row>
        <table:table-row>
          <table:table-cell office:value-type="float" office:value="0.05459022521972656">
            <text:p>0.05459022521972656</text:p>
          </table:table-cell>
          <table:table-cell office:value-type="float" office:value="0.054981376975774765">
            <text:p>0.054981376975774765</text:p>
          </table:table-cell>
          <table:table-cell office:value-type="float" office:value="0.023906750604510307">
            <text:p>0.023906750604510307</text:p>
          </table:table-cell>
          <table:table-cell office:value-type="float" office:value="-0.042696937918663025">
            <text:p>-0.042696937918663025</text:p>
          </table:table-cell>
          <table:table-cell office:value-type="float" office:value="-0.012740775011479855">
            <text:p>-0.012740775011479855</text:p>
          </table:table-cell>
          <table:table-cell office:value-type="float" office:value="0.05761450529098511">
            <text:p>0.05761450529098511</text:p>
          </table:table-cell>
          <table:table-cell office:value-type="float" office:value="-0.04873313009738922">
            <text:p>-0.04873313009738922</text:p>
          </table:table-cell>
          <table:table-cell office:value-type="float" office:value="0.003656193846836686">
            <text:p>0.003656193846836686</text:p>
          </table:table-cell>
          <table:table-cell office:value-type="float" office:value="0.05700276792049408">
            <text:p>0.05700276792049408</text:p>
          </table:table-cell>
          <table:table-cell office:value-type="float" office:value="0.03412894904613495">
            <text:p>0.03412894904613495</text:p>
          </table:table-cell>
          <table:table-cell office:value-type="float" office:value="0.03776879608631134">
            <text:p>0.03776879608631134</text:p>
          </table:table-cell>
          <table:table-cell office:value-type="float" office:value="-0.05066532641649246">
            <text:p>-0.05066532641649246</text:p>
          </table:table-cell>
          <table:table-cell office:value-type="float" office:value="0.00712192477658391">
            <text:p>0.00712192477658391</text:p>
          </table:table-cell>
          <table:table-cell office:value-type="float" office:value="-0.022697249427437782">
            <text:p>-0.022697249427437782</text:p>
          </table:table-cell>
          <table:table-cell office:value-type="float" office:value="-0.01052127406001091">
            <text:p>-0.01052127406001091</text:p>
          </table:table-cell>
          <table:table-cell office:value-type="float" office:value="0.05166442692279816">
            <text:p>0.05166442692279816</text:p>
          </table:table-cell>
          <table:table-cell office:value-type="float" office:value="0.03565389662981033">
            <text:p>0.03565389662981033</text:p>
          </table:table-cell>
          <table:table-cell office:value-type="float" office:value="0.008877919055521488">
            <text:p>0.008877919055521488</text:p>
          </table:table-cell>
          <table:table-cell office:value-type="float" office:value="0.04394720494747162">
            <text:p>0.04394720494747162</text:p>
          </table:table-cell>
          <table:table-cell office:value-type="float" office:value="-0.05834773927927017">
            <text:p>-0.05834773927927017</text:p>
          </table:table-cell>
          <table:table-cell office:value-type="float" office:value="-0.004111389629542828">
            <text:p>-0.004111389629542828</text:p>
          </table:table-cell>
          <table:table-cell office:value-type="float" office:value="-0.056881725788116455">
            <text:p>-0.056881725788116455</text:p>
          </table:table-cell>
          <table:table-cell office:value-type="float" office:value="-0.05850490927696228">
            <text:p>-0.05850490927696228</text:p>
          </table:table-cell>
          <table:table-cell office:value-type="float" office:value="-0.05845782905817032">
            <text:p>-0.05845782905817032</text:p>
          </table:table-cell>
          <table:table-cell office:value-type="float" office:value="-0.04320584237575531">
            <text:p>-0.04320584237575531</text:p>
          </table:table-cell>
          <table:table-cell office:value-type="float" office:value="0.023984292522072792">
            <text:p>0.023984292522072792</text:p>
          </table:table-cell>
          <table:table-cell office:value-type="float" office:value="0.05125956982374191">
            <text:p>0.05125956982374191</text:p>
          </table:table-cell>
          <table:table-cell office:value-type="float" office:value="0.05739570036530495">
            <text:p>0.05739570036530495</text:p>
          </table:table-cell>
          <table:table-cell office:value-type="float" office:value="0.055138472467660904">
            <text:p>0.055138472467660904</text:p>
          </table:table-cell>
          <table:table-cell office:value-type="float" office:value="0.030208760872483253">
            <text:p>0.030208760872483253</text:p>
          </table:table-cell>
          <table:table-cell office:value-type="float" office:value="-0.049890317022800446">
            <text:p>-0.049890317022800446</text:p>
          </table:table-cell>
          <table:table-cell office:value-type="float" office:value="-0.058532629162073135">
            <text:p>-0.058532629162073135</text:p>
          </table:table-cell>
          <table:table-cell office:value-type="float" office:value="0.015405801124870777">
            <text:p>0.015405801124870777</text:p>
          </table:table-cell>
          <table:table-cell office:value-type="float" office:value="-0.05538239702582359">
            <text:p>-0.05538239702582359</text:p>
          </table:table-cell>
          <table:table-cell office:value-type="float" office:value="0.027893144637346268">
            <text:p>0.027893144637346268</text:p>
          </table:table-cell>
          <table:table-cell office:value-type="float" office:value="0.051322609186172485">
            <text:p>0.051322609186172485</text:p>
          </table:table-cell>
          <table:table-cell office:value-type="float" office:value="-0.03221649304032326">
            <text:p>-0.03221649304032326</text:p>
          </table:table-cell>
          <table:table-cell office:value-type="float" office:value="0.04630260914564133">
            <text:p>0.04630260914564133</text:p>
          </table:table-cell>
          <table:table-cell office:value-type="float" office:value="-0.05797058343887329">
            <text:p>-0.05797058343887329</text:p>
          </table:table-cell>
          <table:table-cell office:value-type="float" office:value="-0.009449965320527554">
            <text:p>-0.009449965320527554</text:p>
          </table:table-cell>
          <table:table-cell office:value-type="float" office:value="-0.02356731705367565">
            <text:p>-0.02356731705367565</text:p>
          </table:table-cell>
          <table:table-cell office:value-type="float" office:value="-0.046137735247612">
            <text:p>-0.046137735247612</text:p>
          </table:table-cell>
          <table:table-cell office:value-type="float" office:value="0.02937476709485054">
            <text:p>0.02937476709485054</text:p>
          </table:table-cell>
          <table:table-cell office:value-type="float" office:value="0.03501486778259277">
            <text:p>0.03501486778259277</text:p>
          </table:table-cell>
          <table:table-cell office:value-type="float" office:value="0.05729438364505768">
            <text:p>0.05729438364505768</text:p>
          </table:table-cell>
          <table:table-cell office:value-type="float" office:value="-0.039338335394859314">
            <text:p>-0.039338335394859314</text:p>
          </table:table-cell>
          <table:table-cell office:value-type="float" office:value="0.04611140117049217">
            <text:p>0.04611140117049217</text:p>
          </table:table-cell>
          <table:table-cell office:value-type="float" office:value="0.04392426088452339">
            <text:p>0.04392426088452339</text:p>
          </table:table-cell>
          <table:table-cell office:value-type="float" office:value="-0.0008036684594117105">
            <text:p>-0.0008036684594117105</text:p>
          </table:table-cell>
          <table:table-cell office:value-type="float" office:value="-0.05845947936177254">
            <text:p>-0.05845947936177254</text:p>
          </table:table-cell>
          <table:table-cell office:value-type="float" office:value="-0.04580514132976532">
            <text:p>-0.04580514132976532</text:p>
          </table:table-cell>
          <table:table-cell office:value-type="float" office:value="-0.00003882763485307805">
            <text:p>-0.00003882763485307805</text:p>
          </table:table-cell>
          <table:table-cell office:value-type="float" office:value="0.020126216113567352">
            <text:p>0.020126216113567352</text:p>
          </table:table-cell>
          <table:table-cell office:value-type="float" office:value="0.05316665396094322">
            <text:p>0.05316665396094322</text:p>
          </table:table-cell>
          <table:table-cell office:value-type="float" office:value="-0.05715852230787277">
            <text:p>-0.05715852230787277</text:p>
          </table:table-cell>
          <table:table-cell office:value-type="float" office:value="0.049292195588350296">
            <text:p>0.049292195588350296</text:p>
          </table:table-cell>
          <table:table-cell office:value-type="float" office:value="-0.02606849931180477">
            <text:p>-0.02606849931180477</text:p>
          </table:table-cell>
          <table:table-cell office:value-type="float" office:value="0.006976693402975798">
            <text:p>0.006976693402975798</text:p>
          </table:table-cell>
          <table:table-cell office:value-type="float" office:value="0.02281860262155533">
            <text:p>0.02281860262155533</text:p>
          </table:table-cell>
          <table:table-cell office:value-type="float" office:value="-0.05447233095765114">
            <text:p>-0.05447233095765114</text:p>
          </table:table-cell>
          <table:table-cell office:value-type="float" office:value="-0.05826062336564064">
            <text:p>-0.05826062336564064</text:p>
          </table:table-cell>
          <table:table-cell office:value-type="float" office:value="-0.04311719164252281">
            <text:p>-0.04311719164252281</text:p>
          </table:table-cell>
          <table:table-cell office:value-type="float" office:value="-0.011281635612249374">
            <text:p>-0.011281635612249374</text:p>
          </table:table-cell>
          <table:table-cell office:value-type="float" office:value="-0.04986610263586044">
            <text:p>-0.04986610263586044</text:p>
          </table:table-cell>
          <table:table-cell office:value-type="float" office:value="-0.02025417424738407">
            <text:p>-0.02025417424738407</text:p>
          </table:table-cell>
          <table:table-cell office:value-type="float" office:value="-0.045655906200408936">
            <text:p>-0.045655906200408936</text:p>
          </table:table-cell>
          <table:table-cell office:value-type="float" office:value="0.004931231960654259">
            <text:p>0.004931231960654259</text:p>
          </table:table-cell>
          <table:table-cell office:value-type="float" office:value="0.05628030002117157">
            <text:p>0.05628030002117157</text:p>
          </table:table-cell>
          <table:table-cell office:value-type="float" office:value="-0.05425112321972847">
            <text:p>-0.05425112321972847</text:p>
          </table:table-cell>
          <table:table-cell office:value-type="float" office:value="-0.058564770966768265">
            <text:p>-0.058564770966768265</text:p>
          </table:table-cell>
          <table:table-cell office:value-type="float" office:value="0.053808245807886124">
            <text:p>0.053808245807886124</text:p>
          </table:table-cell>
          <table:table-cell office:value-type="float" office:value="-0.04636796936392784">
            <text:p>-0.04636796936392784</text:p>
          </table:table-cell>
          <table:table-cell office:value-type="float" office:value="0.03521689772605896">
            <text:p>0.03521689772605896</text:p>
          </table:table-cell>
          <table:table-cell office:value-type="float" office:value="0.014563511125743389">
            <text:p>0.014563511125743389</text:p>
          </table:table-cell>
          <table:table-cell office:value-type="float" office:value="-0.058316804468631744">
            <text:p>-0.058316804468631744</text:p>
          </table:table-cell>
          <table:table-cell office:value-type="float" office:value="-0.03871242702007294">
            <text:p>-0.03871242702007294</text:p>
          </table:table-cell>
          <table:table-cell office:value-type="float" office:value="-0.00510287145152688">
            <text:p>-0.00510287145152688</text:p>
          </table:table-cell>
          <table:table-cell office:value-type="float" office:value="0.051923517137765884">
            <text:p>0.051923517137765884</text:p>
          </table:table-cell>
          <table:table-cell office:value-type="float" office:value="0.026682501658797264">
            <text:p>0.026682501658797264</text:p>
          </table:table-cell>
          <table:table-cell office:value-type="float" office:value="0.0260334350168705">
            <text:p>0.0260334350168705</text:p>
          </table:table-cell>
          <table:table-cell office:value-type="float" office:value="0.04762548208236694">
            <text:p>0.04762548208236694</text:p>
          </table:table-cell>
          <table:table-cell office:value-type="float" office:value="-0.05082866922020912">
            <text:p>-0.05082866922020912</text:p>
          </table:table-cell>
          <table:table-cell office:value-type="float" office:value="-0.04682571440935135">
            <text:p>-0.04682571440935135</text:p>
          </table:table-cell>
          <table:table-cell office:value-type="float" office:value="0.0005819855141453445">
            <text:p>0.0005819855141453445</text:p>
          </table:table-cell>
          <table:table-cell office:value-type="float" office:value="0.023300083354115486">
            <text:p>0.023300083354115486</text:p>
          </table:table-cell>
          <table:table-cell office:value-type="float" office:value="0.051878634840250015">
            <text:p>0.051878634840250015</text:p>
          </table:table-cell>
          <table:table-cell office:value-type="float" office:value="-0.01820293813943863">
            <text:p>-0.01820293813943863</text:p>
          </table:table-cell>
          <table:table-cell office:value-type="float" office:value="-0.056019291281700134">
            <text:p>-0.056019291281700134</text:p>
          </table:table-cell>
          <table:table-cell office:value-type="float" office:value="0.05614331364631653">
            <text:p>0.05614331364631653</text:p>
          </table:table-cell>
          <table:table-cell office:value-type="float" office:value="-0.02345782145857811">
            <text:p>-0.02345782145857811</text:p>
          </table:table-cell>
          <table:table-cell office:value-type="float" office:value="-0.005227717570960522">
            <text:p>-0.005227717570960522</text:p>
          </table:table-cell>
          <table:table-cell office:value-type="float" office:value="-0.057166118174791336">
            <text:p>-0.057166118174791336</text:p>
          </table:table-cell>
          <table:table-cell office:value-type="float" office:value="-0.007438670378178358">
            <text:p>-0.007438670378178358</text:p>
          </table:table-cell>
          <table:table-cell office:value-type="float" office:value="0.0021029100753366947">
            <text:p>0.0021029100753366947</text:p>
          </table:table-cell>
          <table:table-cell office:value-type="float" office:value="-0.0465962253510952">
            <text:p>-0.0465962253510952</text:p>
          </table:table-cell>
          <table:table-cell office:value-type="float" office:value="-0.050377007573843">
            <text:p>-0.050377007573843</text:p>
          </table:table-cell>
          <table:table-cell office:value-type="float" office:value="0.023389767855405807">
            <text:p>0.023389767855405807</text:p>
          </table:table-cell>
          <table:table-cell office:value-type="float" office:value="-0.05460519716143608">
            <text:p>-0.05460519716143608</text:p>
          </table:table-cell>
          <table:table-cell office:value-type="float" office:value="0.002307635499164462">
            <text:p>0.002307635499164462</text:p>
          </table:table-cell>
          <table:table-cell office:value-type="float" office:value="0.042277753353118896">
            <text:p>0.042277753353118896</text:p>
          </table:table-cell>
          <table:table-cell office:value-type="float" office:value="0.057722557336091995">
            <text:p>0.057722557336091995</text:p>
          </table:table-cell>
          <table:table-cell office:value-type="float" office:value="-0.049057457596063614">
            <text:p>-0.049057457596063614</text:p>
          </table:table-cell>
          <table:table-cell office:value-type="float" office:value="0.04477713257074356">
            <text:p>0.04477713257074356</text:p>
          </table:table-cell>
          <table:table-cell office:value-type="float" office:value="-0.04441910982131958">
            <text:p>-0.04441910982131958</text:p>
          </table:table-cell>
          <table:table-cell office:value-type="float" office:value="-0.05418330430984497">
            <text:p>-0.05418330430984497</text:p>
          </table:table-cell>
          <table:table-cell office:value-type="float" office:value="-0.04484517127275467">
            <text:p>-0.04484517127275467</text:p>
          </table:table-cell>
          <table:table-cell office:value-type="float" office:value="-0.05734127014875412">
            <text:p>-0.05734127014875412</text:p>
          </table:table-cell>
          <table:table-cell office:value-type="float" office:value="-0.051812488585710526">
            <text:p>-0.051812488585710526</text:p>
          </table:table-cell>
          <table:table-cell office:value-type="float" office:value="0.05400193855166435">
            <text:p>0.05400193855166435</text:p>
          </table:table-cell>
          <table:table-cell office:value-type="float" office:value="-0.054490216076374054">
            <text:p>-0.054490216076374054</text:p>
          </table:table-cell>
          <table:table-cell office:value-type="float" office:value="0.05622991919517517">
            <text:p>0.05622991919517517</text:p>
          </table:table-cell>
          <table:table-cell office:value-type="float" office:value="0.03819739818572998">
            <text:p>0.03819739818572998</text:p>
          </table:table-cell>
          <table:table-cell office:value-type="float" office:value="0.036743659526109695">
            <text:p>0.036743659526109695</text:p>
          </table:table-cell>
          <table:table-cell office:value-type="float" office:value="0.03420378267765045">
            <text:p>0.03420378267765045</text:p>
          </table:table-cell>
          <table:table-cell office:value-type="float" office:value="0.057953983545303345">
            <text:p>0.057953983545303345</text:p>
          </table:table-cell>
          <table:table-cell office:value-type="float" office:value="-0.04574250802397728">
            <text:p>-0.04574250802397728</text:p>
          </table:table-cell>
          <table:table-cell office:value-type="float" office:value="0.051474425941705704">
            <text:p>0.051474425941705704</text:p>
          </table:table-cell>
          <table:table-cell office:value-type="float" office:value="0.030009038746356964">
            <text:p>0.030009038746356964</text:p>
          </table:table-cell>
          <table:table-cell office:value-type="float" office:value="0.03765815868973732">
            <text:p>0.03765815868973732</text:p>
          </table:table-cell>
          <table:table-cell office:value-type="float" office:value="-0.009281202219426632">
            <text:p>-0.009281202219426632</text:p>
          </table:table-cell>
          <table:table-cell office:value-type="float" office:value="0.047252457588911057">
            <text:p>0.047252457588911057</text:p>
          </table:table-cell>
          <table:table-cell office:value-type="float" office:value="0.01533330325037241">
            <text:p>0.01533330325037241</text:p>
          </table:table-cell>
          <table:table-cell office:value-type="float" office:value="0.023891832679510117">
            <text:p>0.023891832679510117</text:p>
          </table:table-cell>
          <table:table-cell office:value-type="float" office:value="-0.04685364291071892">
            <text:p>-0.04685364291071892</text:p>
          </table:table-cell>
          <table:table-cell office:value-type="float" office:value="-0.01571640372276306">
            <text:p>-0.01571640372276306</text:p>
          </table:table-cell>
          <table:table-cell office:value-type="float" office:value="-0.03262661397457123">
            <text:p>-0.03262661397457123</text:p>
          </table:table-cell>
          <table:table-cell office:value-type="float" office:value="0.030295297503471375">
            <text:p>0.030295297503471375</text:p>
          </table:table-cell>
          <table:table-cell office:value-type="float" office:value="0.030057240277528763">
            <text:p>0.030057240277528763</text:p>
          </table:table-cell>
          <table:table-cell office:value-type="float" office:value="0.04884384199976921">
            <text:p>0.04884384199976921</text:p>
          </table:table-cell>
          <table:table-cell office:value-type="float" office:value="0.03436795249581337">
            <text:p>0.03436795249581337</text:p>
          </table:table-cell>
          <table:table-cell office:value-type="float" office:value="0.049415234476327896">
            <text:p>0.049415234476327896</text:p>
          </table:table-cell>
          <table:table-cell office:value-type="float" office:value="-0.05682358518242836">
            <text:p>-0.05682358518242836</text:p>
          </table:table-cell>
          <table:table-cell office:value-type="float" office:value="-0.05796171352267265">
            <text:p>-0.05796171352267265</text:p>
          </table:table-cell>
          <table:table-cell office:value-type="float" office:value="0.037976305931806564">
            <text:p>0.037976305931806564</text:p>
          </table:table-cell>
          <table:table-cell office:value-type="float" office:value="-0.040448129177093506">
            <text:p>-0.040448129177093506</text:p>
          </table:table-cell>
          <table:table-cell office:value-type="float" office:value="-0.05427027866244316">
            <text:p>-0.05427027866244316</text:p>
          </table:table-cell>
          <table:table-cell office:value-type="float" office:value="0.05839374661445618">
            <text:p>0.05839374661445618</text:p>
          </table:table-cell>
          <table:table-cell office:value-type="float" office:value="-0.019192548468708992">
            <text:p>-0.019192548468708992</text:p>
          </table:table-cell>
          <table:table-cell office:value-type="float" office:value="0.010621577501296997">
            <text:p>0.010621577501296997</text:p>
          </table:table-cell>
          <table:table-cell office:value-type="float" office:value="0.05800356715917587">
            <text:p>0.05800356715917587</text:p>
          </table:table-cell>
          <table:table-cell office:value-type="float" office:value="-0.02628025971353054">
            <text:p>-0.02628025971353054</text:p>
          </table:table-cell>
          <table:table-cell office:value-type="float" office:value="-0.05818798393011093">
            <text:p>-0.05818798393011093</text:p>
          </table:table-cell>
          <table:table-cell office:value-type="float" office:value="0.05484625697135925">
            <text:p>0.05484625697135925</text:p>
          </table:table-cell>
          <table:table-cell office:value-type="float" office:value="0.05570816993713379">
            <text:p>0.05570816993713379</text:p>
          </table:table-cell>
          <table:table-cell office:value-type="float" office:value="0.03812355175614357">
            <text:p>0.03812355175614357</text:p>
          </table:table-cell>
          <table:table-cell office:value-type="float" office:value="-0.042328130453825">
            <text:p>-0.042328130453825</text:p>
          </table:table-cell>
          <table:table-cell office:value-type="float" office:value="-0.042161863297224045">
            <text:p>-0.042161863297224045</text:p>
          </table:table-cell>
          <table:table-cell office:value-type="float" office:value="0.03772377967834473">
            <text:p>0.03772377967834473</text:p>
          </table:table-cell>
          <table:table-cell office:value-type="float" office:value="0.05171234905719757">
            <text:p>0.05171234905719757</text:p>
          </table:table-cell>
          <table:table-cell office:value-type="float" office:value="-0.058507245033979416">
            <text:p>-0.058507245033979416</text:p>
          </table:table-cell>
          <table:table-cell office:value-type="float" office:value="-0.002781603252515197">
            <text:p>-0.002781603252515197</text:p>
          </table:table-cell>
          <table:table-cell office:value-type="float" office:value="-0.03666558116674423">
            <text:p>-0.03666558116674423</text:p>
          </table:table-cell>
          <table:table-cell office:value-type="float" office:value="0.05316789448261261">
            <text:p>0.05316789448261261</text:p>
          </table:table-cell>
          <table:table-cell office:value-type="float" office:value="-0.0584130622446537">
            <text:p>-0.0584130622446537</text:p>
          </table:table-cell>
          <table:table-cell office:value-type="float" office:value="-0.053323209285736084">
            <text:p>-0.053323209285736084</text:p>
          </table:table-cell>
          <table:table-cell office:value-type="float" office:value="0.05732836574316025">
            <text:p>0.05732836574316025</text:p>
          </table:table-cell>
          <table:table-cell office:value-type="float" office:value="-0.04729442298412323">
            <text:p>-0.04729442298412323</text:p>
          </table:table-cell>
          <table:table-cell office:value-type="float" office:value="-0.0032145248260349035">
            <text:p>-0.0032145248260349035</text:p>
          </table:table-cell>
          <table:table-cell office:value-type="float" office:value="-0.05784207209944725">
            <text:p>-0.05784207209944725</text:p>
          </table:table-cell>
          <table:table-cell office:value-type="float" office:value="0.05776407942175865">
            <text:p>0.05776407942175865</text:p>
          </table:table-cell>
          <table:table-cell office:value-type="float" office:value="-0.057310041040182114">
            <text:p>-0.057310041040182114</text:p>
          </table:table-cell>
          <table:table-cell office:value-type="float" office:value="0.03659362345933914">
            <text:p>0.03659362345933914</text:p>
          </table:table-cell>
          <table:table-cell office:value-type="float" office:value="0.0377783440053463">
            <text:p>0.0377783440053463</text:p>
          </table:table-cell>
          <table:table-cell office:value-type="float" office:value="-0.05274917557835579">
            <text:p>-0.05274917557835579</text:p>
          </table:table-cell>
          <table:table-cell office:value-type="float" office:value="0.024021901190280914">
            <text:p>0.024021901190280914</text:p>
          </table:table-cell>
          <table:table-cell office:value-type="float" office:value="-0.005576843861490488">
            <text:p>-0.005576843861490488</text:p>
          </table:table-cell>
          <table:table-cell office:value-type="float" office:value="0.053842589259147644">
            <text:p>0.053842589259147644</text:p>
          </table:table-cell>
          <table:table-cell office:value-type="float" office:value="0.018119825050234795">
            <text:p>0.018119825050234795</text:p>
          </table:table-cell>
          <table:table-cell office:value-type="float" office:value="-0.018801404163241386">
            <text:p>-0.018801404163241386</text:p>
          </table:table-cell>
          <table:table-cell office:value-type="float" office:value="-0.006980027537792921">
            <text:p>-0.006980027537792921</text:p>
          </table:table-cell>
          <table:table-cell office:value-type="float" office:value="0.013261491432785988">
            <text:p>0.013261491432785988</text:p>
          </table:table-cell>
          <table:table-cell office:value-type="float" office:value="-0.057369787245988846">
            <text:p>-0.057369787245988846</text:p>
          </table:table-cell>
          <table:table-cell office:value-type="float" office:value="-0.016531020402908325">
            <text:p>-0.016531020402908325</text:p>
          </table:table-cell>
          <table:table-cell office:value-type="float" office:value="0.006362729240208864">
            <text:p>0.006362729240208864</text:p>
          </table:table-cell>
          <table:table-cell office:value-type="float" office:value="0.05808088555932045">
            <text:p>0.05808088555932045</text:p>
          </table:table-cell>
          <table:table-cell office:value-type="float" office:value="0.0384041890501976">
            <text:p>0.0384041890501976</text:p>
          </table:table-cell>
          <table:table-cell office:value-type="float" office:value="0.026587380096316338">
            <text:p>0.026587380096316338</text:p>
          </table:table-cell>
          <table:table-cell office:value-type="float" office:value="-0.029757164418697357">
            <text:p>-0.029757164418697357</text:p>
          </table:table-cell>
          <table:table-cell office:value-type="float" office:value="-0.054041724652051926">
            <text:p>-0.054041724652051926</text:p>
          </table:table-cell>
          <table:table-cell office:value-type="float" office:value="-0.035953570157289505">
            <text:p>-0.035953570157289505</text:p>
          </table:table-cell>
          <table:table-cell office:value-type="float" office:value="0.056472763419151306">
            <text:p>0.056472763419151306</text:p>
          </table:table-cell>
          <table:table-cell office:value-type="float" office:value="-0.056112371385097504">
            <text:p>-0.056112371385097504</text:p>
          </table:table-cell>
          <table:table-cell office:value-type="float" office:value="0.0276042390614748">
            <text:p>0.0276042390614748</text:p>
          </table:table-cell>
          <table:table-cell office:value-type="float" office:value="-0.04474463686347008">
            <text:p>-0.04474463686347008</text:p>
          </table:table-cell>
          <table:table-cell office:value-type="float" office:value="-0.05479690060019493">
            <text:p>-0.05479690060019493</text:p>
          </table:table-cell>
          <table:table-cell office:value-type="float" office:value="-0.025308843702077866">
            <text:p>-0.025308843702077866</text:p>
          </table:table-cell>
          <table:table-cell office:value-type="float" office:value="0.023457815870642662">
            <text:p>0.023457815870642662</text:p>
          </table:table-cell>
          <table:table-cell office:value-type="float" office:value="0.016425706446170807">
            <text:p>0.016425706446170807</text:p>
          </table:table-cell>
          <table:table-cell office:value-type="float" office:value="0.02083655819296837">
            <text:p>0.02083655819296837</text:p>
          </table:table-cell>
          <table:table-cell office:value-type="float" office:value="0.05785628780722618">
            <text:p>0.05785628780722618</text:p>
          </table:table-cell>
          <table:table-cell office:value-type="float" office:value="-0.05086716264486313">
            <text:p>-0.05086716264486313</text:p>
          </table:table-cell>
          <table:table-cell office:value-type="float" office:value="-0.017301073297858238">
            <text:p>-0.017301073297858238</text:p>
          </table:table-cell>
          <table:table-cell office:value-type="float" office:value="-0.03033878654241562">
            <text:p>-0.03033878654241562</text:p>
          </table:table-cell>
          <table:table-cell office:value-type="float" office:value="0.012680537067353725">
            <text:p>0.012680537067353725</text:p>
          </table:table-cell>
          <table:table-cell office:value-type="float" office:value="-0.05226299166679382">
            <text:p>-0.05226299166679382</text:p>
          </table:table-cell>
          <table:table-cell office:value-type="float" office:value="-0.05354756489396095">
            <text:p>-0.05354756489396095</text:p>
          </table:table-cell>
          <table:table-cell office:value-type="float" office:value="-0.017188146710395813">
            <text:p>-0.017188146710395813</text:p>
          </table:table-cell>
          <table:table-cell office:value-type="float" office:value="0.04887668415904045">
            <text:p>0.04887668415904045</text:p>
          </table:table-cell>
          <table:table-cell office:value-type="float" office:value="-0.04484774172306061">
            <text:p>-0.04484774172306061</text:p>
          </table:table-cell>
          <table:table-cell office:value-type="float" office:value="0.057852499186992645">
            <text:p>0.057852499186992645</text:p>
          </table:table-cell>
          <table:table-cell office:value-type="float" office:value="-0.05820538103580475">
            <text:p>-0.05820538103580475</text:p>
          </table:table-cell>
          <table:table-cell office:value-type="float" office:value="0.04016753286123276">
            <text:p>0.04016753286123276</text:p>
          </table:table-cell>
          <table:table-cell office:value-type="float" office:value="-0.01674058474600315">
            <text:p>-0.01674058474600315</text:p>
          </table:table-cell>
          <table:table-cell office:value-type="float" office:value="-0.05840833857655525">
            <text:p>-0.05840833857655525</text:p>
          </table:table-cell>
          <table:table-cell office:value-type="float" office:value="0.024879878386855125">
            <text:p>0.024879878386855125</text:p>
          </table:table-cell>
          <table:table-cell office:value-type="float" office:value="-0.05790523439645767">
            <text:p>-0.05790523439645767</text:p>
          </table:table-cell>
          <table:table-cell office:value-type="float" office:value="-0.058178506791591644">
            <text:p>-0.058178506791591644</text:p>
          </table:table-cell>
          <table:table-cell office:value-type="float" office:value="-0.04817246273159981">
            <text:p>-0.04817246273159981</text:p>
          </table:table-cell>
          <table:table-cell office:value-type="float" office:value="0.013253018260002136">
            <text:p>0.013253018260002136</text:p>
          </table:table-cell>
          <table:table-cell office:value-type="float" office:value="0.007727194577455521">
            <text:p>0.007727194577455521</text:p>
          </table:table-cell>
          <table:table-cell office:value-type="float" office:value="-0.03922775387763977">
            <text:p>-0.03922775387763977</text:p>
          </table:table-cell>
          <table:table-cell office:value-type="float" office:value="0.05794487148523331">
            <text:p>0.05794487148523331</text:p>
          </table:table-cell>
          <table:table-cell office:value-type="float" office:value="0.05492553114891052">
            <text:p>0.05492553114891052</text:p>
          </table:table-cell>
          <table:table-cell office:value-type="float" office:value="0.0062019252218306065">
            <text:p>0.0062019252218306065</text:p>
          </table:table-cell>
          <table:table-cell office:value-type="float" office:value="0.0572025403380394">
            <text:p>0.0572025403380394</text:p>
          </table:table-cell>
          <table:table-cell office:value-type="float" office:value="-0.05844927951693535">
            <text:p>-0.05844927951693535</text:p>
          </table:table-cell>
          <table:table-cell office:value-type="float" office:value="-0.05335943400859833">
            <text:p>-0.05335943400859833</text:p>
          </table:table-cell>
          <table:table-cell office:value-type="float" office:value="-0.03596590459346771">
            <text:p>-0.03596590459346771</text:p>
          </table:table-cell>
          <table:table-cell office:value-type="float" office:value="-0.045909348875284195">
            <text:p>-0.045909348875284195</text:p>
          </table:table-cell>
          <table:table-cell office:value-type="float" office:value="-0.05304662883281708">
            <text:p>-0.05304662883281708</text:p>
          </table:table-cell>
          <table:table-cell office:value-type="float" office:value="0.05327684059739113">
            <text:p>0.05327684059739113</text:p>
          </table:table-cell>
          <table:table-cell office:value-type="float" office:value="-0.0013777643907815218">
            <text:p>-0.0013777643907815218</text:p>
          </table:table-cell>
          <table:table-cell office:value-type="float" office:value="0.05768301710486412">
            <text:p>0.05768301710486412</text:p>
          </table:table-cell>
          <table:table-cell office:value-type="float" office:value="0.0533284917473793">
            <text:p>0.0533284917473793</text:p>
          </table:table-cell>
          <table:table-cell office:value-type="float" office:value="-0.022171413525938988">
            <text:p>-0.022171413525938988</text:p>
          </table:table-cell>
          <table:table-cell office:value-type="float" office:value="0.05824267119169235">
            <text:p>0.05824267119169235</text:p>
          </table:table-cell>
          <table:table-cell office:value-type="float" office:value="-0.057908181101083755">
            <text:p>-0.057908181101083755</text:p>
          </table:table-cell>
          <table:table-cell office:value-type="float" office:value="0.040647298097610474">
            <text:p>0.040647298097610474</text:p>
          </table:table-cell>
          <table:table-cell office:value-type="float" office:value="0.030723262578248978">
            <text:p>0.030723262578248978</text:p>
          </table:table-cell>
          <table:table-cell office:value-type="float" office:value="0.048147499561309814">
            <text:p>0.048147499561309814</text:p>
          </table:table-cell>
          <table:table-cell office:value-type="float" office:value="-0.029234958812594414">
            <text:p>-0.029234958812594414</text:p>
          </table:table-cell>
          <table:table-cell office:value-type="float" office:value="-0.04095304757356644">
            <text:p>-0.04095304757356644</text:p>
          </table:table-cell>
          <table:table-cell office:value-type="float" office:value="-0.058285921812057495">
            <text:p>-0.058285921812057495</text:p>
          </table:table-cell>
          <table:table-cell office:value-type="float" office:value="0.017085647210478783">
            <text:p>0.017085647210478783</text:p>
          </table:table-cell>
          <table:table-cell office:value-type="float" office:value="0.05329018086194992">
            <text:p>0.05329018086194992</text:p>
          </table:table-cell>
          <table:table-cell office:value-type="float" office:value="-0.046532198786735535">
            <text:p>-0.046532198786735535</text:p>
          </table:table-cell>
          <table:table-cell office:value-type="float" office:value="0.04323551803827286">
            <text:p>0.04323551803827286</text:p>
          </table:table-cell>
          <table:table-cell office:value-type="float" office:value="0.04695871099829674">
            <text:p>0.04695871099829674</text:p>
          </table:table-cell>
          <table:table-cell office:value-type="float" office:value="0.011825237423181534">
            <text:p>0.011825237423181534</text:p>
          </table:table-cell>
          <table:table-cell office:value-type="float" office:value="0.034702952951192856">
            <text:p>0.034702952951192856</text:p>
          </table:table-cell>
          <table:table-cell office:value-type="float" office:value="-0.045035574585199356">
            <text:p>-0.045035574585199356</text:p>
          </table:table-cell>
          <table:table-cell office:value-type="float" office:value="-0.04214091971516609">
            <text:p>-0.04214091971516609</text:p>
          </table:table-cell>
          <table:table-cell office:value-type="float" office:value="0.0470208004117012">
            <text:p>0.0470208004117012</text:p>
          </table:table-cell>
          <table:table-cell office:value-type="float" office:value="-0.057424869388341904">
            <text:p>-0.057424869388341904</text:p>
          </table:table-cell>
          <table:table-cell office:value-type="float" office:value="0.05848003923892975">
            <text:p>0.05848003923892975</text:p>
          </table:table-cell>
          <table:table-cell office:value-type="float" office:value="-0.05383118614554405">
            <text:p>-0.05383118614554405</text:p>
          </table:table-cell>
          <table:table-cell office:value-type="float" office:value="-0.05248472839593887">
            <text:p>-0.05248472839593887</text:p>
          </table:table-cell>
          <table:table-cell office:value-type="float" office:value="0.04471524804830551">
            <text:p>0.04471524804830551</text:p>
          </table:table-cell>
          <table:table-cell office:value-type="float" office:value="0.04442780464887619">
            <text:p>0.04442780464887619</text:p>
          </table:table-cell>
          <table:table-cell office:value-type="float" office:value="-0.049185801297426224">
            <text:p>-0.049185801297426224</text:p>
          </table:table-cell>
          <table:table-cell office:value-type="float" office:value="0.0551217645406723">
            <text:p>0.0551217645406723</text:p>
          </table:table-cell>
          <table:table-cell office:value-type="float" office:value="0.01609566994011402">
            <text:p>0.01609566994011402</text:p>
          </table:table-cell>
          <table:table-cell office:value-type="float" office:value="0.05257876589894295">
            <text:p>0.05257876589894295</text:p>
          </table:table-cell>
          <table:table-cell office:value-type="float" office:value="-0.0493788942694664">
            <text:p>-0.0493788942694664</text:p>
          </table:table-cell>
          <table:table-cell office:value-type="float" office:value="0.017287984490394592">
            <text:p>0.017287984490394592</text:p>
          </table:table-cell>
          <table:table-cell office:value-type="float" office:value="-0.013473122380673885">
            <text:p>-0.013473122380673885</text:p>
          </table:table-cell>
          <table:table-cell office:value-type="float" office:value="0.057718388736248016">
            <text:p>0.057718388736248016</text:p>
          </table:table-cell>
          <table:table-cell office:value-type="float" office:value="0.05294346064329147">
            <text:p>0.05294346064329147</text:p>
          </table:table-cell>
          <table:table-cell office:value-type="float" office:value="0.037032872438430786">
            <text:p>0.037032872438430786</text:p>
          </table:table-cell>
          <table:table-cell office:value-type="float" office:value="-0.0566415898501873">
            <text:p>-0.0566415898501873</text:p>
          </table:table-cell>
          <table:table-cell office:value-type="float" office:value="-0.019536936655640602">
            <text:p>-0.019536936655640602</text:p>
          </table:table-cell>
          <table:table-cell office:value-type="float" office:value="-0.022882970049977303">
            <text:p>-0.022882970049977303</text:p>
          </table:table-cell>
          <table:table-cell office:value-type="float" office:value="-0.007681173272430897">
            <text:p>-0.007681173272430897</text:p>
          </table:table-cell>
          <table:table-cell office:value-type="float" office:value="0.042425740510225296">
            <text:p>0.042425740510225296</text:p>
          </table:table-cell>
          <table:table-cell office:value-type="float" office:value="0.03103884868323803">
            <text:p>0.03103884868323803</text:p>
          </table:table-cell>
          <table:table-cell office:value-type="float" office:value="0.04820298030972481">
            <text:p>0.04820298030972481</text:p>
          </table:table-cell>
          <table:table-cell office:value-type="float" office:value="-0.03811612352728844">
            <text:p>-0.03811612352728844</text:p>
          </table:table-cell>
          <table:table-cell office:value-type="float" office:value="-0.006262448616325855">
            <text:p>-0.006262448616325855</text:p>
          </table:table-cell>
          <table:table-cell office:value-type="float" office:value="0.019750861451029778">
            <text:p>0.019750861451029778</text:p>
          </table:table-cell>
          <table:table-cell office:value-type="float" office:value="0.037751924246549606">
            <text:p>0.037751924246549606</text:p>
          </table:table-cell>
          <table:table-cell office:value-type="float" office:value="0.058398421853780746">
            <text:p>0.058398421853780746</text:p>
          </table:table-cell>
          <table:table-cell office:value-type="float" office:value="0.0496106818318367">
            <text:p>0.0496106818318367</text:p>
          </table:table-cell>
          <table:table-cell office:value-type="float" office:value="0.05841488391160965">
            <text:p>0.05841488391160965</text:p>
          </table:table-cell>
          <table:table-cell office:value-type="float" office:value="-0.05629848688840866">
            <text:p>-0.05629848688840866</text:p>
          </table:table-cell>
          <table:table-cell office:value-type="float" office:value="0.05805547907948494">
            <text:p>0.05805547907948494</text:p>
          </table:table-cell>
          <table:table-cell office:value-type="float" office:value="-0.04731734097003937">
            <text:p>-0.04731734097003937</text:p>
          </table:table-cell>
          <table:table-cell office:value-type="float" office:value="-0.03163079544901848">
            <text:p>-0.03163079544901848</text:p>
          </table:table-cell>
          <table:table-cell office:value-type="float" office:value="-0.023166362196207047">
            <text:p>-0.023166362196207047</text:p>
          </table:table-cell>
          <table:table-cell office:value-type="float" office:value="-0.026825882494449615">
            <text:p>-0.026825882494449615</text:p>
          </table:table-cell>
          <table:table-cell office:value-type="float" office:value="-0.041110266000032425">
            <text:p>-0.041110266000032425</text:p>
          </table:table-cell>
          <table:table-cell office:value-type="float" office:value="-0.00868715438991785">
            <text:p>-0.00868715438991785</text:p>
          </table:table-cell>
          <table:table-cell office:value-type="float" office:value="0.02946396730840206">
            <text:p>0.02946396730840206</text:p>
          </table:table-cell>
          <table:table-cell office:value-type="float" office:value="-0.036405887454748154">
            <text:p>-0.036405887454748154</text:p>
          </table:table-cell>
          <table:table-cell office:value-type="float" office:value="0.04896970093250275">
            <text:p>0.04896970093250275</text:p>
          </table:table-cell>
          <table:table-cell office:value-type="float" office:value="0.04407443106174469">
            <text:p>0.04407443106174469</text:p>
          </table:table-cell>
          <table:table-cell office:value-type="float" office:value="0.050579968839883804">
            <text:p>0.050579968839883804</text:p>
          </table:table-cell>
          <table:table-cell office:value-type="float" office:value="0.05701902136206627">
            <text:p>0.05701902136206627</text:p>
          </table:table-cell>
          <table:table-cell office:value-type="float" office:value="0.02677255868911743">
            <text:p>0.02677255868911743</text:p>
          </table:table-cell>
          <table:table-cell office:value-type="float" office:value="0.03630866855382919">
            <text:p>0.03630866855382919</text:p>
          </table:table-cell>
          <table:table-cell office:value-type="float" office:value="0.0545523427426815">
            <text:p>0.0545523427426815</text:p>
          </table:table-cell>
          <table:table-cell office:value-type="float" office:value="-0.0072698951698839664">
            <text:p>-0.0072698951698839664</text:p>
          </table:table-cell>
          <table:table-cell office:value-type="float" office:value="-0.03704185038805008">
            <text:p>-0.03704185038805008</text:p>
          </table:table-cell>
          <table:table-cell office:value-type="float" office:value="-0.058395665138959885">
            <text:p>-0.058395665138959885</text:p>
          </table:table-cell>
          <table:table-cell office:value-type="float" office:value="-0.04634376987814903">
            <text:p>-0.04634376987814903</text:p>
          </table:table-cell>
          <table:table-cell office:value-type="float" office:value="-0.05313792824745178">
            <text:p>-0.05313792824745178</text:p>
          </table:table-cell>
          <table:table-cell office:value-type="float" office:value="-0.051940616220235825">
            <text:p>-0.051940616220235825</text:p>
          </table:table-cell>
          <table:table-cell office:value-type="float" office:value="-0.0398704968392849">
            <text:p>-0.0398704968392849</text:p>
          </table:table-cell>
          <table:table-cell office:value-type="float" office:value="-0.04796997457742691">
            <text:p>-0.04796997457742691</text:p>
          </table:table-cell>
          <table:table-cell office:value-type="float" office:value="-0.058516841381788254">
            <text:p>-0.058516841381788254</text:p>
          </table:table-cell>
          <table:table-cell office:value-type="float" office:value="0.016650769859552383">
            <text:p>0.016650769859552383</text:p>
          </table:table-cell>
          <table:table-cell office:value-type="float" office:value="0.04725848138332367">
            <text:p>0.04725848138332367</text:p>
          </table:table-cell>
          <table:table-cell office:value-type="float" office:value="0.023654624819755554">
            <text:p>0.023654624819755554</text:p>
          </table:table-cell>
          <table:table-cell office:value-type="float" office:value="-0.05818936228752136">
            <text:p>-0.05818936228752136</text:p>
          </table:table-cell>
          <table:table-cell office:value-type="float" office:value="0.04379689320921898">
            <text:p>0.04379689320921898</text:p>
          </table:table-cell>
          <table:table-cell office:value-type="float" office:value="0.05194634199142456">
            <text:p>0.05194634199142456</text:p>
          </table:table-cell>
          <table:table-cell office:value-type="float" office:value="-0.058286938816308975">
            <text:p>-0.058286938816308975</text:p>
          </table:table-cell>
          <table:table-cell office:value-type="float" office:value="0.00447986600920558">
            <text:p>0.00447986600920558</text:p>
          </table:table-cell>
          <table:table-cell office:value-type="float" office:value="0.05817881226539612">
            <text:p>0.05817881226539612</text:p>
          </table:table-cell>
          <table:table-cell office:value-type="float" office:value="-0.043351348489522934">
            <text:p>-0.043351348489522934</text:p>
          </table:table-cell>
          <table:table-cell office:value-type="float" office:value="0.049785636365413666">
            <text:p>0.049785636365413666</text:p>
          </table:table-cell>
          <table:table-cell office:value-type="float" office:value="-0.0043609109707176685">
            <text:p>-0.0043609109707176685</text:p>
          </table:table-cell>
          <table:table-cell office:value-type="float" office:value="-0.051981084048748016">
            <text:p>-0.051981084048748016</text:p>
          </table:table-cell>
          <table:table-cell office:value-type="float" office:value="0.05763180926442146">
            <text:p>0.05763180926442146</text:p>
          </table:table-cell>
          <table:table-cell office:value-type="float" office:value="-0.05594143271446228">
            <text:p>-0.05594143271446228</text:p>
          </table:table-cell>
          <table:table-cell office:value-type="float" office:value="-0.046370524913072586">
            <text:p>-0.046370524913072586</text:p>
          </table:table-cell>
          <table:table-cell office:value-type="float" office:value="0.0032614381052553654">
            <text:p>0.0032614381052553654</text:p>
          </table:table-cell>
          <table:table-cell office:value-type="float" office:value="-0.05746227502822876">
            <text:p>-0.05746227502822876</text:p>
          </table:table-cell>
          <table:table-cell office:value-type="float" office:value="0.05858546867966652">
            <text:p>0.05858546867966652</text:p>
          </table:table-cell>
          <table:table-cell office:value-type="float" office:value="-0.038611553609371185">
            <text:p>-0.038611553609371185</text:p>
          </table:table-cell>
          <table:table-cell office:value-type="float" office:value="-0.025471001863479614">
            <text:p>-0.025471001863479614</text:p>
          </table:table-cell>
          <table:table-cell office:value-type="float" office:value="-0.04567961394786835">
            <text:p>-0.04567961394786835</text:p>
          </table:table-cell>
          <table:table-cell office:value-type="float" office:value="-0.03683832660317421">
            <text:p>-0.03683832660317421</text:p>
          </table:table-cell>
          <table:table-cell office:value-type="float" office:value="-0.056164178997278214">
            <text:p>-0.056164178997278214</text:p>
          </table:table-cell>
          <table:table-cell office:value-type="float" office:value="-0.053354017436504364">
            <text:p>-0.053354017436504364</text:p>
          </table:table-cell>
          <table:table-cell office:value-type="float" office:value="0.0006539300666190684">
            <text:p>0.0006539300666190684</text:p>
          </table:table-cell>
          <table:table-cell office:value-type="float" office:value="0.05752256140112877">
            <text:p>0.05752256140112877</text:p>
          </table:table-cell>
          <table:table-cell office:value-type="float" office:value="0.05093880370259285">
            <text:p>0.05093880370259285</text:p>
          </table:table-cell>
          <table:table-cell office:value-type="float" office:value="-0.038170721381902695">
            <text:p>-0.038170721381902695</text:p>
          </table:table-cell>
          <table:table-cell office:value-type="float" office:value="0.056182410567998886">
            <text:p>0.056182410567998886</text:p>
          </table:table-cell>
          <table:table-cell office:value-type="float" office:value="-0.0315643809735775">
            <text:p>-0.0315643809735775</text:p>
          </table:table-cell>
          <table:table-cell office:value-type="float" office:value="-0.03928634151816368">
            <text:p>-0.03928634151816368</text:p>
          </table:table-cell>
          <table:table-cell office:value-type="float" office:value="0.034113809466362">
            <text:p>0.034113809466362</text:p>
          </table:table-cell>
          <table:table-cell office:value-type="float" office:value="0.05800023302435875">
            <text:p>0.05800023302435875</text:p>
          </table:table-cell>
          <table:table-cell office:value-type="float" office:value="0.057885151356458664">
            <text:p>0.057885151356458664</text:p>
          </table:table-cell>
          <table:table-cell office:value-type="float" office:value="0.05736452341079712">
            <text:p>0.05736452341079712</text:p>
          </table:table-cell>
          <table:table-cell office:value-type="float" office:value="0.04066406935453415">
            <text:p>0.04066406935453415</text:p>
          </table:table-cell>
          <table:table-cell office:value-type="float" office:value="0.058180324733257294">
            <text:p>0.058180324733257294</text:p>
          </table:table-cell>
          <table:table-cell office:value-type="float" office:value="-0.02137376368045807">
            <text:p>-0.02137376368045807</text:p>
          </table:table-cell>
          <table:table-cell office:value-type="float" office:value="0.05853675678372383">
            <text:p>0.05853675678372383</text:p>
          </table:table-cell>
          <table:table-cell office:value-type="float" office:value="-0.04304680973291397">
            <text:p>-0.04304680973291397</text:p>
          </table:table-cell>
          <table:table-cell office:value-type="float" office:value="-0.05235033482313156">
            <text:p>-0.05235033482313156</text:p>
          </table:table-cell>
          <table:table-cell office:value-type="float" office:value="-0.05856255069375038">
            <text:p>-0.05856255069375038</text:p>
          </table:table-cell>
          <table:table-cell office:value-type="float" office:value="0.017220815643668175">
            <text:p>0.017220815643668175</text:p>
          </table:table-cell>
          <table:table-cell office:value-type="float" office:value="-0.0005603829049505293">
            <text:p>-0.0005603829049505293</text:p>
          </table:table-cell>
          <table:table-cell office:value-type="float" office:value="-0.058423981070518494">
            <text:p>-0.058423981070518494</text:p>
          </table:table-cell>
          <table:table-cell office:value-type="float" office:value="0.0582941435277462">
            <text:p>0.0582941435277462</text:p>
          </table:table-cell>
          <table:table-cell office:value-type="float" office:value="0.05771101266145706">
            <text:p>0.05771101266145706</text:p>
          </table:table-cell>
          <table:table-cell office:value-type="float" office:value="0.05101851746439934">
            <text:p>0.05101851746439934</text:p>
          </table:table-cell>
          <table:table-cell office:value-type="float" office:value="-0.05792979523539543">
            <text:p>-0.05792979523539543</text:p>
          </table:table-cell>
          <table:table-cell office:value-type="float" office:value="0.052582379430532455">
            <text:p>0.052582379430532455</text:p>
          </table:table-cell>
          <table:table-cell office:value-type="float" office:value="-0.042984046041965485">
            <text:p>-0.042984046041965485</text:p>
          </table:table-cell>
          <table:table-cell office:value-type="float" office:value="0.05625604838132858">
            <text:p>0.05625604838132858</text:p>
          </table:table-cell>
          <table:table-cell office:value-type="float" office:value="-0.058566346764564514">
            <text:p>-0.058566346764564514</text:p>
          </table:table-cell>
          <table:table-cell office:value-type="float" office:value="0.058015573769807816">
            <text:p>0.058015573769807816</text:p>
          </table:table-cell>
          <table:table-cell office:value-type="float" office:value="-0.018660608679056168">
            <text:p>-0.018660608679056168</text:p>
          </table:table-cell>
          <table:table-cell office:value-type="float" office:value="0.057884469628334045">
            <text:p>0.057884469628334045</text:p>
          </table:table-cell>
          <table:table-cell office:value-type="float" office:value="-0.058567166328430176">
            <text:p>-0.058567166328430176</text:p>
          </table:table-cell>
          <table:table-cell office:value-type="float" office:value="-0.055863916873931885">
            <text:p>-0.055863916873931885</text:p>
          </table:table-cell>
          <table:table-cell office:value-type="float" office:value="-0.04776202514767647">
            <text:p>-0.04776202514767647</text:p>
          </table:table-cell>
          <table:table-cell office:value-type="float" office:value="-0.05046398937702179">
            <text:p>-0.05046398937702179</text:p>
          </table:table-cell>
          <table:table-cell office:value-type="float" office:value="0.03237117826938629">
            <text:p>0.03237117826938629</text:p>
          </table:table-cell>
          <table:table-cell office:value-type="float" office:value="0.0032783686183393">
            <text:p>0.0032783686183393</text:p>
          </table:table-cell>
          <table:table-cell office:value-type="float" office:value="0.010626580566167831">
            <text:p>0.010626580566167831</text:p>
          </table:table-cell>
          <table:table-cell office:value-type="float" office:value="-0.054756417870521545">
            <text:p>-0.054756417870521545</text:p>
          </table:table-cell>
          <table:table-cell office:value-type="float" office:value="-0.05279364064335823">
            <text:p>-0.05279364064335823</text:p>
          </table:table-cell>
          <table:table-cell office:value-type="float" office:value="-0.04034438356757164">
            <text:p>-0.04034438356757164</text:p>
          </table:table-cell>
          <table:table-cell office:value-type="float" office:value="-0.03337855637073517">
            <text:p>-0.03337855637073517</text:p>
          </table:table-cell>
          <table:table-cell office:value-type="float" office:value="0.05208701640367508">
            <text:p>0.05208701640367508</text:p>
          </table:table-cell>
          <table:table-cell office:value-type="float" office:value="0.05378571152687073">
            <text:p>0.05378571152687073</text:p>
          </table:table-cell>
          <table:table-cell office:value-type="float" office:value="0.0584801584482193">
            <text:p>0.0584801584482193</text:p>
          </table:table-cell>
          <table:table-cell office:value-type="float" office:value="0.040719326585531235">
            <text:p>0.040719326585531235</text:p>
          </table:table-cell>
          <table:table-cell office:value-type="float" office:value="0.05497231334447861">
            <text:p>0.05497231334447861</text:p>
          </table:table-cell>
          <table:table-cell office:value-type="float" office:value="0.055704131722450256">
            <text:p>0.055704131722450256</text:p>
          </table:table-cell>
          <table:table-cell office:value-type="float" office:value="-0.018873678520321846">
            <text:p>-0.018873678520321846</text:p>
          </table:table-cell>
          <table:table-cell office:value-type="float" office:value="-0.058536335825920105">
            <text:p>-0.058536335825920105</text:p>
          </table:table-cell>
          <table:table-cell office:value-type="float" office:value="-0.04150918498635292">
            <text:p>-0.04150918498635292</text:p>
          </table:table-cell>
          <table:table-cell office:value-type="float" office:value="-0.05105447396636009">
            <text:p>-0.05105447396636009</text:p>
          </table:table-cell>
          <table:table-cell office:value-type="float" office:value="-0.04816066101193428">
            <text:p>-0.04816066101193428</text:p>
          </table:table-cell>
          <table:table-cell office:value-type="float" office:value="-0.025416282936930656">
            <text:p>-0.025416282936930656</text:p>
          </table:table-cell>
          <table:table-cell office:value-type="float" office:value="-0.021635981276631355">
            <text:p>-0.021635981276631355</text:p>
          </table:table-cell>
          <table:table-cell office:value-type="float" office:value="0.05794890597462654">
            <text:p>0.05794890597462654</text:p>
          </table:table-cell>
          <table:table-cell office:value-type="float" office:value="0.01618897169828415">
            <text:p>0.01618897169828415</text:p>
          </table:table-cell>
          <table:table-cell office:value-type="float" office:value="0.053392764180898666">
            <text:p>0.053392764180898666</text:p>
          </table:table-cell>
          <table:table-cell office:value-type="float" office:value="-0.0568232461810112">
            <text:p>-0.0568232461810112</text:p>
          </table:table-cell>
          <table:table-cell office:value-type="float" office:value="-0.028861388564109802">
            <text:p>-0.028861388564109802</text:p>
          </table:table-cell>
          <table:table-cell office:value-type="float" office:value="-0.056117650121450424">
            <text:p>-0.056117650121450424</text:p>
          </table:table-cell>
          <table:table-cell office:value-type="float" office:value="0.003262602724134922">
            <text:p>0.003262602724134922</text:p>
          </table:table-cell>
          <table:table-cell office:value-type="float" office:value="0.05783159285783768">
            <text:p>0.05783159285783768</text:p>
          </table:table-cell>
          <table:table-cell office:value-type="float" office:value="0.04559154063463211">
            <text:p>0.04559154063463211</text:p>
          </table:table-cell>
          <table:table-cell office:value-type="float" office:value="-0.057541243731975555">
            <text:p>-0.057541243731975555</text:p>
          </table:table-cell>
          <table:table-cell office:value-type="float" office:value="-0.04606926068663597">
            <text:p>-0.04606926068663597</text:p>
          </table:table-cell>
          <table:table-cell office:value-type="float" office:value="0.052352212369441986">
            <text:p>0.052352212369441986</text:p>
          </table:table-cell>
          <table:table-cell office:value-type="float" office:value="-0.055035971105098724">
            <text:p>-0.055035971105098724</text:p>
          </table:table-cell>
          <table:table-cell office:value-type="float" office:value="-0.030135303735733032">
            <text:p>-0.030135303735733032</text:p>
          </table:table-cell>
          <table:table-cell office:value-type="float" office:value="-0.03730567544698715">
            <text:p>-0.03730567544698715</text:p>
          </table:table-cell>
          <table:table-cell office:value-type="float" office:value="0.04499780759215355">
            <text:p>0.04499780759215355</text:p>
          </table:table-cell>
          <table:table-cell office:value-type="float" office:value="-0.013114258646965027">
            <text:p>-0.013114258646965027</text:p>
          </table:table-cell>
          <table:table-cell office:value-type="float" office:value="0.04059124365448952">
            <text:p>0.04059124365448952</text:p>
          </table:table-cell>
          <table:table-cell office:value-type="float" office:value="-0.014386641792953014">
            <text:p>-0.014386641792953014</text:p>
          </table:table-cell>
          <table:table-cell office:value-type="float" office:value="-0.05277157202363014">
            <text:p>-0.05277157202363014</text:p>
          </table:table-cell>
          <table:table-cell office:value-type="float" office:value="-0.047630634158849716">
            <text:p>-0.047630634158849716</text:p>
          </table:table-cell>
          <table:table-cell office:value-type="float" office:value="-0.05783765763044357">
            <text:p>-0.05783765763044357</text:p>
          </table:table-cell>
          <table:table-cell office:value-type="float" office:value="-0.053462255746126175">
            <text:p>-0.053462255746126175</text:p>
          </table:table-cell>
          <table:table-cell office:value-type="float" office:value="-0.05673224478960037">
            <text:p>-0.05673224478960037</text:p>
          </table:table-cell>
          <table:table-cell office:value-type="float" office:value="0.05852360650897026">
            <text:p>0.05852360650897026</text:p>
          </table:table-cell>
          <table:table-cell office:value-type="float" office:value="0.030656103044748306">
            <text:p>0.030656103044748306</text:p>
          </table:table-cell>
          <table:table-cell office:value-type="float" office:value="0.052922382950782776">
            <text:p>0.052922382950782776</text:p>
          </table:table-cell>
          <table:table-cell office:value-type="float" office:value="0.014166544191539288">
            <text:p>0.014166544191539288</text:p>
          </table:table-cell>
          <table:table-cell office:value-type="float" office:value="0.05619934946298599">
            <text:p>0.05619934946298599</text:p>
          </table:table-cell>
          <table:table-cell office:value-type="float" office:value="-0.04773570969700813">
            <text:p>-0.04773570969700813</text:p>
          </table:table-cell>
          <table:table-cell office:value-type="float" office:value="0.014511998742818832">
            <text:p>0.014511998742818832</text:p>
          </table:table-cell>
          <table:table-cell office:value-type="float" office:value="0.036573443561792374">
            <text:p>0.036573443561792374</text:p>
          </table:table-cell>
          <table:table-cell office:value-type="float" office:value="-0.0007382556213997304">
            <text:p>-0.0007382556213997304</text:p>
          </table:table-cell>
          <table:table-cell office:value-type="float" office:value="0.02096228115260601">
            <text:p>0.02096228115260601</text:p>
          </table:table-cell>
          <table:table-cell office:value-type="float" office:value="0.051358871161937714">
            <text:p>0.051358871161937714</text:p>
          </table:table-cell>
          <table:table-cell office:value-type="float" office:value="0.05676432326436043">
            <text:p>0.05676432326436043</text:p>
          </table:table-cell>
          <table:table-cell office:value-type="float" office:value="-0.01491432636976242">
            <text:p>-0.01491432636976242</text:p>
          </table:table-cell>
          <table:table-cell office:value-type="float" office:value="-0.05029388889670372">
            <text:p>-0.05029388889670372</text:p>
          </table:table-cell>
          <table:table-cell office:value-type="float" office:value="-0.0360192134976387">
            <text:p>-0.0360192134976387</text:p>
          </table:table-cell>
          <table:table-cell office:value-type="float" office:value="-0.05625103414058685">
            <text:p>-0.05625103414058685</text:p>
          </table:table-cell>
          <table:table-cell office:value-type="float" office:value="0.05638665705919266">
            <text:p>0.05638665705919266</text:p>
          </table:table-cell>
          <table:table-cell office:value-type="float" office:value="-0.05673031508922577">
            <text:p>-0.05673031508922577</text:p>
          </table:table-cell>
          <table:table-cell office:value-type="float" office:value="-0.05791579559445381">
            <text:p>-0.05791579559445381</text:p>
          </table:table-cell>
          <table:table-cell office:value-type="float" office:value="-0.02767418697476387">
            <text:p>-0.02767418697476387</text:p>
          </table:table-cell>
          <table:table-cell office:value-type="float" office:value="-0.04646575078368187">
            <text:p>-0.04646575078368187</text:p>
          </table:table-cell>
          <table:table-cell office:value-type="float" office:value="0.05143008008599281">
            <text:p>0.05143008008599281</text:p>
          </table:table-cell>
          <table:table-cell office:value-type="float" office:value="-0.05761515721678734">
            <text:p>-0.05761515721678734</text:p>
          </table:table-cell>
          <table:table-cell office:value-type="float" office:value="-0.043385740369558334">
            <text:p>-0.043385740369558334</text:p>
          </table:table-cell>
          <table:table-cell office:value-type="float" office:value="0.05510730668902397">
            <text:p>0.05510730668902397</text:p>
          </table:table-cell>
          <table:table-cell office:value-type="float" office:value="0.0067217666655778885">
            <text:p>0.0067217666655778885</text:p>
          </table:table-cell>
          <table:table-cell office:value-type="float" office:value="0.040879763662815094">
            <text:p>0.040879763662815094</text:p>
          </table:table-cell>
          <table:table-cell office:value-type="float" office:value="0.058416854590177536">
            <text:p>0.058416854590177536</text:p>
          </table:table-cell>
          <table:table-cell office:value-type="float" office:value="-0.0463559553027153">
            <text:p>-0.0463559553027153</text:p>
          </table:table-cell>
          <table:table-cell office:value-type="float" office:value="0.05328904092311859">
            <text:p>0.05328904092311859</text:p>
          </table:table-cell>
          <table:table-cell office:value-type="float" office:value="-0.04003706946969032">
            <text:p>-0.04003706946969032</text:p>
          </table:table-cell>
          <table:table-cell office:value-type="float" office:value="0.044189903885126114">
            <text:p>0.044189903885126114</text:p>
          </table:table-cell>
          <table:table-cell office:value-type="float" office:value="0.049947988241910934">
            <text:p>0.049947988241910934</text:p>
          </table:table-cell>
          <table:table-cell office:value-type="float" office:value="-0.04176909476518631">
            <text:p>-0.04176909476518631</text:p>
          </table:table-cell>
          <table:table-cell office:value-type="float" office:value="-0.0010481509380042553">
            <text:p>-0.0010481509380042553</text:p>
          </table:table-cell>
          <table:table-cell office:value-type="float" office:value="-0.04303359240293503">
            <text:p>-0.04303359240293503</text:p>
          </table:table-cell>
          <table:table-cell office:value-type="float" office:value="0.02225263975560665">
            <text:p>0.02225263975560665</text:p>
          </table:table-cell>
          <table:table-cell office:value-type="float" office:value="0.03031121753156185">
            <text:p>0.03031121753156185</text:p>
          </table:table-cell>
          <table:table-cell office:value-type="float" office:value="-0.058304380625486374">
            <text:p>-0.058304380625486374</text:p>
          </table:table-cell>
          <table:table-cell office:value-type="float" office:value="0.0559011809527874">
            <text:p>0.0559011809527874</text:p>
          </table:table-cell>
          <table:table-cell office:value-type="float" office:value="0.04172023758292198">
            <text:p>0.04172023758292198</text:p>
          </table:table-cell>
          <table:table-cell office:value-type="float" office:value="0.012766702100634575">
            <text:p>0.012766702100634575</text:p>
          </table:table-cell>
          <table:table-cell office:value-type="float" office:value="0.057817887514829636">
            <text:p>0.057817887514829636</text:p>
          </table:table-cell>
          <table:table-cell office:value-type="float" office:value="0.058132536709308624">
            <text:p>0.058132536709308624</text:p>
          </table:table-cell>
          <table:table-cell office:value-type="float" office:value="0.007616112940013409">
            <text:p>0.007616112940013409</text:p>
          </table:table-cell>
          <table:table-cell office:value-type="float" office:value="0.05853712186217308">
            <text:p>0.05853712186217308</text:p>
          </table:table-cell>
          <table:table-cell office:value-type="float" office:value="-0.04227353632450104">
            <text:p>-0.04227353632450104</text:p>
          </table:table-cell>
          <table:table-cell office:value-type="float" office:value="0.03347320854663849">
            <text:p>0.03347320854663849</text:p>
          </table:table-cell>
          <table:table-cell office:value-type="float" office:value="-0.0471123643219471">
            <text:p>-0.0471123643219471</text:p>
          </table:table-cell>
          <table:table-cell office:value-type="float" office:value="0.04133196547627449">
            <text:p>0.04133196547627449</text:p>
          </table:table-cell>
          <table:table-cell office:value-type="float" office:value="0.03316814824938774">
            <text:p>0.03316814824938774</text:p>
          </table:table-cell>
          <table:table-cell office:value-type="float" office:value="0.004955079406499863">
            <text:p>0.004955079406499863</text:p>
          </table:table-cell>
          <table:table-cell office:value-type="float" office:value="-0.029333533719182014">
            <text:p>-0.029333533719182014</text:p>
          </table:table-cell>
          <table:table-cell office:value-type="float" office:value="-0.058459386229515076">
            <text:p>-0.058459386229515076</text:p>
          </table:table-cell>
          <table:table-cell office:value-type="float" office:value="-0.04843335598707199">
            <text:p>-0.04843335598707199</text:p>
          </table:table-cell>
          <table:table-cell office:value-type="float" office:value="0.05192454531788826">
            <text:p>0.05192454531788826</text:p>
          </table:table-cell>
          <table:table-cell office:value-type="float" office:value="0.05361577123403549">
            <text:p>0.05361577123403549</text:p>
          </table:table-cell>
          <table:table-cell office:value-type="float" office:value="-0.05561646819114685">
            <text:p>-0.05561646819114685</text:p>
          </table:table-cell>
          <table:table-cell office:value-type="float" office:value="0.05075059086084366">
            <text:p>0.05075059086084366</text:p>
          </table:table-cell>
          <table:table-cell office:value-type="float" office:value="-0.051839716732501984">
            <text:p>-0.051839716732501984</text:p>
          </table:table-cell>
          <table:table-cell office:value-type="float" office:value="-0.024259045720100403">
            <text:p>-0.024259045720100403</text:p>
          </table:table-cell>
          <table:table-cell office:value-type="float" office:value="0.041658952832221985">
            <text:p>0.041658952832221985</text:p>
          </table:table-cell>
          <table:table-cell office:value-type="float" office:value="0.0454794205725193">
            <text:p>0.0454794205725193</text:p>
          </table:table-cell>
          <table:table-cell office:value-type="float" office:value="0.052270956337451935">
            <text:p>0.052270956337451935</text:p>
          </table:table-cell>
          <table:table-cell office:value-type="float" office:value="-0.02692505158483982">
            <text:p>-0.02692505158483982</text:p>
          </table:table-cell>
          <table:table-cell office:value-type="float" office:value="-0.020402206107974052">
            <text:p>-0.020402206107974052</text:p>
          </table:table-cell>
          <table:table-cell office:value-type="float" office:value="0.05419529601931572">
            <text:p>0.05419529601931572</text:p>
          </table:table-cell>
          <table:table-cell office:value-type="float" office:value="-0.05324353277683258">
            <text:p>-0.05324353277683258</text:p>
          </table:table-cell>
          <table:table-cell office:value-type="float" office:value="-0.05817908048629761">
            <text:p>-0.05817908048629761</text:p>
          </table:table-cell>
          <table:table-cell office:value-type="float" office:value="0.054149143397808075">
            <text:p>0.054149143397808075</text:p>
          </table:table-cell>
          <table:table-cell office:value-type="float" office:value="-0.054583240300416946">
            <text:p>-0.054583240300416946</text:p>
          </table:table-cell>
          <table:table-cell office:value-type="float" office:value="-0.058024581521749496">
            <text:p>-0.058024581521749496</text:p>
          </table:table-cell>
          <table:table-cell office:value-type="float" office:value="-0.05841514840722084">
            <text:p>-0.05841514840722084</text:p>
          </table:table-cell>
          <table:table-cell office:value-type="float" office:value="0.03948225826025009">
            <text:p>0.03948225826025009</text:p>
          </table:table-cell>
          <table:table-cell office:value-type="float" office:value="-0.058360274881124496">
            <text:p>-0.058360274881124496</text:p>
          </table:table-cell>
          <table:table-cell office:value-type="float" office:value="0.0024211497511714697">
            <text:p>0.0024211497511714697</text:p>
          </table:table-cell>
          <table:table-cell office:value-type="float" office:value="0.058562446385622025">
            <text:p>0.058562446385622025</text:p>
          </table:table-cell>
          <table:table-cell office:value-type="float" office:value="0.056223608553409576">
            <text:p>0.056223608553409576</text:p>
          </table:table-cell>
          <table:table-cell office:value-type="float" office:value="0.04273635894060135">
            <text:p>0.04273635894060135</text:p>
          </table:table-cell>
          <table:table-cell office:value-type="float" office:value="-0.057001661509275436">
            <text:p>-0.057001661509275436</text:p>
          </table:table-cell>
          <table:table-cell office:value-type="float" office:value="0.005634287837892771">
            <text:p>0.005634287837892771</text:p>
          </table:table-cell>
          <table:table-cell office:value-type="float" office:value="0.04436299949884415">
            <text:p>0.04436299949884415</text:p>
          </table:table-cell>
          <table:table-cell office:value-type="float" office:value="-0.02876150608062744">
            <text:p>-0.02876150608062744</text:p>
          </table:table-cell>
          <table:table-cell office:value-type="float" office:value="-0.04155902937054634">
            <text:p>-0.04155902937054634</text:p>
          </table:table-cell>
          <table:table-cell office:value-type="float" office:value="-0.04766189306974411">
            <text:p>-0.04766189306974411</text:p>
          </table:table-cell>
          <table:table-cell office:value-type="float" office:value="-0.01902296394109726">
            <text:p>-0.01902296394109726</text:p>
          </table:table-cell>
          <table:table-cell office:value-type="float" office:value="0.024848517030477524">
            <text:p>0.024848517030477524</text:p>
          </table:table-cell>
          <table:table-cell office:value-type="float" office:value="-0.05841333419084549">
            <text:p>-0.05841333419084549</text:p>
          </table:table-cell>
          <table:table-cell office:value-type="float" office:value="0.048647042363882065">
            <text:p>0.048647042363882065</text:p>
          </table:table-cell>
          <table:table-cell office:value-type="float" office:value="-0.05370963737368584">
            <text:p>-0.05370963737368584</text:p>
          </table:table-cell>
          <table:table-cell office:value-type="float" office:value="0.012920570559799671">
            <text:p>0.012920570559799671</text:p>
          </table:table-cell>
          <table:table-cell office:value-type="float" office:value="0.0581827387213707">
            <text:p>0.0581827387213707</text:p>
          </table:table-cell>
          <table:table-cell office:value-type="float" office:value="-0.020158084109425545">
            <text:p>-0.020158084109425545</text:p>
          </table:table-cell>
          <table:table-cell office:value-type="float" office:value="0.03833948075771332">
            <text:p>0.03833948075771332</text:p>
          </table:table-cell>
          <table:table-cell office:value-type="float" office:value="0.05033956840634346">
            <text:p>0.05033956840634346</text:p>
          </table:table-cell>
          <table:table-cell office:value-type="float" office:value="0.057302165776491165">
            <text:p>0.057302165776491165</text:p>
          </table:table-cell>
          <table:table-cell office:value-type="float" office:value="-0.05299251526594162">
            <text:p>-0.05299251526594162</text:p>
          </table:table-cell>
          <table:table-cell office:value-type="float" office:value="-0.0415133498609066">
            <text:p>-0.0415133498609066</text:p>
          </table:table-cell>
          <table:table-cell office:value-type="float" office:value="-0.01937382109463215">
            <text:p>-0.01937382109463215</text:p>
          </table:table-cell>
          <table:table-cell office:value-type="float" office:value="-0.05249433591961861">
            <text:p>-0.05249433591961861</text:p>
          </table:table-cell>
          <table:table-cell office:value-type="float" office:value="0.05811144784092903">
            <text:p>0.05811144784092903</text:p>
          </table:table-cell>
          <table:table-cell office:value-type="float" office:value="0.019632158800959587">
            <text:p>0.019632158800959587</text:p>
          </table:table-cell>
          <table:table-cell office:value-type="float" office:value="0.0580105260014534">
            <text:p>0.0580105260014534</text:p>
          </table:table-cell>
          <table:table-cell office:value-type="float" office:value="-0.05531226098537445">
            <text:p>-0.05531226098537445</text:p>
          </table:table-cell>
          <table:table-cell office:value-type="float" office:value="0.026697633787989616">
            <text:p>0.026697633787989616</text:p>
          </table:table-cell>
          <table:table-cell office:value-type="float" office:value="0.012884496711194515">
            <text:p>0.012884496711194515</text:p>
          </table:table-cell>
          <table:table-cell office:value-type="float" office:value="-0.057414084672927856">
            <text:p>-0.057414084672927856</text:p>
          </table:table-cell>
          <table:table-cell office:value-type="float" office:value="0.05500412732362747">
            <text:p>0.05500412732362747</text:p>
          </table:table-cell>
          <table:table-cell office:value-type="string">
            <text:p>?</text:p>
          </table:table-cell>
        </table:table-row>
        <table:table-row>
          <table:table-cell office:value-type="float" office:value="0.05505894124507904">
            <text:p>0.05505894124507904</text:p>
          </table:table-cell>
          <table:table-cell office:value-type="float" office:value="0.036510102450847626">
            <text:p>0.036510102450847626</text:p>
          </table:table-cell>
          <table:table-cell office:value-type="float" office:value="-0.044678688049316406">
            <text:p>-0.044678688049316406</text:p>
          </table:table-cell>
          <table:table-cell office:value-type="float" office:value="-0.005790333263576031">
            <text:p>-0.005790333263576031</text:p>
          </table:table-cell>
          <table:table-cell office:value-type="float" office:value="-0.058998674154281616">
            <text:p>-0.058998674154281616</text:p>
          </table:table-cell>
          <table:table-cell office:value-type="float" office:value="-0.00034619428333826363">
            <text:p>-0.00034619428333826363</text:p>
          </table:table-cell>
          <table:table-cell office:value-type="float" office:value="-0.011843469925224781">
            <text:p>-0.011843469925224781</text:p>
          </table:table-cell>
          <table:table-cell office:value-type="float" office:value="-0.04042359068989754">
            <text:p>-0.04042359068989754</text:p>
          </table:table-cell>
          <table:table-cell office:value-type="float" office:value="0.058559875935316086">
            <text:p>0.058559875935316086</text:p>
          </table:table-cell>
          <table:table-cell office:value-type="float" office:value="-0.05979667231440544">
            <text:p>-0.05979667231440544</text:p>
          </table:table-cell>
          <table:table-cell office:value-type="float" office:value="0.05073165521025658">
            <text:p>0.05073165521025658</text:p>
          </table:table-cell>
          <table:table-cell office:value-type="float" office:value="0.04796839505434036">
            <text:p>0.04796839505434036</text:p>
          </table:table-cell>
          <table:table-cell office:value-type="float" office:value="0.04680676758289337">
            <text:p>0.04680676758289337</text:p>
          </table:table-cell>
          <table:table-cell office:value-type="float" office:value="-0.0475931353867054">
            <text:p>-0.0475931353867054</text:p>
          </table:table-cell>
          <table:table-cell office:value-type="float" office:value="-0.03585350885987282">
            <text:p>-0.03585350885987282</text:p>
          </table:table-cell>
          <table:table-cell office:value-type="float" office:value="0.04992777854204178">
            <text:p>0.04992777854204178</text:p>
          </table:table-cell>
          <table:table-cell office:value-type="float" office:value="0.02277352288365364">
            <text:p>0.02277352288365364</text:p>
          </table:table-cell>
          <table:table-cell office:value-type="float" office:value="0.015854323282837868">
            <text:p>0.015854323282837868</text:p>
          </table:table-cell>
          <table:table-cell office:value-type="float" office:value="0.03595631197094917">
            <text:p>0.03595631197094917</text:p>
          </table:table-cell>
          <table:table-cell office:value-type="float" office:value="-0.06018238514661789">
            <text:p>-0.06018238514661789</text:p>
          </table:table-cell>
          <table:table-cell office:value-type="float" office:value="0.06018904224038124">
            <text:p>0.06018904224038124</text:p>
          </table:table-cell>
          <table:table-cell office:value-type="float" office:value="0.023440327495336533">
            <text:p>0.023440327495336533</text:p>
          </table:table-cell>
          <table:table-cell office:value-type="float" office:value="-0.002309065079316497">
            <text:p>-0.002309065079316497</text:p>
          </table:table-cell>
          <table:table-cell office:value-type="float" office:value="0.05683041363954544">
            <text:p>0.05683041363954544</text:p>
          </table:table-cell>
          <table:table-cell office:value-type="float" office:value="-0.0031112758442759514">
            <text:p>-0.0031112758442759514</text:p>
          </table:table-cell>
          <table:table-cell office:value-type="float" office:value="0.05902683362364769">
            <text:p>0.05902683362364769</text:p>
          </table:table-cell>
          <table:table-cell office:value-type="float" office:value="0.03885827213525772">
            <text:p>0.03885827213525772</text:p>
          </table:table-cell>
          <table:table-cell office:value-type="float" office:value="-0.04661523923277855">
            <text:p>-0.04661523923277855</text:p>
          </table:table-cell>
          <table:table-cell office:value-type="float" office:value="-0.04065762460231781">
            <text:p>-0.04065762460231781</text:p>
          </table:table-cell>
          <table:table-cell office:value-type="float" office:value="-0.04601794481277466">
            <text:p>-0.04601794481277466</text:p>
          </table:table-cell>
          <table:table-cell office:value-type="float" office:value="0.04515828937292099">
            <text:p>0.04515828937292099</text:p>
          </table:table-cell>
          <table:table-cell office:value-type="float" office:value="-0.041835587471723557">
            <text:p>-0.041835587471723557</text:p>
          </table:table-cell>
          <table:table-cell office:value-type="float" office:value="-0.01603875681757927">
            <text:p>-0.01603875681757927</text:p>
          </table:table-cell>
          <table:table-cell office:value-type="float" office:value="-0.0577978789806366">
            <text:p>-0.0577978789806366</text:p>
          </table:table-cell>
          <table:table-cell office:value-type="float" office:value="0.047361526638269424">
            <text:p>0.047361526638269424</text:p>
          </table:table-cell>
          <table:table-cell office:value-type="float" office:value="-0.054941028356552124">
            <text:p>-0.054941028356552124</text:p>
          </table:table-cell>
          <table:table-cell office:value-type="float" office:value="-0.04809056967496872">
            <text:p>-0.04809056967496872</text:p>
          </table:table-cell>
          <table:table-cell office:value-type="float" office:value="0.050692614167928696">
            <text:p>0.050692614167928696</text:p>
          </table:table-cell>
          <table:table-cell office:value-type="float" office:value="-0.061003267765045166">
            <text:p>-0.061003267765045166</text:p>
          </table:table-cell>
          <table:table-cell office:value-type="float" office:value="-0.013463960029184818">
            <text:p>-0.013463960029184818</text:p>
          </table:table-cell>
          <table:table-cell office:value-type="float" office:value="0.015983514487743378">
            <text:p>0.015983514487743378</text:p>
          </table:table-cell>
          <table:table-cell office:value-type="float" office:value="0.05878792330622673">
            <text:p>0.05878792330622673</text:p>
          </table:table-cell>
          <table:table-cell office:value-type="float" office:value="0.04562479630112648">
            <text:p>0.04562479630112648</text:p>
          </table:table-cell>
          <table:table-cell office:value-type="float" office:value="0.04813987389206886">
            <text:p>0.04813987389206886</text:p>
          </table:table-cell>
          <table:table-cell office:value-type="float" office:value="0.04625110700726509">
            <text:p>0.04625110700726509</text:p>
          </table:table-cell>
          <table:table-cell office:value-type="float" office:value="-0.05686873942613602">
            <text:p>-0.05686873942613602</text:p>
          </table:table-cell>
          <table:table-cell office:value-type="float" office:value="-0.030318608507514">
            <text:p>-0.030318608507514</text:p>
          </table:table-cell>
          <table:table-cell office:value-type="float" office:value="0.009905409067869186">
            <text:p>0.009905409067869186</text:p>
          </table:table-cell>
          <table:table-cell office:value-type="float" office:value="0.050017185509204865">
            <text:p>0.050017185509204865</text:p>
          </table:table-cell>
          <table:table-cell office:value-type="float" office:value="0.004155322443693876">
            <text:p>0.004155322443693876</text:p>
          </table:table-cell>
          <table:table-cell office:value-type="float" office:value="-0.023299671709537506">
            <text:p>-0.023299671709537506</text:p>
          </table:table-cell>
          <table:table-cell office:value-type="float" office:value="-0.0441257506608963">
            <text:p>-0.0441257506608963</text:p>
          </table:table-cell>
          <table:table-cell office:value-type="float" office:value="-0.029200159013271332">
            <text:p>-0.029200159013271332</text:p>
          </table:table-cell>
          <table:table-cell office:value-type="float" office:value="-0.02695835754275322">
            <text:p>-0.02695835754275322</text:p>
          </table:table-cell>
          <table:table-cell office:value-type="float" office:value="0.022148841992020607">
            <text:p>0.022148841992020607</text:p>
          </table:table-cell>
          <table:table-cell office:value-type="float" office:value="-0.04933939501643181">
            <text:p>-0.04933939501643181</text:p>
          </table:table-cell>
          <table:table-cell office:value-type="float" office:value="-0.03801823407411575">
            <text:p>-0.03801823407411575</text:p>
          </table:table-cell>
          <table:table-cell office:value-type="float" office:value="0.06016004830598831">
            <text:p>0.06016004830598831</text:p>
          </table:table-cell>
          <table:table-cell office:value-type="float" office:value="0.0538780614733696">
            <text:p>0.0538780614733696</text:p>
          </table:table-cell>
          <table:table-cell office:value-type="float" office:value="-0.0229830052703619">
            <text:p>-0.0229830052703619</text:p>
          </table:table-cell>
          <table:table-cell office:value-type="float" office:value="0.060933101922273636">
            <text:p>0.060933101922273636</text:p>
          </table:table-cell>
          <table:table-cell office:value-type="float" office:value="0.057426437735557556">
            <text:p>0.057426437735557556</text:p>
          </table:table-cell>
          <table:table-cell office:value-type="float" office:value="-0.048313040286302567">
            <text:p>-0.048313040286302567</text:p>
          </table:table-cell>
          <table:table-cell office:value-type="float" office:value="0.0577302984893322">
            <text:p>0.0577302984893322</text:p>
          </table:table-cell>
          <table:table-cell office:value-type="float" office:value="-0.059743162244558334">
            <text:p>-0.059743162244558334</text:p>
          </table:table-cell>
          <table:table-cell office:value-type="float" office:value="-0.04233380779623985">
            <text:p>-0.04233380779623985</text:p>
          </table:table-cell>
          <table:table-cell office:value-type="float" office:value="-0.0007364514749497175">
            <text:p>-0.0007364514749497175</text:p>
          </table:table-cell>
          <table:table-cell office:value-type="float" office:value="-0.015710262581706047">
            <text:p>-0.015710262581706047</text:p>
          </table:table-cell>
          <table:table-cell office:value-type="float" office:value="0.045595113188028336">
            <text:p>0.045595113188028336</text:p>
          </table:table-cell>
          <table:table-cell office:value-type="float" office:value="0.0027912298683077097">
            <text:p>0.0027912298683077097</text:p>
          </table:table-cell>
          <table:table-cell office:value-type="float" office:value="0.0565311498939991">
            <text:p>0.0565311498939991</text:p>
          </table:table-cell>
          <table:table-cell office:value-type="float" office:value="-0.053275179117918015">
            <text:p>-0.053275179117918015</text:p>
          </table:table-cell>
          <table:table-cell office:value-type="float" office:value="0.0184785109013319">
            <text:p>0.0184785109013319</text:p>
          </table:table-cell>
          <table:table-cell office:value-type="float" office:value="0.013030449859797955">
            <text:p>0.013030449859797955</text:p>
          </table:table-cell>
          <table:table-cell office:value-type="float" office:value="0.036445021629333496">
            <text:p>0.036445021629333496</text:p>
          </table:table-cell>
          <table:table-cell office:value-type="float" office:value="-0.04965415224432945">
            <text:p>-0.04965415224432945</text:p>
          </table:table-cell>
          <table:table-cell office:value-type="float" office:value="-0.05754530802369118">
            <text:p>-0.05754530802369118</text:p>
          </table:table-cell>
          <table:table-cell office:value-type="float" office:value="0.04626615345478058">
            <text:p>0.04626615345478058</text:p>
          </table:table-cell>
          <table:table-cell office:value-type="float" office:value="0.03934716805815697">
            <text:p>0.03934716805815697</text:p>
          </table:table-cell>
          <table:table-cell office:value-type="float" office:value="0.035320721566677094">
            <text:p>0.035320721566677094</text:p>
          </table:table-cell>
          <table:table-cell office:value-type="float" office:value="0.05589497461915016">
            <text:p>0.05589497461915016</text:p>
          </table:table-cell>
          <table:table-cell office:value-type="float" office:value="-0.04370173066854477">
            <text:p>-0.04370173066854477</text:p>
          </table:table-cell>
          <table:table-cell office:value-type="float" office:value="-0.05744975060224533">
            <text:p>-0.05744975060224533</text:p>
          </table:table-cell>
          <table:table-cell office:value-type="float" office:value="0.04739280417561531">
            <text:p>0.04739280417561531</text:p>
          </table:table-cell>
          <table:table-cell office:value-type="float" office:value="-0.04222242906689644">
            <text:p>-0.04222242906689644</text:p>
          </table:table-cell>
          <table:table-cell office:value-type="float" office:value="0.055606335401535034">
            <text:p>0.055606335401535034</text:p>
          </table:table-cell>
          <table:table-cell office:value-type="float" office:value="-0.007302924990653992">
            <text:p>-0.007302924990653992</text:p>
          </table:table-cell>
          <table:table-cell office:value-type="float" office:value="0.005006004124879837">
            <text:p>0.005006004124879837</text:p>
          </table:table-cell>
          <table:table-cell office:value-type="float" office:value="0.060737866908311844">
            <text:p>0.060737866908311844</text:p>
          </table:table-cell>
          <table:table-cell office:value-type="float" office:value="-0.036992739886045456">
            <text:p>-0.036992739886045456</text:p>
          </table:table-cell>
          <table:table-cell office:value-type="float" office:value="0.04735777527093887">
            <text:p>0.04735777527093887</text:p>
          </table:table-cell>
          <table:table-cell office:value-type="float" office:value="0.040531571954488754">
            <text:p>0.040531571954488754</text:p>
          </table:table-cell>
          <table:table-cell office:value-type="float" office:value="-0.018575947731733322">
            <text:p>-0.018575947731733322</text:p>
          </table:table-cell>
          <table:table-cell office:value-type="float" office:value="-0.042148295789957047">
            <text:p>-0.042148295789957047</text:p>
          </table:table-cell>
          <table:table-cell office:value-type="float" office:value="-0.01659538596868515">
            <text:p>-0.01659538596868515</text:p>
          </table:table-cell>
          <table:table-cell office:value-type="float" office:value="-0.010562945157289505">
            <text:p>-0.010562945157289505</text:p>
          </table:table-cell>
          <table:table-cell office:value-type="float" office:value="-0.021251719444990158">
            <text:p>-0.021251719444990158</text:p>
          </table:table-cell>
          <table:table-cell office:value-type="float" office:value="0.008793654851615429">
            <text:p>0.008793654851615429</text:p>
          </table:table-cell>
          <table:table-cell office:value-type="float" office:value="-0.028851252049207687">
            <text:p>-0.028851252049207687</text:p>
          </table:table-cell>
          <table:table-cell office:value-type="float" office:value="0.04249638319015503">
            <text:p>0.04249638319015503</text:p>
          </table:table-cell>
          <table:table-cell office:value-type="float" office:value="-0.00431322306394577">
            <text:p>-0.00431322306394577</text:p>
          </table:table-cell>
          <table:table-cell office:value-type="float" office:value="-0.059508368372917175">
            <text:p>-0.059508368372917175</text:p>
          </table:table-cell>
          <table:table-cell office:value-type="float" office:value="0.058525849133729935">
            <text:p>0.058525849133729935</text:p>
          </table:table-cell>
          <table:table-cell office:value-type="float" office:value="-0.007355270907282829">
            <text:p>-0.007355270907282829</text:p>
          </table:table-cell>
          <table:table-cell office:value-type="float" office:value="-0.05456988513469696">
            <text:p>-0.05456988513469696</text:p>
          </table:table-cell>
          <table:table-cell office:value-type="float" office:value="0.004833439830690622">
            <text:p>0.004833439830690622</text:p>
          </table:table-cell>
          <table:table-cell office:value-type="float" office:value="-0.04583534970879555">
            <text:p>-0.04583534970879555</text:p>
          </table:table-cell>
          <table:table-cell office:value-type="float" office:value="-0.04561172053217888">
            <text:p>-0.04561172053217888</text:p>
          </table:table-cell>
          <table:table-cell office:value-type="float" office:value="-0.05935375764966011">
            <text:p>-0.05935375764966011</text:p>
          </table:table-cell>
          <table:table-cell office:value-type="float" office:value="0.049633171409368515">
            <text:p>0.049633171409368515</text:p>
          </table:table-cell>
          <table:table-cell office:value-type="float" office:value="-0.05846510827541351">
            <text:p>-0.05846510827541351</text:p>
          </table:table-cell>
          <table:table-cell office:value-type="float" office:value="-0.043458908796310425">
            <text:p>-0.043458908796310425</text:p>
          </table:table-cell>
          <table:table-cell office:value-type="float" office:value="0.031380586326122284">
            <text:p>0.031380586326122284</text:p>
          </table:table-cell>
          <table:table-cell office:value-type="float" office:value="0.048252832144498825">
            <text:p>0.048252832144498825</text:p>
          </table:table-cell>
          <table:table-cell office:value-type="float" office:value="0.02907492406666279">
            <text:p>0.02907492406666279</text:p>
          </table:table-cell>
          <table:table-cell office:value-type="float" office:value="0.03658439591526985">
            <text:p>0.03658439591526985</text:p>
          </table:table-cell>
          <table:table-cell office:value-type="float" office:value="0.012441189959645271">
            <text:p>0.012441189959645271</text:p>
          </table:table-cell>
          <table:table-cell office:value-type="float" office:value="-0.025623969733715057">
            <text:p>-0.025623969733715057</text:p>
          </table:table-cell>
          <table:table-cell office:value-type="float" office:value="0.05230078473687172">
            <text:p>0.05230078473687172</text:p>
          </table:table-cell>
          <table:table-cell office:value-type="float" office:value="-0.026889359578490257">
            <text:p>-0.026889359578490257</text:p>
          </table:table-cell>
          <table:table-cell office:value-type="float" office:value="-0.043687548488378525">
            <text:p>-0.043687548488378525</text:p>
          </table:table-cell>
          <table:table-cell office:value-type="float" office:value="-0.014109974727034569">
            <text:p>-0.014109974727034569</text:p>
          </table:table-cell>
          <table:table-cell office:value-type="float" office:value="0.05786815285682678">
            <text:p>0.05786815285682678</text:p>
          </table:table-cell>
          <table:table-cell office:value-type="float" office:value="-0.048739779740571976">
            <text:p>-0.048739779740571976</text:p>
          </table:table-cell>
          <table:table-cell office:value-type="float" office:value="-0.019083913415670395">
            <text:p>-0.019083913415670395</text:p>
          </table:table-cell>
          <table:table-cell office:value-type="float" office:value="-0.006411819718778133">
            <text:p>-0.006411819718778133</text:p>
          </table:table-cell>
          <table:table-cell office:value-type="float" office:value="0.05045453831553459">
            <text:p>0.05045453831553459</text:p>
          </table:table-cell>
          <table:table-cell office:value-type="float" office:value="0.05796963721513748">
            <text:p>0.05796963721513748</text:p>
          </table:table-cell>
          <table:table-cell office:value-type="float" office:value="-0.04548896104097366">
            <text:p>-0.04548896104097366</text:p>
          </table:table-cell>
          <table:table-cell office:value-type="float" office:value="0.058667197823524475">
            <text:p>0.058667197823524475</text:p>
          </table:table-cell>
          <table:table-cell office:value-type="float" office:value="-0.03796076774597168">
            <text:p>-0.03796076774597168</text:p>
          </table:table-cell>
          <table:table-cell office:value-type="float" office:value="-0.05822112038731575">
            <text:p>-0.05822112038731575</text:p>
          </table:table-cell>
          <table:table-cell office:value-type="float" office:value="0.06002841889858246">
            <text:p>0.06002841889858246</text:p>
          </table:table-cell>
          <table:table-cell office:value-type="float" office:value="-0.020505152642726898">
            <text:p>-0.020505152642726898</text:p>
          </table:table-cell>
          <table:table-cell office:value-type="float" office:value="-0.02465509995818138">
            <text:p>-0.02465509995818138</text:p>
          </table:table-cell>
          <table:table-cell office:value-type="float" office:value="-0.05989982932806015">
            <text:p>-0.05989982932806015</text:p>
          </table:table-cell>
          <table:table-cell office:value-type="float" office:value="-0.015443539246916771">
            <text:p>-0.015443539246916771</text:p>
          </table:table-cell>
          <table:table-cell office:value-type="float" office:value="0.05249733477830887">
            <text:p>0.05249733477830887</text:p>
          </table:table-cell>
          <table:table-cell office:value-type="float" office:value="0.017988624051213264">
            <text:p>0.017988624051213264</text:p>
          </table:table-cell>
          <table:table-cell office:value-type="float" office:value="0.058148644864559174">
            <text:p>0.058148644864559174</text:p>
          </table:table-cell>
          <table:table-cell office:value-type="float" office:value="0.01814049854874611">
            <text:p>0.01814049854874611</text:p>
          </table:table-cell>
          <table:table-cell office:value-type="float" office:value="0.04816087707877159">
            <text:p>0.04816087707877159</text:p>
          </table:table-cell>
          <table:table-cell office:value-type="float" office:value="0.04207644984126091">
            <text:p>0.04207644984126091</text:p>
          </table:table-cell>
          <table:table-cell office:value-type="float" office:value="0.05832859128713608">
            <text:p>0.05832859128713608</text:p>
          </table:table-cell>
          <table:table-cell office:value-type="float" office:value="-0.04138174653053284">
            <text:p>-0.04138174653053284</text:p>
          </table:table-cell>
          <table:table-cell office:value-type="float" office:value="-0.04400113224983215">
            <text:p>-0.04400113224983215</text:p>
          </table:table-cell>
          <table:table-cell office:value-type="float" office:value="-0.02993549033999443">
            <text:p>-0.02993549033999443</text:p>
          </table:table-cell>
          <table:table-cell office:value-type="float" office:value="0.06015937402844429">
            <text:p>0.06015937402844429</text:p>
          </table:table-cell>
          <table:table-cell office:value-type="float" office:value="0.06097830832004547">
            <text:p>0.06097830832004547</text:p>
          </table:table-cell>
          <table:table-cell office:value-type="float" office:value="0.05981597304344177">
            <text:p>0.05981597304344177</text:p>
          </table:table-cell>
          <table:table-cell office:value-type="float" office:value="-0.013003834523260593">
            <text:p>-0.013003834523260593</text:p>
          </table:table-cell>
          <table:table-cell office:value-type="float" office:value="0.04145728051662445">
            <text:p>0.04145728051662445</text:p>
          </table:table-cell>
          <table:table-cell office:value-type="float" office:value="0.020676352083683014">
            <text:p>0.020676352083683014</text:p>
          </table:table-cell>
          <table:table-cell office:value-type="float" office:value="0.026662668213248253">
            <text:p>0.026662668213248253</text:p>
          </table:table-cell>
          <table:table-cell office:value-type="float" office:value="0.04358866810798645">
            <text:p>0.04358866810798645</text:p>
          </table:table-cell>
          <table:table-cell office:value-type="float" office:value="0.06082020699977875">
            <text:p>0.06082020699977875</text:p>
          </table:table-cell>
          <table:table-cell office:value-type="float" office:value="-0.042520247399806976">
            <text:p>-0.042520247399806976</text:p>
          </table:table-cell>
          <table:table-cell office:value-type="float" office:value="0.02036159858107567">
            <text:p>0.02036159858107567</text:p>
          </table:table-cell>
          <table:table-cell office:value-type="float" office:value="0.005037230439484119">
            <text:p>0.005037230439484119</text:p>
          </table:table-cell>
          <table:table-cell office:value-type="float" office:value="0.04725140333175659">
            <text:p>0.04725140333175659</text:p>
          </table:table-cell>
          <table:table-cell office:value-type="float" office:value="0.05075477063655853">
            <text:p>0.05075477063655853</text:p>
          </table:table-cell>
          <table:table-cell office:value-type="float" office:value="0.0013925282983109355">
            <text:p>0.0013925282983109355</text:p>
          </table:table-cell>
          <table:table-cell office:value-type="float" office:value="0.04889002814888954">
            <text:p>0.04889002814888954</text:p>
          </table:table-cell>
          <table:table-cell office:value-type="float" office:value="-0.03267280012369156">
            <text:p>-0.03267280012369156</text:p>
          </table:table-cell>
          <table:table-cell office:value-type="float" office:value="-0.043982572853565216">
            <text:p>-0.043982572853565216</text:p>
          </table:table-cell>
          <table:table-cell office:value-type="float" office:value="0.0016304170712828636">
            <text:p>0.0016304170712828636</text:p>
          </table:table-cell>
          <table:table-cell office:value-type="float" office:value="0.037214215844869614">
            <text:p>0.037214215844869614</text:p>
          </table:table-cell>
          <table:table-cell office:value-type="float" office:value="0.0397605299949646">
            <text:p>0.0397605299949646</text:p>
          </table:table-cell>
          <table:table-cell office:value-type="float" office:value="0.05361856892704964">
            <text:p>0.05361856892704964</text:p>
          </table:table-cell>
          <table:table-cell office:value-type="float" office:value="0.05363205447793007">
            <text:p>0.05363205447793007</text:p>
          </table:table-cell>
          <table:table-cell office:value-type="float" office:value="0.0490771159529686">
            <text:p>0.0490771159529686</text:p>
          </table:table-cell>
          <table:table-cell office:value-type="float" office:value="-0.04499909654259682">
            <text:p>-0.04499909654259682</text:p>
          </table:table-cell>
          <table:table-cell office:value-type="float" office:value="-0.041373200714588165">
            <text:p>-0.041373200714588165</text:p>
          </table:table-cell>
          <table:table-cell office:value-type="float" office:value="0.02159002609550953">
            <text:p>0.02159002609550953</text:p>
          </table:table-cell>
          <table:table-cell office:value-type="float" office:value="0.06064419820904732">
            <text:p>0.06064419820904732</text:p>
          </table:table-cell>
          <table:table-cell office:value-type="float" office:value="0.05552961304783821">
            <text:p>0.05552961304783821</text:p>
          </table:table-cell>
          <table:table-cell office:value-type="float" office:value="-0.05854886770248413">
            <text:p>-0.05854886770248413</text:p>
          </table:table-cell>
          <table:table-cell office:value-type="float" office:value="0.005009295418858528">
            <text:p>0.005009295418858528</text:p>
          </table:table-cell>
          <table:table-cell office:value-type="float" office:value="0.004411989822983742">
            <text:p>0.004411989822983742</text:p>
          </table:table-cell>
          <table:table-cell office:value-type="float" office:value="-0.0540815107524395">
            <text:p>-0.0540815107524395</text:p>
          </table:table-cell>
          <table:table-cell office:value-type="float" office:value="-0.06001286208629608">
            <text:p>-0.06001286208629608</text:p>
          </table:table-cell>
          <table:table-cell office:value-type="float" office:value="0.03392708674073219">
            <text:p>0.03392708674073219</text:p>
          </table:table-cell>
          <table:table-cell office:value-type="float" office:value="-0.05118403211236">
            <text:p>-0.05118403211236</text:p>
          </table:table-cell>
          <table:table-cell office:value-type="float" office:value="-0.05825919657945633">
            <text:p>-0.05825919657945633</text:p>
          </table:table-cell>
          <table:table-cell office:value-type="float" office:value="-0.04318925365805626">
            <text:p>-0.04318925365805626</text:p>
          </table:table-cell>
          <table:table-cell office:value-type="float" office:value="-0.053684115409851074">
            <text:p>-0.053684115409851074</text:p>
          </table:table-cell>
          <table:table-cell office:value-type="float" office:value="0.05110519379377365">
            <text:p>0.05110519379377365</text:p>
          </table:table-cell>
          <table:table-cell office:value-type="float" office:value="0.05633486434817314">
            <text:p>0.05633486434817314</text:p>
          </table:table-cell>
          <table:table-cell office:value-type="float" office:value="-0.05615020915865898">
            <text:p>-0.05615020915865898</text:p>
          </table:table-cell>
          <table:table-cell office:value-type="float" office:value="0.05312434956431389">
            <text:p>0.05312434956431389</text:p>
          </table:table-cell>
          <table:table-cell office:value-type="float" office:value="0.02936207689344883">
            <text:p>0.02936207689344883</text:p>
          </table:table-cell>
          <table:table-cell office:value-type="float" office:value="0.057273417711257935">
            <text:p>0.057273417711257935</text:p>
          </table:table-cell>
          <table:table-cell office:value-type="float" office:value="-0.055612459778785706">
            <text:p>-0.055612459778785706</text:p>
          </table:table-cell>
          <table:table-cell office:value-type="float" office:value="-0.008267438970506191">
            <text:p>-0.008267438970506191</text:p>
          </table:table-cell>
          <table:table-cell office:value-type="float" office:value="-0.060104090720415115">
            <text:p>-0.060104090720415115</text:p>
          </table:table-cell>
          <table:table-cell office:value-type="float" office:value="0.005700019653886557">
            <text:p>0.005700019653886557</text:p>
          </table:table-cell>
          <table:table-cell office:value-type="float" office:value="-0.06050872057676315">
            <text:p>-0.06050872057676315</text:p>
          </table:table-cell>
          <table:table-cell office:value-type="float" office:value="0.03148408979177475">
            <text:p>0.03148408979177475</text:p>
          </table:table-cell>
          <table:table-cell office:value-type="float" office:value="-0.05026110261678696">
            <text:p>-0.05026110261678696</text:p>
          </table:table-cell>
          <table:table-cell office:value-type="float" office:value="0.004016057122498751">
            <text:p>0.004016057122498751</text:p>
          </table:table-cell>
          <table:table-cell office:value-type="float" office:value="0.05678900331258774">
            <text:p>0.05678900331258774</text:p>
          </table:table-cell>
          <table:table-cell office:value-type="float" office:value="-0.05472904443740845">
            <text:p>-0.05472904443740845</text:p>
          </table:table-cell>
          <table:table-cell office:value-type="float" office:value="-0.0565556176006794">
            <text:p>-0.0565556176006794</text:p>
          </table:table-cell>
          <table:table-cell office:value-type="float" office:value="-0.017351919785141945">
            <text:p>-0.017351919785141945</text:p>
          </table:table-cell>
          <table:table-cell office:value-type="float" office:value="-0.005913138389587402">
            <text:p>-0.005913138389587402</text:p>
          </table:table-cell>
          <table:table-cell office:value-type="float" office:value="0.05991383269429207">
            <text:p>0.05991383269429207</text:p>
          </table:table-cell>
          <table:table-cell office:value-type="float" office:value="-0.040063656866550446">
            <text:p>-0.040063656866550446</text:p>
          </table:table-cell>
          <table:table-cell office:value-type="float" office:value="0.04748638719320297">
            <text:p>0.04748638719320297</text:p>
          </table:table-cell>
          <table:table-cell office:value-type="float" office:value="0.058104973286390305">
            <text:p>0.058104973286390305</text:p>
          </table:table-cell>
          <table:table-cell office:value-type="float" office:value="0.045171044766902924">
            <text:p>0.045171044766902924</text:p>
          </table:table-cell>
          <table:table-cell office:value-type="float" office:value="-0.013739516027271748">
            <text:p>-0.013739516027271748</text:p>
          </table:table-cell>
          <table:table-cell office:value-type="float" office:value="0.05126720294356346">
            <text:p>0.05126720294356346</text:p>
          </table:table-cell>
          <table:table-cell office:value-type="float" office:value="-0.01588408276438713">
            <text:p>-0.01588408276438713</text:p>
          </table:table-cell>
          <table:table-cell office:value-type="float" office:value="0.03722703084349632">
            <text:p>0.03722703084349632</text:p>
          </table:table-cell>
          <table:table-cell office:value-type="float" office:value="-0.05037319287657738">
            <text:p>-0.05037319287657738</text:p>
          </table:table-cell>
          <table:table-cell office:value-type="float" office:value="0.06092951074242592">
            <text:p>0.06092951074242592</text:p>
          </table:table-cell>
          <table:table-cell office:value-type="float" office:value="-0.02034100890159607">
            <text:p>-0.02034100890159607</text:p>
          </table:table-cell>
          <table:table-cell office:value-type="float" office:value="0.013055099174380302">
            <text:p>0.013055099174380302</text:p>
          </table:table-cell>
          <table:table-cell office:value-type="float" office:value="0.0550571009516716">
            <text:p>0.0550571009516716</text:p>
          </table:table-cell>
          <table:table-cell office:value-type="float" office:value="-0.05537892132997513">
            <text:p>-0.05537892132997513</text:p>
          </table:table-cell>
          <table:table-cell office:value-type="float" office:value="0.05059852451086044">
            <text:p>0.05059852451086044</text:p>
          </table:table-cell>
          <table:table-cell office:value-type="float" office:value="0.05062032490968704">
            <text:p>0.05062032490968704</text:p>
          </table:table-cell>
          <table:table-cell office:value-type="float" office:value="-0.025719163939356804">
            <text:p>-0.025719163939356804</text:p>
          </table:table-cell>
          <table:table-cell office:value-type="float" office:value="-0.009523933753371239">
            <text:p>-0.009523933753371239</text:p>
          </table:table-cell>
          <table:table-cell office:value-type="float" office:value="-0.05295763537287712">
            <text:p>-0.05295763537287712</text:p>
          </table:table-cell>
          <table:table-cell office:value-type="float" office:value="0.06079644709825516">
            <text:p>0.06079644709825516</text:p>
          </table:table-cell>
          <table:table-cell office:value-type="float" office:value="-0.031035415828227997">
            <text:p>-0.031035415828227997</text:p>
          </table:table-cell>
          <table:table-cell office:value-type="float" office:value="-0.039120934903621674">
            <text:p>-0.039120934903621674</text:p>
          </table:table-cell>
          <table:table-cell office:value-type="float" office:value="-0.040254443883895874">
            <text:p>-0.040254443883895874</text:p>
          </table:table-cell>
          <table:table-cell office:value-type="float" office:value="0.002316939178854227">
            <text:p>0.002316939178854227</text:p>
          </table:table-cell>
          <table:table-cell office:value-type="float" office:value="-0.057535167783498764">
            <text:p>-0.057535167783498764</text:p>
          </table:table-cell>
          <table:table-cell office:value-type="float" office:value="0.038713231682777405">
            <text:p>0.038713231682777405</text:p>
          </table:table-cell>
          <table:table-cell office:value-type="float" office:value="-0.060632120817899704">
            <text:p>-0.060632120817899704</text:p>
          </table:table-cell>
          <table:table-cell office:value-type="float" office:value="0.02343589812517166">
            <text:p>0.02343589812517166</text:p>
          </table:table-cell>
          <table:table-cell office:value-type="float" office:value="-0.025269893929362297">
            <text:p>-0.025269893929362297</text:p>
          </table:table-cell>
          <table:table-cell office:value-type="float" office:value="0.06023057550191879">
            <text:p>0.06023057550191879</text:p>
          </table:table-cell>
          <table:table-cell office:value-type="float" office:value="0.04534117877483368">
            <text:p>0.04534117877483368</text:p>
          </table:table-cell>
          <table:table-cell office:value-type="float" office:value="0.01834167167544365">
            <text:p>0.01834167167544365</text:p>
          </table:table-cell>
          <table:table-cell office:value-type="float" office:value="-0.02493765391409397">
            <text:p>-0.02493765391409397</text:p>
          </table:table-cell>
          <table:table-cell office:value-type="float" office:value="0.037058256566524506">
            <text:p>0.037058256566524506</text:p>
          </table:table-cell>
          <table:table-cell office:value-type="float" office:value="-0.007936346344649792">
            <text:p>-0.007936346344649792</text:p>
          </table:table-cell>
          <table:table-cell office:value-type="float" office:value="0.060905974358320236">
            <text:p>0.060905974358320236</text:p>
          </table:table-cell>
          <table:table-cell office:value-type="float" office:value="0.059244561940431595">
            <text:p>0.059244561940431595</text:p>
          </table:table-cell>
          <table:table-cell office:value-type="float" office:value="-0.048800647258758545">
            <text:p>-0.048800647258758545</text:p>
          </table:table-cell>
          <table:table-cell office:value-type="float" office:value="0.059369027614593506">
            <text:p>0.059369027614593506</text:p>
          </table:table-cell>
          <table:table-cell office:value-type="float" office:value="-0.05514761805534363">
            <text:p>-0.05514761805534363</text:p>
          </table:table-cell>
          <table:table-cell office:value-type="float" office:value="-0.029536081477999687">
            <text:p>-0.029536081477999687</text:p>
          </table:table-cell>
          <table:table-cell office:value-type="float" office:value="0.027280965819954872">
            <text:p>0.027280965819954872</text:p>
          </table:table-cell>
          <table:table-cell office:value-type="float" office:value="-0.05728746950626373">
            <text:p>-0.05728746950626373</text:p>
          </table:table-cell>
          <table:table-cell office:value-type="float" office:value="0.01618511974811554">
            <text:p>0.01618511974811554</text:p>
          </table:table-cell>
          <table:table-cell office:value-type="float" office:value="0.021476637572050095">
            <text:p>0.021476637572050095</text:p>
          </table:table-cell>
          <table:table-cell office:value-type="float" office:value="-0.05482738837599754">
            <text:p>-0.05482738837599754</text:p>
          </table:table-cell>
          <table:table-cell office:value-type="float" office:value="0.05670103803277016">
            <text:p>0.05670103803277016</text:p>
          </table:table-cell>
          <table:table-cell office:value-type="float" office:value="-0.05984778329730034">
            <text:p>-0.05984778329730034</text:p>
          </table:table-cell>
          <table:table-cell office:value-type="float" office:value="0.055112771689891815">
            <text:p>0.055112771689891815</text:p>
          </table:table-cell>
          <table:table-cell office:value-type="float" office:value="0.05449533835053444">
            <text:p>0.05449533835053444</text:p>
          </table:table-cell>
          <table:table-cell office:value-type="float" office:value="-0.010659589432179928">
            <text:p>-0.010659589432179928</text:p>
          </table:table-cell>
          <table:table-cell office:value-type="float" office:value="0.054150816053152084">
            <text:p>0.054150816053152084</text:p>
          </table:table-cell>
          <table:table-cell office:value-type="float" office:value="-0.01417416613548994">
            <text:p>-0.01417416613548994</text:p>
          </table:table-cell>
          <table:table-cell office:value-type="float" office:value="0.05844820663332939">
            <text:p>0.05844820663332939</text:p>
          </table:table-cell>
          <table:table-cell office:value-type="float" office:value="-0.042257778346538544">
            <text:p>-0.042257778346538544</text:p>
          </table:table-cell>
          <table:table-cell office:value-type="float" office:value="-0.04749387502670288">
            <text:p>-0.04749387502670288</text:p>
          </table:table-cell>
          <table:table-cell office:value-type="float" office:value="-0.06002412736415863">
            <text:p>-0.06002412736415863</text:p>
          </table:table-cell>
          <table:table-cell office:value-type="float" office:value="0.057315025478601456">
            <text:p>0.057315025478601456</text:p>
          </table:table-cell>
          <table:table-cell office:value-type="float" office:value="-0.01003427617251873">
            <text:p>-0.01003427617251873</text:p>
          </table:table-cell>
          <table:table-cell office:value-type="float" office:value="0.05852758139371872">
            <text:p>0.05852758139371872</text:p>
          </table:table-cell>
          <table:table-cell office:value-type="float" office:value="0.0603913739323616">
            <text:p>0.0603913739323616</text:p>
          </table:table-cell>
          <table:table-cell office:value-type="float" office:value="0.051922738552093506">
            <text:p>0.051922738552093506</text:p>
          </table:table-cell>
          <table:table-cell office:value-type="float" office:value="0.05310876667499542">
            <text:p>0.05310876667499542</text:p>
          </table:table-cell>
          <table:table-cell office:value-type="float" office:value="-0.056786391884088516">
            <text:p>-0.056786391884088516</text:p>
          </table:table-cell>
          <table:table-cell office:value-type="float" office:value="0.024605289101600647">
            <text:p>0.024605289101600647</text:p>
          </table:table-cell>
          <table:table-cell office:value-type="float" office:value="-0.04535604640841484">
            <text:p>-0.04535604640841484</text:p>
          </table:table-cell>
          <table:table-cell office:value-type="float" office:value="0.0510232150554657">
            <text:p>0.0510232150554657</text:p>
          </table:table-cell>
          <table:table-cell office:value-type="float" office:value="-0.060575395822525024">
            <text:p>-0.060575395822525024</text:p>
          </table:table-cell>
          <table:table-cell office:value-type="float" office:value="0.04349074512720108">
            <text:p>0.04349074512720108</text:p>
          </table:table-cell>
          <table:table-cell office:value-type="float" office:value="-0.05690470710396767">
            <text:p>-0.05690470710396767</text:p>
          </table:table-cell>
          <table:table-cell office:value-type="float" office:value="-0.018132342025637627">
            <text:p>-0.018132342025637627</text:p>
          </table:table-cell>
          <table:table-cell office:value-type="float" office:value="-0.024165650829672813">
            <text:p>-0.024165650829672813</text:p>
          </table:table-cell>
          <table:table-cell office:value-type="float" office:value="-0.060118261724710464">
            <text:p>-0.060118261724710464</text:p>
          </table:table-cell>
          <table:table-cell office:value-type="float" office:value="0.04248589649796486">
            <text:p>0.04248589649796486</text:p>
          </table:table-cell>
          <table:table-cell office:value-type="float" office:value="-0.05970755219459534">
            <text:p>-0.05970755219459534</text:p>
          </table:table-cell>
          <table:table-cell office:value-type="float" office:value="-0.055676791816949844">
            <text:p>-0.055676791816949844</text:p>
          </table:table-cell>
          <table:table-cell office:value-type="float" office:value="-0.05789555609226227">
            <text:p>-0.05789555609226227</text:p>
          </table:table-cell>
          <table:table-cell office:value-type="float" office:value="0.030218318104743958">
            <text:p>0.030218318104743958</text:p>
          </table:table-cell>
          <table:table-cell office:value-type="float" office:value="0.06098248064517975">
            <text:p>0.06098248064517975</text:p>
          </table:table-cell>
          <table:table-cell office:value-type="float" office:value="-0.0573311522603035">
            <text:p>-0.0573311522603035</text:p>
          </table:table-cell>
          <table:table-cell office:value-type="float" office:value="0.03979930281639099">
            <text:p>0.03979930281639099</text:p>
          </table:table-cell>
          <table:table-cell office:value-type="float" office:value="-0.02222927287220955">
            <text:p>-0.02222927287220955</text:p>
          </table:table-cell>
          <table:table-cell office:value-type="float" office:value="0.05338488891720772">
            <text:p>0.05338488891720772</text:p>
          </table:table-cell>
          <table:table-cell office:value-type="float" office:value="-0.019833100959658623">
            <text:p>-0.019833100959658623</text:p>
          </table:table-cell>
          <table:table-cell office:value-type="float" office:value="-0.004945943597704172">
            <text:p>-0.004945943597704172</text:p>
          </table:table-cell>
          <table:table-cell office:value-type="float" office:value="0.040245383977890015">
            <text:p>0.040245383977890015</text:p>
          </table:table-cell>
          <table:table-cell office:value-type="float" office:value="-0.05927807465195656">
            <text:p>-0.05927807465195656</text:p>
          </table:table-cell>
          <table:table-cell office:value-type="float" office:value="-0.056852106004953384">
            <text:p>-0.056852106004953384</text:p>
          </table:table-cell>
          <table:table-cell office:value-type="float" office:value="-0.05630076676607132">
            <text:p>-0.05630076676607132</text:p>
          </table:table-cell>
          <table:table-cell office:value-type="float" office:value="-0.04559659585356712">
            <text:p>-0.04559659585356712</text:p>
          </table:table-cell>
          <table:table-cell office:value-type="float" office:value="-0.023739958181977272">
            <text:p>-0.023739958181977272</text:p>
          </table:table-cell>
          <table:table-cell office:value-type="float" office:value="0.060746531933546066">
            <text:p>0.060746531933546066</text:p>
          </table:table-cell>
          <table:table-cell office:value-type="float" office:value="0.047978200018405914">
            <text:p>0.047978200018405914</text:p>
          </table:table-cell>
          <table:table-cell office:value-type="float" office:value="0.03227482736110687">
            <text:p>0.03227482736110687</text:p>
          </table:table-cell>
          <table:table-cell office:value-type="float" office:value="-0.06043357402086258">
            <text:p>-0.06043357402086258</text:p>
          </table:table-cell>
          <table:table-cell office:value-type="float" office:value="0.05175457522273064">
            <text:p>0.05175457522273064</text:p>
          </table:table-cell>
          <table:table-cell office:value-type="float" office:value="-0.05862712115049362">
            <text:p>-0.05862712115049362</text:p>
          </table:table-cell>
          <table:table-cell office:value-type="float" office:value="0.05718900263309479">
            <text:p>0.05718900263309479</text:p>
          </table:table-cell>
          <table:table-cell office:value-type="float" office:value="0.048918042331933975">
            <text:p>0.048918042331933975</text:p>
          </table:table-cell>
          <table:table-cell office:value-type="float" office:value="-0.020209141075611115">
            <text:p>-0.020209141075611115</text:p>
          </table:table-cell>
          <table:table-cell office:value-type="float" office:value="-0.052692167460918427">
            <text:p>-0.052692167460918427</text:p>
          </table:table-cell>
          <table:table-cell office:value-type="float" office:value="-0.05424825847148895">
            <text:p>-0.05424825847148895</text:p>
          </table:table-cell>
          <table:table-cell office:value-type="float" office:value="-0.042468391358852386">
            <text:p>-0.042468391358852386</text:p>
          </table:table-cell>
          <table:table-cell office:value-type="float" office:value="-0.05850056931376457">
            <text:p>-0.05850056931376457</text:p>
          </table:table-cell>
          <table:table-cell office:value-type="float" office:value="-0.05142427235841751">
            <text:p>-0.05142427235841751</text:p>
          </table:table-cell>
          <table:table-cell office:value-type="float" office:value="-0.025033077225089073">
            <text:p>-0.025033077225089073</text:p>
          </table:table-cell>
          <table:table-cell office:value-type="float" office:value="0.02850203774869442">
            <text:p>0.02850203774869442</text:p>
          </table:table-cell>
          <table:table-cell office:value-type="float" office:value="-0.025042574852705002">
            <text:p>-0.025042574852705002</text:p>
          </table:table-cell>
          <table:table-cell office:value-type="float" office:value="-0.05836308375000954">
            <text:p>-0.05836308375000954</text:p>
          </table:table-cell>
          <table:table-cell office:value-type="float" office:value="-0.04869316518306732">
            <text:p>-0.04869316518306732</text:p>
          </table:table-cell>
          <table:table-cell office:value-type="float" office:value="-0.05954273045063019">
            <text:p>-0.05954273045063019</text:p>
          </table:table-cell>
          <table:table-cell office:value-type="float" office:value="0.04291520267724991">
            <text:p>0.04291520267724991</text:p>
          </table:table-cell>
          <table:table-cell office:value-type="float" office:value="-0.0037710496690124273">
            <text:p>-0.0037710496690124273</text:p>
          </table:table-cell>
          <table:table-cell office:value-type="float" office:value="-0.012819935567677021">
            <text:p>-0.012819935567677021</text:p>
          </table:table-cell>
          <table:table-cell office:value-type="float" office:value="-0.06029181554913521">
            <text:p>-0.06029181554913521</text:p>
          </table:table-cell>
          <table:table-cell office:value-type="float" office:value="0.0578819215297699">
            <text:p>0.0578819215297699</text:p>
          </table:table-cell>
          <table:table-cell office:value-type="float" office:value="-0.007137236651033163">
            <text:p>-0.007137236651033163</text:p>
          </table:table-cell>
          <table:table-cell office:value-type="float" office:value="-0.06084861978888512">
            <text:p>-0.06084861978888512</text:p>
          </table:table-cell>
          <table:table-cell office:value-type="float" office:value="0.04198801890015602">
            <text:p>0.04198801890015602</text:p>
          </table:table-cell>
          <table:table-cell office:value-type="float" office:value="0.03251785412430763">
            <text:p>0.03251785412430763</text:p>
          </table:table-cell>
          <table:table-cell office:value-type="float" office:value="0.05178557336330414">
            <text:p>0.05178557336330414</text:p>
          </table:table-cell>
          <table:table-cell office:value-type="float" office:value="0.024722887203097343">
            <text:p>0.024722887203097343</text:p>
          </table:table-cell>
          <table:table-cell office:value-type="float" office:value="0.058523863554000854">
            <text:p>0.058523863554000854</text:p>
          </table:table-cell>
          <table:table-cell office:value-type="float" office:value="0.0573015958070755">
            <text:p>0.0573015958070755</text:p>
          </table:table-cell>
          <table:table-cell office:value-type="float" office:value="0.058786503970623016">
            <text:p>0.058786503970623016</text:p>
          </table:table-cell>
          <table:table-cell office:value-type="float" office:value="0.05850483104586601">
            <text:p>0.05850483104586601</text:p>
          </table:table-cell>
          <table:table-cell office:value-type="float" office:value="-0.05682683736085892">
            <text:p>-0.05682683736085892</text:p>
          </table:table-cell>
          <table:table-cell office:value-type="float" office:value="-0.04642142355442047">
            <text:p>-0.04642142355442047</text:p>
          </table:table-cell>
          <table:table-cell office:value-type="float" office:value="0.03487340360879898">
            <text:p>0.03487340360879898</text:p>
          </table:table-cell>
          <table:table-cell office:value-type="float" office:value="0.02575686387717724">
            <text:p>0.02575686387717724</text:p>
          </table:table-cell>
          <table:table-cell office:value-type="float" office:value="0.023984642699360847">
            <text:p>0.023984642699360847</text:p>
          </table:table-cell>
          <table:table-cell office:value-type="float" office:value="0.054894331842660904">
            <text:p>0.054894331842660904</text:p>
          </table:table-cell>
          <table:table-cell office:value-type="float" office:value="-0.03788489103317261">
            <text:p>-0.03788489103317261</text:p>
          </table:table-cell>
          <table:table-cell office:value-type="float" office:value="0.030464978888630867">
            <text:p>0.030464978888630867</text:p>
          </table:table-cell>
          <table:table-cell office:value-type="float" office:value="-0.059884361922740936">
            <text:p>-0.059884361922740936</text:p>
          </table:table-cell>
          <table:table-cell office:value-type="float" office:value="-0.06017399579286575">
            <text:p>-0.06017399579286575</text:p>
          </table:table-cell>
          <table:table-cell office:value-type="float" office:value="0.05640009045600891">
            <text:p>0.05640009045600891</text:p>
          </table:table-cell>
          <table:table-cell office:value-type="float" office:value="0.049941536039114">
            <text:p>0.049941536039114</text:p>
          </table:table-cell>
          <table:table-cell office:value-type="float" office:value="0.06074250116944313">
            <text:p>0.06074250116944313</text:p>
          </table:table-cell>
          <table:table-cell office:value-type="float" office:value="-0.04950079321861267">
            <text:p>-0.04950079321861267</text:p>
          </table:table-cell>
          <table:table-cell office:value-type="float" office:value="0.05151441693305969">
            <text:p>0.05151441693305969</text:p>
          </table:table-cell>
          <table:table-cell office:value-type="float" office:value="0.04505736008286476">
            <text:p>0.04505736008286476</text:p>
          </table:table-cell>
          <table:table-cell office:value-type="float" office:value="0.03477807343006134">
            <text:p>0.03477807343006134</text:p>
          </table:table-cell>
          <table:table-cell office:value-type="float" office:value="0.05628180876374245">
            <text:p>0.05628180876374245</text:p>
          </table:table-cell>
          <table:table-cell office:value-type="float" office:value="-0.0018101859604939818">
            <text:p>-0.0018101859604939818</text:p>
          </table:table-cell>
          <table:table-cell office:value-type="float" office:value="0.006367029156535864">
            <text:p>0.006367029156535864</text:p>
          </table:table-cell>
          <table:table-cell office:value-type="float" office:value="0.046762093901634216">
            <text:p>0.046762093901634216</text:p>
          </table:table-cell>
          <table:table-cell office:value-type="float" office:value="0.0062764850445091724">
            <text:p>0.0062764850445091724</text:p>
          </table:table-cell>
          <table:table-cell office:value-type="float" office:value="0.013811057433485985">
            <text:p>0.013811057433485985</text:p>
          </table:table-cell>
          <table:table-cell office:value-type="float" office:value="0.004883107729256153">
            <text:p>0.004883107729256153</text:p>
          </table:table-cell>
          <table:table-cell office:value-type="float" office:value="-0.05899925157427788">
            <text:p>-0.05899925157427788</text:p>
          </table:table-cell>
          <table:table-cell office:value-type="float" office:value="-0.043712396174669266">
            <text:p>-0.043712396174669266</text:p>
          </table:table-cell>
          <table:table-cell office:value-type="float" office:value="-0.04016950726509094">
            <text:p>-0.04016950726509094</text:p>
          </table:table-cell>
          <table:table-cell office:value-type="float" office:value="-0.04789574444293976">
            <text:p>-0.04789574444293976</text:p>
          </table:table-cell>
          <table:table-cell office:value-type="float" office:value="0.05564026162028313">
            <text:p>0.05564026162028313</text:p>
          </table:table-cell>
          <table:table-cell office:value-type="float" office:value="0.05437440425157547">
            <text:p>0.05437440425157547</text:p>
          </table:table-cell>
          <table:table-cell office:value-type="float" office:value="-0.020068218931555748">
            <text:p>-0.020068218931555748</text:p>
          </table:table-cell>
          <table:table-cell office:value-type="float" office:value="0.0030891955830156803">
            <text:p>0.0030891955830156803</text:p>
          </table:table-cell>
          <table:table-cell office:value-type="float" office:value="-0.0600232295691967">
            <text:p>-0.0600232295691967</text:p>
          </table:table-cell>
          <table:table-cell office:value-type="float" office:value="-0.0493672713637352">
            <text:p>-0.0493672713637352</text:p>
          </table:table-cell>
          <table:table-cell office:value-type="float" office:value="0.04144585132598877">
            <text:p>0.04144585132598877</text:p>
          </table:table-cell>
          <table:table-cell office:value-type="float" office:value="0.0546051487326622">
            <text:p>0.0546051487326622</text:p>
          </table:table-cell>
          <table:table-cell office:value-type="float" office:value="-0.00442166905850172">
            <text:p>-0.00442166905850172</text:p>
          </table:table-cell>
          <table:table-cell office:value-type="float" office:value="0.02215755544602871">
            <text:p>0.02215755544602871</text:p>
          </table:table-cell>
          <table:table-cell office:value-type="float" office:value="0.020068209618330002">
            <text:p>0.020068209618330002</text:p>
          </table:table-cell>
          <table:table-cell office:value-type="float" office:value="0.060349006205797195">
            <text:p>0.060349006205797195</text:p>
          </table:table-cell>
          <table:table-cell office:value-type="float" office:value="0.058407653123140335">
            <text:p>0.058407653123140335</text:p>
          </table:table-cell>
          <table:table-cell office:value-type="float" office:value="0.04454807937145233">
            <text:p>0.04454807937145233</text:p>
          </table:table-cell>
          <table:table-cell office:value-type="float" office:value="0.05711239203810692">
            <text:p>0.05711239203810692</text:p>
          </table:table-cell>
          <table:table-cell office:value-type="float" office:value="0.043123602867126465">
            <text:p>0.043123602867126465</text:p>
          </table:table-cell>
          <table:table-cell office:value-type="float" office:value="-0.05143731087446213">
            <text:p>-0.05143731087446213</text:p>
          </table:table-cell>
          <table:table-cell office:value-type="float" office:value="0.06070302426815033">
            <text:p>0.06070302426815033</text:p>
          </table:table-cell>
          <table:table-cell office:value-type="float" office:value="-0.04597359150648117">
            <text:p>-0.04597359150648117</text:p>
          </table:table-cell>
          <table:table-cell office:value-type="float" office:value="-0.030967634171247482">
            <text:p>-0.030967634171247482</text:p>
          </table:table-cell>
          <table:table-cell office:value-type="float" office:value="0.058199942111968994">
            <text:p>0.058199942111968994</text:p>
          </table:table-cell>
          <table:table-cell office:value-type="float" office:value="-0.04811149463057518">
            <text:p>-0.04811149463057518</text:p>
          </table:table-cell>
          <table:table-cell office:value-type="float" office:value="0.05844210088253021">
            <text:p>0.05844210088253021</text:p>
          </table:table-cell>
          <table:table-cell office:value-type="float" office:value="-0.02737336978316307">
            <text:p>-0.02737336978316307</text:p>
          </table:table-cell>
          <table:table-cell office:value-type="float" office:value="-0.016850559040904045">
            <text:p>-0.016850559040904045</text:p>
          </table:table-cell>
          <table:table-cell office:value-type="float" office:value="0.04788833484053612">
            <text:p>0.04788833484053612</text:p>
          </table:table-cell>
          <table:table-cell office:value-type="float" office:value="0.040319353342056274">
            <text:p>0.040319353342056274</text:p>
          </table:table-cell>
          <table:table-cell office:value-type="float" office:value="0.04186130315065384">
            <text:p>0.04186130315065384</text:p>
          </table:table-cell>
          <table:table-cell office:value-type="float" office:value="0.05351567640900612">
            <text:p>0.05351567640900612</text:p>
          </table:table-cell>
          <table:table-cell office:value-type="float" office:value="0.032887719571590424">
            <text:p>0.032887719571590424</text:p>
          </table:table-cell>
          <table:table-cell office:value-type="float" office:value="-0.017542501911520958">
            <text:p>-0.017542501911520958</text:p>
          </table:table-cell>
          <table:table-cell office:value-type="float" office:value="-0.00945676863193512">
            <text:p>-0.00945676863193512</text:p>
          </table:table-cell>
          <table:table-cell office:value-type="float" office:value="0.05840326473116875">
            <text:p>0.05840326473116875</text:p>
          </table:table-cell>
          <table:table-cell office:value-type="float" office:value="-0.06061910465359688">
            <text:p>-0.06061910465359688</text:p>
          </table:table-cell>
          <table:table-cell office:value-type="float" office:value="-0.04890894889831543">
            <text:p>-0.04890894889831543</text:p>
          </table:table-cell>
          <table:table-cell office:value-type="float" office:value="0.037305798381567">
            <text:p>0.037305798381567</text:p>
          </table:table-cell>
          <table:table-cell office:value-type="float" office:value="0.05985593423247337">
            <text:p>0.05985593423247337</text:p>
          </table:table-cell>
          <table:table-cell office:value-type="float" office:value="-0.010767942294478416">
            <text:p>-0.010767942294478416</text:p>
          </table:table-cell>
          <table:table-cell office:value-type="float" office:value="-0.05893707275390625">
            <text:p>-0.05893707275390625</text:p>
          </table:table-cell>
          <table:table-cell office:value-type="float" office:value="0.045260440558195114">
            <text:p>0.045260440558195114</text:p>
          </table:table-cell>
          <table:table-cell office:value-type="float" office:value="0.011871256865561008">
            <text:p>0.011871256865561008</text:p>
          </table:table-cell>
          <table:table-cell office:value-type="float" office:value="-0.060745514929294586">
            <text:p>-0.060745514929294586</text:p>
          </table:table-cell>
          <table:table-cell office:value-type="float" office:value="-0.05746490880846977">
            <text:p>-0.05746490880846977</text:p>
          </table:table-cell>
          <table:table-cell office:value-type="float" office:value="0.04349585995078087">
            <text:p>0.04349585995078087</text:p>
          </table:table-cell>
          <table:table-cell office:value-type="float" office:value="-0.01700851134955883">
            <text:p>-0.01700851134955883</text:p>
          </table:table-cell>
          <table:table-cell office:value-type="float" office:value="-0.03948375582695007">
            <text:p>-0.03948375582695007</text:p>
          </table:table-cell>
          <table:table-cell office:value-type="float" office:value="0.046274177730083466">
            <text:p>0.046274177730083466</text:p>
          </table:table-cell>
          <table:table-cell office:value-type="float" office:value="-0.027927525341510773">
            <text:p>-0.027927525341510773</text:p>
          </table:table-cell>
          <table:table-cell office:value-type="float" office:value="-0.06080028414726257">
            <text:p>-0.06080028414726257</text:p>
          </table:table-cell>
          <table:table-cell office:value-type="float" office:value="-0.04804676026105881">
            <text:p>-0.04804676026105881</text:p>
          </table:table-cell>
          <table:table-cell office:value-type="float" office:value="0.004642662592232227">
            <text:p>0.004642662592232227</text:p>
          </table:table-cell>
          <table:table-cell office:value-type="float" office:value="0.05156806856393814">
            <text:p>0.05156806856393814</text:p>
          </table:table-cell>
          <table:table-cell office:value-type="float" office:value="0.05517365038394928">
            <text:p>0.05517365038394928</text:p>
          </table:table-cell>
          <table:table-cell office:value-type="float" office:value="-0.013187474571168423">
            <text:p>-0.013187474571168423</text:p>
          </table:table-cell>
          <table:table-cell office:value-type="float" office:value="0.04918716102838516">
            <text:p>0.04918716102838516</text:p>
          </table:table-cell>
          <table:table-cell office:value-type="float" office:value="0.060606449842453">
            <text:p>0.060606449842453</text:p>
          </table:table-cell>
          <table:table-cell office:value-type="float" office:value="0.010084237903356552">
            <text:p>0.010084237903356552</text:p>
          </table:table-cell>
          <table:table-cell office:value-type="float" office:value="-0.023708796128630638">
            <text:p>-0.023708796128630638</text:p>
          </table:table-cell>
          <table:table-cell office:value-type="float" office:value="0.04435187578201294">
            <text:p>0.04435187578201294</text:p>
          </table:table-cell>
          <table:table-cell office:value-type="float" office:value="-0.05904051288962364">
            <text:p>-0.05904051288962364</text:p>
          </table:table-cell>
          <table:table-cell office:value-type="float" office:value="-0.0026189612690359354">
            <text:p>-0.0026189612690359354</text:p>
          </table:table-cell>
          <table:table-cell office:value-type="float" office:value="0.060883425176143646">
            <text:p>0.060883425176143646</text:p>
          </table:table-cell>
          <table:table-cell office:value-type="float" office:value="-0.006050959229469299">
            <text:p>-0.006050959229469299</text:p>
          </table:table-cell>
          <table:table-cell office:value-type="float" office:value="-0.060189150273799896">
            <text:p>-0.060189150273799896</text:p>
          </table:table-cell>
          <table:table-cell office:value-type="float" office:value="0.04677945375442505">
            <text:p>0.04677945375442505</text:p>
          </table:table-cell>
          <table:table-cell office:value-type="float" office:value="-0.04770185053348541">
            <text:p>-0.04770185053348541</text:p>
          </table:table-cell>
          <table:table-cell office:value-type="float" office:value="-0.06099178269505501">
            <text:p>-0.06099178269505501</text:p>
          </table:table-cell>
          <table:table-cell office:value-type="float" office:value="-0.04823871701955795">
            <text:p>-0.04823871701955795</text:p>
          </table:table-cell>
          <table:table-cell office:value-type="float" office:value="0.058491699397563934">
            <text:p>0.058491699397563934</text:p>
          </table:table-cell>
          <table:table-cell office:value-type="float" office:value="-0.055238448083400726">
            <text:p>-0.055238448083400726</text:p>
          </table:table-cell>
          <table:table-cell office:value-type="float" office:value="0.01841891184449196">
            <text:p>0.01841891184449196</text:p>
          </table:table-cell>
          <table:table-cell office:value-type="float" office:value="0.0454350970685482">
            <text:p>0.0454350970685482</text:p>
          </table:table-cell>
          <table:table-cell office:value-type="float" office:value="0.003565090009942651">
            <text:p>0.003565090009942651</text:p>
          </table:table-cell>
          <table:table-cell office:value-type="float" office:value="0.050039321184158325">
            <text:p>0.050039321184158325</text:p>
          </table:table-cell>
          <table:table-cell office:value-type="float" office:value="-0.05232814699411392">
            <text:p>-0.05232814699411392</text:p>
          </table:table-cell>
          <table:table-cell office:value-type="float" office:value="-0.06073002517223358">
            <text:p>-0.06073002517223358</text:p>
          </table:table-cell>
          <table:table-cell office:value-type="float" office:value="-0.0001259167183889076">
            <text:p>-0.0001259167183889076</text:p>
          </table:table-cell>
          <table:table-cell office:value-type="float" office:value="-0.05384012684226036">
            <text:p>-0.05384012684226036</text:p>
          </table:table-cell>
          <table:table-cell office:value-type="float" office:value="-0.04669630154967308">
            <text:p>-0.04669630154967308</text:p>
          </table:table-cell>
          <table:table-cell office:value-type="float" office:value="-0.05166756734251976">
            <text:p>-0.05166756734251976</text:p>
          </table:table-cell>
          <table:table-cell office:value-type="float" office:value="0.055045079439878464">
            <text:p>0.055045079439878464</text:p>
          </table:table-cell>
          <table:table-cell office:value-type="float" office:value="-0.006269022356718779">
            <text:p>-0.006269022356718779</text:p>
          </table:table-cell>
          <table:table-cell office:value-type="float" office:value="-0.044785138219594955">
            <text:p>-0.044785138219594955</text:p>
          </table:table-cell>
          <table:table-cell office:value-type="float" office:value="0.026136286556720734">
            <text:p>0.026136286556720734</text:p>
          </table:table-cell>
          <table:table-cell office:value-type="float" office:value="0.06099290773272514">
            <text:p>0.06099290773272514</text:p>
          </table:table-cell>
          <table:table-cell office:value-type="float" office:value="-0.05992356687784195">
            <text:p>-0.05992356687784195</text:p>
          </table:table-cell>
          <table:table-cell office:value-type="float" office:value="-0.029017146676778793">
            <text:p>-0.029017146676778793</text:p>
          </table:table-cell>
          <table:table-cell office:value-type="float" office:value="-0.05605267360806465">
            <text:p>-0.05605267360806465</text:p>
          </table:table-cell>
          <table:table-cell office:value-type="float" office:value="0.060837216675281525">
            <text:p>0.060837216675281525</text:p>
          </table:table-cell>
          <table:table-cell office:value-type="float" office:value="0.04553834721446037">
            <text:p>0.04553834721446037</text:p>
          </table:table-cell>
          <table:table-cell office:value-type="float" office:value="-0.057976577430963516">
            <text:p>-0.057976577430963516</text:p>
          </table:table-cell>
          <table:table-cell office:value-type="float" office:value="0.011869433335959911">
            <text:p>0.011869433335959911</text:p>
          </table:table-cell>
          <table:table-cell office:value-type="float" office:value="-0.05606323108077049">
            <text:p>-0.05606323108077049</text:p>
          </table:table-cell>
          <table:table-cell office:value-type="float" office:value="0.005861014127731323">
            <text:p>0.005861014127731323</text:p>
          </table:table-cell>
          <table:table-cell office:value-type="float" office:value="-0.013624094426631927">
            <text:p>-0.013624094426631927</text:p>
          </table:table-cell>
          <table:table-cell office:value-type="float" office:value="-0.02632548287510872">
            <text:p>-0.02632548287510872</text:p>
          </table:table-cell>
          <table:table-cell office:value-type="float" office:value="-0.05972406640648842">
            <text:p>-0.05972406640648842</text:p>
          </table:table-cell>
          <table:table-cell office:value-type="float" office:value="-0.0585067942738533">
            <text:p>-0.0585067942738533</text:p>
          </table:table-cell>
          <table:table-cell office:value-type="float" office:value="0.019197501242160797">
            <text:p>0.019197501242160797</text:p>
          </table:table-cell>
          <table:table-cell office:value-type="float" office:value="0.0250004343688488">
            <text:p>0.0250004343688488</text:p>
          </table:table-cell>
          <table:table-cell office:value-type="float" office:value="0.05607068911194801">
            <text:p>0.05607068911194801</text:p>
          </table:table-cell>
          <table:table-cell office:value-type="float" office:value="0.02969725802540779">
            <text:p>0.02969725802540779</text:p>
          </table:table-cell>
          <table:table-cell office:value-type="float" office:value="0.016387388110160828">
            <text:p>0.016387388110160828</text:p>
          </table:table-cell>
          <table:table-cell office:value-type="float" office:value="0.010789725929498672">
            <text:p>0.010789725929498672</text:p>
          </table:table-cell>
          <table:table-cell office:value-type="float" office:value="0.05660096928477287">
            <text:p>0.05660096928477287</text:p>
          </table:table-cell>
          <table:table-cell office:value-type="float" office:value="0.054637450724840164">
            <text:p>0.054637450724840164</text:p>
          </table:table-cell>
          <table:table-cell office:value-type="float" office:value="0.056202683597803116">
            <text:p>0.056202683597803116</text:p>
          </table:table-cell>
          <table:table-cell office:value-type="float" office:value="0.011047477833926678">
            <text:p>0.011047477833926678</text:p>
          </table:table-cell>
          <table:table-cell office:value-type="float" office:value="0.006941039580851793">
            <text:p>0.006941039580851793</text:p>
          </table:table-cell>
          <table:table-cell office:value-type="float" office:value="-0.03073868900537491">
            <text:p>-0.03073868900537491</text:p>
          </table:table-cell>
          <table:table-cell office:value-type="float" office:value="0.04098207876086235">
            <text:p>0.04098207876086235</text:p>
          </table:table-cell>
          <table:table-cell office:value-type="float" office:value="-0.05346635356545448">
            <text:p>-0.05346635356545448</text:p>
          </table:table-cell>
          <table:table-cell office:value-type="float" office:value="-0.03459849953651428">
            <text:p>-0.03459849953651428</text:p>
          </table:table-cell>
          <table:table-cell office:value-type="float" office:value="0.05808517709374428">
            <text:p>0.05808517709374428</text:p>
          </table:table-cell>
          <table:table-cell office:value-type="float" office:value="0.05911944806575775">
            <text:p>0.05911944806575775</text:p>
          </table:table-cell>
          <table:table-cell office:value-type="float" office:value="-0.0445127971470356">
            <text:p>-0.0445127971470356</text:p>
          </table:table-cell>
          <table:table-cell office:value-type="float" office:value="-0.015753913670778275">
            <text:p>-0.015753913670778275</text:p>
          </table:table-cell>
          <table:table-cell office:value-type="float" office:value="0.05954688787460327">
            <text:p>0.05954688787460327</text:p>
          </table:table-cell>
          <table:table-cell office:value-type="float" office:value="-0.02747751958668232">
            <text:p>-0.02747751958668232</text:p>
          </table:table-cell>
          <table:table-cell office:value-type="float" office:value="-0.013024603947997093">
            <text:p>-0.013024603947997093</text:p>
          </table:table-cell>
          <table:table-cell office:value-type="float" office:value="0.053235746920108795">
            <text:p>0.053235746920108795</text:p>
          </table:table-cell>
          <table:table-cell office:value-type="float" office:value="0.05382714420557022">
            <text:p>0.05382714420557022</text:p>
          </table:table-cell>
          <table:table-cell office:value-type="float" office:value="-0.006430002860724926">
            <text:p>-0.006430002860724926</text:p>
          </table:table-cell>
          <table:table-cell office:value-type="float" office:value="-0.04826153814792633">
            <text:p>-0.04826153814792633</text:p>
          </table:table-cell>
          <table:table-cell office:value-type="float" office:value="0.05714928358793259">
            <text:p>0.05714928358793259</text:p>
          </table:table-cell>
          <table:table-cell office:value-type="float" office:value="-0.056210681796073914">
            <text:p>-0.056210681796073914</text:p>
          </table:table-cell>
          <table:table-cell office:value-type="float" office:value="0.0550033263862133">
            <text:p>0.0550033263862133</text:p>
          </table:table-cell>
          <table:table-cell office:value-type="float" office:value="-0.008946193382143974">
            <text:p>-0.008946193382143974</text:p>
          </table:table-cell>
          <table:table-cell office:value-type="float" office:value="-0.050946757197380066">
            <text:p>-0.050946757197380066</text:p>
          </table:table-cell>
          <table:table-cell office:value-type="float" office:value="0.036021098494529724">
            <text:p>0.036021098494529724</text:p>
          </table:table-cell>
          <table:table-cell office:value-type="float" office:value="0.0504622645676136">
            <text:p>0.0504622645676136</text:p>
          </table:table-cell>
          <table:table-cell office:value-type="float" office:value="-0.05053715407848358">
            <text:p>-0.05053715407848358</text:p>
          </table:table-cell>
          <table:table-cell office:value-type="float" office:value="-0.01122893113642931">
            <text:p>-0.01122893113642931</text:p>
          </table:table-cell>
          <table:table-cell office:value-type="float" office:value="0.012289443053305149">
            <text:p>0.012289443053305149</text:p>
          </table:table-cell>
          <table:table-cell office:value-type="float" office:value="-0.04486291483044624">
            <text:p>-0.04486291483044624</text:p>
          </table:table-cell>
          <table:table-cell office:value-type="float" office:value="0.0369136668741703">
            <text:p>0.0369136668741703</text:p>
          </table:table-cell>
          <table:table-cell office:value-type="float" office:value="-0.003447763156145811">
            <text:p>-0.003447763156145811</text:p>
          </table:table-cell>
          <table:table-cell office:value-type="float" office:value="-0.01630599983036518">
            <text:p>-0.01630599983036518</text:p>
          </table:table-cell>
          <table:table-cell office:value-type="float" office:value="0.054730843752622604">
            <text:p>0.054730843752622604</text:p>
          </table:table-cell>
          <table:table-cell office:value-type="float" office:value="0.05063119903206825">
            <text:p>0.05063119903206825</text:p>
          </table:table-cell>
          <table:table-cell office:value-type="float" office:value="0.015467804856598377">
            <text:p>0.015467804856598377</text:p>
          </table:table-cell>
          <table:table-cell office:value-type="float" office:value="-0.016459498554468155">
            <text:p>-0.016459498554468155</text:p>
          </table:table-cell>
          <table:table-cell office:value-type="float" office:value="0.05239491909742355">
            <text:p>0.05239491909742355</text:p>
          </table:table-cell>
          <table:table-cell office:value-type="float" office:value="-0.004882525186985731">
            <text:p>-0.004882525186985731</text:p>
          </table:table-cell>
          <table:table-cell office:value-type="float" office:value="-0.010219508782029152">
            <text:p>-0.010219508782029152</text:p>
          </table:table-cell>
          <table:table-cell office:value-type="float" office:value="0.020827878266572952">
            <text:p>0.020827878266572952</text:p>
          </table:table-cell>
          <table:table-cell office:value-type="float" office:value="-0.045155689120292664">
            <text:p>-0.045155689120292664</text:p>
          </table:table-cell>
          <table:table-cell office:value-type="float" office:value="-0.02624436467885971">
            <text:p>-0.02624436467885971</text:p>
          </table:table-cell>
          <table:table-cell office:value-type="float" office:value="0.06060592457652092">
            <text:p>0.06060592457652092</text:p>
          </table:table-cell>
          <table:table-cell office:value-type="float" office:value="-0.06096695363521576">
            <text:p>-0.06096695363521576</text:p>
          </table:table-cell>
          <table:table-cell office:value-type="float" office:value="-0.05988750979304314">
            <text:p>-0.05988750979304314</text:p>
          </table:table-cell>
          <table:table-cell office:value-type="float" office:value="0.045813776552677155">
            <text:p>0.045813776552677155</text:p>
          </table:table-cell>
          <table:table-cell office:value-type="string">
            <text:p>?</text:p>
          </table:table-cell>
        </table:table-row>
        <table:table-row>
          <table:table-cell office:value-type="float" office:value="0.06306968629360199">
            <text:p>0.06306968629360199</text:p>
          </table:table-cell>
          <table:table-cell office:value-type="float" office:value="-0.08315285295248032">
            <text:p>-0.08315285295248032</text:p>
          </table:table-cell>
          <table:table-cell office:value-type="float" office:value="-0.0191826019436121">
            <text:p>-0.0191826019436121</text:p>
          </table:table-cell>
          <table:table-cell office:value-type="float" office:value="0.07030700892210007">
            <text:p>0.07030700892210007</text:p>
          </table:table-cell>
          <table:table-cell office:value-type="float" office:value="0.05376728996634483">
            <text:p>0.05376728996634483</text:p>
          </table:table-cell>
          <table:table-cell office:value-type="float" office:value="-0.016521193087100983">
            <text:p>-0.016521193087100983</text:p>
          </table:table-cell>
          <table:table-cell office:value-type="float" office:value="0.042836494743824005">
            <text:p>0.042836494743824005</text:p>
          </table:table-cell>
          <table:table-cell office:value-type="float" office:value="-0.06775177270174026">
            <text:p>-0.06775177270174026</text:p>
          </table:table-cell>
          <table:table-cell office:value-type="float" office:value="0.023826736956834793">
            <text:p>0.023826736956834793</text:p>
          </table:table-cell>
          <table:table-cell office:value-type="float" office:value="-0.039415162056684494">
            <text:p>-0.039415162056684494</text:p>
          </table:table-cell>
          <table:table-cell office:value-type="float" office:value="-0.01692117005586624">
            <text:p>-0.01692117005586624</text:p>
          </table:table-cell>
          <table:table-cell office:value-type="float" office:value="-0.018419288098812103">
            <text:p>-0.018419288098812103</text:p>
          </table:table-cell>
          <table:table-cell office:value-type="float" office:value="-0.05402239412069321">
            <text:p>-0.05402239412069321</text:p>
          </table:table-cell>
          <table:table-cell office:value-type="float" office:value="-0.03135348856449127">
            <text:p>-0.03135348856449127</text:p>
          </table:table-cell>
          <table:table-cell office:value-type="float" office:value="-0.054650358855724335">
            <text:p>-0.054650358855724335</text:p>
          </table:table-cell>
          <table:table-cell office:value-type="float" office:value="-0.040649205446243286">
            <text:p>-0.040649205446243286</text:p>
          </table:table-cell>
          <table:table-cell office:value-type="float" office:value="-0.05105732008814812">
            <text:p>-0.05105732008814812</text:p>
          </table:table-cell>
          <table:table-cell office:value-type="float" office:value="0.011541666463017464">
            <text:p>0.011541666463017464</text:p>
          </table:table-cell>
          <table:table-cell office:value-type="float" office:value="-0.06017732992768288">
            <text:p>-0.06017732992768288</text:p>
          </table:table-cell>
          <table:table-cell office:value-type="float" office:value="0.024124717339873314">
            <text:p>0.024124717339873314</text:p>
          </table:table-cell>
          <table:table-cell office:value-type="float" office:value="-0.04636118561029434">
            <text:p>-0.04636118561029434</text:p>
          </table:table-cell>
          <table:table-cell office:value-type="float" office:value="-0.06815639138221741">
            <text:p>-0.06815639138221741</text:p>
          </table:table-cell>
          <table:table-cell office:value-type="float" office:value="0.01586071029305458">
            <text:p>0.01586071029305458</text:p>
          </table:table-cell>
          <table:table-cell office:value-type="float" office:value="-0.07871928811073303">
            <text:p>-0.07871928811073303</text:p>
          </table:table-cell>
          <table:table-cell office:value-type="float" office:value="-0.03831914812326431">
            <text:p>-0.03831914812326431</text:p>
          </table:table-cell>
          <table:table-cell office:value-type="float" office:value="-0.038919612765312195">
            <text:p>-0.038919612765312195</text:p>
          </table:table-cell>
          <table:table-cell office:value-type="float" office:value="-0.00747816264629364">
            <text:p>-0.00747816264629364</text:p>
          </table:table-cell>
          <table:table-cell office:value-type="float" office:value="0.04658515378832817">
            <text:p>0.04658515378832817</text:p>
          </table:table-cell>
          <table:table-cell office:value-type="float" office:value="-0.046554308384656906">
            <text:p>-0.046554308384656906</text:p>
          </table:table-cell>
          <table:table-cell office:value-type="float" office:value="0.02047286555171013">
            <text:p>0.02047286555171013</text:p>
          </table:table-cell>
          <table:table-cell office:value-type="float" office:value="0.0416114516556263">
            <text:p>0.0416114516556263</text:p>
          </table:table-cell>
          <table:table-cell office:value-type="float" office:value="-0.07374995946884155">
            <text:p>-0.07374995946884155</text:p>
          </table:table-cell>
          <table:table-cell office:value-type="float" office:value="0.0666293278336525">
            <text:p>0.0666293278336525</text:p>
          </table:table-cell>
          <table:table-cell office:value-type="float" office:value="0.0319044329226017">
            <text:p>0.0319044329226017</text:p>
          </table:table-cell>
          <table:table-cell office:value-type="float" office:value="-0.022247841581702232">
            <text:p>-0.022247841581702232</text:p>
          </table:table-cell>
          <table:table-cell office:value-type="float" office:value="0.0809219628572464">
            <text:p>0.0809219628572464</text:p>
          </table:table-cell>
          <table:table-cell office:value-type="float" office:value="-0.050589799880981445">
            <text:p>-0.050589799880981445</text:p>
          </table:table-cell>
          <table:table-cell office:value-type="float" office:value="-0.00068161531817168">
            <text:p>-0.00068161531817168</text:p>
          </table:table-cell>
          <table:table-cell office:value-type="float" office:value="0.006961831822991371">
            <text:p>0.006961831822991371</text:p>
          </table:table-cell>
          <table:table-cell office:value-type="float" office:value="0.07852177321910858">
            <text:p>0.07852177321910858</text:p>
          </table:table-cell>
          <table:table-cell office:value-type="float" office:value="0.07468089461326599">
            <text:p>0.07468089461326599</text:p>
          </table:table-cell>
          <table:table-cell office:value-type="float" office:value="0.03765979781746864">
            <text:p>0.03765979781746864</text:p>
          </table:table-cell>
          <table:table-cell office:value-type="float" office:value="0.02312023937702179">
            <text:p>0.02312023937702179</text:p>
          </table:table-cell>
          <table:table-cell office:value-type="float" office:value="-0.06768514215946198">
            <text:p>-0.06768514215946198</text:p>
          </table:table-cell>
          <table:table-cell office:value-type="float" office:value="0.05422893539071083">
            <text:p>0.05422893539071083</text:p>
          </table:table-cell>
          <table:table-cell office:value-type="float" office:value="0.047162819653749466">
            <text:p>0.047162819653749466</text:p>
          </table:table-cell>
          <table:table-cell office:value-type="float" office:value="0.035580091178417206">
            <text:p>0.035580091178417206</text:p>
          </table:table-cell>
          <table:table-cell office:value-type="float" office:value="0.024744626134634018">
            <text:p>0.024744626134634018</text:p>
          </table:table-cell>
          <table:table-cell office:value-type="float" office:value="0.044380106031894684">
            <text:p>0.044380106031894684</text:p>
          </table:table-cell>
          <table:table-cell office:value-type="float" office:value="0.012960389256477356">
            <text:p>0.012960389256477356</text:p>
          </table:table-cell>
          <table:table-cell office:value-type="float" office:value="-0.03142587095499039">
            <text:p>-0.03142587095499039</text:p>
          </table:table-cell>
          <table:table-cell office:value-type="float" office:value="-0.005902275443077087">
            <text:p>-0.005902275443077087</text:p>
          </table:table-cell>
          <table:table-cell office:value-type="float" office:value="-0.020004337653517723">
            <text:p>-0.020004337653517723</text:p>
          </table:table-cell>
          <table:table-cell office:value-type="float" office:value="0.06609053164720535">
            <text:p>0.06609053164720535</text:p>
          </table:table-cell>
          <table:table-cell office:value-type="float" office:value="-0.05915186181664467">
            <text:p>-0.05915186181664467</text:p>
          </table:table-cell>
          <table:table-cell office:value-type="float" office:value="0.013093114830553532">
            <text:p>0.013093114830553532</text:p>
          </table:table-cell>
          <table:table-cell office:value-type="float" office:value="0.00017518039385322481">
            <text:p>0.00017518039385322481</text:p>
          </table:table-cell>
          <table:table-cell office:value-type="float" office:value="0.006619083229452372">
            <text:p>0.006619083229452372</text:p>
          </table:table-cell>
          <table:table-cell office:value-type="float" office:value="0.030777113512158394">
            <text:p>0.030777113512158394</text:p>
          </table:table-cell>
          <table:table-cell office:value-type="float" office:value="0.024485144764184952">
            <text:p>0.024485144764184952</text:p>
          </table:table-cell>
          <table:table-cell office:value-type="float" office:value="0.05939613655209541">
            <text:p>0.05939613655209541</text:p>
          </table:table-cell>
          <table:table-cell office:value-type="float" office:value="-0.027110137045383453">
            <text:p>-0.027110137045383453</text:p>
          </table:table-cell>
          <table:table-cell office:value-type="float" office:value="-0.024228757247328758">
            <text:p>-0.024228757247328758</text:p>
          </table:table-cell>
          <table:table-cell office:value-type="float" office:value="-0.04512300714850426">
            <text:p>-0.04512300714850426</text:p>
          </table:table-cell>
          <table:table-cell office:value-type="float" office:value="0.039776600897312164">
            <text:p>0.039776600897312164</text:p>
          </table:table-cell>
          <table:table-cell office:value-type="float" office:value="-0.002091778442263603">
            <text:p>-0.002091778442263603</text:p>
          </table:table-cell>
          <table:table-cell office:value-type="float" office:value="0.0731227919459343">
            <text:p>0.0731227919459343</text:p>
          </table:table-cell>
          <table:table-cell office:value-type="float" office:value="0.06022806838154793">
            <text:p>0.06022806838154793</text:p>
          </table:table-cell>
          <table:table-cell office:value-type="float" office:value="0.07597058266401291">
            <text:p>0.07597058266401291</text:p>
          </table:table-cell>
          <table:table-cell office:value-type="float" office:value="-0.03170192241668701">
            <text:p>-0.03170192241668701</text:p>
          </table:table-cell>
          <table:table-cell office:value-type="float" office:value="0.00795445591211319">
            <text:p>0.00795445591211319</text:p>
          </table:table-cell>
          <table:table-cell office:value-type="float" office:value="-0.049769628793001175">
            <text:p>-0.049769628793001175</text:p>
          </table:table-cell>
          <table:table-cell office:value-type="float" office:value="-0.06744268536567688">
            <text:p>-0.06744268536567688</text:p>
          </table:table-cell>
          <table:table-cell office:value-type="float" office:value="0.02916930615901947">
            <text:p>0.02916930615901947</text:p>
          </table:table-cell>
          <table:table-cell office:value-type="float" office:value="-0.05566514655947685">
            <text:p>-0.05566514655947685</text:p>
          </table:table-cell>
          <table:table-cell office:value-type="float" office:value="0.004136386327445507">
            <text:p>0.004136386327445507</text:p>
          </table:table-cell>
          <table:table-cell office:value-type="float" office:value="0.016343465074896812">
            <text:p>0.016343465074896812</text:p>
          </table:table-cell>
          <table:table-cell office:value-type="float" office:value="0.04359586909413338">
            <text:p>0.04359586909413338</text:p>
          </table:table-cell>
          <table:table-cell office:value-type="float" office:value="-0.02392636425793171">
            <text:p>-0.02392636425793171</text:p>
          </table:table-cell>
          <table:table-cell office:value-type="float" office:value="0.05928121134638786">
            <text:p>0.05928121134638786</text:p>
          </table:table-cell>
          <table:table-cell office:value-type="float" office:value="0.04829251766204834">
            <text:p>0.04829251766204834</text:p>
          </table:table-cell>
          <table:table-cell office:value-type="float" office:value="0.0035960234235972166">
            <text:p>0.0035960234235972166</text:p>
          </table:table-cell>
          <table:table-cell office:value-type="float" office:value="-0.05975034460425377">
            <text:p>-0.05975034460425377</text:p>
          </table:table-cell>
          <table:table-cell office:value-type="float" office:value="0.032366592437028885">
            <text:p>0.032366592437028885</text:p>
          </table:table-cell>
          <table:table-cell office:value-type="float" office:value="0.0034601285587996244">
            <text:p>0.0034601285587996244</text:p>
          </table:table-cell>
          <table:table-cell office:value-type="float" office:value="0.05173219367861748">
            <text:p>0.05173219367861748</text:p>
          </table:table-cell>
          <table:table-cell office:value-type="float" office:value="-0.02330462448298931">
            <text:p>-0.02330462448298931</text:p>
          </table:table-cell>
          <table:table-cell office:value-type="float" office:value="0.030527517199516296">
            <text:p>0.030527517199516296</text:p>
          </table:table-cell>
          <table:table-cell office:value-type="float" office:value="0.07314494252204895">
            <text:p>0.07314494252204895</text:p>
          </table:table-cell>
          <table:table-cell office:value-type="float" office:value="0.0313376858830452">
            <text:p>0.0313376858830452</text:p>
          </table:table-cell>
          <table:table-cell office:value-type="float" office:value="0.04455425217747688">
            <text:p>0.04455425217747688</text:p>
          </table:table-cell>
          <table:table-cell office:value-type="float" office:value="0.010098984465003014">
            <text:p>0.010098984465003014</text:p>
          </table:table-cell>
          <table:table-cell office:value-type="float" office:value="0.021044962108135223">
            <text:p>0.021044962108135223</text:p>
          </table:table-cell>
          <table:table-cell office:value-type="float" office:value="-0.0005465481663122773">
            <text:p>-0.0005465481663122773</text:p>
          </table:table-cell>
          <table:table-cell office:value-type="float" office:value="-0.06817679852247238">
            <text:p>-0.06817679852247238</text:p>
          </table:table-cell>
          <table:table-cell office:value-type="float" office:value="-0.0008928210590966046">
            <text:p>-0.0008928210590966046</text:p>
          </table:table-cell>
          <table:table-cell office:value-type="float" office:value="-0.059197090566158295">
            <text:p>-0.059197090566158295</text:p>
          </table:table-cell>
          <table:table-cell office:value-type="float" office:value="0.028863295912742615">
            <text:p>0.028863295912742615</text:p>
          </table:table-cell>
          <table:table-cell office:value-type="float" office:value="-0.07861652970314026">
            <text:p>-0.07861652970314026</text:p>
          </table:table-cell>
          <table:table-cell office:value-type="float" office:value="-0.03455549106001854">
            <text:p>-0.03455549106001854</text:p>
          </table:table-cell>
          <table:table-cell office:value-type="float" office:value="0.019611075520515442">
            <text:p>0.019611075520515442</text:p>
          </table:table-cell>
          <table:table-cell office:value-type="float" office:value="-0.029212526977062225">
            <text:p>-0.029212526977062225</text:p>
          </table:table-cell>
          <table:table-cell office:value-type="float" office:value="-0.05310654640197754">
            <text:p>-0.05310654640197754</text:p>
          </table:table-cell>
          <table:table-cell office:value-type="float" office:value="-0.06478535383939743">
            <text:p>-0.06478535383939743</text:p>
          </table:table-cell>
          <table:table-cell office:value-type="float" office:value="-0.048896435648202896">
            <text:p>-0.048896435648202896</text:p>
          </table:table-cell>
          <table:table-cell office:value-type="float" office:value="0.04129550978541374">
            <text:p>0.04129550978541374</text:p>
          </table:table-cell>
          <table:table-cell office:value-type="float" office:value="-0.02334427461028099">
            <text:p>-0.02334427461028099</text:p>
          </table:table-cell>
          <table:table-cell office:value-type="float" office:value="0.007636060938239098">
            <text:p>0.007636060938239098</text:p>
          </table:table-cell>
          <table:table-cell office:value-type="float" office:value="0.0545659065246582">
            <text:p>0.0545659065246582</text:p>
          </table:table-cell>
          <table:table-cell office:value-type="float" office:value="0.005065268836915493">
            <text:p>0.005065268836915493</text:p>
          </table:table-cell>
          <table:table-cell office:value-type="float" office:value="0.06551975756883621">
            <text:p>0.06551975756883621</text:p>
          </table:table-cell>
          <table:table-cell office:value-type="float" office:value="-0.06635668873786926">
            <text:p>-0.06635668873786926</text:p>
          </table:table-cell>
          <table:table-cell office:value-type="float" office:value="0.008811917155981064">
            <text:p>0.008811917155981064</text:p>
          </table:table-cell>
          <table:table-cell office:value-type="float" office:value="-0.011305604130029678">
            <text:p>-0.011305604130029678</text:p>
          </table:table-cell>
          <table:table-cell office:value-type="float" office:value="0.030383458361029625">
            <text:p>0.030383458361029625</text:p>
          </table:table-cell>
          <table:table-cell office:value-type="float" office:value="-0.06938464194536209">
            <text:p>-0.06938464194536209</text:p>
          </table:table-cell>
          <table:table-cell office:value-type="float" office:value="-0.027742493897676468">
            <text:p>-0.027742493897676468</text:p>
          </table:table-cell>
          <table:table-cell office:value-type="float" office:value="0.024945298209786415">
            <text:p>0.024945298209786415</text:p>
          </table:table-cell>
          <table:table-cell office:value-type="float" office:value="0.037723999470472336">
            <text:p>0.037723999470472336</text:p>
          </table:table-cell>
          <table:table-cell office:value-type="float" office:value="-0.0015220723580569029">
            <text:p>-0.0015220723580569029</text:p>
          </table:table-cell>
          <table:table-cell office:value-type="float" office:value="-0.06815868616104126">
            <text:p>-0.06815868616104126</text:p>
          </table:table-cell>
          <table:table-cell office:value-type="float" office:value="-0.06426461786031723">
            <text:p>-0.06426461786031723</text:p>
          </table:table-cell>
          <table:table-cell office:value-type="float" office:value="0.0053084371611475945">
            <text:p>0.0053084371611475945</text:p>
          </table:table-cell>
          <table:table-cell office:value-type="float" office:value="0.00021728454157710075">
            <text:p>0.00021728454157710075</text:p>
          </table:table-cell>
          <table:table-cell office:value-type="float" office:value="-0.03925352543592453">
            <text:p>-0.03925352543592453</text:p>
          </table:table-cell>
          <table:table-cell office:value-type="float" office:value="0.036961864680051804">
            <text:p>0.036961864680051804</text:p>
          </table:table-cell>
          <table:table-cell office:value-type="float" office:value="-0.04344836622476578">
            <text:p>-0.04344836622476578</text:p>
          </table:table-cell>
          <table:table-cell office:value-type="float" office:value="0.07557418197393417">
            <text:p>0.07557418197393417</text:p>
          </table:table-cell>
          <table:table-cell office:value-type="float" office:value="0.051949094980955124">
            <text:p>0.051949094980955124</text:p>
          </table:table-cell>
          <table:table-cell office:value-type="float" office:value="-0.07799609750509262">
            <text:p>-0.07799609750509262</text:p>
          </table:table-cell>
          <table:table-cell office:value-type="float" office:value="-0.027080975472927094">
            <text:p>-0.027080975472927094</text:p>
          </table:table-cell>
          <table:table-cell office:value-type="float" office:value="-0.05962853506207466">
            <text:p>-0.05962853506207466</text:p>
          </table:table-cell>
          <table:table-cell office:value-type="float" office:value="-0.047685664147138596">
            <text:p>-0.047685664147138596</text:p>
          </table:table-cell>
          <table:table-cell office:value-type="float" office:value="-0.029133686795830727">
            <text:p>-0.029133686795830727</text:p>
          </table:table-cell>
          <table:table-cell office:value-type="float" office:value="-0.035855457186698914">
            <text:p>-0.035855457186698914</text:p>
          </table:table-cell>
          <table:table-cell office:value-type="float" office:value="-0.043627429753541946">
            <text:p>-0.043627429753541946</text:p>
          </table:table-cell>
          <table:table-cell office:value-type="float" office:value="-0.06095804646611214">
            <text:p>-0.06095804646611214</text:p>
          </table:table-cell>
          <table:table-cell office:value-type="float" office:value="-0.0036468510515987873">
            <text:p>-0.0036468510515987873</text:p>
          </table:table-cell>
          <table:table-cell office:value-type="float" office:value="0.01960778795182705">
            <text:p>0.01960778795182705</text:p>
          </table:table-cell>
          <table:table-cell office:value-type="float" office:value="0.00019279761181678623">
            <text:p>0.00019279761181678623</text:p>
          </table:table-cell>
          <table:table-cell office:value-type="float" office:value="0.050273068249225616">
            <text:p>0.050273068249225616</text:p>
          </table:table-cell>
          <table:table-cell office:value-type="float" office:value="0.048312000930309296">
            <text:p>0.048312000930309296</text:p>
          </table:table-cell>
          <table:table-cell office:value-type="float" office:value="0.04903695359826088">
            <text:p>0.04903695359826088</text:p>
          </table:table-cell>
          <table:table-cell office:value-type="float" office:value="0.05720619857311249">
            <text:p>0.05720619857311249</text:p>
          </table:table-cell>
          <table:table-cell office:value-type="float" office:value="0.012121153064072132">
            <text:p>0.012121153064072132</text:p>
          </table:table-cell>
          <table:table-cell office:value-type="float" office:value="0.014420107007026672">
            <text:p>0.014420107007026672</text:p>
          </table:table-cell>
          <table:table-cell office:value-type="float" office:value="-0.0004719510907307267">
            <text:p>-0.0004719510907307267</text:p>
          </table:table-cell>
          <table:table-cell office:value-type="float" office:value="0.017898106947541237">
            <text:p>0.017898106947541237</text:p>
          </table:table-cell>
          <table:table-cell office:value-type="float" office:value="-0.003111994592472911">
            <text:p>-0.003111994592472911</text:p>
          </table:table-cell>
          <table:table-cell office:value-type="float" office:value="-0.0029414286836981773">
            <text:p>-0.0029414286836981773</text:p>
          </table:table-cell>
          <table:table-cell office:value-type="float" office:value="-0.0713711604475975">
            <text:p>-0.0713711604475975</text:p>
          </table:table-cell>
          <table:table-cell office:value-type="float" office:value="-0.07746016979217529">
            <text:p>-0.07746016979217529</text:p>
          </table:table-cell>
          <table:table-cell office:value-type="float" office:value="-0.011583507992327213">
            <text:p>-0.011583507992327213</text:p>
          </table:table-cell>
          <table:table-cell office:value-type="float" office:value="-0.057639848440885544">
            <text:p>-0.057639848440885544</text:p>
          </table:table-cell>
          <table:table-cell office:value-type="float" office:value="0.011518443003296852">
            <text:p>0.011518443003296852</text:p>
          </table:table-cell>
          <table:table-cell office:value-type="float" office:value="0.0033110000658780336">
            <text:p>0.0033110000658780336</text:p>
          </table:table-cell>
          <table:table-cell office:value-type="float" office:value="0.028191106393933296">
            <text:p>0.028191106393933296</text:p>
          </table:table-cell>
          <table:table-cell office:value-type="float" office:value="-0.046840935945510864">
            <text:p>-0.046840935945510864</text:p>
          </table:table-cell>
          <table:table-cell office:value-type="float" office:value="0.0604543462395668">
            <text:p>0.0604543462395668</text:p>
          </table:table-cell>
          <table:table-cell office:value-type="float" office:value="-0.03407668694853783">
            <text:p>-0.03407668694853783</text:p>
          </table:table-cell>
          <table:table-cell office:value-type="float" office:value="0.034093473106622696">
            <text:p>0.034093473106622696</text:p>
          </table:table-cell>
          <table:table-cell office:value-type="float" office:value="-0.00248053134419024">
            <text:p>-0.00248053134419024</text:p>
          </table:table-cell>
          <table:table-cell office:value-type="float" office:value="0.0019405974308028817">
            <text:p>0.0019405974308028817</text:p>
          </table:table-cell>
          <table:table-cell office:value-type="float" office:value="0.06776706129312515">
            <text:p>0.06776706129312515</text:p>
          </table:table-cell>
          <table:table-cell office:value-type="float" office:value="0.01903415098786354">
            <text:p>0.01903415098786354</text:p>
          </table:table-cell>
          <table:table-cell office:value-type="float" office:value="-0.07011281698942184">
            <text:p>-0.07011281698942184</text:p>
          </table:table-cell>
          <table:table-cell office:value-type="float" office:value="0.07105156779289246">
            <text:p>0.07105156779289246</text:p>
          </table:table-cell>
          <table:table-cell office:value-type="float" office:value="0.0038427331019192934">
            <text:p>0.0038427331019192934</text:p>
          </table:table-cell>
          <table:table-cell office:value-type="float" office:value="-0.06507860869169235">
            <text:p>-0.06507860869169235</text:p>
          </table:table-cell>
          <table:table-cell office:value-type="float" office:value="-0.006488556507974863">
            <text:p>-0.006488556507974863</text:p>
          </table:table-cell>
          <table:table-cell office:value-type="float" office:value="-0.02273988351225853">
            <text:p>-0.02273988351225853</text:p>
          </table:table-cell>
          <table:table-cell office:value-type="float" office:value="-0.016980931162834167">
            <text:p>-0.016980931162834167</text:p>
          </table:table-cell>
          <table:table-cell office:value-type="float" office:value="0.0621023029088974">
            <text:p>0.0621023029088974</text:p>
          </table:table-cell>
          <table:table-cell office:value-type="float" office:value="-0.016208814457058907">
            <text:p>-0.016208814457058907</text:p>
          </table:table-cell>
          <table:table-cell office:value-type="float" office:value="-0.04860677197575569">
            <text:p>-0.04860677197575569</text:p>
          </table:table-cell>
          <table:table-cell office:value-type="float" office:value="0.07435479760169983">
            <text:p>0.07435479760169983</text:p>
          </table:table-cell>
          <table:table-cell office:value-type="float" office:value="-0.08219298720359802">
            <text:p>-0.08219298720359802</text:p>
          </table:table-cell>
          <table:table-cell office:value-type="float" office:value="0.06883329898118973">
            <text:p>0.06883329898118973</text:p>
          </table:table-cell>
          <table:table-cell office:value-type="float" office:value="-0.004418613854795694">
            <text:p>-0.004418613854795694</text:p>
          </table:table-cell>
          <table:table-cell office:value-type="float" office:value="0.08445184677839279">
            <text:p>0.08445184677839279</text:p>
          </table:table-cell>
          <table:table-cell office:value-type="float" office:value="0.015181363560259342">
            <text:p>0.015181363560259342</text:p>
          </table:table-cell>
          <table:table-cell office:value-type="float" office:value="-0.04426164552569389">
            <text:p>-0.04426164552569389</text:p>
          </table:table-cell>
          <table:table-cell office:value-type="float" office:value="0.07974130660295486">
            <text:p>0.07974130660295486</text:p>
          </table:table-cell>
          <table:table-cell office:value-type="float" office:value="-0.050155606120824814">
            <text:p>-0.050155606120824814</text:p>
          </table:table-cell>
          <table:table-cell office:value-type="float" office:value="-0.026601647958159447">
            <text:p>-0.026601647958159447</text:p>
          </table:table-cell>
          <table:table-cell office:value-type="float" office:value="-0.002215007320046425">
            <text:p>-0.002215007320046425</text:p>
          </table:table-cell>
          <table:table-cell office:value-type="float" office:value="0.007827471010386944">
            <text:p>0.007827471010386944</text:p>
          </table:table-cell>
          <table:table-cell office:value-type="float" office:value="0.043483879417181015">
            <text:p>0.043483879417181015</text:p>
          </table:table-cell>
          <table:table-cell office:value-type="float" office:value="-0.025516945868730545">
            <text:p>-0.025516945868730545</text:p>
          </table:table-cell>
          <table:table-cell office:value-type="float" office:value="-0.0026301173493266106">
            <text:p>-0.0026301173493266106</text:p>
          </table:table-cell>
          <table:table-cell office:value-type="float" office:value="-0.06170033663511276">
            <text:p>-0.06170033663511276</text:p>
          </table:table-cell>
          <table:table-cell office:value-type="float" office:value="0.0502648688852787">
            <text:p>0.0502648688852787</text:p>
          </table:table-cell>
          <table:table-cell office:value-type="float" office:value="0.010034345090389252">
            <text:p>0.010034345090389252</text:p>
          </table:table-cell>
          <table:table-cell office:value-type="float" office:value="-0.057206422090530396">
            <text:p>-0.057206422090530396</text:p>
          </table:table-cell>
          <table:table-cell office:value-type="float" office:value="0.014888265170156956">
            <text:p>0.014888265170156956</text:p>
          </table:table-cell>
          <table:table-cell office:value-type="float" office:value="-0.0760679543018341">
            <text:p>-0.0760679543018341</text:p>
          </table:table-cell>
          <table:table-cell office:value-type="float" office:value="0.05987587571144104">
            <text:p>0.05987587571144104</text:p>
          </table:table-cell>
          <table:table-cell office:value-type="float" office:value="-0.0345795638859272">
            <text:p>-0.0345795638859272</text:p>
          </table:table-cell>
          <table:table-cell office:value-type="float" office:value="0.07863343507051468">
            <text:p>0.07863343507051468</text:p>
          </table:table-cell>
          <table:table-cell office:value-type="float" office:value="0.027455821633338928">
            <text:p>0.027455821633338928</text:p>
          </table:table-cell>
          <table:table-cell office:value-type="float" office:value="-0.0001853240974014625">
            <text:p>-0.0001853240974014625</text:p>
          </table:table-cell>
          <table:table-cell office:value-type="float" office:value="-0.08222339302301407">
            <text:p>-0.08222339302301407</text:p>
          </table:table-cell>
          <table:table-cell office:value-type="float" office:value="-0.011829372495412827">
            <text:p>-0.011829372495412827</text:p>
          </table:table-cell>
          <table:table-cell office:value-type="float" office:value="-0.06793022155761719">
            <text:p>-0.06793022155761719</text:p>
          </table:table-cell>
          <table:table-cell office:value-type="float" office:value="-0.027569910511374474">
            <text:p>-0.027569910511374474</text:p>
          </table:table-cell>
          <table:table-cell office:value-type="float" office:value="0.00977163016796112">
            <text:p>0.00977163016796112</text:p>
          </table:table-cell>
          <table:table-cell office:value-type="float" office:value="0.04960354045033455">
            <text:p>0.04960354045033455</text:p>
          </table:table-cell>
          <table:table-cell office:value-type="float" office:value="0.00255321292206645">
            <text:p>0.00255321292206645</text:p>
          </table:table-cell>
          <table:table-cell office:value-type="float" office:value="0.02879713661968708">
            <text:p>0.02879713661968708</text:p>
          </table:table-cell>
          <table:table-cell office:value-type="float" office:value="0.05819849669933319">
            <text:p>0.05819849669933319</text:p>
          </table:table-cell>
          <table:table-cell office:value-type="float" office:value="-0.0181437898427248">
            <text:p>-0.0181437898427248</text:p>
          </table:table-cell>
          <table:table-cell office:value-type="float" office:value="0.030905209481716156">
            <text:p>0.030905209481716156</text:p>
          </table:table-cell>
          <table:table-cell office:value-type="float" office:value="0.05578920245170593">
            <text:p>0.05578920245170593</text:p>
          </table:table-cell>
          <table:table-cell office:value-type="float" office:value="-0.0405757799744606">
            <text:p>-0.0405757799744606</text:p>
          </table:table-cell>
          <table:table-cell office:value-type="float" office:value="0.07415077090263367">
            <text:p>0.07415077090263367</text:p>
          </table:table-cell>
          <table:table-cell office:value-type="float" office:value="-0.06486321240663528">
            <text:p>-0.06486321240663528</text:p>
          </table:table-cell>
          <table:table-cell office:value-type="float" office:value="-0.07377448678016663">
            <text:p>-0.07377448678016663</text:p>
          </table:table-cell>
          <table:table-cell office:value-type="float" office:value="-0.005593579728156328">
            <text:p>-0.005593579728156328</text:p>
          </table:table-cell>
          <table:table-cell office:value-type="float" office:value="0.07811864465475082">
            <text:p>0.07811864465475082</text:p>
          </table:table-cell>
          <table:table-cell office:value-type="float" office:value="0.025918906554579735">
            <text:p>0.025918906554579735</text:p>
          </table:table-cell>
          <table:table-cell office:value-type="float" office:value="0.006071945186704397">
            <text:p>0.006071945186704397</text:p>
          </table:table-cell>
          <table:table-cell office:value-type="float" office:value="-0.08123791217803955">
            <text:p>-0.08123791217803955</text:p>
          </table:table-cell>
          <table:table-cell office:value-type="float" office:value="0.00565933296456933">
            <text:p>0.00565933296456933</text:p>
          </table:table-cell>
          <table:table-cell office:value-type="float" office:value="-0.057783342897892">
            <text:p>-0.057783342897892</text:p>
          </table:table-cell>
          <table:table-cell office:value-type="float" office:value="0.05362528935074806">
            <text:p>0.05362528935074806</text:p>
          </table:table-cell>
          <table:table-cell office:value-type="float" office:value="-0.06600834429264069">
            <text:p>-0.06600834429264069</text:p>
          </table:table-cell>
          <table:table-cell office:value-type="float" office:value="0.004353739321231842">
            <text:p>0.004353739321231842</text:p>
          </table:table-cell>
          <table:table-cell office:value-type="float" office:value="-0.045514803379774094">
            <text:p>-0.045514803379774094</text:p>
          </table:table-cell>
          <table:table-cell office:value-type="float" office:value="-0.06432973593473434">
            <text:p>-0.06432973593473434</text:p>
          </table:table-cell>
          <table:table-cell office:value-type="float" office:value="0.05456804111599922">
            <text:p>0.05456804111599922</text:p>
          </table:table-cell>
          <table:table-cell office:value-type="float" office:value="-0.07062765955924988">
            <text:p>-0.07062765955924988</text:p>
          </table:table-cell>
          <table:table-cell office:value-type="float" office:value="0.049945130944252014">
            <text:p>0.049945130944252014</text:p>
          </table:table-cell>
          <table:table-cell office:value-type="float" office:value="0.0005371433799155056">
            <text:p>0.0005371433799155056</text:p>
          </table:table-cell>
          <table:table-cell office:value-type="float" office:value="-0.026090705767273903">
            <text:p>-0.026090705767273903</text:p>
          </table:table-cell>
          <table:table-cell office:value-type="float" office:value="-0.028676999732851982">
            <text:p>-0.028676999732851982</text:p>
          </table:table-cell>
          <table:table-cell office:value-type="float" office:value="-0.007341223768889904">
            <text:p>-0.007341223768889904</text:p>
          </table:table-cell>
          <table:table-cell office:value-type="float" office:value="-0.0006577472668141127">
            <text:p>-0.0006577472668141127</text:p>
          </table:table-cell>
          <table:table-cell office:value-type="float" office:value="-0.07394590228796005">
            <text:p>-0.07394590228796005</text:p>
          </table:table-cell>
          <table:table-cell office:value-type="float" office:value="-0.05837880074977875">
            <text:p>-0.05837880074977875</text:p>
          </table:table-cell>
          <table:table-cell office:value-type="float" office:value="0.01654273457825184">
            <text:p>0.01654273457825184</text:p>
          </table:table-cell>
          <table:table-cell office:value-type="float" office:value="0.025576867163181305">
            <text:p>0.025576867163181305</text:p>
          </table:table-cell>
          <table:table-cell office:value-type="float" office:value="0.0024717801716178656">
            <text:p>0.0024717801716178656</text:p>
          </table:table-cell>
          <table:table-cell office:value-type="float" office:value="0.0032663228921592236">
            <text:p>0.0032663228921592236</text:p>
          </table:table-cell>
          <table:table-cell office:value-type="float" office:value="-0.07586696743965149">
            <text:p>-0.07586696743965149</text:p>
          </table:table-cell>
          <table:table-cell office:value-type="float" office:value="-0.02159270830452442">
            <text:p>-0.02159270830452442</text:p>
          </table:table-cell>
          <table:table-cell office:value-type="float" office:value="-0.015647629275918007">
            <text:p>-0.015647629275918007</text:p>
          </table:table-cell>
          <table:table-cell office:value-type="float" office:value="-0.003016793169081211">
            <text:p>-0.003016793169081211</text:p>
          </table:table-cell>
          <table:table-cell office:value-type="float" office:value="-0.02469475194811821">
            <text:p>-0.02469475194811821</text:p>
          </table:table-cell>
          <table:table-cell office:value-type="float" office:value="-0.029712071642279625">
            <text:p>-0.029712071642279625</text:p>
          </table:table-cell>
          <table:table-cell office:value-type="float" office:value="-0.07726233452558517">
            <text:p>-0.07726233452558517</text:p>
          </table:table-cell>
          <table:table-cell office:value-type="float" office:value="0.00984194315969944">
            <text:p>0.00984194315969944</text:p>
          </table:table-cell>
          <table:table-cell office:value-type="float" office:value="-0.056154944002628326">
            <text:p>-0.056154944002628326</text:p>
          </table:table-cell>
          <table:table-cell office:value-type="float" office:value="0.012211618013679981">
            <text:p>0.012211618013679981</text:p>
          </table:table-cell>
          <table:table-cell office:value-type="float" office:value="-0.06123984232544899">
            <text:p>-0.06123984232544899</text:p>
          </table:table-cell>
          <table:table-cell office:value-type="float" office:value="-0.031534429639577866">
            <text:p>-0.031534429639577866</text:p>
          </table:table-cell>
          <table:table-cell office:value-type="float" office:value="0.00030891018104739487">
            <text:p>0.00030891018104739487</text:p>
          </table:table-cell>
          <table:table-cell office:value-type="float" office:value="-0.0510019026696682">
            <text:p>-0.0510019026696682</text:p>
          </table:table-cell>
          <table:table-cell office:value-type="float" office:value="0.027684496715664864">
            <text:p>0.027684496715664864</text:p>
          </table:table-cell>
          <table:table-cell office:value-type="float" office:value="-0.008107837289571762">
            <text:p>-0.008107837289571762</text:p>
          </table:table-cell>
          <table:table-cell office:value-type="float" office:value="0.04815227538347244">
            <text:p>0.04815227538347244</text:p>
          </table:table-cell>
          <table:table-cell office:value-type="float" office:value="0.03530476242303848">
            <text:p>0.03530476242303848</text:p>
          </table:table-cell>
          <table:table-cell office:value-type="float" office:value="0.006984842475503683">
            <text:p>0.006984842475503683</text:p>
          </table:table-cell>
          <table:table-cell office:value-type="float" office:value="-0.06027399003505707">
            <text:p>-0.06027399003505707</text:p>
          </table:table-cell>
          <table:table-cell office:value-type="float" office:value="0.027867326512932777">
            <text:p>0.027867326512932777</text:p>
          </table:table-cell>
          <table:table-cell office:value-type="float" office:value="0.045791082084178925">
            <text:p>0.045791082084178925</text:p>
          </table:table-cell>
          <table:table-cell office:value-type="float" office:value="0.03545648604631424">
            <text:p>0.03545648604631424</text:p>
          </table:table-cell>
          <table:table-cell office:value-type="float" office:value="-0.05772736296057701">
            <text:p>-0.05772736296057701</text:p>
          </table:table-cell>
          <table:table-cell office:value-type="float" office:value="0.021671725437045097">
            <text:p>0.021671725437045097</text:p>
          </table:table-cell>
          <table:table-cell office:value-type="float" office:value="-0.062367990612983704">
            <text:p>-0.062367990612983704</text:p>
          </table:table-cell>
          <table:table-cell office:value-type="float" office:value="-0.03895549103617668">
            <text:p>-0.03895549103617668</text:p>
          </table:table-cell>
          <table:table-cell office:value-type="float" office:value="-0.006542022805660963">
            <text:p>-0.006542022805660963</text:p>
          </table:table-cell>
          <table:table-cell office:value-type="float" office:value="-0.06039905175566673">
            <text:p>-0.06039905175566673</text:p>
          </table:table-cell>
          <table:table-cell office:value-type="float" office:value="-0.028336133807897568">
            <text:p>-0.028336133807897568</text:p>
          </table:table-cell>
          <table:table-cell office:value-type="float" office:value="-0.012358702719211578">
            <text:p>-0.012358702719211578</text:p>
          </table:table-cell>
          <table:table-cell office:value-type="float" office:value="-0.06120329722762108">
            <text:p>-0.06120329722762108</text:p>
          </table:table-cell>
          <table:table-cell office:value-type="float" office:value="0.047009967267513275">
            <text:p>0.047009967267513275</text:p>
          </table:table-cell>
          <table:table-cell office:value-type="float" office:value="0.0020651405211538076">
            <text:p>0.0020651405211538076</text:p>
          </table:table-cell>
          <table:table-cell office:value-type="float" office:value="0.0718577429652214">
            <text:p>0.0718577429652214</text:p>
          </table:table-cell>
          <table:table-cell office:value-type="float" office:value="0.02089015766978264">
            <text:p>0.02089015766978264</text:p>
          </table:table-cell>
          <table:table-cell office:value-type="float" office:value="-0.056978676468133926">
            <text:p>-0.056978676468133926</text:p>
          </table:table-cell>
          <table:table-cell office:value-type="float" office:value="-0.00525746401399374">
            <text:p>-0.00525746401399374</text:p>
          </table:table-cell>
          <table:table-cell office:value-type="float" office:value="0.06749565899372101">
            <text:p>0.06749565899372101</text:p>
          </table:table-cell>
          <table:table-cell office:value-type="float" office:value="-0.02691837027668953">
            <text:p>-0.02691837027668953</text:p>
          </table:table-cell>
          <table:table-cell office:value-type="float" office:value="0.052087392657995224">
            <text:p>0.052087392657995224</text:p>
          </table:table-cell>
          <table:table-cell office:value-type="float" office:value="0.02845146507024765">
            <text:p>0.02845146507024765</text:p>
          </table:table-cell>
          <table:table-cell office:value-type="float" office:value="-0.030070291832089424">
            <text:p>-0.030070291832089424</text:p>
          </table:table-cell>
          <table:table-cell office:value-type="float" office:value="-0.0012743263505399227">
            <text:p>-0.0012743263505399227</text:p>
          </table:table-cell>
          <table:table-cell office:value-type="float" office:value="-0.0505191870033741">
            <text:p>-0.0505191870033741</text:p>
          </table:table-cell>
          <table:table-cell office:value-type="float" office:value="-0.021319501101970673">
            <text:p>-0.021319501101970673</text:p>
          </table:table-cell>
          <table:table-cell office:value-type="float" office:value="0.022180767729878426">
            <text:p>0.022180767729878426</text:p>
          </table:table-cell>
          <table:table-cell office:value-type="float" office:value="0.0015944252954795957">
            <text:p>0.0015944252954795957</text:p>
          </table:table-cell>
          <table:table-cell office:value-type="float" office:value="0.0050528692081570625">
            <text:p>0.0050528692081570625</text:p>
          </table:table-cell>
          <table:table-cell office:value-type="float" office:value="0.07140031456947327">
            <text:p>0.07140031456947327</text:p>
          </table:table-cell>
          <table:table-cell office:value-type="float" office:value="0.04746251180768013">
            <text:p>0.04746251180768013</text:p>
          </table:table-cell>
          <table:table-cell office:value-type="float" office:value="0.0583387091755867">
            <text:p>0.0583387091755867</text:p>
          </table:table-cell>
          <table:table-cell office:value-type="float" office:value="-0.0771513357758522">
            <text:p>-0.0771513357758522</text:p>
          </table:table-cell>
          <table:table-cell office:value-type="float" office:value="0.04737960547208786">
            <text:p>0.04737960547208786</text:p>
          </table:table-cell>
          <table:table-cell office:value-type="float" office:value="-0.007677644491195679">
            <text:p>-0.007677644491195679</text:p>
          </table:table-cell>
          <table:table-cell office:value-type="float" office:value="-0.039486419409513474">
            <text:p>-0.039486419409513474</text:p>
          </table:table-cell>
          <table:table-cell office:value-type="float" office:value="0.022591261193156242">
            <text:p>0.022591261193156242</text:p>
          </table:table-cell>
          <table:table-cell office:value-type="float" office:value="-0.05437200143933296">
            <text:p>-0.05437200143933296</text:p>
          </table:table-cell>
          <table:table-cell office:value-type="float" office:value="-0.008711008355021477">
            <text:p>-0.008711008355021477</text:p>
          </table:table-cell>
          <table:table-cell office:value-type="float" office:value="0.017135662958025932">
            <text:p>0.017135662958025932</text:p>
          </table:table-cell>
          <table:table-cell office:value-type="float" office:value="0.017486046999692917">
            <text:p>0.017486046999692917</text:p>
          </table:table-cell>
          <table:table-cell office:value-type="float" office:value="0.002105517080053687">
            <text:p>0.002105517080053687</text:p>
          </table:table-cell>
          <table:table-cell office:value-type="float" office:value="-0.012719023041427135">
            <text:p>-0.012719023041427135</text:p>
          </table:table-cell>
          <table:table-cell office:value-type="float" office:value="0.009857280179858208">
            <text:p>0.009857280179858208</text:p>
          </table:table-cell>
          <table:table-cell office:value-type="float" office:value="0.05528536066412926">
            <text:p>0.05528536066412926</text:p>
          </table:table-cell>
          <table:table-cell office:value-type="float" office:value="0.06357685476541519">
            <text:p>0.06357685476541519</text:p>
          </table:table-cell>
          <table:table-cell office:value-type="float" office:value="0.03268837928771973">
            <text:p>0.03268837928771973</text:p>
          </table:table-cell>
          <table:table-cell office:value-type="float" office:value="-0.018215715885162354">
            <text:p>-0.018215715885162354</text:p>
          </table:table-cell>
          <table:table-cell office:value-type="float" office:value="0.07804460823535919">
            <text:p>0.07804460823535919</text:p>
          </table:table-cell>
          <table:table-cell office:value-type="float" office:value="0.03919188305735588">
            <text:p>0.03919188305735588</text:p>
          </table:table-cell>
          <table:table-cell office:value-type="float" office:value="0.024411194026470184">
            <text:p>0.024411194026470184</text:p>
          </table:table-cell>
          <table:table-cell office:value-type="float" office:value="-0.013661193661391735">
            <text:p>-0.013661193661391735</text:p>
          </table:table-cell>
          <table:table-cell office:value-type="float" office:value="-0.045325469225645065">
            <text:p>-0.045325469225645065</text:p>
          </table:table-cell>
          <table:table-cell office:value-type="float" office:value="0.057972654700279236">
            <text:p>0.057972654700279236</text:p>
          </table:table-cell>
          <table:table-cell office:value-type="float" office:value="-0.0033088589552789927">
            <text:p>-0.0033088589552789927</text:p>
          </table:table-cell>
          <table:table-cell office:value-type="float" office:value="-0.01708616316318512">
            <text:p>-0.01708616316318512</text:p>
          </table:table-cell>
          <table:table-cell office:value-type="float" office:value="-0.0295445304363966">
            <text:p>-0.0295445304363966</text:p>
          </table:table-cell>
          <table:table-cell office:value-type="float" office:value="-0.05862603709101677">
            <text:p>-0.05862603709101677</text:p>
          </table:table-cell>
          <table:table-cell office:value-type="float" office:value="0.005079628899693489">
            <text:p>0.005079628899693489</text:p>
          </table:table-cell>
          <table:table-cell office:value-type="float" office:value="0.05155261233448982">
            <text:p>0.05155261233448982</text:p>
          </table:table-cell>
          <table:table-cell office:value-type="float" office:value="0.07048892229795456">
            <text:p>0.07048892229795456</text:p>
          </table:table-cell>
          <table:table-cell office:value-type="float" office:value="0.009115965105593204">
            <text:p>0.009115965105593204</text:p>
          </table:table-cell>
          <table:table-cell office:value-type="float" office:value="0.06411651521921158">
            <text:p>0.06411651521921158</text:p>
          </table:table-cell>
          <table:table-cell office:value-type="float" office:value="0.05828390270471573">
            <text:p>0.05828390270471573</text:p>
          </table:table-cell>
          <table:table-cell office:value-type="float" office:value="-0.0477597638964653">
            <text:p>-0.0477597638964653</text:p>
          </table:table-cell>
          <table:table-cell office:value-type="float" office:value="-0.0035930064041167498">
            <text:p>-0.0035930064041167498</text:p>
          </table:table-cell>
          <table:table-cell office:value-type="float" office:value="0.06056685000658035">
            <text:p>0.06056685000658035</text:p>
          </table:table-cell>
          <table:table-cell office:value-type="float" office:value="-0.07485227286815643">
            <text:p>-0.07485227286815643</text:p>
          </table:table-cell>
          <table:table-cell office:value-type="float" office:value="-0.026853105053305626">
            <text:p>-0.026853105053305626</text:p>
          </table:table-cell>
          <table:table-cell office:value-type="float" office:value="0.028803085908293724">
            <text:p>0.028803085908293724</text:p>
          </table:table-cell>
          <table:table-cell office:value-type="float" office:value="-0.03741128370165825">
            <text:p>-0.03741128370165825</text:p>
          </table:table-cell>
          <table:table-cell office:value-type="float" office:value="0.03217051178216934">
            <text:p>0.03217051178216934</text:p>
          </table:table-cell>
          <table:table-cell office:value-type="float" office:value="0.02937796153128147">
            <text:p>0.02937796153128147</text:p>
          </table:table-cell>
          <table:table-cell office:value-type="float" office:value="0.06953509151935577">
            <text:p>0.06953509151935577</text:p>
          </table:table-cell>
          <table:table-cell office:value-type="float" office:value="0.03856236860156059">
            <text:p>0.03856236860156059</text:p>
          </table:table-cell>
          <table:table-cell office:value-type="float" office:value="-0.014150058850646019">
            <text:p>-0.014150058850646019</text:p>
          </table:table-cell>
          <table:table-cell office:value-type="float" office:value="0.0014189222129061818">
            <text:p>0.0014189222129061818</text:p>
          </table:table-cell>
          <table:table-cell office:value-type="float" office:value="0.010513976216316223">
            <text:p>0.010513976216316223</text:p>
          </table:table-cell>
          <table:table-cell office:value-type="float" office:value="-0.007333351764827967">
            <text:p>-0.007333351764827967</text:p>
          </table:table-cell>
          <table:table-cell office:value-type="float" office:value="-0.039874810725450516">
            <text:p>-0.039874810725450516</text:p>
          </table:table-cell>
          <table:table-cell office:value-type="float" office:value="-0.04184839129447937">
            <text:p>-0.04184839129447937</text:p>
          </table:table-cell>
          <table:table-cell office:value-type="float" office:value="0.07119464874267578">
            <text:p>0.07119464874267578</text:p>
          </table:table-cell>
          <table:table-cell office:value-type="float" office:value="-0.019487204030156136">
            <text:p>-0.019487204030156136</text:p>
          </table:table-cell>
          <table:table-cell office:value-type="float" office:value="-0.06688349694013596">
            <text:p>-0.06688349694013596</text:p>
          </table:table-cell>
          <table:table-cell office:value-type="float" office:value="-0.0024054187815636396">
            <text:p>-0.0024054187815636396</text:p>
          </table:table-cell>
          <table:table-cell office:value-type="float" office:value="0.06159273907542229">
            <text:p>0.06159273907542229</text:p>
          </table:table-cell>
          <table:table-cell office:value-type="float" office:value="0.04988860338926315">
            <text:p>0.04988860338926315</text:p>
          </table:table-cell>
          <table:table-cell office:value-type="float" office:value="-0.05751170590519905">
            <text:p>-0.05751170590519905</text:p>
          </table:table-cell>
          <table:table-cell office:value-type="float" office:value="0.045179836452007294">
            <text:p>0.045179836452007294</text:p>
          </table:table-cell>
          <table:table-cell office:value-type="float" office:value="0.006980502046644688">
            <text:p>0.006980502046644688</text:p>
          </table:table-cell>
          <table:table-cell office:value-type="float" office:value="-0.050629038363695145">
            <text:p>-0.050629038363695145</text:p>
          </table:table-cell>
          <table:table-cell office:value-type="float" office:value="-0.05035558342933655">
            <text:p>-0.05035558342933655</text:p>
          </table:table-cell>
          <table:table-cell office:value-type="float" office:value="-0.04601108655333519">
            <text:p>-0.04601108655333519</text:p>
          </table:table-cell>
          <table:table-cell office:value-type="float" office:value="-0.05008472874760628">
            <text:p>-0.05008472874760628</text:p>
          </table:table-cell>
          <table:table-cell office:value-type="float" office:value="-0.010427433997392654">
            <text:p>-0.010427433997392654</text:p>
          </table:table-cell>
          <table:table-cell office:value-type="float" office:value="-0.0662575364112854">
            <text:p>-0.0662575364112854</text:p>
          </table:table-cell>
          <table:table-cell office:value-type="float" office:value="-0.0762891173362732">
            <text:p>-0.0762891173362732</text:p>
          </table:table-cell>
          <table:table-cell office:value-type="float" office:value="-0.014160278253257275">
            <text:p>-0.014160278253257275</text:p>
          </table:table-cell>
          <table:table-cell office:value-type="float" office:value="0.03185497224330902">
            <text:p>0.03185497224330902</text:p>
          </table:table-cell>
          <table:table-cell office:value-type="float" office:value="-0.06144903227686882">
            <text:p>-0.06144903227686882</text:p>
          </table:table-cell>
          <table:table-cell office:value-type="float" office:value="-0.00479036895558238">
            <text:p>-0.00479036895558238</text:p>
          </table:table-cell>
          <table:table-cell office:value-type="float" office:value="0.01868463307619095">
            <text:p>0.01868463307619095</text:p>
          </table:table-cell>
          <table:table-cell office:value-type="float" office:value="0.04688611999154091">
            <text:p>0.04688611999154091</text:p>
          </table:table-cell>
          <table:table-cell office:value-type="float" office:value="-0.0392521470785141">
            <text:p>-0.0392521470785141</text:p>
          </table:table-cell>
          <table:table-cell office:value-type="float" office:value="-0.025614237412810326">
            <text:p>-0.025614237412810326</text:p>
          </table:table-cell>
          <table:table-cell office:value-type="float" office:value="0.07289715111255646">
            <text:p>0.07289715111255646</text:p>
          </table:table-cell>
          <table:table-cell office:value-type="float" office:value="-0.040264446288347244">
            <text:p>-0.040264446288347244</text:p>
          </table:table-cell>
          <table:table-cell office:value-type="float" office:value="-0.07438204437494278">
            <text:p>-0.07438204437494278</text:p>
          </table:table-cell>
          <table:table-cell office:value-type="float" office:value="-0.048181623220443726">
            <text:p>-0.048181623220443726</text:p>
          </table:table-cell>
          <table:table-cell office:value-type="float" office:value="0.014613543637096882">
            <text:p>0.014613543637096882</text:p>
          </table:table-cell>
          <table:table-cell office:value-type="float" office:value="-0.0002471597690600902">
            <text:p>-0.0002471597690600902</text:p>
          </table:table-cell>
          <table:table-cell office:value-type="float" office:value="0.03464875370264053">
            <text:p>0.03464875370264053</text:p>
          </table:table-cell>
          <table:table-cell office:value-type="float" office:value="0.0062966132536530495">
            <text:p>0.0062966132536530495</text:p>
          </table:table-cell>
          <table:table-cell office:value-type="float" office:value="-0.005206576082855463">
            <text:p>-0.005206576082855463</text:p>
          </table:table-cell>
          <table:table-cell office:value-type="float" office:value="0.024828892201185226">
            <text:p>0.024828892201185226</text:p>
          </table:table-cell>
          <table:table-cell office:value-type="float" office:value="0.02375134639441967">
            <text:p>0.02375134639441967</text:p>
          </table:table-cell>
          <table:table-cell office:value-type="float" office:value="0.020939378067851067">
            <text:p>0.020939378067851067</text:p>
          </table:table-cell>
          <table:table-cell office:value-type="float" office:value="0.047929078340530396">
            <text:p>0.047929078340530396</text:p>
          </table:table-cell>
          <table:table-cell office:value-type="float" office:value="0.03384830802679062">
            <text:p>0.03384830802679062</text:p>
          </table:table-cell>
          <table:table-cell office:value-type="float" office:value="-0.056581415235996246">
            <text:p>-0.056581415235996246</text:p>
          </table:table-cell>
          <table:table-cell office:value-type="float" office:value="0.004179648123681545">
            <text:p>0.004179648123681545</text:p>
          </table:table-cell>
          <table:table-cell office:value-type="float" office:value="-0.021795721724629402">
            <text:p>-0.021795721724629402</text:p>
          </table:table-cell>
          <table:table-cell office:value-type="float" office:value="-0.007296512369066477">
            <text:p>-0.007296512369066477</text:p>
          </table:table-cell>
          <table:table-cell office:value-type="float" office:value="0.043112095445394516">
            <text:p>0.043112095445394516</text:p>
          </table:table-cell>
          <table:table-cell office:value-type="float" office:value="0.005397767294198275">
            <text:p>0.005397767294198275</text:p>
          </table:table-cell>
          <table:table-cell office:value-type="float" office:value="0.03723905235528946">
            <text:p>0.03723905235528946</text:p>
          </table:table-cell>
          <table:table-cell office:value-type="float" office:value="-0.07084467262029648">
            <text:p>-0.07084467262029648</text:p>
          </table:table-cell>
          <table:table-cell office:value-type="float" office:value="0.003751449752599001">
            <text:p>0.003751449752599001</text:p>
          </table:table-cell>
          <table:table-cell office:value-type="float" office:value="0.03507767990231514">
            <text:p>0.03507767990231514</text:p>
          </table:table-cell>
          <table:table-cell office:value-type="float" office:value="0.038028307259082794">
            <text:p>0.038028307259082794</text:p>
          </table:table-cell>
          <table:table-cell office:value-type="float" office:value="0.021763382479548454">
            <text:p>0.021763382479548454</text:p>
          </table:table-cell>
          <table:table-cell office:value-type="float" office:value="0.04672817885875702">
            <text:p>0.04672817885875702</text:p>
          </table:table-cell>
          <table:table-cell office:value-type="float" office:value="0.030648691579699516">
            <text:p>0.030648691579699516</text:p>
          </table:table-cell>
          <table:table-cell office:value-type="float" office:value="-0.02623780630528927">
            <text:p>-0.02623780630528927</text:p>
          </table:table-cell>
          <table:table-cell office:value-type="float" office:value="0.034730833023786545">
            <text:p>0.034730833023786545</text:p>
          </table:table-cell>
          <table:table-cell office:value-type="float" office:value="-0.024799827486276627">
            <text:p>-0.024799827486276627</text:p>
          </table:table-cell>
          <table:table-cell office:value-type="float" office:value="-0.0761677473783493">
            <text:p>-0.0761677473783493</text:p>
          </table:table-cell>
          <table:table-cell office:value-type="float" office:value="-0.06359424442052841">
            <text:p>-0.06359424442052841</text:p>
          </table:table-cell>
          <table:table-cell office:value-type="float" office:value="0.06442776322364807">
            <text:p>0.06442776322364807</text:p>
          </table:table-cell>
          <table:table-cell office:value-type="float" office:value="-0.03455153480172157">
            <text:p>-0.03455153480172157</text:p>
          </table:table-cell>
          <table:table-cell office:value-type="float" office:value="0.061890650540590286">
            <text:p>0.061890650540590286</text:p>
          </table:table-cell>
          <table:table-cell office:value-type="float" office:value="0.035893168300390244">
            <text:p>0.035893168300390244</text:p>
          </table:table-cell>
          <table:table-cell office:value-type="float" office:value="0.015281365253031254">
            <text:p>0.015281365253031254</text:p>
          </table:table-cell>
          <table:table-cell office:value-type="float" office:value="-0.040162116289138794">
            <text:p>-0.040162116289138794</text:p>
          </table:table-cell>
          <table:table-cell office:value-type="float" office:value="-0.0017967673484236002">
            <text:p>-0.0017967673484236002</text:p>
          </table:table-cell>
          <table:table-cell office:value-type="float" office:value="0.0734928771853447">
            <text:p>0.0734928771853447</text:p>
          </table:table-cell>
          <table:table-cell office:value-type="float" office:value="0.042992305010557175">
            <text:p>0.042992305010557175</text:p>
          </table:table-cell>
          <table:table-cell office:value-type="float" office:value="0.06044904142618179">
            <text:p>0.06044904142618179</text:p>
          </table:table-cell>
          <table:table-cell office:value-type="float" office:value="0.036477118730545044">
            <text:p>0.036477118730545044</text:p>
          </table:table-cell>
          <table:table-cell office:value-type="float" office:value="0.024942979216575623">
            <text:p>0.024942979216575623</text:p>
          </table:table-cell>
          <table:table-cell office:value-type="float" office:value="-0.0712210014462471">
            <text:p>-0.0712210014462471</text:p>
          </table:table-cell>
          <table:table-cell office:value-type="float" office:value="0.028958266600966454">
            <text:p>0.028958266600966454</text:p>
          </table:table-cell>
          <table:table-cell office:value-type="float" office:value="-0.0612558089196682">
            <text:p>-0.0612558089196682</text:p>
          </table:table-cell>
          <table:table-cell office:value-type="float" office:value="0.04545998200774193">
            <text:p>0.04545998200774193</text:p>
          </table:table-cell>
          <table:table-cell office:value-type="float" office:value="-0.0356820747256279">
            <text:p>-0.0356820747256279</text:p>
          </table:table-cell>
          <table:table-cell office:value-type="float" office:value="0.029785314574837685">
            <text:p>0.029785314574837685</text:p>
          </table:table-cell>
          <table:table-cell office:value-type="float" office:value="0.04863233491778374">
            <text:p>0.04863233491778374</text:p>
          </table:table-cell>
          <table:table-cell office:value-type="float" office:value="0.000008852784958435223">
            <text:p>0.000008852784958435223</text:p>
          </table:table-cell>
          <table:table-cell office:value-type="float" office:value="-0.01590859703719616">
            <text:p>-0.01590859703719616</text:p>
          </table:table-cell>
          <table:table-cell office:value-type="float" office:value="-0.08217743039131165">
            <text:p>-0.08217743039131165</text:p>
          </table:table-cell>
          <table:table-cell office:value-type="float" office:value="0.055336326360702515">
            <text:p>0.055336326360702515</text:p>
          </table:table-cell>
          <table:table-cell office:value-type="float" office:value="0.07429543137550354">
            <text:p>0.07429543137550354</text:p>
          </table:table-cell>
          <table:table-cell office:value-type="float" office:value="-0.053809795528650284">
            <text:p>-0.053809795528650284</text:p>
          </table:table-cell>
          <table:table-cell office:value-type="float" office:value="0.0025420482270419598">
            <text:p>0.0025420482270419598</text:p>
          </table:table-cell>
          <table:table-cell office:value-type="float" office:value="0.0033846206497401">
            <text:p>0.0033846206497401</text:p>
          </table:table-cell>
          <table:table-cell office:value-type="float" office:value="-0.07996450364589691">
            <text:p>-0.07996450364589691</text:p>
          </table:table-cell>
          <table:table-cell office:value-type="float" office:value="-0.036887478083372116">
            <text:p>-0.036887478083372116</text:p>
          </table:table-cell>
          <table:table-cell office:value-type="float" office:value="-0.06790604442358017">
            <text:p>-0.06790604442358017</text:p>
          </table:table-cell>
          <table:table-cell office:value-type="float" office:value="-0.013775951229035854">
            <text:p>-0.013775951229035854</text:p>
          </table:table-cell>
          <table:table-cell office:value-type="float" office:value="-0.026464618742465973">
            <text:p>-0.026464618742465973</text:p>
          </table:table-cell>
          <table:table-cell office:value-type="float" office:value="-0.029179979115724564">
            <text:p>-0.029179979115724564</text:p>
          </table:table-cell>
          <table:table-cell office:value-type="float" office:value="0.0769980326294899">
            <text:p>0.0769980326294899</text:p>
          </table:table-cell>
          <table:table-cell office:value-type="float" office:value="0.042754292488098145">
            <text:p>0.042754292488098145</text:p>
          </table:table-cell>
          <table:table-cell office:value-type="float" office:value="-0.08380832523107529">
            <text:p>-0.08380832523107529</text:p>
          </table:table-cell>
          <table:table-cell office:value-type="float" office:value="-0.06043663248419762">
            <text:p>-0.06043663248419762</text:p>
          </table:table-cell>
          <table:table-cell office:value-type="float" office:value="-0.04654530808329582">
            <text:p>-0.04654530808329582</text:p>
          </table:table-cell>
          <table:table-cell office:value-type="float" office:value="0.07541394233703613">
            <text:p>0.07541394233703613</text:p>
          </table:table-cell>
          <table:table-cell office:value-type="float" office:value="0.021316247060894966">
            <text:p>0.021316247060894966</text:p>
          </table:table-cell>
          <table:table-cell office:value-type="float" office:value="-0.04725568741559982">
            <text:p>-0.04725568741559982</text:p>
          </table:table-cell>
          <table:table-cell office:value-type="float" office:value="0.007315111346542835">
            <text:p>0.007315111346542835</text:p>
          </table:table-cell>
          <table:table-cell office:value-type="float" office:value="0.0453864261507988">
            <text:p>0.0453864261507988</text:p>
          </table:table-cell>
          <table:table-cell office:value-type="float" office:value="0.0814153254032135">
            <text:p>0.0814153254032135</text:p>
          </table:table-cell>
          <table:table-cell office:value-type="float" office:value="-0.03161534667015076">
            <text:p>-0.03161534667015076</text:p>
          </table:table-cell>
          <table:table-cell office:value-type="float" office:value="0.06119656190276146">
            <text:p>0.06119656190276146</text:p>
          </table:table-cell>
          <table:table-cell office:value-type="float" office:value="0.0542132668197155">
            <text:p>0.0542132668197155</text:p>
          </table:table-cell>
          <table:table-cell office:value-type="float" office:value="0.04829517751932144">
            <text:p>0.04829517751932144</text:p>
          </table:table-cell>
          <table:table-cell office:value-type="float" office:value="0.004264716524630785">
            <text:p>0.004264716524630785</text:p>
          </table:table-cell>
          <table:table-cell office:value-type="float" office:value="-0.03508399799466133">
            <text:p>-0.03508399799466133</text:p>
          </table:table-cell>
          <table:table-cell office:value-type="float" office:value="-0.038618165999650955">
            <text:p>-0.038618165999650955</text:p>
          </table:table-cell>
          <table:table-cell office:value-type="float" office:value="0.05794472619891167">
            <text:p>0.05794472619891167</text:p>
          </table:table-cell>
          <table:table-cell office:value-type="float" office:value="-0.03470344468951225">
            <text:p>-0.03470344468951225</text:p>
          </table:table-cell>
          <table:table-cell office:value-type="float" office:value="0.04256289452314377">
            <text:p>0.04256289452314377</text:p>
          </table:table-cell>
          <table:table-cell office:value-type="float" office:value="-0.07403400540351868">
            <text:p>-0.07403400540351868</text:p>
          </table:table-cell>
          <table:table-cell office:value-type="float" office:value="0.06083265691995621">
            <text:p>0.06083265691995621</text:p>
          </table:table-cell>
          <table:table-cell office:value-type="float" office:value="0.05254703387618065">
            <text:p>0.05254703387618065</text:p>
          </table:table-cell>
          <table:table-cell office:value-type="float" office:value="0.0034787687472999096">
            <text:p>0.0034787687472999096</text:p>
          </table:table-cell>
          <table:table-cell office:value-type="float" office:value="0.047764457762241364">
            <text:p>0.047764457762241364</text:p>
          </table:table-cell>
          <table:table-cell office:value-type="float" office:value="0.0010259832488372922">
            <text:p>0.0010259832488372922</text:p>
          </table:table-cell>
          <table:table-cell office:value-type="float" office:value="0.026637127622961998">
            <text:p>0.026637127622961998</text:p>
          </table:table-cell>
          <table:table-cell office:value-type="float" office:value="0.023561758920550346">
            <text:p>0.023561758920550346</text:p>
          </table:table-cell>
          <table:table-cell office:value-type="float" office:value="-0.05003201961517334">
            <text:p>-0.05003201961517334</text:p>
          </table:table-cell>
          <table:table-cell office:value-type="float" office:value="-0.06460296362638474">
            <text:p>-0.06460296362638474</text:p>
          </table:table-cell>
          <table:table-cell office:value-type="float" office:value="0.03924005478620529">
            <text:p>0.03924005478620529</text:p>
          </table:table-cell>
          <table:table-cell office:value-type="float" office:value="-0.02386469580233097">
            <text:p>-0.02386469580233097</text:p>
          </table:table-cell>
          <table:table-cell office:value-type="float" office:value="0.07405868172645569">
            <text:p>0.07405868172645569</text:p>
          </table:table-cell>
          <table:table-cell office:value-type="float" office:value="-0.047141384333372116">
            <text:p>-0.047141384333372116</text:p>
          </table:table-cell>
          <table:table-cell office:value-type="float" office:value="-0.026972318068146706">
            <text:p>-0.026972318068146706</text:p>
          </table:table-cell>
          <table:table-cell office:value-type="float" office:value="0.05152140185236931">
            <text:p>0.05152140185236931</text:p>
          </table:table-cell>
          <table:table-cell office:value-type="float" office:value="-0.017677338793873787">
            <text:p>-0.017677338793873787</text:p>
          </table:table-cell>
          <table:table-cell office:value-type="float" office:value="-0.006611599586904049">
            <text:p>-0.006611599586904049</text:p>
          </table:table-cell>
          <table:table-cell office:value-type="float" office:value="0.0341876782476902">
            <text:p>0.0341876782476902</text:p>
          </table:table-cell>
          <table:table-cell office:value-type="float" office:value="-0.009657656773924828">
            <text:p>-0.009657656773924828</text:p>
          </table:table-cell>
          <table:table-cell office:value-type="float" office:value="0.032805293798446655">
            <text:p>0.032805293798446655</text:p>
          </table:table-cell>
          <table:table-cell office:value-type="float" office:value="0.04185650870203972">
            <text:p>0.04185650870203972</text:p>
          </table:table-cell>
          <table:table-cell office:value-type="float" office:value="-0.018337149173021317">
            <text:p>-0.018337149173021317</text:p>
          </table:table-cell>
          <table:table-cell office:value-type="float" office:value="0.008704260922968388">
            <text:p>0.008704260922968388</text:p>
          </table:table-cell>
          <table:table-cell office:value-type="float" office:value="-0.05393284931778908">
            <text:p>-0.05393284931778908</text:p>
          </table:table-cell>
          <table:table-cell office:value-type="float" office:value="-0.0030567774083465338">
            <text:p>-0.0030567774083465338</text:p>
          </table:table-cell>
          <table:table-cell office:value-type="float" office:value="-0.005804694723337889">
            <text:p>-0.005804694723337889</text:p>
          </table:table-cell>
          <table:table-cell office:value-type="float" office:value="0.06052340939640999">
            <text:p>0.06052340939640999</text:p>
          </table:table-cell>
          <table:table-cell office:value-type="float" office:value="-0.04628332331776619">
            <text:p>-0.04628332331776619</text:p>
          </table:table-cell>
          <table:table-cell office:value-type="float" office:value="0.01696000061929226">
            <text:p>0.01696000061929226</text:p>
          </table:table-cell>
          <table:table-cell office:value-type="float" office:value="-0.07501453906297684">
            <text:p>-0.07501453906297684</text:p>
          </table:table-cell>
          <table:table-cell office:value-type="float" office:value="0.009186928160488605">
            <text:p>0.009186928160488605</text:p>
          </table:table-cell>
          <table:table-cell office:value-type="float" office:value="-0.07041043788194656">
            <text:p>-0.07041043788194656</text:p>
          </table:table-cell>
          <table:table-cell office:value-type="float" office:value="-0.03640320524573326">
            <text:p>-0.03640320524573326</text:p>
          </table:table-cell>
          <table:table-cell office:value-type="float" office:value="0.07997571676969528">
            <text:p>0.07997571676969528</text:p>
          </table:table-cell>
          <table:table-cell office:value-type="float" office:value="-0.00874191615730524">
            <text:p>-0.00874191615730524</text:p>
          </table:table-cell>
          <table:table-cell office:value-type="float" office:value="-0.07300315797328949">
            <text:p>-0.07300315797328949</text:p>
          </table:table-cell>
          <table:table-cell office:value-type="float" office:value="0.01689952425658703">
            <text:p>0.01689952425658703</text:p>
          </table:table-cell>
          <table:table-cell office:value-type="float" office:value="-0.013092969544231892">
            <text:p>-0.013092969544231892</text:p>
          </table:table-cell>
          <table:table-cell office:value-type="float" office:value="0.018692664802074432">
            <text:p>0.018692664802074432</text:p>
          </table:table-cell>
          <table:table-cell office:value-type="float" office:value="0.016452278941869736">
            <text:p>0.016452278941869736</text:p>
          </table:table-cell>
          <table:table-cell office:value-type="float" office:value="0.008741220459342003">
            <text:p>0.008741220459342003</text:p>
          </table:table-cell>
          <table:table-cell office:value-type="float" office:value="-0.0458151251077652">
            <text:p>-0.0458151251077652</text:p>
          </table:table-cell>
          <table:table-cell office:value-type="float" office:value="0.01256430335342884">
            <text:p>0.01256430335342884</text:p>
          </table:table-cell>
          <table:table-cell office:value-type="float" office:value="0.02093496359884739">
            <text:p>0.02093496359884739</text:p>
          </table:table-cell>
          <table:table-cell office:value-type="float" office:value="0.05190274119377136">
            <text:p>0.05190274119377136</text:p>
          </table:table-cell>
          <table:table-cell office:value-type="float" office:value="-0.04185092821717262">
            <text:p>-0.04185092821717262</text:p>
          </table:table-cell>
          <table:table-cell office:value-type="float" office:value="0.044157419353723526">
            <text:p>0.044157419353723526</text:p>
          </table:table-cell>
          <table:table-cell office:value-type="float" office:value="-0.04357887804508209">
            <text:p>-0.04357887804508209</text:p>
          </table:table-cell>
          <table:table-cell office:value-type="float" office:value="-0.0038185929879546165">
            <text:p>-0.0038185929879546165</text:p>
          </table:table-cell>
          <table:table-cell office:value-type="float" office:value="0.011931345798075199">
            <text:p>0.011931345798075199</text:p>
          </table:table-cell>
          <table:table-cell office:value-type="float" office:value="0.02734515070915222">
            <text:p>0.02734515070915222</text:p>
          </table:table-cell>
          <table:table-cell office:value-type="float" office:value="0.007424531504511833">
            <text:p>0.007424531504511833</text:p>
          </table:table-cell>
          <table:table-cell office:value-type="float" office:value="-0.015381522476673126">
            <text:p>-0.015381522476673126</text:p>
          </table:table-cell>
          <table:table-cell office:value-type="float" office:value="-0.08083213120698929">
            <text:p>-0.08083213120698929</text:p>
          </table:table-cell>
          <table:table-cell office:value-type="float" office:value="0.024899298325181007">
            <text:p>0.024899298325181007</text:p>
          </table:table-cell>
          <table:table-cell office:value-type="float" office:value="0.0004544784314930439">
            <text:p>0.0004544784314930439</text:p>
          </table:table-cell>
          <table:table-cell office:value-type="string">
            <text:p>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0</meta:generator>
  </office:meta>
</office:document-meta>
</file>